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Sans1" svg:font-family="DejaVuSans"/>
    <style:font-face style:name="osifont1" svg:font-family="osifont"/>
    <style:font-face style:name="DejaVu Sans"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24cm" svg:stroke-color="#000000" draw:stroke-linejoin="bevel" svg:stroke-linecap="round" draw:fill="none" fo:padding-top="0.012cm" fo:padding-bottom="0.012cm" fo:padding-left="0.012cm" fo:padding-right="0.012cm"/>
    </style:style>
    <style:style style:name="gr9"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10"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1"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2" style:family="graphic" style:parent-style-name="standard">
      <style:graphic-properties draw:stroke="solid" svg:stroke-width="0.049cm" svg:stroke-color="#ff0000" draw:stroke-linejoin="bevel" svg:stroke-linecap="round" draw:fill="none" fo:padding-top="0.024cm" fo:padding-bottom="0.024cm" fo:padding-left="0.024cm" fo:padding-right="0.024cm"/>
    </style:style>
    <style:style style:name="gr13" style:family="graphic" style:parent-style-name="standard">
      <style:graphic-properties draw:stroke="none" draw:fill="none" draw:textarea-horizontal-align="left" draw:textarea-vertical-align="top" draw:auto-grow-height="true" draw:auto-grow-width="true" fo:min-height="0.465cm" fo:min-width="5.387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747cm" fo:min-width="3.152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399cm" fo:min-width="5.387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141cm" fo:min-width="0.11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78cm" fo:min-width="0.665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3.1999998092651pt" style:font-size-asian="13.1999998092651pt" style:font-size-complex="13.1999998092651pt"/>
    </style:style>
    <style:style style:name="P6" style:family="paragraph">
      <loext:graphic-properties draw:fill="none"/>
      <style:text-properties fo:font-size="11.3999996185303pt" style:font-size-asian="11.3999996185303pt" style:font-size-complex="11.3999996185303pt"/>
    </style:style>
    <style:style style:name="P7" style:family="paragraph">
      <loext:graphic-properties draw:fill="none"/>
      <style:text-properties fo:font-size="3.40000009536743pt" style:font-size-asian="3.40000009536743pt" style:font-size-complex="3.40000009536743pt"/>
    </style:style>
    <style:style style:name="P8" style:family="paragraph">
      <loext:graphic-properties draw:fill="none"/>
      <style:text-properties fo:font-size="18.8999996185303pt" style:font-size-asian="18.8999996185303pt" style:font-size-complex="18.8999996185303pt"/>
    </style:style>
    <style:style style:name="T1" style:family="text">
      <style:text-properties fo:color="#000000" style:font-name="DejaVu Sans1" fo:font-size="9pt" style:font-size-asian="9pt" style:font-name-complex="DejaVu Sans1" style:font-size-complex="9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8.8999996185303pt" style:font-size-asian="18.8999996185303pt" style:font-name-complex="osifont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062cm" svg:height="0.29cm" svg:x="14.801cm" svg:y="16.565cm" svg:viewBox="0 0 106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515 199c0 29-8 51-25 68-17 16-41 24-71 24-25 0-46-5-61-16-16-11-26-27-30-48l35-4c8 26 26 40 57 40 18 0 33-6 44-17 10-11 15-27 15-46 0-17-5-31-16-42-10-10-24-16-42-16-10 0-18 2-27 5-8 3-16 8-24 15h-34l9-147h155v29h-123l-5 87c15-11 33-17 56-17 26 0 48 8 64 23 16 16 23 37 23 62zM532 291l81-291h30l-79 291zM671 287v-29h69v-210l-61 44v-33l64-44h32v243h66v29zM1063 212c0 25-8 44-24 58s-39 21-68 21-52-7-69-20c-16-14-24-34-24-59 0-18 5-33 15-45s23-19 39-22v-1c-15-3-26-11-35-22-8-13-13-26-13-42 0-21 8-37 23-50 16-13 37-19 63-19 27 0 48 6 63 18 16 13 23 30 23 52 0 15-4 29-13 41-8 12-20 19-35 22v1c18 3 31 10 41 22 9 12 14 27 14 45zM1020 83c0-31-16-47-50-47-17 0-29 4-38 12-8 8-12 19-12 35 0 15 4 28 13 36s21 12 37 12c17 0 29-3 38-11 8-8 12-21 12-37zM1027 208c0-17-5-29-15-38-10-8-24-13-42-13s-32 5-41 14c-10 9-15 22-15 38 0 37 19 56 57 56 19 0 33-4 42-13 10-10 14-24 14-44z">
          <text:p/>
        </draw:path>
        <draw:path draw:style-name="gr2" draw:text-style-name="P2" draw:layer="layout" svg:width="1.068cm" svg:height="0.296cm" svg:x="14.798cm" svg:y="16.562cm" svg:viewBox="0 0 1069 297" svg:d="M193 215c0 26-8 47-25 61-16 14-40 21-70 21-28 0-50-6-67-19s-27-32-31-57v-3h3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8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5 293l80-291v-2h2 31 4l-1 4-79 291v2h-3-31-3zM208 291h31v3l-2-1 78-291 3 1v3h-31v-3l3 1-79 291-3-1zM521 202c0 29-9 53-26 70-18 16-42 25-73 25-26 0-47-6-63-17-16-12-26-28-31-50v-3h3l35-4 2-1 1 3c7 26 24 38 54 38 18 0 31-5 42-16 10-11 15-25 15-44 0-17-5-30-16-40-10-10-23-15-40-15-10 0-18 2-26 4-7 3-15 8-23 15l-1 1h-1-34-3v-3l9-148 1-2h2 155 2v3 29 3h-2-123v-3h3l-6 87h-2l-2-2c15-12 35-18 58-18 27 0 49 8 66 24 16 17 24 38 24 64zM516 202c0-25-8-44-23-60-16-15-36-22-62-22-22 0-40 5-55 17l-5 3 1-6 5-87v-3h3 123v3h-3v-29h3v2h-155v-2h3l-9 147h-3v-3h34v3l-2-2c9-8 17-13 25-16 9-3 18-5 28-5 18 0 33 6 44 17s17 26 17 44c0 20-5 36-16 48s-27 18-46 18c-31 0-52-15-59-43h2l1 2-35 4-1-2 3-1c4 20 13 36 28 46 16 11 35 16 60 16 30 0 52-7 69-23 17-17 25-38 25-66zM533 293l79-291 1-2h2 30 4l-1 4-79 291v2h-2-32-3zM535 291h32v3l-3-1 78-291 3 1v3h-30v-3l2 1-79 291-3-1zM670 290v-29-3h3 70v3h-3v-210h3l2 2-62 44-4 3v-5-33-2l1-1 64-44h1 1 32 3v3 243h-3v-3h66 3v3 29 3h-3-171-3zM673 288h171v2h-3v-29h3v3h-66-3v-3-243h3v2h-32v-2l1 2-64 44-1-2h2v33h-2l-2-3 61-44 5-3v6 210 3h-3-70v-3h4v29h-4zM1069 215c0 25-8 46-25 60-16 15-40 22-70 22s-53-7-70-21-26-35-26-61c0-18 5-34 16-47 10-12 24-20 41-23v3h-3v-1h3l-1 3c-15-3-27-11-36-23s-14-28-14-44c0-21 9-39 25-52 16-14 37-20 64-20s49 6 65 19 24 32 24 54c0 16-4 31-13 43s-22 20-37 23l-1-3h3v1h-3l1-3c18 3 32 11 42 23s15 28 15 47zM1063 215c0-18-4-32-13-43-10-12-22-19-39-21l-3-1v-2-1-2l3-1c14-3 25-9 33-20 9-12 13-25 13-40 0-21-8-37-23-49-15-13-35-19-61-19s-46 7-61 19-22 28-22 48c0 15 4 29 12 40 9 11 19 18 34 22h2v2 1 3h-3c-15 3-27 9-37 21s-14 26-14 43c0 25 7 43 23 56 16 14 38 20 67 20s51-6 66-20c16-14 23-32 23-56zM1021 86c0-30-16-44-48-44-16 0-28 4-36 11s-12 18-12 33 4 26 13 34c8 8 20 11 35 11 16 0 28-3 36-10s12-19 12-35zM1026 86c0 17-5 31-14 39s-22 12-39 12c-16 0-30-4-39-13s-14-22-14-38 5-29 14-37 22-12 39-12c35 0 53 17 53 49zM1027 211c0-16-4-28-14-36-9-8-22-12-40-12-17 0-30 4-40 13-9 9-13 20-13 36 0 36 17 53 54 53 18 0 31-4 40-12 9-9 13-22 13-42zM1033 211c0 21-5 36-15 46-10 9-25 14-44 14-39 0-60-20-60-59 0-17 5-30 16-40 10-10 25-14 43-14s33 4 44 13c10 9 16 23 16 40z">
          <text:p/>
        </draw:path>
        <draw:path draw:style-name="gr2" draw:text-style-name="P2" draw:layer="layout" svg:width="0.52cm" svg:height="0.279cm" svg:x="15.181cm" svg:y="18.861cm" svg:viewBox="0 0 521 280" svg:d="M188 200c0 26-8 45-24 60-17 13-40 20-69 20-28 0-50-6-66-18-17-14-26-32-29-56l35-4c5 33 25 50 60 50 17 0 31-6 41-14 10-9 15-22 15-39 0-15-6-26-17-34-12-9-28-13-50-13h-19v-30h19c19 0 33-4 44-12 10-9 16-20 16-35 0-14-5-26-13-34-9-9-22-13-38-13s-28 4-38 12c-9 8-14 19-16 33l-35-3c3-22 12-39 28-52 16-12 36-18 61-18 27 0 48 6 64 19 16 12 23 30 23 53 0 17-5 31-14 42-11 11-25 18-44 22v1c21 2 36 9 49 20 11 12 17 26 17 43zM242 107v-40h37v40zM242 276v-40h37v40zM483 214v62h-33v-62h-128v-27l124-183h37v183h38v27zM450 43c0 1-2 4-6 10-3 6-5 10-7 13l-70 102-10 15-3 4h96z">
          <text:p/>
        </draw:path>
        <draw:path draw:style-name="gr2" draw:text-style-name="P2" draw:layer="layout" svg:width="0.527cm" svg:height="0.285cm" svg:x="15.177cm" svg:y="18.858cm" svg:viewBox="0 0 528 286" svg:d="M194 204c0 26-9 47-25 61-17 14-40 21-70 21-28 0-51-6-68-19s-27-32-30-57l-1-3h3l36-3 3-1v3c5 31 23 46 57 46 17 0 29-4 39-12 9-9 14-20 14-37 0-14-5-24-16-32s-27-12-48-12h-19-3v-3-30-3h3 19c18 0 32-4 42-12 10-7 15-19 15-33s-4-24-12-32-20-12-36-12c-15 0-27 4-36 11-9 8-14 18-15 31v3h-3l-35-3h-3v-3c3-23 13-41 29-54s38-19 63-19c28 0 50 6 65 20 16 13 24 31 24 55 0 17-5 34-15 45s-25 19-44 23l-1-3h3v1h-3l1-3c20 2 37 9 49 21s18 28 18 45zM188 204c0-16-5-30-16-41s-26-17-46-19l-3-1v-2-1-2l3-1c18-4 31-10 41-21 9-10 13-25 13-41 0-22-7-39-21-51-15-12-35-18-62-18-25 0-44 5-59 18-16 12-25 28-27 50l-3-1v-2l35 2v3h-3c2-15 8-27 18-35s23-13 39-13c17 0 31 5 40 14s13 21 13 36c0 16-5 29-16 38s-27 13-46 13h-19v-3h2v30h-2v-3h19c22 0 39 5 51 13 12 9 19 22 19 37 0 18-6 32-16 41-11 9-26 13-43 13-36 0-58-17-62-50l2-1 1 3-36 3v-2l2-1c3 24 12 41 28 53 16 13 37 18 65 18 29 0 50-6 66-19 15-14 23-32 23-57zM242 111v-41-3h3 37 3v3 41 3h-3-37-3zM245 108h37v3h-3v-41h3v3h-37v-3h2v41h-2zM242 279v-39-3h3 37 3v3 39 3h-3-37-3zM245 277h37v2h-3v-39h3v2h-37v-2h2v39h-2zM489 218v61 3h-2-33-3v-3-61h3v3h-129-3v-3-27-1-1l126-184 1-1h1 37 2v3 184h-2v-3h38 3v3 27 3h-3-38v-3zM487 215h38v3h-3v-27h3v2h-38-3v-2-184h3v3h-37v-3l2 1-125 185-2-2h3v27h-3v-3h129 3v3 61h-3v-2h33v2h-3v-61-3zM456 47c0 1-2 4-5 10-4 7-6 11-8 13l-2-1 2 1-69 104-11 14-3 4-2-1v-3h96v3h-3v-145h3zM457 46v145 2h-3-96-6l4-4 3-4 2 2-2-2 10-14 2 1-2-1 70-104c1-2 4-6 7-12s5-9 5-10l6-18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4.631cm" svg:height="0.521cm" svg:x="18.609cm" svg:y="15.46cm" svg:viewBox="0 0 4632 522" svg:d="M291 406l-115-169-118 169h-58l147-200-136-185h58l107 151 104-151h57l-131 183 143 202zM352 517v-35h325v35zM745 256c0 40 7 69 19 88s31 28 56 28c17 0 32-5 44-14 11-10 19-24 21-44l50 3c-4 29-16 51-36 68-21 18-46 27-78 27-41 0-72-14-94-40-22-27-33-65-33-115 0-49 11-87 33-113s53-39 94-39c30 0 55 8 75 23 20 16 32 37 37 65l-50 4c-3-17-9-30-19-39-11-10-26-15-45-15-26 0-44 9-56 26s-18 46-18 87zM1065 412c-29 0-51-8-66-25-15-15-23-37-23-64 0-31 10-54 30-71 20-16 53-25 98-26l66-1v-16c0-24-5-41-15-51-11-11-27-16-48-16-22 0-38 4-48 11-10 8-16 20-18 36l-52-5c9-53 48-79 119-79 37 0 65 8 83 25 19 17 29 42 29 74v127c0 15 1 26 5 33s11 11 22 11c5 0 10-1 16-2v32c-12 2-25 4-38 4-18 0-31-5-39-15-9-10-13-25-14-45h-2c-13 22-27 38-44 48s-37 15-61 15zM1077 374c18 0 34-4 48-12 14-9 25-20 33-34s12-29 12-44v-24l-54 1c-23 0-40 2-52 7-12 4-21 11-28 20-6 9-9 21-9 36 0 16 4 28 13 37 8 8 21 13 37 13zM1302 406v-227c0-21-1-44-2-69h46c2 34 2 54 2 60h2c7-25 16-42 27-51 10-10 24-14 43-14 6 0 13 1 20 2v45c-7-1-16-2-27-2-20 0-36 8-46 26-11 18-16 43-16 75v155zM1488 406v-227c0-21-1-44-2-69h47c1 34 2 54 2 60h1c8-25 17-42 27-51 10-10 24-14 43-14 6 0 13 1 20 2v45c-7-1-16-2-26-2-21 0-36 8-47 26s-16 43-16 75v155zM1673 47v-47h49v47zM1673 406v-296h49v296zM1872 412c-29 0-52-8-67-25-14-15-22-37-22-64 0-31 10-54 30-71 20-16 53-25 97-26l67-1v-16c0-24-5-41-16-51-10-11-26-16-48-16s-38 4-48 11c-10 8-16 20-18 36l-51-5c9-53 48-79 118-79 38 0 65 8 84 25s28 42 28 74v127c0 15 2 26 6 33s11 11 22 11c5 0 10-1 16-2v32c-12 2-25 4-38 4-18 0-31-5-40-15-8-10-13-25-14-45h-1c-13 22-27 38-44 48s-37 15-61 15zM1883 374c18 0 34-4 48-12 14-9 25-20 34-34 8-14 12-29 12-44v-24l-54 1c-23 0-41 2-53 7-11 4-21 11-27 20s-9 21-9 36c0 16 4 28 12 37 9 8 21 13 37 13zM2219 522c-32 0-58-6-77-19-19-12-31-30-37-54l50-7c3 14 10 24 21 32 12 7 26 11 44 11 50 0 75-29 75-87v-48h-1c-9 19-22 34-38 43-16 11-36 15-58 15-36 0-62-13-79-37s-26-61-26-113 9-90 28-115c18-25 46-38 83-38 21 0 40 5 55 15 16 9 27 23 36 41 0-6 1-15 1-29 1-13 2-21 3-22h46c-1 10-1 30-1 61v226c0 84-42 125-125 125zM2295 258c0-24-3-45-10-62-7-18-16-31-28-40s-25-14-41-14c-25 0-44 9-55 27s-17 48-17 89c0 40 5 69 16 87 11 17 29 26 55 26 16 0 30-4 42-14 12-9 21-22 28-39s10-37 10-60zM2456 268c0 34 7 60 21 78 14 19 35 28 62 28 21 0 38-4 51-13s21-19 26-32l43 12c-18 46-58 71-120 71-44 0-77-14-100-40s-34-65-34-116c0-49 11-86 34-112s55-39 98-39c86 0 130 52 130 157v6zM2616 230c-3-31-11-53-24-68-13-14-32-21-56-21s-43 8-57 24-21 38-22 65zM2683 517v-35h325v35zM3039 47v-47h49v47zM3039 406v-296h49v296zM3351 406v-188c0-19-2-34-6-45s-10-19-18-23c-9-5-21-7-37-7-24 0-42 8-56 24s-20 38-20 67v172h-50v-233c0-34 0-55-1-63h46c0 1 1 3 1 7s0 9 0 14c1 5 1 15 1 30h1c11-21 25-35 39-44 15-8 34-12 56-12 32 0 56 8 71 24s22 42 22 80v197zM3695 324c0 27-10 49-31 64-21 16-51 24-89 24-36 0-65-6-85-19s-32-31-38-57l43-9c4 16 13 28 26 35 13 8 31 11 54 11 25 0 44-4 55-11 12-8 17-19 17-35 0-11-4-21-12-28s-21-13-38-18l-36-9c-28-7-48-15-60-22s-21-15-28-25c-6-10-10-22-10-37 0-27 10-47 29-61s47-22 84-22c32 0 58 6 78 18 19 11 31 29 36 55l-44 5c-3-13-10-23-22-30s-28-10-48-10c-22 0-39 3-49 10-11 6-16 17-16 30 0 9 2 15 7 21 4 5 10 10 19 14 8 4 26 9 54 16 26 6 45 12 56 18 12 5 21 11 27 18 7 7 12 15 16 24 3 8 5 18 5 30zM3793 268c0 34 7 60 21 78 14 19 35 28 62 28 21 0 38-4 51-13s21-19 26-32l43 12c-18 46-58 71-120 71-44 0-77-14-100-40s-34-65-34-116c0-49 11-86 34-112s56-39 98-39c87 0 130 52 130 157v6zM3953 230c-3-31-10-53-24-68-13-14-31-21-56-21-24 0-43 8-57 24-13 16-21 38-22 65zM4067 406v-227c0-21 0-44-1-69h46c1 34 2 54 2 60h1c8-25 17-42 27-51 10-10 25-14 43-14 7 0 13 1 20 2v45c-6-1-15-2-26-2-20 0-36 8-47 26-10 18-16 43-16 75v155zM4366 404c-16 4-33 7-50 7-39 0-59-24-59-68v-197h-34v-36h36l15-66h32v66h55v36h-55v186c0 14 3 24 7 30 5 6 13 9 24 9 7 0 16-2 29-4zM4632 324c0 27-11 49-32 64-21 16-50 24-88 24-37 0-65-6-85-19s-33-31-39-57l43-9c5 16 13 28 26 35 14 8 32 11 55 11 25 0 43-4 55-11 11-8 17-19 17-35 0-11-4-21-12-28s-21-13-39-18l-35-9c-28-7-48-15-60-22s-21-15-28-25-10-22-10-37c0-27 9-47 29-61 19-14 47-22 84-22 32 0 58 6 77 18 19 11 31 29 36 55l-44 5c-2-13-10-23-22-30s-28-10-47-10c-23 0-39 3-50 10-10 6-15 17-15 30 0 9 2 15 6 21 4 5 11 10 19 14 9 4 27 9 54 16 27 6 45 12 57 18 11 5 20 11 27 18 6 7 12 15 15 24 4 8 6 18 6 30z">
          <text:p/>
        </draw:path>
        <draw:path draw:style-name="gr2" draw:text-style-name="P2" draw:layer="layout" svg:width="4.639cm" svg:height="0.526cm" svg:x="18.604cm" svg:y="15.458cm" svg:viewBox="0 0 4640 527" svg:d="M294 410l-116-168 3-2 2 2-118 168-1 1h-1-58-5l3-4 146-200 3 2-3 1-135-185-3-5h5 58 1l1 1 107 152-2 2-2-2 103-152 1-1h2 57 6l-3 5-132 183-2-1 2-2 143 202 3 4h-5-58-1zM296 405h58v3l-3 2-142-202-2-1 2-2 131-184 2 2v3h-57v-3l2 2-104 151-2 4-2-4-107-151 2-2v3h-58v-3l3-2 135 186 1 2-1 1-146 200-3-2v-3h58v3l-2-1 117-168 3-4 2 4 115 168-2 1zM354 519v-35-3h3 325 3v3 35 3h-3-325-3zM357 516h325v3h-3v-35h3v3h-325v-3h2v35h-2zM753 259c0 39 6 68 18 86s30 27 54 27c17 0 31-4 42-13s18-23 21-42v-3h3l49 4h3v3c-4 29-17 52-37 69-21 18-48 27-80 27-42 0-74-14-96-41-23-26-34-65-34-116 0-50 12-88 34-115s54-40 96-40c30 0 56 8 77 24 20 16 33 38 38 66l1 3-3 1-51 3-3 1v-3c-2-16-8-28-18-37-10-10-24-14-43-14-25 0-43 8-54 25-11 16-17 45-17 85zM748 259c0-41 6-71 18-89 12-17 32-27 58-27 20 0 36 5 46 16 11 10 18 23 21 40l-3 1v-3l50-4v3h-2c-5-27-17-47-37-63-19-15-44-22-73-22-40 0-71 12-92 38-21 25-32 62-32 111 0 50 11 87 32 113 21 25 52 38 92 38 31 0 56-8 76-25 20-16 31-38 35-66h3v3l-50-3v-3l3 1c-3 20-10 35-23 45-12 10-27 15-45 15-26 0-46-10-58-30-13-19-19-49-19-89zM1070 417c-30 0-53-9-68-25-16-16-24-38-24-66 0-31 11-56 32-73 20-16 53-25 99-27l66-1v3h-3v-16c0-23-5-40-14-49-10-10-25-15-46-15-22 0-37 3-47 10-9 8-15 18-17 34v3h-3l-51-5h-3l1-3c8-54 49-82 121-82 37 0 66 9 85 26 20 18 29 43 29 76v127c0 14 2 25 6 32 3 6 9 9 19 9 5 0 10 0 16-2h3v3 31 2h-2c-13 3-26 5-39 5-18 0-33-5-42-16-8-10-13-25-14-46h3v3h-2v-3l2 1c-12 23-27 39-45 49-16 10-37 15-62 15zM1070 411c24 0 43-5 60-14 16-9 30-24 42-47l1-1h2 2 2v3c1 20 6 34 14 43 7 9 20 13 37 13 13 0 25-1 38-4v3h-3v-31h3l1 3c-6 1-12 2-17 2-11 0-20-5-24-13s-6-19-6-34v-127c0-32-9-55-27-72-19-16-46-24-82-24-70 0-108 25-116 77l-3-1 1-3 51 5v3h-3c2-17 8-30 19-38 10-8 27-12 50-12 22 0 39 6 50 17 10 10 16 29 16 53v16 3h-3l-66 1v-3 3c-45 1-76 10-96 26-19 16-29 38-29 68 0 27 7 47 22 62 14 15 35 23 64 23zM1082 374c17 0 33-4 46-12 14-8 24-19 32-32 8-14 12-28 12-43v-24h3v2l-54 1c-23 1-40 3-51 7-12 5-20 11-26 20-6 8-9 19-9 34s4 26 12 35c8 8 19 12 35 12zM1082 380c-17 0-30-5-39-14s-14-23-14-39c0-15 3-28 10-38 7-9 16-16 29-21 12-4 30-7 53-7v3-3l54-1h3v3 24c0 15-5 31-13 45-8 15-20 27-34 35s-31 13-49 13zM1304 408v-226c0-21-1-44-2-69v-3h3 46 3v3c2 33 2 54 2 60h-3v-2h2v2h-3c8-26 17-44 28-54 10-9 26-14 45-14 6 0 13 1 20 3h2v2 45 4l-3-1c-7-2-15-3-26-3-19 0-34 9-44 25-10 18-16 42-16 74v154 3h-2-49-3zM1307 405h49v3h-3v-154c0-33 5-59 16-77s28-27 49-27c11 0 21 1 27 3v2h-3v-45h3l-1 3c-7-2-13-2-19-2-18 0-32 4-42 13-9 9-18 25-26 50v2h-2-2-2v-3c0-6-1-26-2-60h2v3h-46v-3h3c1 25 1 48 1 69v226h-2zM1490 408v-226c0-21-1-44-2-69v-3h3 47 2v3c2 33 2 54 2 60h-2v-2h1v2h-3c8-26 17-44 28-54 10-9 26-14 45-14 7 0 14 1 21 3h2v2 45 4l-4-1c-6-2-15-3-25-3-20 0-34 9-45 25-10 18-15 42-15 74v154 3h-3-49-3zM1493 405h49v3h-3v-154c0-33 6-59 17-77s27-27 49-27c11 0 20 1 27 3l-1 2h-3v-45h3l-1 3c-7-2-13-2-19-2-18 0-32 4-41 13-10 9-19 25-27 50v2h-2-1-3v-3c0-6-1-26-2-60h3v3h-47v-3h3c1 25 2 48 2 69v226h-3zM1675 49v-47-2h3 49 3v2 47 3h-3-49-3zM1678 47h49v2h-3v-47h3v3h-49v-3h2v47h-2zM1675 408v-295-3h3 49 3v3 295 3h-3-49-3zM1678 405h49v3h-3v-295h3v3h-49v-3h2v295h-2zM1877 417c-30 0-53-9-69-25-15-16-23-38-23-66 0-31 11-56 31-73 21-16 54-25 99-27l67-1v3h-3v-16c0-23-5-40-15-49-9-10-24-15-46-15-21 0-36 3-46 10-9 8-15 18-17 34v3h-3l-51-5h-3v-3c9-54 50-82 121-82 38 0 67 9 86 26 19 18 29 43 29 76v127c0 14 2 25 6 32 3 6 9 9 19 9 4 0 10 0 15-2h4v3 31 2h-2c-13 3-26 5-39 5-19 0-33-5-42-16-8-10-13-25-14-46h2v3h-1v-3l2 1c-13 23-28 39-45 49s-38 15-62 15zM1877 411c24 0 43-5 60-14 16-9 30-24 42-47l1-1h2 1 3v3c1 20 6 34 14 43 7 9 19 13 37 13 13 0 25-1 37-4l1 3h-3v-31h3l1 3c-7 1-12 2-17 2-11 0-20-5-24-13s-6-19-6-34v-127c0-32-9-55-28-72-18-16-45-24-82-24-69 0-107 25-115 77l-3-1v-3l52 5-1 3h-2c2-17 8-30 19-38 10-8 27-12 49-12 23 0 40 6 50 17 11 10 17 29 17 53v16 3h-3l-67 1v-3l1 3c-45 1-76 10-96 26s-29 38-29 68c0 27 7 47 21 62 15 15 36 23 65 23zM1888 374c18 0 33-4 47-12s24-19 32-32c8-14 12-28 12-43v-24h3v2l-54 1c-23 1-40 3-52 7-11 5-20 11-26 20-6 8-9 19-9 34s4 26 12 35c9 8 20 12 35 12zM1888 380c-16 0-29-5-39-14-9-9-13-23-13-39 0-15 3-28 10-38 6-9 16-16 28-21 13-4 31-7 54-7v3-3l54-1h3v3 24c0 15-5 31-13 45-8 15-20 27-34 35s-31 13-50 13zM2224 527c-32 0-59-7-78-19-20-13-33-32-38-56l-1-3h3l49-8h3v3c4 13 10 22 21 29s25 11 42 11c49 0 72-27 72-83v-48h3v3h-1v-3l3 2c-10 19-23 34-40 44-17 9-37 14-59 14-36 0-64-12-82-37-17-24-26-63-26-115s10-92 28-117c19-25 48-38 86-38 21 0 40 5 56 14 16 10 29 24 37 42l-2 2v-3 3h-2c0-6 0-15 1-29 0-13 1-21 2-23l1-2h2 46 3v3c-1 10-2 30-2 61v226c0 84-42 127-127 127zM2224 521c82 0 122-39 122-121v-226c0-31 0-51 1-61h3v3h-46v-3l2 2c0 0-1 7-2 20 0 14-1 23-1 29v2h-3-2l-1-1c-8-17-19-30-35-40-15-9-33-14-53-14-37 0-63 12-81 36-18 25-27 62-27 114 0 51 8 88 25 112 16 23 42 35 77 35 22 0 40-5 56-14 16-10 29-23 38-42l1-1h1 1 3v2 48c0 58-26 89-78 89-18 0-34-4-45-12-12-8-20-19-23-33l3-1v3l-49 7-1-3h3c5 22 17 40 36 52 18 12 43 18 75 18zM2297 261c0-24-3-44-10-61-6-17-15-30-27-39s-25-13-39-13c-25 0-42 8-53 26s-16 46-16 87c0 40 5 68 15 85 11 17 28 25 53 25 15 0 28-4 39-13 13-9 22-21 28-38 7-16 10-36 10-59zM2303 261c0 23-4 44-10 61-7 18-17 31-30 41-12 9-27 14-43 14-27 0-46-10-57-28s-17-48-17-88c0-41 6-72 18-90 11-19 31-29 57-29 15 0 30 5 42 15 13 9 23 23 30 41 6 17 10 38 10 63zM2464 271c0 33 7 59 20 77 14 17 33 26 60 26 21 0 37-4 49-12 13-9 21-19 25-31l1-3 3 1 43 12 3 1-1 3c-18 47-60 72-123 72-45 0-79-14-102-40-23-27-35-67-35-118 0-49 12-88 35-114 23-27 57-40 100-40 88 0 133 54 133 160v6 3h-3-211v-3zM2461 268h211v3h-3v-6c0-104-42-154-127-154-42 0-74 12-96 38-22 25-34 61-34 110 0 51 12 88 34 114 22 25 55 38 98 38 61 0 100-23 117-68l3 1-1 3-43-13 1-2 2 1c-4 13-14 25-27 33-13 9-31 14-52 14-28 0-50-10-64-29s-22-46-22-80v-3zM2618 234c-2-31-10-53-23-67-12-14-30-20-54-20-23 0-41 7-55 23-13 15-20 36-21 64l-3-1v-2h159v2zM2621 236h-159-3v-3c1-28 9-51 23-67 15-16 34-25 59-25s45 8 58 22c14 15 22 39 25 70v3zM2685 519v-35-3h3 325 3v3 35 3h-3-325-3zM2688 516h325v3h-3v-35h3v3h-325v-3h3v35h-3zM3041 49v-47-2h3 49 3v2 47 3h-3-49-3zM3044 47h49v2h-3v-47h3v3h-49v-3h3v47h-3zM3041 408v-295-3h3 49 3v3 295 3h-3-49-3zM3044 405h49v3h-3v-295h3v3h-49v-3h3v295h-3zM3353 408v-187c0-19-2-34-6-44-3-10-9-17-17-22-8-4-19-7-35-7-23 0-41 8-54 24-13 15-20 37-20 65v171 3h-2-50-2v-3-232c0-34-1-55-2-62v-4h3 46 3v3c0 1 0 3 1 7 0 4 0 9 0 14s1 15 1 30h-3v-3h1v3l-2-2c11-20 25-35 40-44s34-13 57-13c32 0 57 8 73 25 15 16 23 44 23 82v196 3h-3-49-3zM3356 405h49v3h-3v-196c0-37-7-63-21-78-15-16-38-23-69-23-22 0-40 4-54 12-15 8-27 22-38 42l-1 1h-2-1-2l-1-2c0-15 0-24 0-30-1-5-1-9-1-13s0-7-1-7l3-1v3h-46v-3h3c1 8 1 29 1 63v232h-3v-3h50v3h-3v-171c0-29 7-52 21-69s34-25 58-25c16 0 29 2 38 7s16 14 20 25 6 27 6 46v187h-3zM3703 327c0 28-11 51-33 66-21 16-51 24-90 24-37 0-66-7-86-19s-34-32-40-58l-1-3 3-1 43-8 3-1 1 3c4 15 12 26 24 33 13 7 30 10 53 10 25 0 42-3 54-11 10-7 16-17 16-32 0-11-4-19-12-26-7-7-20-12-37-17l1-3-1 3-35-9v-3 3c-29-8-49-15-61-22s-22-16-29-26c-7-11-11-24-11-39 0-27 11-49 30-64 20-14 49-21 86-21 33 0 59 6 79 17 20 12 33 31 38 57v3l-3 1-44 5h-2l-1-2c-3-13-9-22-21-28-11-7-26-11-46-11-22 0-38 4-48 10s-14 15-14 28c0 8 2 14 6 19s10 10 18 13c8 4 26 9 54 16 26 6 45 13 56 18 12 6 21 12 28 19s13 15 16 24c4 10 6 20 6 32zM3697 327c0-11-1-21-5-29-3-9-8-16-15-23-6-6-15-12-26-18-11-5-30-11-56-18l1-2-1 2c-27-6-46-12-54-16-9-3-16-9-21-14-4-6-7-14-7-23 0-14 6-26 17-33s28-10 51-10c20 0 37 3 49 11 13 7 21 18 24 32h-3l-1-3 45-5v3h-3c-5-24-16-42-35-53s-44-17-76-17c-36 0-64 7-82 21-19 14-28 33-28 59 0 14 3 26 10 35 6 10 15 18 27 25 11 7 31 14 59 21l35 9c18 5 32 11 40 19 9 8 13 18 13 30 0 16-6 29-18 37s-31 12-57 12c-23 0-42-4-56-11-13-8-23-20-27-37l3-1v3l-43 9v-3l2-1c6 25 18 43 38 55 19 12 47 18 83 18 38 0 66-7 87-22 20-15 30-35 30-62zM3801 271c0 33 7 59 21 77 13 17 32 26 59 26 21 0 37-4 49-12 13-9 21-19 25-31l1-3 3 1 43 12 3 1-1 3c-18 47-60 72-123 72-44 0-79-14-102-40-23-27-35-67-35-118 0-49 12-88 35-114 23-27 57-40 100-40 88 0 133 54 133 160v6 3h-3-211v-3zM3798 268h211v3h-3v-6c0-104-42-154-127-154-42 0-73 12-96 38-22 25-33 61-33 110 0 51 11 88 33 114 23 25 55 38 98 38 62 0 100-23 117-68l3 1-1 3-43-13 1-2 3 1c-5 13-14 25-28 33-13 9-31 14-52 14-28 0-49-10-64-29-14-19-21-46-21-80v-3zM3955 234c-2-31-10-53-23-67-12-14-30-20-54-20-23 0-41 7-54 23-14 15-21 36-22 64l-3-1v-2h159v2zM3958 236h-159-3v-3c1-28 9-51 23-67 15-16 35-25 59-25 25 0 45 8 59 22 13 15 21 39 24 70v3zM4069 408v-226c0-21 0-44-1-69v-3h3 46 3v3c1 33 2 54 2 60h-3v-2h1v2h-3c8-26 18-44 28-54 11-9 26-14 45-14 7 0 14 1 21 3h2v2 45 4l-4-1c-6-2-14-3-25-3-20 0-34 9-44 25-11 18-16 42-16 74v154 3h-3-49-3zM4072 405h49v3h-3v-154c0-33 6-59 17-77s28-27 49-27c11 0 20 1 27 3l-1 2h-3v-45h3l-1 3c-6-2-12-2-19-2-18 0-31 4-41 13s-18 25-26 50l-1 2h-2-1-3v-3c0-6 0-26-2-60h3v3h-46v-3h2c1 25 2 48 2 69v226h-3zM4371 409c-16 4-33 6-50 6-40 0-62-24-62-69v-197h3v3h-34-3v-3-36-3h3 36v3h-3l15-67v-3h3 32 3v3 67h-3v-3h55 3v3 36 3h-3-55v-3h3v186c0 14 2 23 6 28 5 5 11 8 22 8 7 0 16-1 28-4l4-1v4 36 2zM4368 406v-36h3v3c-12 2-22 3-29 3-12 0-21-3-26-9s-8-17-8-32v-186-3h3 55v3h-3v-36h3v3h-55-3v-3-67h3v3h-32v-3l2 1-14 67-1 2h-2-36v-3h3v36h-3v-3h34 3v3 197c0 43 18 64 56 64 17 0 33-2 49-7l1 3zM4640 327c0 28-12 51-33 66-22 16-52 24-90 24-37 0-66-7-86-19-21-12-35-32-41-58v-3l3-1 43-8 3-1v3c4 15 12 26 25 33s30 10 53 10c25 0 42-3 53-11 11-7 16-17 16-32 0-11-3-19-11-26s-20-12-38-17l1-3v3l-36-9 1-3-1 3c-28-8-48-15-61-22-12-7-21-16-28-26-7-11-11-24-11-39 0-27 10-49 30-64 20-14 48-21 86-21 32 0 59 6 79 17 19 12 32 31 37 57l1 3-3 1-44 5h-3v-2c-3-13-10-22-21-28-12-7-27-11-46-11-22 0-38 4-48 10s-15 15-15 28c0 8 2 14 6 19s10 10 19 13c8 4 26 9 53 16 26 6 45 13 57 18 12 6 21 12 28 19s12 15 16 24c4 10 6 20 6 32zM4634 327c0-11-2-21-5-29-4-9-9-16-15-23-7-6-15-12-27-18-11-5-29-11-55-18v-2 2c-28-6-46-12-55-16-8-3-15-9-20-14-5-6-7-14-7-23 0-14 6-26 17-33s28-10 51-10c20 0 36 3 49 11 12 7 20 18 23 32h-3v-3l44-5v3h-2c-5-24-17-42-35-53-19-11-44-17-76-17-37 0-64 7-83 21-18 14-27 33-27 59 0 14 3 26 9 35 7 10 16 18 27 25 12 7 32 14 60 21l35 9c18 5 32 11 40 19s13 18 13 30c0 16-7 29-19 37s-31 12-56 12c-24 0-42-4-56-11-14-8-23-20-27-37l2-1 1 3-43 9-1-3 3-1c6 25 18 43 37 55 20 12 48 18 84 18 37 0 66-7 87-22 20-15 30-35 30-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7cm" svg:height="0.28cm" svg:x="18.593cm" svg:y="18.847cm" svg:viewBox="0 0 1871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2-37c-15-24-23-58-23-104 0-47 8-82 23-105 16-23 40-35 73-35 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871 140c0 45-8 80-24 104-16 25-39 37-71 37-31 0-54-12-70-37-16-24-24-58-24-104 0-47 8-82 23-105 16-23 40-35 73-35 32 0 55 12 70 36 16 23 23 58 23 104zM1836 140c0-39-5-68-14-85-9-18-24-27-44-27-22 0-37 9-46 26-10 18-14 46-14 86 0 39 4 67 14 85 9 18 24 26 45 26 20 0 35-9 45-27 9-18 14-46 14-84z">
          <text:p/>
        </draw:path>
        <draw:path draw:style-name="gr2" draw:text-style-name="P2" draw:layer="layout" svg:width="1.874cm" svg:height="0.284cm" svg:x="18.591cm" svg:y="18.845cm" svg:viewBox="0 0 1875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5 25-9 17-14 45-14 85 0 38 5 66 14 84 10 17 24 26 44 26s34-9 43-27c10-18 14-45 14-83zM1176 142c0 38-4 67-14 85-10 19-26 28-47 28s-37-9-48-27c-9-19-14-47-14-86 0-40 5-69 14-87 11-17 27-27 49-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875 142c0 46-8 81-24 105-16 25-41 38-73 38-31 0-56-12-72-38-16-24-24-59-24-105 0-47 8-82 24-106 15-24 40-36 74-36 32 0 57 12 72 36s23 60 23 106zM1871 142c0-46-7-80-22-103s-38-35-69-35c-33 0-56 11-71 34s-23 58-23 104c0 45 8 80 24 103 15 24 38 36 68 36 31 0 54-12 70-36 15-24 23-58 23-103zM1836 142c0-39-4-67-13-84s-23-26-43-26c-21 0-36 8-45 25s-13 45-13 85c0 38 4 66 13 84 10 17 24 26 44 26s34-9 43-27 14-45 14-83zM1840 142c0 38-5 67-15 85-9 19-25 28-46 28s-37-9-47-27c-10-19-14-47-14-86 0-40 4-69 14-87 9-17 26-27 48-27 21 0 37 10 46 28s14 47 14 86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2.641cm" svg:height="1.838cm" svg:x="1.174cm" svg:y="17.597cm" svg:viewBox="0 0 2642 1839" svg:d="M2298 393l344 438-33 137h-353l-3-9 3 9h-59l-4 14-43 2-143 1-91 68-191 786h-1586l-139-179 70-289h45l57 21 293-1207-81-103 20-82h219l272 103h601l110-103h382l91 115-18 77 168 215 24-22c3-4 12-5 22-3s19 6 23 11z">
          <text:p/>
        </draw:path>
        <draw:polygon draw:style-name="gr7" draw:text-style-name="P1" draw:layer="layout" svg:width="0cm" svg:height="0cm" svg:x="2.396cm" svg:y="18.492cm" svg:viewBox="0 0 0 0" draw:points="0,0">
          <text:p/>
        </draw:polygon>
        <draw:polygon draw:style-name="gr6" draw:text-style-name="P3" draw:layer="layout" svg:width="1.878cm" svg:height="1.289cm" svg:x="1.345cm" svg:y="17.782cm" svg:viewBox="0 0 1879 1290" draw:points="1566,1290 1879,0 1304,0 703,0 293,0 0,1208 216,1290">
          <text:p/>
        </draw:polygon>
        <draw:polygon draw:style-name="gr7" draw:text-style-name="P1" draw:layer="layout" svg:width="0cm" svg:height="0cm" svg:x="2.396cm" svg:y="18.492cm" svg:viewBox="0 0 0 0" draw:points="0,0">
          <text:p/>
        </draw:polygon>
        <draw:polygon draw:style-name="gr6" draw:text-style-name="P3" draw:layer="layout" svg:width="1.419cm" svg:height="0.289cm" svg:x="1.491cm" svg:y="19.071cm" svg:viewBox="0 0 1420 290" draw:points="70,0 1420,0 1350,290 0,290">
          <text:p/>
        </draw:polygon>
        <draw:polygon draw:style-name="gr7" draw:text-style-name="P1" draw:layer="layout" svg:width="0cm" svg:height="0cm" svg:x="2.396cm" svg:y="18.492cm" svg:viewBox="0 0 0 0" draw:points="0,0">
          <text:p/>
        </draw:polygon>
        <draw:path draw:style-name="gr6" draw:text-style-name="P3" draw:layer="layout" svg:width="0.975cm" svg:height="1.838cm" svg:x="2.84cm" svg:y="17.597cm" svg:viewBox="0 0 976 1839" svg:d="M632 393l344 438-33 137-258-328-57-73-18 73-66 271-14 57-4 14-12-15-31 17-167-208-51 209-16 68-191 786-58-75 70-290 313-1289-81-103 19-82 91 115-18 77 168 215 28 33 23 30-23-30-28-33 25-22c3-4 12-5 22-3s19 6 23 11z">
          <text:p/>
        </draw:path>
        <draw:polygon draw:style-name="gr7" draw:text-style-name="P1" draw:layer="layout" svg:width="0cm" svg:height="0cm" svg:x="2.396cm" svg:y="18.492cm" svg:viewBox="0 0 0 0" draw:points="0,0">
          <text:p/>
        </draw:polygon>
        <draw:polygon draw:style-name="gr6" draw:text-style-name="P3" draw:layer="layout" svg:width="0.726cm" svg:height="0.656cm" svg:x="1.831cm" svg:y="18.17cm" svg:viewBox="0 0 727 657" draw:points="42,629 277,509 329,657 453,509 629,629 727,517 548,394 714,197 519,197 567,0 409,0 362,197 168,197 237,394 0,517">
          <text:p/>
        </draw:polygon>
        <draw:polygon draw:style-name="gr7" draw:text-style-name="P1" draw:layer="layout" svg:width="0cm" svg:height="0cm" svg:x="2.396cm" svg:y="18.492cm" svg:viewBox="0 0 0 0" draw:points="0,0">
          <text:p/>
        </draw:polygon>
        <draw:polygon draw:style-name="gr6" draw:text-style-name="P3" draw:layer="layout" svg:width="1.724cm" svg:height="0.178cm" svg:x="1.174cm" svg:y="19.257cm" svg:viewBox="0 0 1725 179" draw:points="1725,179 1667,103 317,103 45,0 0,0 139,179">
          <text:p/>
        </draw:polygon>
        <draw:polygon draw:style-name="gr7" draw:text-style-name="P1" draw:layer="layout" svg:width="0cm" svg:height="0cm" svg:x="2.396cm" svg:y="18.492cm" svg:viewBox="0 0 0 0" draw:points="0,0">
          <text:p/>
        </draw:polygon>
        <draw:polygon draw:style-name="gr6" draw:text-style-name="P3" draw:layer="layout" svg:width="0.342cm" svg:height="0.392cm" svg:x="1.219cm" svg:y="18.968cm" svg:viewBox="0 0 343 393" draw:points="70,0 126,21 343,104 272,393 0,290">
          <text:p/>
        </draw:polygon>
        <draw:polygon draw:style-name="gr7" draw:text-style-name="P1" draw:layer="layout" svg:width="0cm" svg:height="0cm" svg:x="2.396cm" svg:y="18.492cm" svg:viewBox="0 0 0 0" draw:points="0,0">
          <text:p/>
        </draw:polygon>
        <draw:polygon draw:style-name="gr6" draw:text-style-name="P3" draw:layer="layout" svg:width="0.398cm" svg:height="0.328cm" svg:x="3.384cm" svg:y="18.237cm" svg:viewBox="0 0 399 329" draw:points="2,268 0,272 42,320 2,268 50,329 42,320 399,329 50,329 399,329 140,0 65,0 0,272">
          <text:p/>
        </draw:polygon>
        <draw:polygon draw:style-name="gr7" draw:text-style-name="P1" draw:layer="layout" svg:width="0cm" svg:height="0cm" svg:x="2.396cm" svg:y="18.492cm" svg:viewBox="0 0 0 0" draw:points="0,0">
          <text:p/>
        </draw:polygon>
        <draw:path draw:style-name="gr6" draw:text-style-name="P3" draw:layer="layout" svg:width="0.2cm" svg:height="0.456cm" svg:x="3.211cm" svg:y="18.02cm" svg:viewBox="0 0 201 457" svg:d="M101 457c55 0 100-103 100-229s-45-228-100-228zM101 0c-56 0-101 102-101 228s45 229 101 229z">
          <text:p/>
        </draw:path>
        <draw:polygon draw:style-name="gr7" draw:text-style-name="P1" draw:layer="layout" svg:width="0cm" svg:height="0cm" svg:x="2.396cm" svg:y="18.492cm" svg:viewBox="0 0 0 0" draw:points="0,0">
          <text:p/>
        </draw:polygon>
        <draw:path draw:style-name="gr6" draw:text-style-name="P3" draw:layer="layout" svg:width="0.443cm" svg:height="0.175cm" svg:x="2.147cm" svg:y="17.965cm" svg:viewBox="0 0 444 176" svg:d="M331 176c4 0 9-1 14-1 40-6 77-36 92-73 7-16 9-32 6-46-2-11-6-22-13-30-12-17-33-26-57-26h-259c-37 0-75 21-97 55-21 33-23 70-3 95 6 8 15 15 25 19 10 5 21 7 32 7h16 36 33z">
          <text:p/>
        </draw:path>
        <draw:polygon draw:style-name="gr7" draw:text-style-name="P1" draw:layer="layout" svg:width="0cm" svg:height="0cm" svg:x="2.396cm" svg:y="18.492cm" svg:viewBox="0 0 0 0" draw:points="0,0">
          <text:p/>
        </draw:polygon>
        <draw:polygon draw:style-name="gr6" draw:text-style-name="P3" draw:layer="layout" svg:width="0.311cm" svg:height="0.311cm" svg:x="2.068cm" svg:y="18.367cm" svg:viewBox="0 0 312 312" draw:points="312,198 245,154 283,0 125,0 88,154 0,198 40,312 140,261 216,312">
          <text:p/>
        </draw:polygon>
        <draw:polygon draw:style-name="gr7" draw:text-style-name="P1" draw:layer="layout" svg:width="0cm" svg:height="0cm" svg:x="2.396cm" svg:y="18.492cm" svg:viewBox="0 0 0 0" draw:points="0,0">
          <text:p/>
        </draw:polygon>
        <draw:path draw:style-name="gr6" draw:text-style-name="P3" draw:layer="layout" svg:width="0.172cm" svg:height="0.394cm" svg:x="3.225cm" svg:y="18.051cm" svg:viewBox="0 0 173 395" svg:d="M86 395c31 0 61-38 76-101 15-62 15-137-1-197-15-60-45-97-75-97-6 0-11 1-17 3-1 1-2 1-3 2-4 2-9 6-14 10-32 31-52 103-52 182 0 80 20 152 52 183 5 4 10 8 14 10 1 1 2 1 3 2 6 2 11 3 17 3z">
          <text:p/>
        </draw:path>
        <draw:polygon draw:style-name="gr7" draw:text-style-name="P1" draw:layer="layout" svg:width="0cm" svg:height="0cm" svg:x="2.396cm" svg:y="18.492cm" svg:viewBox="0 0 0 0" draw:points="0,0">
          <text:p/>
        </draw:polygon>
        <draw:polygon draw:style-name="gr6" draw:text-style-name="P3" draw:layer="layout" svg:width="0.574cm" svg:height="0.103cm" svg:x="2.649cm" svg:y="17.679cm" svg:viewBox="0 0 575 104" draw:points="575,104 493,0 110,0 0,104">
          <text:p/>
        </draw:polygon>
        <draw:polygon draw:style-name="gr7" draw:text-style-name="P1" draw:layer="layout" svg:width="0cm" svg:height="0cm" svg:x="2.396cm" svg:y="18.492cm" svg:viewBox="0 0 0 0" draw:points="0,0">
          <text:p/>
        </draw:polygon>
        <draw:polygon draw:style-name="gr6" draw:text-style-name="P3" draw:layer="layout" svg:width="0.621cm" svg:height="0.082cm" svg:x="2.048cm" svg:y="17.7cm" svg:viewBox="0 0 622 83" draw:points="602,83 622,0 20,0 0,83">
          <text:p/>
        </draw:polygon>
        <draw:polygon draw:style-name="gr7" draw:text-style-name="P1" draw:layer="layout" svg:width="0cm" svg:height="0cm" svg:x="2.396cm" svg:y="18.492cm" svg:viewBox="0 0 0 0" draw:points="0,0">
          <text:p/>
        </draw:polygon>
        <draw:polygon draw:style-name="gr6" draw:text-style-name="P3" draw:layer="layout" svg:width="0.491cm" svg:height="0.103cm" svg:x="1.557cm" svg:y="17.679cm" svg:viewBox="0 0 492 104" draw:points="220,0 492,104 81,104 0,0">
          <text:p/>
        </draw:polygon>
        <draw:polygon draw:style-name="gr7" draw:text-style-name="P1" draw:layer="layout" svg:width="0cm" svg:height="0cm" svg:x="2.396cm" svg:y="18.492cm" svg:viewBox="0 0 0 0" draw:points="0,0">
          <text:p/>
        </draw:polygon>
        <draw:path draw:style-name="gr6" draw:text-style-name="P3" draw:layer="layout" svg:width="0.405cm" svg:height="0.126cm" svg:x="2.185cm" svg:y="18.014cm" svg:viewBox="0 0 406 127" svg:d="M399 52c7-16 9-32 6-46-9-4-20-6-32-6h-258c-30 0-62 14-85 38s-33 56-29 82c10 5 21 7 32 7l15-2-1-1c1 1 2 2 3 3l90-76c-16-20-50-20-75 0-27 21-34 53-18 73l98-32c5-15 3-31-5-41l-21 76c12-9 22-21 26-35l148 35h-174 174c4 0 9-1 14-1 0-1-1-1-1-2-16-20-8-52 17-73 26-20 59-20 75 0 1 0 1 1 1 1z">
          <text:p/>
        </draw:path>
        <draw:polygon draw:style-name="gr7" draw:text-style-name="P1" draw:layer="layout" svg:width="0cm" svg:height="0cm" svg:x="2.396cm" svg:y="18.492cm" svg:viewBox="0 0 0 0" draw:points="0,0">
          <text:p/>
        </draw:polygon>
        <draw:polygon draw:style-name="gr6" draw:text-style-name="P3" draw:layer="layout" svg:width="0.402cm" svg:height="0.082cm" svg:x="2.759cm" svg:y="17.597cm" svg:viewBox="0 0 403 83" draw:points="384,83 403,0 20,0 0,83">
          <text:p/>
        </draw:polygon>
        <draw:polygon draw:style-name="gr7" draw:text-style-name="P1" draw:layer="layout" svg:width="0cm" svg:height="0cm" svg:x="2.396cm" svg:y="18.492cm" svg:viewBox="0 0 0 0" draw:points="0,0">
          <text:p/>
        </draw:polygon>
        <draw:path draw:style-name="gr6" draw:text-style-name="P3" draw:layer="layout" svg:width="0.105cm" svg:height="0.364cm" svg:x="3.225cm" svg:y="18.066cm" svg:viewBox="0 0 106 365" svg:d="M52 365c18-17 34-48 43-86 12-50 14-108 6-161s-26-96-49-118c-32 31-52 103-52 182s20 152 52 183z">
          <text:p/>
        </draw:path>
        <draw:polygon draw:style-name="gr7" draw:text-style-name="P1" draw:layer="layout" svg:width="0cm" svg:height="0cm" svg:x="2.396cm" svg:y="18.492cm" svg:viewBox="0 0 0 0" draw:points="0,0">
          <text:p/>
        </draw:polygon>
        <draw:polygon draw:style-name="gr6" draw:text-style-name="P3" draw:layer="layout" svg:width="0.194cm" svg:height="0.197cm" svg:x="1.999cm" svg:y="18.367cm" svg:viewBox="0 0 195 198" draw:points="195,0 158,154 70,198 0,0">
          <text:p/>
        </draw:polygon>
        <draw:polygon draw:style-name="gr7" draw:text-style-name="P1" draw:layer="layout" svg:width="0cm" svg:height="0cm" svg:x="2.396cm" svg:y="18.492cm" svg:viewBox="0 0 0 0" draw:points="0,0">
          <text:p/>
        </draw:polygon>
        <draw:polygon draw:style-name="gr6" draw:text-style-name="P3" draw:layer="layout" svg:width="0.231cm" svg:height="0.197cm" svg:x="2.313cm" svg:y="18.367cm" svg:viewBox="0 0 232 198" draw:points="66,198 232,0 37,0 0,154">
          <text:p/>
        </draw:polygon>
        <draw:polygon draw:style-name="gr7" draw:text-style-name="P1" draw:layer="layout" svg:width="0cm" svg:height="0cm" svg:x="2.396cm" svg:y="18.492cm" svg:viewBox="0 0 0 0" draw:points="0,0">
          <text:p/>
        </draw:polygon>
        <draw:path draw:style-name="gr6" draw:text-style-name="P3" draw:layer="layout" svg:width="0.442cm" svg:height="0.168cm" svg:x="2.147cm" svg:y="17.965cm" svg:viewBox="0 0 443 169" svg:d="M443 55c-2-11-6-21-13-29-12-17-33-26-57-26h-259c-37 0-75 21-97 54-21 33-23 71-3 96 6 8 15 15 25 19-4-26 6-57 29-82 22-24 54-38 84-38h259c12 0 23 2 32 6z">
          <text:p/>
        </draw:path>
        <draw:polygon draw:style-name="gr7" draw:text-style-name="P1" draw:layer="layout" svg:width="0cm" svg:height="0cm" svg:x="2.396cm" svg:y="18.492cm" svg:viewBox="0 0 0 0" draw:points="0,0">
          <text:p/>
        </draw:polygon>
        <draw:polygon draw:style-name="gr6" draw:text-style-name="P3" draw:layer="layout" svg:width="0.292cm" svg:height="0.185cm" svg:x="1.776cm" svg:y="17.597cm" svg:viewBox="0 0 293 186" draw:points="0,83 273,186 293,104 20,0">
          <text:p/>
        </draw:polygon>
        <draw:polygon draw:style-name="gr7" draw:text-style-name="P1" draw:layer="layout" svg:width="0cm" svg:height="0cm" svg:x="2.396cm" svg:y="18.492cm" svg:viewBox="0 0 0 0" draw:points="0,0">
          <text:p/>
        </draw:polygon>
        <draw:polygon draw:style-name="gr6" draw:text-style-name="P3" draw:layer="layout" svg:width="0.216cm" svg:height="0.209cm" svg:x="3.105cm" svg:y="18.373cm" svg:viewBox="0 0 217 210" draw:points="217,210 76,210 0,210 52,0">
          <text:p/>
        </draw:polygon>
        <draw:polygon draw:style-name="gr7" draw:text-style-name="P1" draw:layer="layout" svg:width="0cm" svg:height="0cm" svg:x="2.396cm" svg:y="18.492cm" svg:viewBox="0 0 0 0" draw:points="0,0">
          <text:p/>
        </draw:polygon>
        <draw:path draw:style-name="gr6" draw:text-style-name="P3" draw:layer="layout" svg:width="0.162cm" svg:height="0.154cm" svg:x="1.845cm" svg:y="18.408cm" svg:viewBox="0 0 163 155" svg:d="M150 23c-24-31-74-31-112 0-38 30-50 79-26 109zM12 132c24 30 74 30 112 0 37-30 50-79 26-109z">
          <text:p/>
        </draw:path>
        <draw:polygon draw:style-name="gr7" draw:text-style-name="P1" draw:layer="layout" svg:width="0cm" svg:height="0cm" svg:x="2.396cm" svg:y="18.492cm" svg:viewBox="0 0 0 0" draw:points="0,0">
          <text:p/>
        </draw:polygon>
        <draw:path draw:style-name="gr6" draw:text-style-name="P3" draw:layer="layout" svg:width="0.162cm" svg:height="0.154cm" svg:x="2.52cm" svg:y="18.408cm" svg:viewBox="0 0 163 155" svg:d="M150 23c-24-31-74-31-112 0-38 30-50 79-26 109zM12 132c23 30 73 30 111 0 39-30 51-79 27-109z">
          <text:p/>
        </draw:path>
        <draw:polygon draw:style-name="gr7" draw:text-style-name="P1" draw:layer="layout" svg:width="0cm" svg:height="0cm" svg:x="2.396cm" svg:y="18.492cm" svg:viewBox="0 0 0 0" draw:points="0,0">
          <text:p/>
        </draw:polygon>
        <draw:polygon draw:style-name="gr6" draw:text-style-name="P3" draw:layer="layout" svg:width="0.239cm" svg:height="0.082cm" svg:x="1.557cm" svg:y="17.597cm" svg:viewBox="0 0 240 83" draw:points="219,83 240,0 20,0 0,83">
          <text:p/>
        </draw:polygon>
        <draw:polygon draw:style-name="gr7" draw:text-style-name="P1" draw:layer="layout" svg:width="0cm" svg:height="0cm" svg:x="2.396cm" svg:y="18.492cm" svg:viewBox="0 0 0 0" draw:points="0,0">
          <text:p/>
        </draw:polygon>
        <draw:polygon draw:style-name="gr6" draw:text-style-name="P3" draw:layer="layout" svg:width="0.176cm" svg:height="0.199cm" svg:x="2.108cm" svg:y="18.627cm" svg:viewBox="0 0 177 200" draw:points="0,51 101,0 177,51 52,200">
          <text:p/>
        </draw:polygon>
        <draw:polygon draw:style-name="gr7" draw:text-style-name="P1" draw:layer="layout" svg:width="0cm" svg:height="0cm" svg:x="2.396cm" svg:y="18.492cm" svg:viewBox="0 0 0 0" draw:points="0,0">
          <text:p/>
        </draw:polygon>
        <draw:polygon draw:style-name="gr6" draw:text-style-name="P3" draw:layer="layout" svg:width="0.235cm" svg:height="0.16cm" svg:x="1.873cm" svg:y="18.638cm" svg:viewBox="0 0 236 161" draw:points="0,161 236,40 160,0 11,77">
          <text:p/>
        </draw:polygon>
        <draw:polygon draw:style-name="gr7" draw:text-style-name="P1" draw:layer="layout" svg:width="0cm" svg:height="0cm" svg:x="2.396cm" svg:y="18.492cm" svg:viewBox="0 0 0 0" draw:points="0,0">
          <text:p/>
        </draw:polygon>
        <draw:path draw:style-name="gr6" draw:text-style-name="P3" draw:layer="layout" svg:width="0.103cm" svg:height="0.394cm" svg:x="3.294cm" svg:y="18.051cm" svg:viewBox="0 0 104 395" svg:d="M0 392c10-5 19-13 27-24 13-18 24-44 33-74 22-94 8-212-33-267-8-11-17-19-27-24 6-2 11-3 17-3 30 0 60 37 75 97 16 60 16 135 1 197-15 63-45 101-76 101-6 0-11-1-17-3z">
          <text:p/>
        </draw:path>
        <draw:polygon draw:style-name="gr7" draw:text-style-name="P1" draw:layer="layout" svg:width="0cm" svg:height="0cm" svg:x="2.396cm" svg:y="18.492cm" svg:viewBox="0 0 0 0" draw:points="0,0">
          <text:p/>
        </draw:polygon>
        <draw:polygon draw:style-name="gr6" draw:text-style-name="P3" draw:layer="layout" svg:width="0.115cm" svg:height="0.289cm" svg:x="1.174cm" svg:y="18.968cm" svg:viewBox="0 0 116 290" draw:points="116,0 71,0 0,290 46,290">
          <text:p/>
        </draw:polygon>
        <draw:polygon draw:style-name="gr7" draw:text-style-name="P1" draw:layer="layout" svg:width="0cm" svg:height="0cm" svg:x="2.396cm" svg:y="18.492cm" svg:viewBox="0 0 0 0" draw:points="0,0">
          <text:p/>
        </draw:polygon>
        <draw:polygon draw:style-name="gr6" draw:text-style-name="P3" draw:layer="layout" svg:width="0.101cm" svg:height="0.197cm" svg:x="2.297cm" svg:y="18.17cm" svg:viewBox="0 0 102 198" draw:points="54,198 102,0 26,20 0,129">
          <text:p/>
        </draw:polygon>
        <draw:polygon draw:style-name="gr7" draw:text-style-name="P1" draw:layer="layout" svg:width="0cm" svg:height="0cm" svg:x="2.396cm" svg:y="18.492cm" svg:viewBox="0 0 0 0" draw:points="0,0">
          <text:p/>
        </draw:polygon>
        <draw:polygon draw:style-name="gr6" draw:text-style-name="P3" draw:layer="layout" svg:width="0.176cm" svg:height="0.16cm" svg:x="2.284cm" svg:y="18.638cm" svg:viewBox="0 0 177 161" draw:points="45,0 0,40 177,161 157,77">
          <text:p/>
        </draw:polygon>
        <draw:polygon draw:style-name="gr7" draw:text-style-name="P1" draw:layer="layout" svg:width="0cm" svg:height="0cm" svg:x="2.396cm" svg:y="18.492cm" svg:viewBox="0 0 0 0" draw:points="0,0">
          <text:p/>
        </draw:polygon>
        <draw:path draw:style-name="gr6" draw:text-style-name="P3" draw:layer="layout" svg:width="0.109cm" svg:height="0.102cm" svg:x="1.68cm" svg:y="19.223cm" svg:viewBox="0 0 110 103" svg:d="M104 65c8-18 8-36-3-49-16-21-50-21-75 0-26 20-34 52-18 72 8 10 20 15 34 15 4 0 9 0 13-1 20-5 38-19 49-37z">
          <text:p/>
        </draw:path>
        <draw:polygon draw:style-name="gr7" draw:text-style-name="P1" draw:layer="layout" svg:width="0cm" svg:height="0cm" svg:x="2.396cm" svg:y="18.492cm" svg:viewBox="0 0 0 0" draw:points="0,0">
          <text:p/>
        </draw:polygon>
        <draw:path draw:style-name="gr6" draw:text-style-name="P3" draw:layer="layout" svg:width="0.108cm" svg:height="0.102cm" svg:x="1.503cm" svg:y="18.565cm" svg:viewBox="0 0 109 103" svg:d="M103 65c9-19 8-38-2-50-16-20-50-20-76 0-25 20-33 53-17 73 7 10 20 15 34 15 4 0 8 0 13-1 21-5 39-19 48-37z">
          <text:p/>
        </draw:path>
        <draw:polygon draw:style-name="gr7" draw:text-style-name="P1" draw:layer="layout" svg:width="0cm" svg:height="0cm" svg:x="2.396cm" svg:y="18.492cm" svg:viewBox="0 0 0 0" draw:points="0,0">
          <text:p/>
        </draw:polygon>
        <draw:path draw:style-name="gr6" draw:text-style-name="P3" draw:layer="layout" svg:width="0.108cm" svg:height="0.102cm" svg:x="2.355cm" svg:y="19.223cm" svg:viewBox="0 0 109 103" svg:d="M103 65c9-18 8-36-2-49-16-21-50-21-76 0-25 20-33 52-17 72 7 10 19 15 33 15 5 0 9 0 14-1 21-5 39-19 48-37z">
          <text:p/>
        </draw:path>
        <draw:polygon draw:style-name="gr7" draw:text-style-name="P1" draw:layer="layout" svg:width="0cm" svg:height="0cm" svg:x="2.396cm" svg:y="18.492cm" svg:viewBox="0 0 0 0" draw:points="0,0">
          <text:p/>
        </draw:polygon>
        <draw:path draw:style-name="gr6" draw:text-style-name="P3" draw:layer="layout" svg:width="0.108cm" svg:height="0.102cm" svg:x="2.852cm" svg:y="18.565cm" svg:viewBox="0 0 109 103" svg:d="M103 65c9-19 8-38-2-50-16-20-49-20-75 0s-34 53-18 73c8 10 20 15 34 15 5 0 9 0 14-1 20-5 38-19 47-37z">
          <text:p/>
        </draw:path>
        <draw:polygon draw:style-name="gr7" draw:text-style-name="P1" draw:layer="layout" svg:width="0cm" svg:height="0cm" svg:x="2.396cm" svg:y="18.492cm" svg:viewBox="0 0 0 0" draw:points="0,0">
          <text:p/>
        </draw:polygon>
        <draw:path draw:style-name="gr6" draw:text-style-name="P3" draw:layer="layout" svg:width="0.108cm" svg:height="0.103cm" svg:x="2.177cm" svg:y="18.479cm" svg:viewBox="0 0 109 104" svg:d="M42 104c22 0 44-12 57-32 13-19 13-42 2-57-16-20-49-20-76 0-25 22-33 54-17 74 7 10 19 15 34 15z">
          <text:p/>
        </draw:path>
        <draw:polygon draw:style-name="gr7" draw:text-style-name="P1" draw:layer="layout" svg:width="0cm" svg:height="0cm" svg:x="2.396cm" svg:y="18.492cm" svg:viewBox="0 0 0 0" draw:points="0,0">
          <text:p/>
        </draw:polygon>
        <draw:path draw:style-name="gr6" draw:text-style-name="P3" draw:layer="layout" svg:width="0.109cm" svg:height="0.102cm" svg:x="1.68cm" svg:y="19.223cm" svg:viewBox="0 0 110 103" svg:d="M104 65c8-18 8-36-3-49-16-21-50-21-75 0-26 20-34 52-18 72 8 10 20 15 34 15 4 0 9 0 13-1 10-18 28-33 49-37z">
          <text:p/>
        </draw:path>
        <draw:polygon draw:style-name="gr7" draw:text-style-name="P1" draw:layer="layout" svg:width="0cm" svg:height="0cm" svg:x="2.396cm" svg:y="18.492cm" svg:viewBox="0 0 0 0" draw:points="0,0">
          <text:p/>
        </draw:polygon>
        <draw:path draw:style-name="gr6" draw:text-style-name="P3" draw:layer="layout" svg:width="0.108cm" svg:height="0.102cm" svg:x="2.355cm" svg:y="19.223cm" svg:viewBox="0 0 109 103" svg:d="M103 65c9-18 8-36-2-49-16-21-50-21-76 0-25 20-33 52-17 72 7 10 19 15 33 15 5 0 9 0 14-1 9-18 28-33 48-37z">
          <text:p/>
        </draw:path>
        <draw:polygon draw:style-name="gr7" draw:text-style-name="P1" draw:layer="layout" svg:width="0cm" svg:height="0cm" svg:x="2.396cm" svg:y="18.492cm" svg:viewBox="0 0 0 0" draw:points="0,0">
          <text:p/>
        </draw:polygon>
        <draw:path draw:style-name="gr6" draw:text-style-name="P3" draw:layer="layout" svg:width="0.108cm" svg:height="0.102cm" svg:x="2.852cm" svg:y="18.565cm" svg:viewBox="0 0 109 103" svg:d="M103 65c9-19 8-38-2-50-16-20-49-20-75 0s-34 53-18 73c8 10 20 15 34 15 5 0 9 0 14-1 9-19 27-33 47-37z">
          <text:p/>
        </draw:path>
        <draw:polygon draw:style-name="gr7" draw:text-style-name="P1" draw:layer="layout" svg:width="0cm" svg:height="0cm" svg:x="2.396cm" svg:y="18.492cm" svg:viewBox="0 0 0 0" draw:points="0,0">
          <text:p/>
        </draw:polygon>
        <draw:path draw:style-name="gr6" draw:text-style-name="P3" draw:layer="layout" svg:width="0.108cm" svg:height="0.102cm" svg:x="1.503cm" svg:y="18.565cm" svg:viewBox="0 0 109 103" svg:d="M103 65c9-19 8-38-2-50-16-20-50-20-76 0-25 20-33 53-17 73 7 10 20 15 34 15 4 0 8 0 13-1 10-19 28-33 48-37z">
          <text:p/>
        </draw:path>
        <draw:polygon draw:style-name="gr7" draw:text-style-name="P1" draw:layer="layout" svg:width="0cm" svg:height="0cm" svg:x="2.396cm" svg:y="18.492cm" svg:viewBox="0 0 0 0" draw:points="0,0">
          <text:p/>
        </draw:polygon>
        <draw:polygon draw:style-name="gr6" draw:text-style-name="P3" draw:layer="layout" svg:width="0.157cm" svg:height="0.068cm" svg:x="2.193cm" svg:y="18.299cm" svg:viewBox="0 0 158 69" draw:points="158,69 105,0 36,0 0,69">
          <text:p/>
        </draw:polygon>
        <draw:polygon draw:style-name="gr7" draw:text-style-name="P1" draw:layer="layout" svg:width="0cm" svg:height="0cm" svg:x="2.396cm" svg:y="18.492cm" svg:viewBox="0 0 0 0" draw:points="0,0">
          <text:p/>
        </draw:polygon>
        <draw:polygon draw:style-name="gr6" draw:text-style-name="P3" draw:layer="layout" svg:width="0.094cm" svg:height="0.109cm" svg:x="2.229cm" svg:y="18.19cm" svg:viewBox="0 0 95 110" draw:points="68,110 95,0 27,0 0,110">
          <text:p/>
        </draw:polygon>
        <draw:polygon draw:style-name="gr7" draw:text-style-name="P1" draw:layer="layout" svg:width="0cm" svg:height="0cm" svg:x="2.396cm" svg:y="18.492cm" svg:viewBox="0 0 0 0" draw:points="0,0">
          <text:p/>
        </draw:polygon>
        <draw:polygon draw:style-name="gr6" draw:text-style-name="P3" draw:layer="layout" svg:width="0.13cm" svg:height="0.185cm" svg:x="2.649cm" svg:y="17.597cm" svg:viewBox="0 0 131 186" draw:points="0,186 110,83 131,0 20,104">
          <text:p/>
        </draw:polygon>
        <draw:polygon draw:style-name="gr7" draw:text-style-name="P1" draw:layer="layout" svg:width="0cm" svg:height="0cm" svg:x="2.396cm" svg:y="18.492cm" svg:viewBox="0 0 0 0" draw:points="0,0">
          <text:p/>
        </draw:polygon>
        <draw:polygon draw:style-name="gr6" draw:text-style-name="P3" draw:layer="layout" svg:width="0.196cm" svg:height="0.122cm" svg:x="2.361cm" svg:y="18.564cm" svg:viewBox="0 0 197 123" draw:points="197,123 113,113 0,37 18,0">
          <text:p/>
        </draw:polygon>
        <draw:polygon draw:style-name="gr7" draw:text-style-name="P1" draw:layer="layout" svg:width="0cm" svg:height="0cm" svg:x="2.396cm" svg:y="18.492cm" svg:viewBox="0 0 0 0" draw:points="0,0">
          <text:p/>
        </draw:polygon>
        <draw:polygon draw:style-name="gr6" draw:text-style-name="P3" draw:layer="layout" svg:width="0.117cm" svg:height="0.122cm" svg:x="2.44cm" svg:y="18.676cm" svg:viewBox="0 0 118 123" draw:points="20,123 118,10 33,0 0,39">
          <text:p/>
        </draw:polygon>
        <draw:polygon draw:style-name="gr7" draw:text-style-name="P1" draw:layer="layout" svg:width="0cm" svg:height="0cm" svg:x="2.396cm" svg:y="18.492cm" svg:viewBox="0 0 0 0" draw:points="0,0">
          <text:p/>
        </draw:polygon>
        <draw:path draw:style-name="gr6" draw:text-style-name="P3" draw:layer="layout" svg:width="0.109cm" svg:height="0.09cm" svg:x="2.223cm" svg:y="18.05cm" svg:viewBox="0 0 110 91" svg:d="M47 91c7-13 14-19 22-24 5-3 10-5 16-7 5-2 12-4 22-5 5-15 3-30-5-40-17-20-51-20-76 0-26 20-33 52-18 73 1 1 2 2 3 3h36l-38-2z">
          <text:p/>
        </draw:path>
        <draw:polygon draw:style-name="gr7" draw:text-style-name="P1" draw:layer="layout" svg:width="0cm" svg:height="0cm" svg:x="2.396cm" svg:y="18.492cm" svg:viewBox="0 0 0 0" draw:points="0,0">
          <text:p/>
        </draw:polygon>
        <draw:path draw:style-name="gr6" draw:text-style-name="P3" draw:layer="layout" svg:width="0.07cm" svg:height="0.384cm" svg:x="3.277cm" svg:y="18.056cm" svg:viewBox="0 0 71 385" svg:d="M15 385c19-18 34-50 44-90 13-52 16-114 7-170s-27-102-51-125c-4 2-9 6-15 10 24 22 41 65 49 118s6 112-6 161c-9 38-24 69-43 86 6 4 11 8 15 10z">
          <text:p/>
        </draw:path>
        <draw:polygon draw:style-name="gr7" draw:text-style-name="P1" draw:layer="layout" svg:width="0cm" svg:height="0cm" svg:x="2.396cm" svg:y="18.492cm" svg:viewBox="0 0 0 0" draw:points="0,0">
          <text:p/>
        </draw:polygon>
        <draw:polygon draw:style-name="gr6" draw:text-style-name="P3" draw:layer="layout" svg:width="0.162cm" svg:height="0.114cm" svg:x="1.87cm" svg:y="18.6cm" svg:viewBox="0 0 163 115" draw:points="149,0 163,38 14,115 0,76">
          <text:p/>
        </draw:polygon>
        <draw:polygon draw:style-name="gr7" draw:text-style-name="P1" draw:layer="layout" svg:width="0cm" svg:height="0cm" svg:x="2.396cm" svg:y="18.492cm" svg:viewBox="0 0 0 0" draw:points="0,0">
          <text:p/>
        </draw:polygon>
        <draw:polygon draw:style-name="gr6" draw:text-style-name="P3" draw:layer="layout" svg:width="0.144cm" svg:height="0.114cm" svg:x="2.329cm" svg:y="18.6cm" svg:viewBox="0 0 145 115" draw:points="0,38 112,115 145,76 33,0">
          <text:p/>
        </draw:polygon>
        <draw:polygon draw:style-name="gr7" draw:text-style-name="P1" draw:layer="layout" svg:width="0cm" svg:height="0cm" svg:x="2.396cm" svg:y="18.492cm" svg:viewBox="0 0 0 0" draw:points="0,0">
          <text:p/>
        </draw:polygon>
        <draw:path draw:style-name="gr6" draw:text-style-name="P3" draw:layer="layout" svg:width="0.092cm" svg:height="0.088cm" svg:x="1.894cm" svg:y="18.459cm" svg:viewBox="0 0 93 89" svg:d="M86 61c10-17 10-36 1-48-15-17-43-17-65 0-22 18-28 46-15 63 6 8 17 13 29 13 5 0 11-1 16-3 13-4 25-14 34-25z">
          <text:p/>
        </draw:path>
        <draw:polygon draw:style-name="gr7" draw:text-style-name="P1" draw:layer="layout" svg:width="0cm" svg:height="0cm" svg:x="2.396cm" svg:y="18.492cm" svg:viewBox="0 0 0 0" draw:points="0,0">
          <text:p/>
        </draw:polygon>
        <draw:path draw:style-name="gr6" draw:text-style-name="P3" draw:layer="layout" svg:width="0.093cm" svg:height="0.088cm" svg:x="2.569cm" svg:y="18.459cm" svg:viewBox="0 0 94 89" svg:d="M86 61c10-17 11-36 1-48-13-17-43-17-65 0-21 18-28 46-15 63 7 8 17 13 29 13 6 0 11-1 17-3 14-4 26-14 33-25z">
          <text:p/>
        </draw:path>
        <draw:polygon draw:style-name="gr7" draw:text-style-name="P1" draw:layer="layout" svg:width="0cm" svg:height="0cm" svg:x="2.396cm" svg:y="18.492cm" svg:viewBox="0 0 0 0" draw:points="0,0">
          <text:p/>
        </draw:polygon>
        <draw:path draw:style-name="gr6" draw:text-style-name="P3" draw:layer="layout" svg:width="0.093cm" svg:height="0.088cm" svg:x="2.569cm" svg:y="18.459cm" svg:viewBox="0 0 94 89" svg:d="M86 61c10-17 11-36 1-48-13-17-43-17-65 0-21 18-28 46-15 63 7 8 17 13 29 13 6 0 11-1 17-3 8-12 20-21 33-25z">
          <text:p/>
        </draw:path>
        <draw:polygon draw:style-name="gr7" draw:text-style-name="P1" draw:layer="layout" svg:width="0cm" svg:height="0cm" svg:x="2.396cm" svg:y="18.492cm" svg:viewBox="0 0 0 0" draw:points="0,0">
          <text:p/>
        </draw:polygon>
        <draw:path draw:style-name="gr6" draw:text-style-name="P3" draw:layer="layout" svg:width="0.092cm" svg:height="0.088cm" svg:x="1.894cm" svg:y="18.459cm" svg:viewBox="0 0 93 89" svg:d="M86 61c10-17 10-36 1-48-15-17-43-17-65 0-22 18-28 46-15 63 6 8 17 13 29 13 5 0 11-1 16-3 8-12 19-21 34-25z">
          <text:p/>
        </draw:path>
        <draw:polygon draw:style-name="gr7" draw:text-style-name="P1" draw:layer="layout" svg:width="0cm" svg:height="0cm" svg:x="2.396cm" svg:y="18.492cm" svg:viewBox="0 0 0 0" draw:points="0,0">
          <text:p/>
        </draw:polygon>
        <draw:polygon draw:style-name="gr6" draw:text-style-name="P3" draw:layer="layout" svg:width="0.089cm" svg:height="0.114cm" svg:x="2.019cm" svg:y="18.564cm" svg:viewBox="0 0 90 115" draw:points="49,0 90,115 13,75 0,37">
          <text:p/>
        </draw:polygon>
        <draw:polygon draw:style-name="gr7" draw:text-style-name="P1" draw:layer="layout" svg:width="0cm" svg:height="0cm" svg:x="2.396cm" svg:y="18.492cm" svg:viewBox="0 0 0 0" draw:points="0,0">
          <text:p/>
        </draw:polygon>
        <draw:path draw:style-name="gr6" draw:text-style-name="P3" draw:layer="layout" svg:width="0.063cm" svg:height="0.388cm" svg:x="3.291cm" svg:y="18.054cm" svg:viewBox="0 0 64 389" svg:d="M0 387c1 1 2 1 3 2 10-5 19-13 28-24 8-17 15-38 21-60 22-93 14-210-21-281-9-11-18-19-28-24-1 1-2 1-3 2 24 23 43 69 52 125 8 56 5 117-7 169-10 41-26 73-45 91z">
          <text:p/>
        </draw:path>
        <draw:polygon draw:style-name="gr7" draw:text-style-name="P1" draw:layer="layout" svg:width="0cm" svg:height="0cm" svg:x="2.396cm" svg:y="18.492cm" svg:viewBox="0 0 0 0" draw:points="0,0">
          <text:p/>
        </draw:polygon>
        <draw:path draw:style-name="gr6" draw:text-style-name="P3" draw:layer="layout" svg:width="0.098cm" svg:height="0.048cm" svg:x="2.779cm" svg:y="17.713cm" svg:viewBox="0 0 99 49" svg:d="M30 0c16 0 34 4 48 12 15 7 22 17 21 25-3 11-28 16-55 9-27-6-46-21-44-34 2-8 14-12 30-12z">
          <text:p/>
        </draw:path>
        <draw:polygon draw:style-name="gr7" draw:text-style-name="P1" draw:layer="layout" svg:width="0cm" svg:height="0cm" svg:x="2.396cm" svg:y="18.492cm" svg:viewBox="0 0 0 0" draw:points="0,0">
          <text:p/>
        </draw:polygon>
        <draw:path draw:style-name="gr6" draw:text-style-name="P3" draw:layer="layout" svg:width="0.098cm" svg:height="0.048cm" svg:x="1.7cm" svg:y="17.713cm" svg:viewBox="0 0 99 49" svg:d="M30 0c16 0 34 4 48 12 14 7 22 17 21 25-3 11-28 16-55 9-27-6-46-21-44-34 2-8 14-12 30-12z">
          <text:p/>
        </draw:path>
        <draw:polygon draw:style-name="gr7" draw:text-style-name="P1" draw:layer="layout" svg:width="0cm" svg:height="0cm" svg:x="2.396cm" svg:y="18.492cm" svg:viewBox="0 0 0 0" draw:points="0,0">
          <text:p/>
        </draw:polygon>
        <draw:polygon draw:style-name="gr6" draw:text-style-name="P3" draw:layer="layout" svg:width="0.053cm" svg:height="0.122cm" svg:x="1.831cm" svg:y="18.676cm" svg:viewBox="0 0 54 123" draw:points="0,10 43,123 54,39 40,0">
          <text:p/>
        </draw:polygon>
        <draw:polygon draw:style-name="gr7" draw:text-style-name="P1" draw:layer="layout" svg:width="0cm" svg:height="0cm" svg:x="2.396cm" svg:y="18.492cm" svg:viewBox="0 0 0 0" draw:points="0,0">
          <text:p/>
        </draw:polygon>
        <draw:polygon draw:style-name="gr6" draw:text-style-name="P3" draw:layer="layout" svg:width="0.063cm" svg:height="0.197cm" svg:x="2.193cm" svg:y="18.17cm" svg:viewBox="0 0 64 198" draw:points="48,0 64,20 37,129 0,198">
          <text:p/>
        </draw:polygon>
        <draw:polygon draw:style-name="gr7" draw:text-style-name="P1" draw:layer="layout" svg:width="0cm" svg:height="0cm" svg:x="2.396cm" svg:y="18.492cm" svg:viewBox="0 0 0 0" draw:points="0,0">
          <text:p/>
        </draw:polygon>
        <draw:polygon draw:style-name="gr6" draw:text-style-name="P3" draw:layer="layout" svg:width="0.075cm" svg:height="0.073cm" svg:x="3.449cm" svg:y="18.164cm" svg:viewBox="0 0 76 74" draw:points="76,74 18,0 0,74">
          <text:p/>
        </draw:polygon>
        <draw:polygon draw:style-name="gr7" draw:text-style-name="P1" draw:layer="layout" svg:width="0cm" svg:height="0cm" svg:x="2.396cm" svg:y="18.492cm" svg:viewBox="0 0 0 0" draw:points="0,0">
          <text:p/>
        </draw:polygon>
        <draw:polygon draw:style-name="gr6" draw:text-style-name="P3" draw:layer="layout" svg:width="0.091cm" svg:height="0.068cm" svg:x="3.089cm" svg:y="18.582cm" svg:viewBox="0 0 92 69" draw:points="92,0 16,0 0,69">
          <text:p/>
        </draw:polygon>
        <draw:polygon draw:style-name="gr7" draw:text-style-name="P1" draw:layer="layout" svg:width="0cm" svg:height="0cm" svg:x="2.396cm" svg:y="18.492cm" svg:viewBox="0 0 0 0" draw:points="0,0">
          <text:p/>
        </draw:polygon>
        <draw:path draw:style-name="gr6" draw:text-style-name="P3" draw:layer="layout" svg:width="0.042cm" svg:height="0.34cm" svg:x="3.321cm" svg:y="18.078cm" svg:viewBox="0 0 43 341" svg:d="M0 341c13-18 25-44 33-74 22-93 8-212-33-267 36 72 44 189 22 282-7 22-14 42-22 59z">
          <text:p/>
        </draw:path>
        <draw:polygon draw:style-name="gr7" draw:text-style-name="P1" draw:layer="layout" svg:width="0cm" svg:height="0cm" svg:x="2.396cm" svg:y="18.492cm" svg:viewBox="0 0 0 0" draw:points="0,0">
          <text:p/>
        </draw:polygon>
        <draw:polygon draw:style-name="gr6" draw:text-style-name="P3" draw:layer="layout" svg:width="0.158cm" svg:height="0.02cm" svg:x="2.24cm" svg:y="18.17cm" svg:viewBox="0 0 159 21" draw:points="159,0 84,21 16,21 0,0">
          <text:p/>
        </draw:polygon>
        <draw:polygon draw:style-name="gr7" draw:text-style-name="P1" draw:layer="layout" svg:width="0cm" svg:height="0cm" svg:x="2.396cm" svg:y="18.492cm" svg:viewBox="0 0 0 0" draw:points="0,0">
          <text:p/>
        </draw:polygon>
        <draw:polygon draw:style-name="gr6" draw:text-style-name="P3" draw:layer="layout" svg:width="0.237cm" svg:height="0.122cm" svg:x="1.831cm" svg:y="18.564cm" svg:viewBox="0 0 238 123" draw:points="238,0 189,37 39,113 0,123">
          <text:p/>
        </draw:polygon>
        <draw:polygon draw:style-name="gr7" draw:text-style-name="P1" draw:layer="layout" svg:width="0cm" svg:height="0cm" svg:x="2.396cm" svg:y="18.492cm" svg:viewBox="0 0 0 0" draw:points="0,0">
          <text:p/>
        </draw:polygon>
        <draw:polygon draw:style-name="gr6" draw:text-style-name="P3" draw:layer="layout" svg:width="0.054cm" svg:height="0.053cm" svg:x="3.37cm" svg:y="18.512cm" svg:viewBox="0 0 55 54" draw:points="14,0 55,54 0,54">
          <text:p/>
        </draw:polygon>
        <draw:polygon draw:style-name="gr7" draw:text-style-name="P1" draw:layer="layout" svg:width="0cm" svg:height="0cm" svg:x="2.396cm" svg:y="18.492cm" svg:viewBox="0 0 0 0" draw:points="0,0">
          <text:p/>
        </draw:polygon>
        <draw:path draw:style-name="gr6" draw:text-style-name="P3" draw:layer="layout" svg:width="0.059cm" svg:height="0.036cm" svg:x="2.27cm" svg:y="18.105cm" svg:viewBox="0 0 60 37" svg:d="M34 37c12-10 22-22 26-37-9 2-16 4-21 6-6 2-11 4-16 7-8 5-15 11-23 24z">
          <text:p/>
        </draw:path>
        <draw:polygon draw:style-name="gr7" draw:text-style-name="P1" draw:layer="layout" svg:width="0cm" svg:height="0cm" svg:x="2.396cm" svg:y="18.492cm" svg:viewBox="0 0 0 0" draw:points="0,0">
          <text:p/>
        </draw:polygon>
        <draw:polygon draw:style-name="gr6" draw:text-style-name="P3" draw:layer="layout" svg:width="0.095cm" svg:height="0.114cm" svg:x="2.284cm" svg:y="18.564cm" svg:viewBox="0 0 96 115" draw:points="46,75 0,115 96,0 78,37">
          <text:p/>
        </draw:polygon>
        <draw:polygon draw:style-name="gr7" draw:text-style-name="P1" draw:layer="layout" svg:width="0cm" svg:height="0cm" svg:x="2.396cm" svg:y="18.492cm" svg:viewBox="0 0 0 0" draw:points="0,0">
          <text:p/>
        </draw:polygon>
        <draw:path draw:style-name="gr6" draw:text-style-name="P3" draw:layer="layout" svg:width="0.047cm" svg:height="0.037cm" svg:x="1.558cm" svg:y="18.629cm" svg:viewBox="0 0 48 38" svg:d="M0 38c21-5 39-19 48-38-20 5-39 19-48 38z">
          <text:p/>
        </draw:path>
        <draw:polygon draw:style-name="gr7" draw:text-style-name="P1" draw:layer="layout" svg:width="0cm" svg:height="0cm" svg:x="2.396cm" svg:y="18.492cm" svg:viewBox="0 0 0 0" draw:points="0,0">
          <text:p/>
        </draw:polygon>
        <draw:path draw:style-name="gr6" draw:text-style-name="P3" draw:layer="layout" svg:width="0.047cm" svg:height="0.037cm" svg:x="2.41cm" svg:y="19.287cm" svg:viewBox="0 0 48 38" svg:d="M0 38c21-5 39-19 48-38-20 4-39 20-48 38z">
          <text:p/>
        </draw:path>
        <draw:polygon draw:style-name="gr7" draw:text-style-name="P1" draw:layer="layout" svg:width="0cm" svg:height="0cm" svg:x="2.396cm" svg:y="18.492cm" svg:viewBox="0 0 0 0" draw:points="0,0">
          <text:p/>
        </draw:polygon>
        <draw:path draw:style-name="gr6" draw:text-style-name="P3" draw:layer="layout" svg:width="0.047cm" svg:height="0.037cm" svg:x="2.907cm" svg:y="18.629cm" svg:viewBox="0 0 48 38" svg:d="M0 38c20-5 39-19 48-38-21 5-39 19-48 38z">
          <text:p/>
        </draw:path>
        <draw:polygon draw:style-name="gr7" draw:text-style-name="P1" draw:layer="layout" svg:width="0cm" svg:height="0cm" svg:x="2.396cm" svg:y="18.492cm" svg:viewBox="0 0 0 0" draw:points="0,0">
          <text:p/>
        </draw:polygon>
        <draw:path draw:style-name="gr6" draw:text-style-name="P3" draw:layer="layout" svg:width="0.048cm" svg:height="0.037cm" svg:x="1.735cm" svg:y="19.287cm" svg:viewBox="0 0 49 38" svg:d="M0 38c20-5 39-19 49-38-20 4-39 20-49 38z">
          <text:p/>
        </draw:path>
        <draw:polygon draw:style-name="gr7" draw:text-style-name="P1" draw:layer="layout" svg:width="0cm" svg:height="0cm" svg:x="2.396cm" svg:y="18.492cm" svg:viewBox="0 0 0 0" draw:points="0,0">
          <text:p/>
        </draw:polygon>
        <draw:polygon draw:style-name="gr6" draw:text-style-name="P3" draw:layer="layout" svg:width="0.041cm" svg:height="0.056cm" svg:x="3.384cm" svg:y="18.504cm" svg:viewBox="0 0 42 57" draw:points="2,0 0,5 42,57 2,0 0,5 42,57">
          <text:p/>
        </draw:polygon>
        <draw:polygon draw:style-name="gr7" draw:text-style-name="P1" draw:layer="layout" svg:width="0cm" svg:height="0cm" svg:x="2.396cm" svg:y="18.492cm" svg:viewBox="0 0 0 0" draw:points="0,0">
          <text:p/>
        </draw:polygon>
        <draw:polygon draw:style-name="gr6" draw:text-style-name="P3" draw:layer="layout" svg:width="0.042cm" svg:height="0.016cm" svg:x="3.324cm" svg:y="18.564cm" svg:viewBox="0 0 43 17" draw:points="43,16 0,17 43,16 31,0 0,17">
          <text:p/>
        </draw:polygon>
        <draw:polygon draw:style-name="gr7" draw:text-style-name="P1" draw:layer="layout" svg:width="0cm" svg:height="0cm" svg:x="2.396cm" svg:y="18.492cm" svg:viewBox="0 0 0 0" draw:points="0,0">
          <text:p/>
        </draw:polygon>
        <draw:path draw:style-name="gr6" draw:text-style-name="P3" draw:layer="layout" svg:width="0.033cm" svg:height="0.025cm" svg:x="1.946cm" svg:y="18.519cm" svg:viewBox="0 0 34 26" svg:d="M0 26c13-4 26-15 34-26-15 4-26 13-34 26z">
          <text:p/>
        </draw:path>
        <draw:polygon draw:style-name="gr7" draw:text-style-name="P1" draw:layer="layout" svg:width="0cm" svg:height="0cm" svg:x="2.396cm" svg:y="18.492cm" svg:viewBox="0 0 0 0" draw:points="0,0">
          <text:p/>
        </draw:polygon>
        <draw:path draw:style-name="gr6" draw:text-style-name="P3" draw:layer="layout" svg:width="0.032cm" svg:height="0.025cm" svg:x="2.621cm" svg:y="18.519cm" svg:viewBox="0 0 33 26" svg:d="M0 26c13-4 26-15 33-26-13 4-26 13-33 26z">
          <text:p/>
        </draw:path>
        <draw:polygon draw:style-name="gr7" draw:text-style-name="P1" draw:layer="layout" svg:width="0cm" svg:height="0cm" svg:x="2.396cm" svg:y="18.492cm" svg:viewBox="0 0 0 0" draw:points="0,0">
          <text:p/>
        </draw:polygon>
        <draw:polygon draw:style-name="gr6" draw:text-style-name="P3" draw:layer="layout" svg:width="0.235cm" svg:height="0.12cm" svg:x="1.873cm" svg:y="18.678cm" svg:viewBox="0 0 236 121" draw:points="0,121 236,0">
          <text:p/>
        </draw:polygon>
        <draw:polygon draw:style-name="gr7" draw:text-style-name="P1" draw:layer="layout" svg:width="0cm" svg:height="0cm" svg:x="2.396cm" svg:y="18.492cm" svg:viewBox="0 0 0 0" draw:points="0,0">
          <text:p/>
        </draw:polygon>
        <draw:polygon draw:style-name="gr6" draw:text-style-name="P3" draw:layer="layout" svg:width="0.048cm" svg:height="0.197cm" svg:x="2.35cm" svg:y="18.17cm" svg:viewBox="0 0 49 198" draw:points="0,198 49,0">
          <text:p/>
        </draw:polygon>
        <draw:polygon draw:style-name="gr7" draw:text-style-name="P1" draw:layer="layout" svg:width="0cm" svg:height="0cm" svg:x="2.396cm" svg:y="18.492cm" svg:viewBox="0 0 0 0" draw:points="0,0">
          <text:p/>
        </draw:polygon>
        <draw:polygon draw:style-name="gr6" draw:text-style-name="P3" draw:layer="layout" svg:width="0.097cm" svg:height="0.112cm" svg:x="2.46cm" svg:y="18.686cm" svg:viewBox="0 0 98 113" draw:points="0,113 98,0">
          <text:p/>
        </draw:polygon>
        <draw:polygon draw:style-name="gr7" draw:text-style-name="P1" draw:layer="layout" svg:width="0cm" svg:height="0cm" svg:x="2.396cm" svg:y="18.492cm" svg:viewBox="0 0 0 0" draw:points="0,0">
          <text:p/>
        </draw:polygon>
        <draw:polygon draw:style-name="gr6" draw:text-style-name="P3" draw:layer="layout" svg:width="0.156cm" svg:height="0cm" svg:x="2.193cm" svg:y="18.367cm" svg:viewBox="0 0 157 0" draw:points="157,0 0,0">
          <text:p/>
        </draw:polygon>
        <draw:polygon draw:style-name="gr7" draw:text-style-name="P1" draw:layer="layout" svg:width="0cm" svg:height="0cm" svg:x="2.396cm" svg:y="18.492cm" svg:viewBox="0 0 0 0" draw:points="0,0">
          <text:p/>
        </draw:polygon>
        <draw:polygon draw:style-name="gr6" draw:text-style-name="P3" draw:layer="layout" svg:width="0.176cm" svg:height="0.12cm" svg:x="2.284cm" svg:y="18.678cm" svg:viewBox="0 0 177 121" draw:points="0,0 177,121">
          <text:p/>
        </draw:polygon>
        <draw:polygon draw:style-name="gr7" draw:text-style-name="P1" draw:layer="layout" svg:width="0cm" svg:height="0cm" svg:x="2.396cm" svg:y="18.492cm" svg:viewBox="0 0 0 0" draw:points="0,0">
          <text:p/>
        </draw:polygon>
        <draw:line draw:style-name="gr8" draw:text-style-name="P1" draw:layer="layout" svg:x1="1.577cm" svg:y1="17.597cm" svg:x2="1.796cm" svg:y2="17.597cm">
          <text:p/>
        </draw:line>
        <draw:line draw:style-name="gr8" draw:text-style-name="P1" draw:layer="layout" svg:x1="2.069cm" svg:y1="17.701cm" svg:x2="1.796cm" svg:y2="17.597cm">
          <text:p/>
        </draw:line>
        <draw:line draw:style-name="gr8" draw:text-style-name="P1" draw:layer="layout" svg:x1="2.669cm" svg:y1="17.7cm" svg:x2="2.068cm" svg:y2="17.7cm">
          <text:p/>
        </draw:line>
        <draw:line draw:style-name="gr8" draw:text-style-name="P1" draw:layer="layout" svg:x1="3.161cm" svg:y1="17.597cm" svg:x2="3.253cm" svg:y2="17.713cm">
          <text:p/>
        </draw:line>
        <draw:line draw:style-name="gr8" draw:text-style-name="P1" draw:layer="layout" svg:x1="2.78cm" svg:y1="17.597cm" svg:x2="2.669cm" svg:y2="17.701cm">
          <text:p/>
        </draw:line>
        <draw:line draw:style-name="gr8" draw:text-style-name="P1" draw:layer="layout" svg:x1="2.779cm" svg:y1="17.597cm" svg:x2="3.161cm" svg:y2="17.597cm">
          <text:p/>
        </draw:line>
        <draw:line draw:style-name="gr8" draw:text-style-name="P1" draw:layer="layout" svg:x1="1.557cm" svg:y1="17.68cm" svg:x2="1.578cm" svg:y2="17.597cm">
          <text:p/>
        </draw:line>
        <draw:line draw:style-name="gr8" draw:text-style-name="P1" draw:layer="layout" svg:x1="1.557cm" svg:y1="17.679cm" svg:x2="1.639cm" svg:y2="17.783cm">
          <text:p/>
        </draw:line>
        <draw:line draw:style-name="gr8" draw:text-style-name="P1" draw:layer="layout" svg:x1="1.639cm" svg:y1="17.782cm" svg:x2="1.345cm" svg:y2="18.99cm">
          <text:p/>
        </draw:line>
        <draw:line draw:style-name="gr8" draw:text-style-name="P1" draw:layer="layout" svg:x1="1.174cm" svg:y1="19.258cm" svg:x2="1.245cm" svg:y2="18.968cm">
          <text:p/>
        </draw:line>
        <draw:line draw:style-name="gr8" draw:text-style-name="P1" draw:layer="layout" svg:x1="1.314cm" svg:y1="19.436cm" svg:x2="1.174cm" svg:y2="19.257cm">
          <text:p/>
        </draw:line>
        <draw:line draw:style-name="gr8" draw:text-style-name="P1" draw:layer="layout" svg:x1="1.776cm" svg:y1="17.68cm" svg:x2="1.798cm" svg:y2="17.597cm">
          <text:p/>
        </draw:line>
        <draw:line draw:style-name="gr8" draw:text-style-name="P1" draw:layer="layout" svg:x1="1.776cm" svg:y1="17.679cm" svg:x2="1.557cm" svg:y2="17.679cm">
          <text:p/>
        </draw:line>
        <draw:line draw:style-name="gr8" draw:text-style-name="P1" draw:layer="layout" svg:x1="1.776cm" svg:y1="17.679cm" svg:x2="2.049cm" svg:y2="17.783cm">
          <text:p/>
        </draw:line>
        <draw:line draw:style-name="gr8" draw:text-style-name="P1" draw:layer="layout" svg:x1="2.048cm" svg:y1="17.783cm" svg:x2="2.069cm" svg:y2="17.7cm">
          <text:p/>
        </draw:line>
        <draw:line draw:style-name="gr8" draw:text-style-name="P1" draw:layer="layout" svg:x1="3.253cm" svg:y1="17.712cm" svg:x2="3.234cm" svg:y2="17.79cm">
          <text:p/>
        </draw:line>
        <draw:line draw:style-name="gr8" draw:text-style-name="P1" draw:layer="layout" svg:x1="2.649cm" svg:y1="17.782cm" svg:x2="2.048cm" svg:y2="17.782cm">
          <text:p/>
        </draw:line>
        <draw:line draw:style-name="gr8" draw:text-style-name="P1" draw:layer="layout" svg:x1="2.649cm" svg:y1="17.783cm" svg:x2="2.67cm" svg:y2="17.7cm">
          <text:p/>
        </draw:line>
        <draw:line draw:style-name="gr8" draw:text-style-name="P1" draw:layer="layout" svg:x1="3.471cm" svg:y1="17.99cm" svg:x2="3.816cm" svg:y2="18.429cm">
          <text:p/>
        </draw:line>
        <draw:line draw:style-name="gr8" draw:text-style-name="P1" draw:layer="layout" svg:x1="3.816cm" svg:y1="18.428cm" svg:x2="3.782cm" svg:y2="18.566cm">
          <text:p/>
        </draw:line>
        <draw:line draw:style-name="gr8" draw:text-style-name="P1" draw:layer="layout" svg:x1="3.429cm" svg:y1="18.037cm" svg:x2="3.453cm" svg:y2="18.068cm">
          <text:p/>
        </draw:line>
        <draw:line draw:style-name="gr8" draw:text-style-name="P1" draw:layer="layout" svg:x1="3.783cm" svg:y1="18.566cm" svg:x2="3.524cm" svg:y2="18.237cm">
          <text:p/>
        </draw:line>
        <draw:line draw:style-name="gr8" draw:text-style-name="P1" draw:layer="layout" svg:x1="3.234cm" svg:y1="17.789cm" svg:x2="3.43cm" svg:y2="18.038cm">
          <text:p/>
        </draw:line>
        <draw:line draw:style-name="gr8" draw:text-style-name="P1" draw:layer="layout" svg:x1="3.525cm" svg:y1="18.238cm" svg:x2="3.467cm" svg:y2="18.164cm">
          <text:p/>
        </draw:line>
        <draw:line draw:style-name="gr8" draw:text-style-name="P1" draw:layer="layout" svg:x1="3.366cm" svg:y1="18.58cm" svg:x2="3.468cm" svg:y2="18.164cm">
          <text:p/>
        </draw:line>
        <draw:line draw:style-name="gr8" draw:text-style-name="P1" draw:layer="layout" svg:x1="3.367cm" svg:y1="18.58cm" svg:x2="3.354cm" svg:y2="18.564cm">
          <text:p/>
        </draw:line>
        <draw:line draw:style-name="gr8" draw:text-style-name="P1" draw:layer="layout" svg:x1="3.142cm" svg:y1="17.68cm" svg:x2="3.162cm" svg:y2="17.597cm">
          <text:p/>
        </draw:line>
        <draw:line draw:style-name="gr8" draw:text-style-name="P1" draw:layer="layout" svg:x1="3.355cm" svg:y1="18.564cm" svg:x2="3.321cm" svg:y2="18.583cm">
          <text:p/>
        </draw:line>
        <draw:line draw:style-name="gr8" draw:text-style-name="P1" draw:layer="layout" svg:x1="3.224cm" svg:y1="17.783cm" svg:x2="3.142cm" svg:y2="17.679cm">
          <text:p/>
        </draw:line>
        <draw:line draw:style-name="gr8" draw:text-style-name="P1" draw:layer="layout" svg:x1="3.322cm" svg:y1="18.583cm" svg:x2="3.156cm" svg:y2="18.373cm">
          <text:p/>
        </draw:line>
        <draw:line draw:style-name="gr8" draw:text-style-name="P1" draw:layer="layout" svg:x1="2.91cm" svg:y1="19.072cm" svg:x2="3.224cm" svg:y2="17.782cm">
          <text:p/>
        </draw:line>
        <draw:line draw:style-name="gr8" draw:text-style-name="P1" draw:layer="layout" svg:x1="3.157cm" svg:y1="18.373cm" svg:x2="2.898cm" svg:y2="19.436cm">
          <text:p/>
        </draw:line>
        <draw:line draw:style-name="gr8" draw:text-style-name="P1" draw:layer="layout" svg:x1="2.911cm" svg:y1="19.071cm" svg:x2="2.84cm" svg:y2="19.361cm">
          <text:p/>
        </draw:line>
        <draw:line draw:style-name="gr8" draw:text-style-name="P1" draw:layer="layout" svg:x1="2.899cm" svg:y1="19.436cm" svg:x2="2.84cm" svg:y2="19.36cm">
          <text:p/>
        </draw:line>
        <draw:path draw:style-name="gr8" draw:text-style-name="P1" draw:layer="layout" svg:width="0.2cm" svg:height="0.456cm" svg:x="3.211cm" svg:y="18.02cm" svg:viewBox="0 0 201 457" svg:d="M101 457c55 0 100-103 100-229s-45-228-100-228M101 0c-56 0-101 102-101 228s45 229 101 229">
          <text:p/>
        </draw:path>
        <draw:line draw:style-name="gr8" draw:text-style-name="P1" draw:layer="layout" svg:x1="2.649cm" svg:y1="17.783cm" svg:x2="2.76cm" svg:y2="17.679cm">
          <text:p/>
        </draw:line>
        <draw:line draw:style-name="gr8" draw:text-style-name="P1" draw:layer="layout" svg:x1="2.759cm" svg:y1="17.68cm" svg:x2="2.78cm" svg:y2="17.597cm">
          <text:p/>
        </draw:line>
        <draw:line draw:style-name="gr8" draw:text-style-name="P1" draw:layer="layout" svg:x1="3.142cm" svg:y1="17.679cm" svg:x2="2.759cm" svg:y2="17.679cm">
          <text:p/>
        </draw:line>
        <draw:path draw:style-name="gr8" draw:text-style-name="P1" draw:layer="layout" svg:width="0.068cm" svg:height="0.036cm" svg:x="1.73cm" svg:y="17.713cm" svg:viewBox="0 0 69 37" svg:d="M0 0c16 0 34 4 49 12 14 8 21 17 20 25">
          <text:p/>
        </draw:path>
        <draw:path draw:style-name="gr8" draw:text-style-name="P1" draw:layer="layout" svg:width="0.098cm" svg:height="0.036cm" svg:x="1.7cm" svg:y="17.725cm" svg:viewBox="0 0 99 37" svg:d="M99 25c-3 11-28 16-55 9-27-6-46-21-44-34">
          <text:p/>
        </draw:path>
        <draw:path draw:style-name="gr8" draw:text-style-name="P1" draw:layer="layout" svg:width="0.03cm" svg:height="0.012cm" svg:x="1.7cm" svg:y="17.713cm" svg:viewBox="0 0 31 13" svg:d="M0 13c2-9 14-13 31-13">
          <text:p/>
        </draw:path>
        <draw:path draw:style-name="gr8" draw:text-style-name="P1" draw:layer="layout" svg:width="0.068cm" svg:height="0.036cm" svg:x="2.809cm" svg:y="17.713cm" svg:viewBox="0 0 69 37" svg:d="M0 0c16 0 34 4 49 12 14 8 21 17 20 25">
          <text:p/>
        </draw:path>
        <draw:path draw:style-name="gr8" draw:text-style-name="P1" draw:layer="layout" svg:width="0.098cm" svg:height="0.036cm" svg:x="2.779cm" svg:y="17.725cm" svg:viewBox="0 0 99 37" svg:d="M99 25c-3 11-28 16-55 9-27-6-46-21-44-34">
          <text:p/>
        </draw:path>
        <draw:path draw:style-name="gr8" draw:text-style-name="P1" draw:layer="layout" svg:width="0.03cm" svg:height="0.012cm" svg:x="2.779cm" svg:y="17.713cm" svg:viewBox="0 0 31 13" svg:d="M0 13c2-9 14-13 31-13">
          <text:p/>
        </draw:path>
        <draw:line draw:style-name="gr8" draw:text-style-name="P1" draw:layer="layout" svg:x1="2.048cm" svg:y1="17.782cm" svg:x2="1.638cm" svg:y2="17.782cm">
          <text:p/>
        </draw:line>
        <draw:path draw:style-name="gr8" draw:text-style-name="P1" draw:layer="layout" svg:width="0.162cm" svg:height="0.154cm" svg:x="2.52cm" svg:y="18.408cm" svg:viewBox="0 0 163 155" svg:d="M150 23c-24-31-74-31-112 0-38 30-50 79-26 109M12 132c23 30 73 30 111 0 39-30 51-79 27-109">
          <text:p/>
        </draw:path>
        <draw:line draw:style-name="gr8" draw:text-style-name="P1" draw:layer="layout" svg:x1="1.561cm" svg:y1="19.071cm" svg:x2="2.91cm" svg:y2="19.071cm">
          <text:p/>
        </draw:line>
        <draw:line draw:style-name="gr8" draw:text-style-name="P1" draw:layer="layout" svg:x1="3.223cm" svg:y1="17.782cm" svg:x2="2.649cm" svg:y2="17.782cm">
          <text:p/>
        </draw:line>
        <draw:path draw:style-name="gr8" draw:text-style-name="P1" draw:layer="layout" svg:width="0.066cm" svg:height="0.087cm" svg:x="1.545cm" svg:y="18.58cm" svg:viewBox="0 0 67 88" svg:d="M0 88c22 0 44-13 57-32 13-20 14-42 2-56">
          <text:p/>
        </draw:path>
        <draw:path draw:style-name="gr8" draw:text-style-name="P1" draw:layer="layout" svg:width="0.1cm" svg:height="0.087cm" svg:x="1.503cm" svg:y="18.565cm" svg:viewBox="0 0 101 88" svg:d="M101 16c-16-21-49-21-76 0-25 20-33 52-17 72">
          <text:p/>
        </draw:path>
        <draw:path draw:style-name="gr8" draw:text-style-name="P1" draw:layer="layout" svg:width="0.034cm" svg:height="0.015cm" svg:x="1.511cm" svg:y="18.652cm" svg:viewBox="0 0 35 16" svg:d="M0 0c7 11 20 16 35 16">
          <text:p/>
        </draw:path>
        <draw:line draw:style-name="gr8" draw:text-style-name="P1" draw:layer="layout" svg:x1="2.261cm" svg:y1="17.965cm" svg:x2="2.519cm" svg:y2="17.965cm">
          <text:p/>
        </draw:line>
        <draw:path draw:style-name="gr8" draw:text-style-name="P1" draw:layer="layout" svg:width="0.114cm" svg:height="0.149cm" svg:x="2.147cm" svg:y="17.965cm" svg:viewBox="0 0 115 150" svg:d="M115 0c-37 0-76 21-98 54-21 33-23 70-3 96">
          <text:p/>
        </draw:path>
        <draw:path draw:style-name="gr8" draw:text-style-name="P1" draw:layer="layout" svg:width="0.057cm" svg:height="0.026cm" svg:x="2.161cm" svg:y="18.114cm" svg:viewBox="0 0 58 27" svg:d="M0 0c13 17 33 27 58 27">
          <text:p/>
        </draw:path>
        <draw:path draw:style-name="gr8" draw:text-style-name="P1" draw:layer="layout" svg:width="0.113cm" svg:height="0.149cm" svg:x="2.477cm" svg:y="17.991cm" svg:viewBox="0 0 114 150" svg:d="M0 150c36 0 75-22 97-55s23-70 3-95">
          <text:p/>
        </draw:path>
        <draw:path draw:style-name="gr8" draw:text-style-name="P1" draw:layer="layout" svg:width="0.057cm" svg:height="0.026cm" svg:x="2.519cm" svg:y="17.965cm" svg:viewBox="0 0 58 27" svg:d="M58 27c-12-18-33-27-58-27">
          <text:p/>
        </draw:path>
        <draw:line draw:style-name="gr8" draw:text-style-name="P1" draw:layer="layout" svg:x1="2.477cm" svg:y1="18.14cm" svg:x2="2.218cm" svg:y2="18.14cm">
          <text:p/>
        </draw:line>
        <draw:path draw:style-name="gr8" draw:text-style-name="P1" draw:layer="layout" svg:width="0.067cm" svg:height="0.087cm" svg:x="2.893cm" svg:y="18.58cm" svg:viewBox="0 0 68 88" svg:d="M0 88c22 0 45-13 58-32 13-20 13-42 2-56">
          <text:p/>
        </draw:path>
        <draw:path draw:style-name="gr8" draw:text-style-name="P1" draw:layer="layout" svg:width="0.101cm" svg:height="0.087cm" svg:x="2.852cm" svg:y="18.565cm" svg:viewBox="0 0 102 88" svg:d="M102 16c-17-21-50-21-76 0-25 20-34 52-17 72">
          <text:p/>
        </draw:path>
        <draw:path draw:style-name="gr8" draw:text-style-name="P1" draw:layer="layout" svg:width="0.033cm" svg:height="0.015cm" svg:x="2.86cm" svg:y="18.652cm" svg:viewBox="0 0 34 16" svg:d="M0 0c7 11 19 16 34 16">
          <text:p/>
        </draw:path>
        <draw:line draw:style-name="gr8" draw:text-style-name="P1" draw:layer="layout" svg:x1="1.873cm" svg:y1="18.799cm" svg:x2="2.109cm" svg:y2="18.678cm">
          <text:p/>
        </draw:line>
        <draw:line draw:style-name="gr8" draw:text-style-name="P1" draw:layer="layout" svg:x1="1.999cm" svg:y1="18.367cm" svg:x2="2.069cm" svg:y2="18.565cm">
          <text:p/>
        </draw:line>
        <draw:line draw:style-name="gr8" draw:text-style-name="P1" draw:layer="layout" svg:x1="2.108cm" svg:y1="18.678cm" svg:x2="2.161cm" svg:y2="18.827cm">
          <text:p/>
        </draw:line>
        <draw:line draw:style-name="gr8" draw:text-style-name="P1" draw:layer="layout" svg:x1="2.193cm" svg:y1="18.367cm" svg:x2="1.999cm" svg:y2="18.367cm">
          <text:p/>
        </draw:line>
        <draw:line draw:style-name="gr8" draw:text-style-name="P1" draw:layer="layout" svg:x1="2.16cm" svg:y1="18.827cm" svg:x2="2.285cm" svg:y2="18.678cm">
          <text:p/>
        </draw:line>
        <draw:line draw:style-name="gr8" draw:text-style-name="P1" draw:layer="layout" svg:x1="2.284cm" svg:y1="18.678cm" svg:x2="2.461cm" svg:y2="18.799cm">
          <text:p/>
        </draw:line>
        <draw:line draw:style-name="gr8" draw:text-style-name="P1" draw:layer="layout" svg:x1="2.46cm" svg:y1="18.799cm" svg:x2="2.558cm" svg:y2="18.686cm">
          <text:p/>
        </draw:line>
        <draw:line draw:style-name="gr8" draw:text-style-name="P1" draw:layer="layout" svg:x1="2.35cm" svg:y1="18.368cm" svg:x2="2.399cm" svg:y2="18.17cm">
          <text:p/>
        </draw:line>
        <draw:line draw:style-name="gr8" draw:text-style-name="P1" draw:layer="layout" svg:x1="2.544cm" svg:y1="18.367cm" svg:x2="2.35cm" svg:y2="18.367cm">
          <text:p/>
        </draw:line>
        <draw:line draw:style-name="gr8" draw:text-style-name="P1" draw:layer="layout" svg:x1="2.379cm" svg:y1="18.565cm" svg:x2="2.545cm" svg:y2="18.367cm">
          <text:p/>
        </draw:line>
        <draw:path draw:style-name="gr8" draw:text-style-name="P1" draw:layer="layout" svg:width="0.162cm" svg:height="0.154cm" svg:x="1.845cm" svg:y="18.408cm" svg:viewBox="0 0 163 155" svg:d="M150 23c-24-31-74-31-112 0-38 30-50 79-26 109M12 132c24 30 74 30 112 0 37-30 50-79 26-109">
          <text:p/>
        </draw:path>
        <draw:line draw:style-name="gr8" draw:text-style-name="P1" draw:layer="layout" svg:x1="1.289cm" svg:y1="18.968cm" svg:x2="1.244cm" svg:y2="18.968cm">
          <text:p/>
        </draw:line>
        <draw:line draw:style-name="gr8" draw:text-style-name="P1" draw:layer="layout" svg:x1="1.289cm" svg:y1="18.968cm" svg:x2="1.562cm" svg:y2="19.072cm">
          <text:p/>
        </draw:line>
        <draw:line draw:style-name="gr8" draw:text-style-name="P1" draw:layer="layout" svg:x1="2.898cm" svg:y1="19.435cm" svg:x2="1.313cm" svg:y2="19.435cm">
          <text:p/>
        </draw:line>
        <draw:path draw:style-name="gr8" draw:text-style-name="P1" draw:layer="layout" svg:width="0.033cm" svg:height="0.025cm" svg:x="1.946cm" svg:y="18.519cm" svg:viewBox="0 0 34 26" svg:d="M34 0c-15 4-26 13-34 26">
          <text:p/>
        </draw:path>
        <draw:path draw:style-name="gr8" draw:text-style-name="P1" draw:layer="layout" svg:width="0.032cm" svg:height="0.025cm" svg:x="2.621cm" svg:y="18.519cm" svg:viewBox="0 0 33 26" svg:d="M33 0c-13 4-26 13-33 26">
          <text:p/>
        </draw:path>
        <draw:line draw:style-name="gr8" draw:text-style-name="P1" draw:layer="layout" svg:x1="1.29cm" svg:y1="18.968cm" svg:x2="1.219cm" svg:y2="19.258cm">
          <text:p/>
        </draw:line>
        <draw:line draw:style-name="gr8" draw:text-style-name="P1" draw:layer="layout" svg:x1="1.174cm" svg:y1="19.257cm" svg:x2="1.219cm" svg:y2="19.257cm">
          <text:p/>
        </draw:line>
        <draw:line draw:style-name="gr8" draw:text-style-name="P1" draw:layer="layout" svg:x1="1.492cm" svg:y1="19.361cm" svg:x2="1.219cm" svg:y2="19.257cm">
          <text:p/>
        </draw:line>
        <draw:line draw:style-name="gr8" draw:text-style-name="P1" draw:layer="layout" svg:x1="2.84cm" svg:y1="19.36cm" svg:x2="1.491cm" svg:y2="19.36cm">
          <text:p/>
        </draw:line>
        <draw:line draw:style-name="gr8" draw:text-style-name="P1" draw:layer="layout" svg:x1="3.427cm" svg:y1="17.982cm" svg:x2="3.402cm" svg:y2="18.005cm">
          <text:p/>
        </draw:line>
        <draw:path draw:style-name="gr8" draw:text-style-name="P1" draw:layer="layout" svg:width="0.045cm" svg:height="0.012cm" svg:x="3.426cm" svg:y="17.978cm" svg:viewBox="0 0 46 13" svg:d="M46 13c-4-5-13-10-23-12-11-2-20-1-23 4">
          <text:p/>
        </draw:path>
        <draw:line draw:style-name="gr8" draw:text-style-name="P1" draw:layer="layout" svg:x1="3.782cm" svg:y1="18.565cm" svg:x2="3.434cm" svg:y2="18.565cm">
          <text:p/>
        </draw:line>
        <draw:line draw:style-name="gr8" draw:text-style-name="P1" draw:layer="layout" svg:x1="3.435cm" svg:y1="18.566cm" svg:x2="3.386cm" svg:y2="18.504cm">
          <text:p/>
        </draw:line>
        <draw:line draw:style-name="gr8" draw:text-style-name="P1" draw:layer="layout" svg:x1="3.524cm" svg:y1="18.237cm" svg:x2="3.449cm" svg:y2="18.237cm">
          <text:p/>
        </draw:line>
        <draw:line draw:style-name="gr8" draw:text-style-name="P1" draw:layer="layout" svg:x1="3.386cm" svg:y1="18.504cm" svg:x2="3.385cm" svg:y2="18.504cm">
          <text:p/>
        </draw:line>
        <draw:line draw:style-name="gr8" draw:text-style-name="P1" draw:layer="layout" svg:x1="3.383cm" svg:y1="18.512cm" svg:x2="3.425cm" svg:y2="18.566cm">
          <text:p/>
        </draw:line>
        <draw:line draw:style-name="gr8" draw:text-style-name="P1" draw:layer="layout" svg:x1="3.424cm" svg:y1="18.565cm" svg:x2="3.37cm" svg:y2="18.565cm">
          <text:p/>
        </draw:line>
        <draw:line draw:style-name="gr8" draw:text-style-name="P1" draw:layer="layout" svg:x1="3.366cm" svg:y1="18.579cm" svg:x2="3.326cm" svg:y2="18.579cm">
          <text:p/>
        </draw:line>
        <draw:line draw:style-name="gr8" draw:text-style-name="P1" draw:layer="layout" svg:x1="3.321cm" svg:y1="18.582cm" svg:x2="3.105cm" svg:y2="18.582cm">
          <text:p/>
        </draw:line>
        <draw:line draw:style-name="gr8" draw:text-style-name="P1" draw:layer="layout" svg:x1="1.562cm" svg:y1="19.071cm" svg:x2="1.491cm" svg:y2="19.361cm">
          <text:p/>
        </draw:line>
        <draw:path draw:style-name="gr8" draw:text-style-name="P1" draw:layer="layout" svg:width="0.067cm" svg:height="0.087cm" svg:x="2.396cm" svg:y="19.238cm" svg:viewBox="0 0 68 88" svg:d="M0 88c23 0 45-12 58-31 13-20 14-43 2-57">
          <text:p/>
        </draw:path>
        <draw:path draw:style-name="gr8" draw:text-style-name="P1" draw:layer="layout" svg:width="0.101cm" svg:height="0.087cm" svg:x="2.355cm" svg:y="19.223cm" svg:viewBox="0 0 102 88" svg:d="M102 15c-17-20-50-20-76 0-25 20-34 53-17 73">
          <text:p/>
        </draw:path>
        <draw:path draw:style-name="gr8" draw:text-style-name="P1" draw:layer="layout" svg:width="0.033cm" svg:height="0.015cm" svg:x="2.363cm" svg:y="19.31cm" svg:viewBox="0 0 34 16" svg:d="M0 0c7 11 19 16 34 16">
          <text:p/>
        </draw:path>
        <draw:path draw:style-name="gr8" draw:text-style-name="P1" draw:layer="layout" svg:width="0.067cm" svg:height="0.087cm" svg:x="1.722cm" svg:y="19.238cm" svg:viewBox="0 0 68 88" svg:d="M0 88c21 0 45-12 58-31 12-20 13-43 2-57">
          <text:p/>
        </draw:path>
        <draw:path draw:style-name="gr8" draw:text-style-name="P1" draw:layer="layout" svg:width="0.101cm" svg:height="0.087cm" svg:x="1.68cm" svg:y="19.223cm" svg:viewBox="0 0 102 88" svg:d="M102 15c-16-20-51-20-76 0-26 20-33 53-18 73">
          <text:p/>
        </draw:path>
        <draw:path draw:style-name="gr8" draw:text-style-name="P1" draw:layer="layout" svg:width="0.034cm" svg:height="0.015cm" svg:x="1.688cm" svg:y="19.31cm" svg:viewBox="0 0 35 16" svg:d="M0 0c8 11 21 16 35 16">
          <text:p/>
        </draw:path>
        <draw:path draw:style-name="gr8" draw:text-style-name="P1" draw:layer="layout" svg:width="0.086cm" svg:height="0.293cm" svg:x="3.311cm" svg:y="18.051cm" svg:viewBox="0 0 87 294" svg:d="M75 294c16-62 16-137-1-197-15-60-44-97-74-97">
          <text:p/>
        </draw:path>
        <draw:path draw:style-name="gr8" draw:text-style-name="P1" draw:layer="layout" svg:width="0.086cm" svg:height="0.394cm" svg:x="3.225cm" svg:y="18.051cm" svg:viewBox="0 0 87 395" svg:d="M87 0c-49 0-87 88-87 197 0 110 38 198 87 198">
          <text:p/>
        </draw:path>
        <draw:path draw:style-name="gr8" draw:text-style-name="P1" draw:layer="layout" svg:width="0.075cm" svg:height="0.101cm" svg:x="3.311cm" svg:y="18.344cm" svg:viewBox="0 0 76 102" svg:d="M0 102c32 0 61-39 76-102">
          <text:p/>
        </draw:path>
        <draw:path draw:style-name="gr8" draw:text-style-name="P1" draw:layer="layout" svg:width="0.057cm" svg:height="0.075cm" svg:x="2.604cm" svg:y="18.472cm" svg:viewBox="0 0 58 76" svg:d="M0 76c18 0 37-12 48-28 12-17 13-35 2-48">
          <text:p/>
        </draw:path>
        <draw:path draw:style-name="gr8" draw:text-style-name="P1" draw:layer="layout" svg:width="0.086cm" svg:height="0.075cm" svg:x="2.569cm" svg:y="18.459cm" svg:viewBox="0 0 87 76" svg:d="M87 14c-13-19-42-19-65 0-21 17-28 45-15 62">
          <text:p/>
        </draw:path>
        <draw:path draw:style-name="gr8" draw:text-style-name="P1" draw:layer="layout" svg:width="0.029cm" svg:height="0.013cm" svg:x="2.575cm" svg:y="18.534cm" svg:viewBox="0 0 30 14" svg:d="M0 0c7 8 18 14 30 14">
          <text:p/>
        </draw:path>
        <draw:path draw:style-name="gr8" draw:text-style-name="P1" draw:layer="layout" svg:width="0.047cm" svg:height="0.037cm" svg:x="1.558cm" svg:y="18.629cm" svg:viewBox="0 0 48 38" svg:d="M48 0c-20 5-39 19-48 38">
          <text:p/>
        </draw:path>
        <draw:line draw:style-name="gr8" draw:text-style-name="P1" draw:layer="layout" svg:x1="2.299cm" svg:y1="18.014cm" svg:x2="2.557cm" svg:y2="18.014cm">
          <text:p/>
        </draw:line>
        <draw:path draw:style-name="gr8" draw:text-style-name="P1" draw:layer="layout" svg:width="0.114cm" svg:height="0.119cm" svg:x="2.185cm" svg:y="18.014cm" svg:viewBox="0 0 115 120" svg:d="M115 0c-30 0-62 14-84 39-24 24-34 55-30 81">
          <text:p/>
        </draw:path>
        <draw:path draw:style-name="gr8" draw:text-style-name="P1" draw:layer="layout" svg:width="0.033cm" svg:height="0.006cm" svg:x="2.557cm" svg:y="18.014cm" svg:viewBox="0 0 34 7" svg:d="M34 7c-10-4-21-7-34-7">
          <text:p/>
        </draw:path>
        <draw:path draw:style-name="gr8" draw:text-style-name="P1" draw:layer="layout" svg:width="0.047cm" svg:height="0.037cm" svg:x="2.907cm" svg:y="18.629cm" svg:viewBox="0 0 48 38" svg:d="M48 0c-21 5-39 19-48 38">
          <text:p/>
        </draw:path>
        <draw:line draw:style-name="gr8" draw:text-style-name="P1" draw:layer="layout" svg:x1="1.831cm" svg:y1="18.686cm" svg:x2="1.874cm" svg:y2="18.799cm">
          <text:p/>
        </draw:line>
        <draw:polyline draw:style-name="gr8" draw:text-style-name="P1" draw:layer="layout" svg:width="0cm" svg:height="0cm" svg:x="1.873cm" svg:y="18.798cm" svg:viewBox="0 0 0 0" draw:points="0,0">
          <text:p/>
        </draw:polyline>
        <draw:line draw:style-name="gr8" draw:text-style-name="P1" draw:layer="layout" svg:x1="2.069cm" svg:y1="18.564cm" svg:x2="1.831cm" svg:y2="18.687cm">
          <text:p/>
        </draw:line>
        <draw:polyline draw:style-name="gr8" draw:text-style-name="P1" draw:layer="layout" svg:width="0cm" svg:height="0cm" svg:x="2.068cm" svg:y="18.564cm" svg:viewBox="0 0 0 0" draw:points="0,0">
          <text:p/>
        </draw:polyline>
        <draw:polyline draw:style-name="gr8" draw:text-style-name="P1" draw:layer="layout" svg:width="0cm" svg:height="0cm" svg:x="2.108cm" svg:y="18.678cm" svg:viewBox="0 0 0 0" draw:points="0,0">
          <text:p/>
        </draw:polyline>
        <draw:line draw:style-name="gr8" draw:text-style-name="P1" draw:layer="layout" svg:x1="1.873cm" svg:y1="18.799cm" svg:x2="2.109cm" svg:y2="18.678cm">
          <text:p/>
        </draw:line>
        <draw:line draw:style-name="gr8" draw:text-style-name="P1" draw:layer="layout" svg:x1="2.194cm" svg:y1="18.367cm" svg:x2="2.156cm" svg:y2="18.521cm">
          <text:p/>
        </draw:line>
        <draw:line draw:style-name="gr8" draw:text-style-name="P1" draw:layer="layout" svg:x1="2.157cm" svg:y1="18.52cm" svg:x2="2.068cm" svg:y2="18.565cm">
          <text:p/>
        </draw:line>
        <draw:line draw:style-name="gr8" draw:text-style-name="P1" draw:layer="layout" svg:x1="2.108cm" svg:y1="18.679cm" svg:x2="2.209cm" svg:y2="18.627cm">
          <text:p/>
        </draw:line>
        <draw:line draw:style-name="gr8" draw:text-style-name="P1" draw:layer="layout" svg:x1="2.208cm" svg:y1="18.627cm" svg:x2="2.285cm" svg:y2="18.679cm">
          <text:p/>
        </draw:line>
        <draw:polyline draw:style-name="gr8" draw:text-style-name="P1" draw:layer="layout" svg:width="0cm" svg:height="0cm" svg:x="2.193cm" svg:y="18.367cm" svg:viewBox="0 0 0 0" draw:points="0,0">
          <text:p/>
        </draw:polyline>
        <draw:line draw:style-name="gr8" draw:text-style-name="P1" draw:layer="layout" svg:x1="2.241cm" svg:y1="18.17cm" svg:x2="2.193cm" svg:y2="18.368cm">
          <text:p/>
        </draw:line>
        <draw:polyline draw:style-name="gr8" draw:text-style-name="P1" draw:layer="layout" svg:width="0cm" svg:height="0cm" svg:x="2.46cm" svg:y="18.798cm" svg:viewBox="0 0 0 0" draw:points="0,0">
          <text:p/>
        </draw:polyline>
        <draw:line draw:style-name="gr8" draw:text-style-name="P1" draw:layer="layout" svg:x1="2.284cm" svg:y1="18.678cm" svg:x2="2.461cm" svg:y2="18.799cm">
          <text:p/>
        </draw:line>
        <draw:polyline draw:style-name="gr8" draw:text-style-name="P1" draw:layer="layout" svg:width="0cm" svg:height="0cm" svg:x="2.284cm" svg:y="18.678cm" svg:viewBox="0 0 0 0" draw:points="0,0">
          <text:p/>
        </draw:polyline>
        <draw:polyline draw:style-name="gr8" draw:text-style-name="P1" draw:layer="layout" svg:width="0cm" svg:height="0cm" svg:x="2.398cm" svg:y="18.17cm" svg:viewBox="0 0 0 0" draw:points="0,0">
          <text:p/>
        </draw:polyline>
        <draw:line draw:style-name="gr8" draw:text-style-name="P1" draw:layer="layout" svg:x1="2.398cm" svg:y1="18.17cm" svg:x2="2.24cm" svg:y2="18.17cm">
          <text:p/>
        </draw:line>
        <draw:line draw:style-name="gr8" draw:text-style-name="P1" draw:layer="layout" svg:x1="2.46cm" svg:y1="18.799cm" svg:x2="2.558cm" svg:y2="18.686cm">
          <text:p/>
        </draw:line>
        <draw:polyline draw:style-name="gr8" draw:text-style-name="P1" draw:layer="layout" svg:width="0cm" svg:height="0cm" svg:x="2.557cm" svg:y="18.686cm" svg:viewBox="0 0 0 0" draw:points="0,0">
          <text:p/>
        </draw:polyline>
        <draw:line draw:style-name="gr8" draw:text-style-name="P1" draw:layer="layout" svg:x1="2.35cm" svg:y1="18.368cm" svg:x2="2.399cm" svg:y2="18.17cm">
          <text:p/>
        </draw:line>
        <draw:polyline draw:style-name="gr8" draw:text-style-name="P1" draw:layer="layout" svg:width="0cm" svg:height="0cm" svg:x="2.35cm" svg:y="18.367cm" svg:viewBox="0 0 0 0" draw:points="0,0">
          <text:p/>
        </draw:polyline>
        <draw:line draw:style-name="gr8" draw:text-style-name="P1" draw:layer="layout" svg:x1="2.558cm" svg:y1="18.687cm" svg:x2="2.379cm" svg:y2="18.564cm">
          <text:p/>
        </draw:line>
        <draw:line draw:style-name="gr8" draw:text-style-name="P1" draw:layer="layout" svg:x1="2.38cm" svg:y1="18.565cm" svg:x2="2.313cm" svg:y2="18.52cm">
          <text:p/>
        </draw:line>
        <draw:line draw:style-name="gr8" draw:text-style-name="P1" draw:layer="layout" svg:x1="2.313cm" svg:y1="18.521cm" svg:x2="2.351cm" svg:y2="18.367cm">
          <text:p/>
        </draw:line>
        <draw:path draw:style-name="gr8" draw:text-style-name="P1" draw:layer="layout" svg:width="0.057cm" svg:height="0.075cm" svg:x="1.93cm" svg:y="18.472cm" svg:viewBox="0 0 58 76" svg:d="M0 76c19 0 38-12 49-28 12-17 12-35 2-48">
          <text:p/>
        </draw:path>
        <draw:path draw:style-name="gr8" draw:text-style-name="P1" draw:layer="layout" svg:width="0.086cm" svg:height="0.075cm" svg:x="1.894cm" svg:y="18.459cm" svg:viewBox="0 0 87 76" svg:d="M87 14c-14-19-42-19-64 0-23 17-29 45-16 62">
          <text:p/>
        </draw:path>
        <draw:path draw:style-name="gr8" draw:text-style-name="P1" draw:layer="layout" svg:width="0.029cm" svg:height="0.013cm" svg:x="1.901cm" svg:y="18.534cm" svg:viewBox="0 0 30 14" svg:d="M0 0c6 8 18 14 30 14">
          <text:p/>
        </draw:path>
        <draw:path draw:style-name="gr8" draw:text-style-name="P1" draw:layer="layout" svg:width="0.067cm" svg:height="0.088cm" svg:x="2.219cm" svg:y="18.494cm" svg:viewBox="0 0 68 89" svg:d="M0 89c22 0 44-13 57-33 14-19 14-41 3-56">
          <text:p/>
        </draw:path>
        <draw:path draw:style-name="gr8" draw:text-style-name="P1" draw:layer="layout" svg:width="0.1cm" svg:height="0.088cm" svg:x="2.177cm" svg:y="18.479cm" svg:viewBox="0 0 101 89" svg:d="M101 16c-16-21-50-21-76 0-25 21-33 53-17 73">
          <text:p/>
        </draw:path>
        <draw:path draw:style-name="gr8" draw:text-style-name="P1" draw:layer="layout" svg:width="0.033cm" svg:height="0.015cm" svg:x="2.186cm" svg:y="18.567cm" svg:viewBox="0 0 34 16" svg:d="M0 0c7 10 20 16 34 16">
          <text:p/>
        </draw:path>
        <draw:path draw:style-name="gr8" draw:text-style-name="P1" draw:layer="layout" svg:width="0.048cm" svg:height="0.037cm" svg:x="1.735cm" svg:y="19.287cm" svg:viewBox="0 0 49 38" svg:d="M49 0c-20 4-39 20-49 38">
          <text:p/>
        </draw:path>
        <draw:path draw:style-name="gr8" draw:text-style-name="P1" draw:layer="layout" svg:width="0.047cm" svg:height="0.037cm" svg:x="2.41cm" svg:y="19.287cm" svg:viewBox="0 0 48 38" svg:d="M48 0c-20 4-39 20-48 38">
          <text:p/>
        </draw:path>
        <draw:line draw:style-name="gr8" draw:text-style-name="P1" draw:layer="layout" svg:x1="3.181cm" svg:y1="18.582cm" svg:x2="3.089cm" svg:y2="18.651cm">
          <text:p/>
        </draw:line>
        <draw:line draw:style-name="gr8" draw:text-style-name="P1" draw:layer="layout" svg:x1="3.427cm" svg:y1="18.556cm" svg:x2="3.424cm" svg:y2="18.566cm">
          <text:p/>
        </draw:line>
        <draw:path draw:style-name="gr8" draw:text-style-name="P1" draw:layer="layout" svg:width="0.069cm" svg:height="0.29cm" svg:x="3.294cm" svg:y="18.054cm" svg:viewBox="0 0 70 291" svg:d="M60 291c13-55 14-122 2-179s-35-98-62-112">
          <text:p/>
        </draw:path>
        <draw:path draw:style-name="gr8" draw:text-style-name="P1" draw:layer="layout" svg:width="0.059cm" svg:height="0.098cm" svg:x="3.294cm" svg:y="18.344cm" svg:viewBox="0 0 60 99" svg:d="M0 99c25-12 47-47 60-99">
          <text:p/>
        </draw:path>
        <draw:path draw:style-name="gr8" draw:text-style-name="P1" draw:layer="layout" svg:width="0.029cm" svg:height="0.075cm" svg:x="2.303cm" svg:y="18.065cm" svg:viewBox="0 0 30 76" svg:d="M0 76c14-10 24-23 28-38 4-14 2-28-6-38">
          <text:p/>
        </draw:path>
        <draw:path draw:style-name="gr8" draw:text-style-name="P1" draw:layer="layout" svg:width="0.101cm" svg:height="0.087cm" svg:x="2.223cm" svg:y="18.05cm" svg:viewBox="0 0 102 88" svg:d="M102 16c-16-21-50-21-76 0-26 20-33 52-18 72">
          <text:p/>
        </draw:path>
        <draw:path draw:style-name="gr8" draw:text-style-name="P1" draw:layer="layout" svg:width="0.003cm" svg:height="0.003cm" svg:x="2.231cm" svg:y="18.137cm" svg:viewBox="0 0 4 4" svg:d="M0 0c1 1 3 3 4 4">
          <text:p/>
        </draw:path>
        <draw:path draw:style-name="gr8" draw:text-style-name="P1" draw:layer="layout" svg:width="0.001cm" svg:height="0.001cm" svg:x="2.582cm" svg:y="18.065cm" svg:viewBox="0 0 2 2" svg:d="M2 2c0 0 0-2-2-2">
          <text:p/>
        </draw:path>
        <draw:path draw:style-name="gr8" draw:text-style-name="P1" draw:layer="layout" svg:width="0.1cm" svg:height="0.087cm" svg:x="2.482cm" svg:y="18.05cm" svg:viewBox="0 0 101 88" svg:d="M101 16c-16-21-50-21-76 0-25 20-33 52-17 72">
          <text:p/>
        </draw:path>
        <draw:path draw:style-name="gr8" draw:text-style-name="P1" draw:layer="layout" svg:width="0.001cm" svg:height="0.003cm" svg:x="2.49cm" svg:y="18.137cm" svg:viewBox="0 0 2 4" svg:d="M0 0c0 2 2 2 2 4">
          <text:p/>
        </draw:path>
        <draw:line draw:style-name="gr8" draw:text-style-name="P1" draw:layer="layout" svg:x1="1.831cm" svg:y1="18.687cm" svg:x2="1.871cm" svg:y2="18.676cm">
          <text:p/>
        </draw:line>
        <draw:line draw:style-name="gr8" draw:text-style-name="P1" draw:layer="layout" svg:x1="1.87cm" svg:y1="18.676cm" svg:x2="1.885cm" svg:y2="18.715cm">
          <text:p/>
        </draw:line>
        <draw:line draw:style-name="gr8" draw:text-style-name="P1" draw:layer="layout" svg:x1="1.873cm" svg:y1="18.799cm" svg:x2="1.885cm" svg:y2="18.714cm">
          <text:p/>
        </draw:line>
        <draw:line draw:style-name="gr8" draw:text-style-name="P1" draw:layer="layout" svg:x1="2.069cm" svg:y1="18.564cm" svg:x2="2.019cm" svg:y2="18.601cm">
          <text:p/>
        </draw:line>
        <draw:line draw:style-name="gr8" draw:text-style-name="P1" draw:layer="layout" svg:x1="2.02cm" svg:y1="18.6cm" svg:x2="1.87cm" svg:y2="18.677cm">
          <text:p/>
        </draw:line>
        <draw:line draw:style-name="gr8" draw:text-style-name="P1" draw:layer="layout" svg:x1="2.068cm" svg:y1="18.564cm" svg:x2="2.109cm" svg:y2="18.679cm">
          <text:p/>
        </draw:line>
        <draw:line draw:style-name="gr8" draw:text-style-name="P1" draw:layer="layout" svg:x1="2.068cm" svg:y1="18.564cm" svg:x2="2.109cm" svg:y2="18.679cm">
          <text:p/>
        </draw:line>
        <draw:line draw:style-name="gr8" draw:text-style-name="P1" draw:layer="layout" svg:x1="1.884cm" svg:y1="18.715cm" svg:x2="2.033cm" svg:y2="18.638cm">
          <text:p/>
        </draw:line>
        <draw:line draw:style-name="gr8" draw:text-style-name="P1" draw:layer="layout" svg:x1="2.109cm" svg:y1="18.679cm" svg:x2="2.032cm" svg:y2="18.638cm">
          <text:p/>
        </draw:line>
        <draw:line draw:style-name="gr8" draw:text-style-name="P1" draw:layer="layout" svg:x1="2.35cm" svg:y1="18.367cm" svg:x2="2.193cm" svg:y2="18.367cm">
          <text:p/>
        </draw:line>
        <draw:line draw:style-name="gr8" draw:text-style-name="P1" draw:layer="layout" svg:x1="2.35cm" svg:y1="18.367cm" svg:x2="2.193cm" svg:y2="18.367cm">
          <text:p/>
        </draw:line>
        <draw:line draw:style-name="gr8" draw:text-style-name="P1" draw:layer="layout" svg:x1="2.24cm" svg:y1="18.17cm" svg:x2="2.257cm" svg:y2="18.191cm">
          <text:p/>
        </draw:line>
        <draw:line draw:style-name="gr8" draw:text-style-name="P1" draw:layer="layout" svg:x1="2.257cm" svg:y1="18.19cm" svg:x2="2.229cm" svg:y2="18.3cm">
          <text:p/>
        </draw:line>
        <draw:line draw:style-name="gr8" draw:text-style-name="P1" draw:layer="layout" svg:x1="2.193cm" svg:y1="18.368cm" svg:x2="2.23cm" svg:y2="18.299cm">
          <text:p/>
        </draw:line>
        <draw:line draw:style-name="gr8" draw:text-style-name="P1" draw:layer="layout" svg:x1="2.33cm" svg:y1="18.638cm" svg:x2="2.284cm" svg:y2="18.679cm">
          <text:p/>
        </draw:line>
        <draw:line draw:style-name="gr8" draw:text-style-name="P1" draw:layer="layout" svg:x1="2.329cm" svg:y1="18.638cm" svg:x2="2.441cm" svg:y2="18.715cm">
          <text:p/>
        </draw:line>
        <draw:line draw:style-name="gr8" draw:text-style-name="P1" draw:layer="layout" svg:x1="2.461cm" svg:y1="18.799cm" svg:x2="2.44cm" svg:y2="18.714cm">
          <text:p/>
        </draw:line>
        <draw:line draw:style-name="gr8" draw:text-style-name="P1" draw:layer="layout" svg:x1="2.284cm" svg:y1="18.679cm" svg:x2="2.38cm" svg:y2="18.564cm">
          <text:p/>
        </draw:line>
        <draw:line draw:style-name="gr8" draw:text-style-name="P1" draw:layer="layout" svg:x1="2.399cm" svg:y1="18.17cm" svg:x2="2.323cm" svg:y2="18.191cm">
          <text:p/>
        </draw:line>
        <draw:line draw:style-name="gr8" draw:text-style-name="P1" draw:layer="layout" svg:x1="2.323cm" svg:y1="18.19cm" svg:x2="2.256cm" svg:y2="18.19cm">
          <text:p/>
        </draw:line>
        <draw:line draw:style-name="gr8" draw:text-style-name="P1" draw:layer="layout" svg:x1="2.44cm" svg:y1="18.715cm" svg:x2="2.474cm" svg:y2="18.676cm">
          <text:p/>
        </draw:line>
        <draw:line draw:style-name="gr8" draw:text-style-name="P1" draw:layer="layout" svg:x1="2.558cm" svg:y1="18.687cm" svg:x2="2.473cm" svg:y2="18.676cm">
          <text:p/>
        </draw:line>
        <draw:line draw:style-name="gr8" draw:text-style-name="P1" draw:layer="layout" svg:x1="2.351cm" svg:y1="18.368cm" svg:x2="2.297cm" svg:y2="18.299cm">
          <text:p/>
        </draw:line>
        <draw:line draw:style-name="gr8" draw:text-style-name="P1" draw:layer="layout" svg:x1="2.297cm" svg:y1="18.3cm" svg:x2="2.324cm" svg:y2="18.19cm">
          <text:p/>
        </draw:line>
        <draw:line draw:style-name="gr8" draw:text-style-name="P1" draw:layer="layout" svg:x1="2.474cm" svg:y1="18.677cm" svg:x2="2.361cm" svg:y2="18.6cm">
          <text:p/>
        </draw:line>
        <draw:line draw:style-name="gr8" draw:text-style-name="P1" draw:layer="layout" svg:x1="2.361cm" svg:y1="18.601cm" svg:x2="2.38cm" svg:y2="18.564cm">
          <text:p/>
        </draw:line>
        <draw:path draw:style-name="gr8" draw:text-style-name="P1" draw:layer="layout" svg:width="0.059cm" svg:height="0.036cm" svg:x="2.27cm" svg:y="18.105cm" svg:viewBox="0 0 60 37" svg:d="M0 37c8-13 15-19 23-24 5-3 10-5 16-7 5-2 12-4 21-6">
          <text:p/>
        </draw:path>
        <draw:line draw:style-name="gr8" draw:text-style-name="P1" draw:layer="layout" svg:x1="2.019cm" svg:y1="18.6cm" svg:x2="2.033cm" svg:y2="18.639cm">
          <text:p/>
        </draw:line>
        <draw:line draw:style-name="gr8" draw:text-style-name="P1" draw:layer="layout" svg:x1="2.297cm" svg:y1="18.299cm" svg:x2="2.229cm" svg:y2="18.299cm">
          <text:p/>
        </draw:line>
        <draw:line draw:style-name="gr8" draw:text-style-name="P1" draw:layer="layout" svg:x1="2.329cm" svg:y1="18.639cm" svg:x2="2.362cm" svg:y2="18.6cm">
          <text:p/>
        </draw:line>
        <draw:path draw:style-name="gr8" draw:text-style-name="P1" draw:layer="layout" svg:width="0.033cm" svg:height="0.281cm" svg:x="3.321cm" svg:y="18.078cm" svg:viewBox="0 0 34 282" svg:d="M21 282c23-94 15-211-21-282">
          <text:p/>
        </draw:path>
        <draw:path draw:style-name="gr8" draw:text-style-name="P1" draw:layer="layout" svg:width="0.021cm" svg:height="0.059cm" svg:x="3.321cm" svg:y="18.359cm" svg:viewBox="0 0 22 60" svg:d="M0 60c8-18 16-38 22-60">
          <text:p/>
        </draw:path>
        <draw:path draw:style-name="gr8" draw:text-style-name="P1" draw:layer="layout" svg:width="0.053cm" svg:height="0.278cm" svg:x="3.277cm" svg:y="18.066cm" svg:viewBox="0 0 54 279" svg:d="M43 279c12-49 14-107 6-160-8-54-26-97-49-119">
          <text:p/>
        </draw:path>
        <draw:path draw:style-name="gr8" draw:text-style-name="P1" draw:layer="layout" svg:width="0.042cm" svg:height="0.086cm" svg:x="3.277cm" svg:y="18.344cm" svg:viewBox="0 0 43 87" svg:d="M0 87c18-17 34-49 43-87">
          <text:p/>
        </draw:path>
        <draw:path draw:style-name="gr8" draw:text-style-name="P1" draw:layer="layout" svg:width="0.055cm" svg:height="0.294cm" svg:x="3.291cm" svg:y="18.056cm" svg:viewBox="0 0 56 295" svg:d="M45 295c12-52 15-113 7-169-9-56-28-103-52-126">
          <text:p/>
        </draw:path>
        <draw:path draw:style-name="gr8" draw:text-style-name="P1" draw:layer="layout" svg:width="0.044cm" svg:height="0.09cm" svg:x="3.291cm" svg:y="18.35cm" svg:viewBox="0 0 45 91" svg:d="M0 91c19-18 34-51 45-91">
          <text:p/>
        </draw:path>
        <draw:path draw:style-name="gr6" draw:text-style-name="P3" draw:layer="layout" svg:width="5.135cm" svg:height="5.285cm" svg:x="2.357cm" svg:y="10.589cm" svg:viewBox="0 0 5136 5286" svg:d="M5136 4093h-374v31h374v1162h-2701 4-8-6-44-71-60-34-112-125-132-132-125-112-94-70-44-15-542-713v-1274l488-488v-366-76l150-202v-30l-150-150v-227l150-149v-30l-150-203v-76-434l150-207v2-8 6l-638-643v-731h2617c26 0 50 13 64 35s15 49 4 73l-23 45v728h450v4 13 22 29 38 45 52 3h1799v-3-52-45-38-29-22-13-4h225v4 13 22 29 38 45 52 58 63 68 72 75 76 78 1088 56 656h-1162-1049c-207 0-375 168-375 375s168 375 375 375h487 1312v-31h-1799c-190 0-344-154-344-344 0-189 154-343 344-343h2211z">
          <text:p/>
        </draw:path>
        <draw:polygon draw:style-name="gr7" draw:text-style-name="P1" draw:layer="layout" svg:width="0cm" svg:height="0cm" svg:x="4.925cm" svg:y="13.231cm" svg:viewBox="0 0 0 0" draw:points="0,0">
          <text:p/>
        </draw:polygon>
        <draw:path draw:style-name="gr6" draw:text-style-name="P3" draw:layer="layout" svg:width="4.423cm" svg:height="5.132cm" svg:x="3.069cm" svg:y="10.742cm" svg:viewBox="0 0 4424 5133" svg:d="M3261 3221l300-656h863v-56h-225-1800-75c-207 0-375-168-375-375v-1406-728l-1649 3371-300 1762h542 995 181c-30 0-58-18-69-46-12-28-5-61 16-82l1034-1034h-487c-207 0-375-168-375-375s168-375 375-375z">
          <text:p/>
        </draw:path>
        <draw:polygon draw:style-name="gr7" draw:text-style-name="P1" draw:layer="layout" svg:width="0cm" svg:height="0cm" svg:x="4.925cm" svg:y="13.231cm" svg:viewBox="0 0 0 0" draw:points="0,0">
          <text:p/>
        </draw:polygon>
        <draw:path draw:style-name="gr6" draw:text-style-name="P3" draw:layer="layout" svg:width="2.691cm" svg:height="5.285cm" svg:x="2.357cm" svg:y="10.589cm" svg:viewBox="0 0 2692 5286" svg:d="M2685 108l-23 45-1650 3371-300 1762h-712v-1274l487-488 150-149v-1c0-3 0-6 0-9 0-4 0-7 0-11 0-5 0-9 0-14s0-10 0-16 0-11 0-17c0-7 0-13 0-20s0-14 0-21c0-8 0-15 0-23s0-16 0-24 0-16 0-25c0-17 0-34 0-52 0-13 0-25 0-37v-17-208-30-526-30-225-277-3-10-17-22-27-32-36-39-41-42-42-40-38-27-8 4l-637-641v-731h2617c26 0 50 13 64 35s15 49 4 73z">
          <text:p/>
        </draw:path>
        <draw:polygon draw:style-name="gr7" draw:text-style-name="P1" draw:layer="layout" svg:width="0cm" svg:height="0cm" svg:x="4.925cm" svg:y="13.231cm" svg:viewBox="0 0 0 0" draw:points="0,0">
          <text:p/>
        </draw:polygon>
        <draw:path draw:style-name="gr6" draw:text-style-name="P3" draw:layer="layout" svg:width="2.78cm" svg:height="1.162cm" svg:x="4.712cm" svg:y="14.712cm" svg:viewBox="0 0 2781 1163" svg:d="M75 1163c-30 0-58-18-69-46-12-28-5-61 16-82l1034-1035h1313 38 374v1163h-2700z">
          <text:p/>
        </draw:path>
        <draw:polygon draw:style-name="gr7" draw:text-style-name="P1" draw:layer="layout" svg:width="0cm" svg:height="0cm" svg:x="4.925cm" svg:y="13.231cm" svg:viewBox="0 0 0 0" draw:points="0,0">
          <text:p/>
        </draw:polygon>
        <draw:path draw:style-name="gr6" draw:text-style-name="P3" draw:layer="layout" svg:width="2.555cm" svg:height="0.718cm" svg:x="4.937cm" svg:y="13.994cm" svg:viewBox="0 0 2556 719" svg:d="M2556 688v-688h-2212c-190 0-344 155-344 344 0 190 154 344 344 344h1800v31h38v-31z">
          <text:p/>
        </draw:path>
        <draw:polygon draw:style-name="gr7" draw:text-style-name="P1" draw:layer="layout" svg:width="0cm" svg:height="0cm" svg:x="4.925cm" svg:y="13.231cm" svg:viewBox="0 0 0 0" draw:points="0,0">
          <text:p/>
        </draw:polygon>
        <draw:polygon draw:style-name="gr6" draw:text-style-name="P3" draw:layer="layout" svg:width="1.799cm" svg:height="0.937cm" svg:x="5.468cm" svg:y="12.313cm" svg:viewBox="0 0 1800 938" draw:points="0,938 1800,938 1800,0 0,0">
          <text:p/>
        </draw:polygon>
        <draw:polygon draw:style-name="gr7" draw:text-style-name="P1" draw:layer="layout" svg:width="0cm" svg:height="0cm" svg:x="4.925cm" svg:y="13.231cm" svg:viewBox="0 0 0 0" draw:points="0,0">
          <text:p/>
        </draw:polygon>
        <draw:polygon draw:style-name="gr6" draw:text-style-name="P3" draw:layer="layout" svg:width="1.799cm" svg:height="0.637cm" svg:x="5.468cm" svg:y="11.676cm" svg:viewBox="0 0 1800 638" draw:points="0,638 1800,638 1800,488 1800,410 1800,334 1800,259 1800,187 1800,119 1800,55 1800,0 0,0 0,55 0,119 0,187 0,259 0,334 0,410 0,488">
          <text:p/>
        </draw:polygon>
        <draw:polygon draw:style-name="gr7" draw:text-style-name="P1" draw:layer="layout" svg:width="0cm" svg:height="0cm" svg:x="4.925cm" svg:y="13.231cm" svg:viewBox="0 0 0 0" draw:points="0,0">
          <text:p/>
        </draw:polygon>
        <draw:path draw:style-name="gr6" draw:text-style-name="P3" draw:layer="layout" svg:width="0.45cm" svg:height="1.78cm" svg:x="5.018cm" svg:y="11.47cm" svg:viewBox="0 0 451 1781" svg:d="M451 1781v-937-150-78-76-75-72-68-63-55-3-52-45-39-29-22-13-4h-451v1406c0 207 169 375 376 375z">
          <text:p/>
        </draw:path>
        <draw:polygon draw:style-name="gr7" draw:text-style-name="P1" draw:layer="layout" svg:width="0cm" svg:height="0cm" svg:x="4.925cm" svg:y="13.231cm" svg:viewBox="0 0 0 0" draw:points="0,0">
          <text:p/>
        </draw:polygon>
        <draw:polygon draw:style-name="gr6" draw:text-style-name="P3" draw:layer="layout" svg:width="1.162cm" svg:height="0.656cm" svg:x="6.33cm" svg:y="13.306cm" svg:viewBox="0 0 1163 657" draw:points="1163,0 1163,657 0,657 301,0">
          <text:p/>
        </draw:polygon>
        <draw:polygon draw:style-name="gr7" draw:text-style-name="P1" draw:layer="layout" svg:width="0cm" svg:height="0cm" svg:x="4.925cm" svg:y="13.231cm" svg:viewBox="0 0 0 0" draw:points="0,0">
          <text:p/>
        </draw:polygon>
        <draw:polygon draw:style-name="gr6" draw:text-style-name="P3" draw:layer="layout" svg:width="0.225cm" svg:height="1.78cm" svg:x="7.267cm" svg:y="11.47cm" svg:viewBox="0 0 226 1781" draw:points="0,1781 226,1781 226,694 226,616 226,540 226,465 226,393 226,325 226,262 226,204 226,152 226,107 226,68 226,39 226,17 226,4 226,0 0,0 0,4 0,17 0,39 0,68 0,107 0,152 0,204 0,207 0,262 0,325 0,393 0,465 0,540 0,616 0,694 0,844">
          <text:p/>
        </draw:polygon>
        <draw:polygon draw:style-name="gr7" draw:text-style-name="P1" draw:layer="layout" svg:width="0cm" svg:height="0cm" svg:x="4.925cm" svg:y="13.231cm" svg:viewBox="0 0 0 0" draw:points="0,0">
          <text:p/>
        </draw:polygon>
        <draw:path draw:style-name="gr6" draw:text-style-name="P3" draw:layer="layout" svg:width="0.487cm" svg:height="0.488cm" svg:x="6.209cm" svg:y="14.723cm" svg:viewBox="0 0 488 489" svg:d="M488 245c0 134-109 244-245 244-134 0-243-110-243-244 0-136 109-245 243-245 136 0 245 109 245 245z">
          <text:p/>
        </draw:path>
        <draw:polygon draw:style-name="gr7" draw:text-style-name="P1" draw:layer="layout" svg:width="0cm" svg:height="0cm" svg:x="4.925cm" svg:y="13.231cm" svg:viewBox="0 0 0 0" draw:points="0,0">
          <text:p/>
        </draw:polygon>
        <draw:path draw:style-name="gr6" draw:text-style-name="P3" draw:layer="layout" svg:width="0.487cm" svg:height="0.487cm" svg:x="6.209cm" svg:y="15.323cm" svg:viewBox="0 0 488 488" svg:d="M488 245c0 134-109 243-245 243-134 0-243-109-243-243 0-135 109-245 243-245 136 0 245 110 245 245z">
          <text:p/>
        </draw:path>
        <draw:polygon draw:style-name="gr7" draw:text-style-name="P1" draw:layer="layout" svg:width="0cm" svg:height="0cm" svg:x="4.925cm" svg:y="13.231cm" svg:viewBox="0 0 0 0" draw:points="0,0">
          <text:p/>
        </draw:polygon>
        <draw:path draw:style-name="gr6" draw:text-style-name="P3" draw:layer="layout" svg:width="0.488cm" svg:height="0.487cm" svg:x="3.024cm" svg:y="13.503cm" svg:viewBox="0 0 489 488" svg:d="M489 244c0 135-109 244-244 244-136 0-245-109-245-244s109-244 245-244c135 0 244 109 244 244z">
          <text:p/>
        </draw:path>
        <draw:polygon draw:style-name="gr7" draw:text-style-name="P1" draw:layer="layout" svg:width="0cm" svg:height="0cm" svg:x="4.925cm" svg:y="13.231cm" svg:viewBox="0 0 0 0" draw:points="0,0">
          <text:p/>
        </draw:polygon>
        <draw:path draw:style-name="gr6" draw:text-style-name="P3" draw:layer="layout" svg:width="0.488cm" svg:height="0.487cm" svg:x="6.658cm" svg:y="13.449cm" svg:viewBox="0 0 489 488" svg:d="M489 243c0 135-110 245-245 245s-244-110-244-245c0-134 109-243 244-243s245 109 245 243z">
          <text:p/>
        </draw:path>
        <draw:polygon draw:style-name="gr7" draw:text-style-name="P1" draw:layer="layout" svg:width="0cm" svg:height="0cm" svg:x="4.925cm" svg:y="13.231cm" svg:viewBox="0 0 0 0" draw:points="0,0">
          <text:p/>
        </draw:polygon>
        <draw:path draw:style-name="gr6" draw:text-style-name="P3" draw:layer="layout" svg:width="0.487cm" svg:height="0.487cm" svg:x="3.583cm" svg:y="11.427cm" svg:viewBox="0 0 488 488" svg:d="M488 244c0 135-109 244-244 244-134 0-244-109-244-244 0-134 110-244 244-244 135 0 244 110 244 244z">
          <text:p/>
        </draw:path>
        <draw:polygon draw:style-name="gr7" draw:text-style-name="P1" draw:layer="layout" svg:width="0cm" svg:height="0cm" svg:x="4.925cm" svg:y="13.231cm" svg:viewBox="0 0 0 0" draw:points="0,0">
          <text:p/>
        </draw:polygon>
        <draw:path draw:style-name="gr6" draw:text-style-name="P3" draw:layer="layout" svg:width="0.337cm" svg:height="0.337cm" svg:x="6.284cm" svg:y="15.398cm" svg:viewBox="0 0 338 338" svg:d="M338 169c0 93-77 169-170 169s-168-76-168-169 75-169 168-169 170 76 170 169z">
          <text:p/>
        </draw:path>
        <draw:polygon draw:style-name="gr7" draw:text-style-name="P1" draw:layer="layout" svg:width="0cm" svg:height="0cm" svg:x="4.925cm" svg:y="13.231cm" svg:viewBox="0 0 0 0" draw:points="0,0">
          <text:p/>
        </draw:polygon>
        <draw:path draw:style-name="gr6" draw:text-style-name="P3" draw:layer="layout" svg:width="0.338cm" svg:height="0.337cm" svg:x="3.099cm" svg:y="13.578cm" svg:viewBox="0 0 339 338" svg:d="M339 170c0 93-76 168-169 168-94 0-170-75-170-168s76-170 170-170c93 0 169 77 169 170z">
          <text:p/>
        </draw:path>
        <draw:polygon draw:style-name="gr7" draw:text-style-name="P1" draw:layer="layout" svg:width="0cm" svg:height="0cm" svg:x="4.925cm" svg:y="13.231cm" svg:viewBox="0 0 0 0" draw:points="0,0">
          <text:p/>
        </draw:polygon>
        <draw:path draw:style-name="gr6" draw:text-style-name="P3" draw:layer="layout" svg:width="0.337cm" svg:height="0.338cm" svg:x="6.284cm" svg:y="14.798cm" svg:viewBox="0 0 338 339" svg:d="M338 169c0 94-77 170-170 170s-168-76-168-170c0-93 75-169 168-169s170 76 170 169z">
          <text:p/>
        </draw:path>
        <draw:polygon draw:style-name="gr7" draw:text-style-name="P1" draw:layer="layout" svg:width="0cm" svg:height="0cm" svg:x="4.925cm" svg:y="13.231cm" svg:viewBox="0 0 0 0" draw:points="0,0">
          <text:p/>
        </draw:polygon>
        <draw:path draw:style-name="gr6" draw:text-style-name="P3" draw:layer="layout" svg:width="0.338cm" svg:height="0.337cm" svg:x="6.733cm" svg:y="13.524cm" svg:viewBox="0 0 339 338" svg:d="M339 169c0 94-76 169-170 169-93 0-169-75-169-169s76-169 169-169c94 0 170 75 170 169z">
          <text:p/>
        </draw:path>
        <draw:polygon draw:style-name="gr7" draw:text-style-name="P1" draw:layer="layout" svg:width="0cm" svg:height="0cm" svg:x="4.925cm" svg:y="13.231cm" svg:viewBox="0 0 0 0" draw:points="0,0">
          <text:p/>
        </draw:polygon>
        <draw:path draw:style-name="gr6" draw:text-style-name="P3" draw:layer="layout" svg:width="0.337cm" svg:height="0.337cm" svg:x="3.658cm" svg:y="11.502cm" svg:viewBox="0 0 338 338" svg:d="M338 169c0 93-75 169-170 169-93 0-168-76-168-169 0-94 75-169 168-169 95 0 170 75 170 169z">
          <text:p/>
        </draw:path>
        <draw:polygon draw:style-name="gr7" draw:text-style-name="P1" draw:layer="layout" svg:width="0cm" svg:height="0cm" svg:x="4.925cm" svg:y="13.231cm" svg:viewBox="0 0 0 0" draw:points="0,0">
          <text:p/>
        </draw:polygon>
        <draw:polygon draw:style-name="gr6" draw:text-style-name="P3" draw:layer="layout" svg:width="0.15cm" svg:height="0.695cm" svg:x="2.844cm" svg:y="11.963cm" svg:viewBox="0 0 151 696" draw:points="151,0 0,208 0,642 151,696">
          <text:p/>
        </draw:polygon>
        <draw:polygon draw:style-name="gr7" draw:text-style-name="P1" draw:layer="layout" svg:width="0cm" svg:height="0cm" svg:x="4.925cm" svg:y="13.231cm" svg:viewBox="0 0 0 0" draw:points="0,0">
          <text:p/>
        </draw:polygon>
        <draw:path draw:style-name="gr6" draw:text-style-name="P3" draw:layer="layout" svg:width="0.3cm" svg:height="0.3cm" svg:x="2.565cm" svg:y="10.928cm" svg:viewBox="0 0 301 301" svg:d="M246 265c45-36 64-94 51-150-13-55-57-98-112-111-56-13-113 6-150 50-22 27-35 61-35 96 0 58 34 111 87 137 52 24 115 16 159-22z">
          <text:p/>
        </draw:path>
        <draw:polygon draw:style-name="gr7" draw:text-style-name="P1" draw:layer="layout" svg:width="0cm" svg:height="0cm" svg:x="4.925cm" svg:y="13.231cm" svg:viewBox="0 0 0 0" draw:points="0,0">
          <text:p/>
        </draw:polygon>
        <draw:path draw:style-name="gr6" draw:text-style-name="P3" draw:layer="layout" svg:width="0.3cm" svg:height="0.3cm" svg:x="2.565cm" svg:y="14.526cm" svg:viewBox="0 0 301 301" svg:d="M301 150c0 83-68 151-151 151s-150-68-150-151c0-82 67-150 150-150s151 68 151 150z">
          <text:p/>
        </draw:path>
        <draw:polygon draw:style-name="gr7" draw:text-style-name="P1" draw:layer="layout" svg:width="0cm" svg:height="0cm" svg:x="4.925cm" svg:y="13.231cm" svg:viewBox="0 0 0 0" draw:points="0,0">
          <text:p/>
        </draw:polygon>
        <draw:polygon draw:style-name="gr6" draw:text-style-name="P3" draw:layer="layout" svg:width="0.15cm" svg:height="0.525cm" svg:x="2.844cm" svg:y="12.913cm" svg:viewBox="0 0 151 526" draw:points="151,526 151,0 0,149 0,375">
          <text:p/>
        </draw:polygon>
        <draw:polygon draw:style-name="gr7" draw:text-style-name="P1" draw:layer="layout" svg:width="0cm" svg:height="0cm" svg:x="4.925cm" svg:y="13.231cm" svg:viewBox="0 0 0 0" draw:points="0,0">
          <text:p/>
        </draw:polygon>
        <draw:polygon draw:style-name="gr6" draw:text-style-name="P3" draw:layer="layout" svg:width="0.15cm" svg:height="0.419cm" svg:x="2.844cm" svg:y="13.693cm" svg:viewBox="0 0 151 420" draw:points="151,270 151,0 0,53 0,420">
          <text:p/>
        </draw:polygon>
        <draw:polygon draw:style-name="gr7" draw:text-style-name="P1" draw:layer="layout" svg:width="0cm" svg:height="0cm" svg:x="4.925cm" svg:y="13.231cm" svg:viewBox="0 0 0 0" draw:points="0,0">
          <text:p/>
        </draw:polygon>
        <draw:path draw:style-name="gr6" draw:text-style-name="P3" draw:layer="layout" svg:width="0.265cm" svg:height="0.265cm" svg:x="2.6cm" svg:y="10.928cm" svg:viewBox="0 0 266 266" svg:d="M212 266c44-36 63-94 50-150-13-55-56-99-112-112s-113 6-150 51z">
          <text:p/>
        </draw:path>
        <draw:polygon draw:style-name="gr7" draw:text-style-name="P1" draw:layer="layout" svg:width="0cm" svg:height="0cm" svg:x="4.925cm" svg:y="13.231cm" svg:viewBox="0 0 0 0" draw:points="0,0">
          <text:p/>
        </draw:polygon>
        <draw:path draw:style-name="gr6" draw:text-style-name="P3" draw:layer="layout" svg:width="0.246cm" svg:height="0.246cm" svg:x="2.565cm" svg:y="10.982cm" svg:viewBox="0 0 247 247" svg:d="M36 0l211 212c-44 37-107 45-159 21-53-26-88-79-88-137 0-35 13-69 36-96z">
          <text:p/>
        </draw:path>
        <draw:polygon draw:style-name="gr7" draw:text-style-name="P1" draw:layer="layout" svg:width="0cm" svg:height="0cm" svg:x="4.925cm" svg:y="13.231cm" svg:viewBox="0 0 0 0" draw:points="0,0">
          <text:p/>
        </draw:polygon>
        <draw:polygon draw:style-name="gr6" draw:text-style-name="P3" draw:layer="layout" svg:width="0.15cm" svg:height="0.279cm" svg:x="2.844cm" svg:y="12.604cm" svg:viewBox="0 0 151 280" draw:points="151,55 151,280 0,77 0,0">
          <text:p/>
        </draw:polygon>
        <draw:polygon draw:style-name="gr7" draw:text-style-name="P1" draw:layer="layout" svg:width="0cm" svg:height="0cm" svg:x="4.925cm" svg:y="13.231cm" svg:viewBox="0 0 0 0" draw:points="0,0">
          <text:p/>
        </draw:polygon>
        <draw:polygon draw:style-name="gr6" draw:text-style-name="P3" draw:layer="layout" svg:width="0.15cm" svg:height="0.278cm" svg:x="2.844cm" svg:y="13.468cm" svg:viewBox="0 0 151 279" draw:points="0,203 151,0 151,226 0,279">
          <text:p/>
        </draw:polygon>
        <draw:polygon draw:style-name="gr7" draw:text-style-name="P1" draw:layer="layout" svg:width="0cm" svg:height="0cm" svg:x="4.925cm" svg:y="13.231cm" svg:viewBox="0 0 0 0" draw:points="0,0">
          <text:p/>
        </draw:polygon>
        <draw:polygon draw:style-name="gr6" draw:text-style-name="P3" draw:layer="layout" svg:width="0cm" svg:height="0.524cm" svg:x="2.994cm" svg:y="12.913cm" svg:viewBox="0 0 0 525" draw:points="0,525 0,0">
          <text:p/>
        </draw:polygon>
        <draw:polygon draw:style-name="gr7" draw:text-style-name="P1" draw:layer="layout" svg:width="0cm" svg:height="0cm" svg:x="4.925cm" svg:y="13.231cm" svg:viewBox="0 0 0 0" draw:points="0,0">
          <text:p/>
        </draw:polygon>
        <draw:polygon draw:style-name="gr6" draw:text-style-name="P3" draw:layer="layout" svg:width="0cm" svg:height="0.224cm" svg:x="2.994cm" svg:y="13.468cm" svg:viewBox="0 0 0 225" draw:points="0,225 0,208 0,0">
          <text:p/>
        </draw:polygon>
        <draw:polygon draw:style-name="gr7" draw:text-style-name="P1" draw:layer="layout" svg:width="0cm" svg:height="0cm" svg:x="4.925cm" svg:y="13.231cm" svg:viewBox="0 0 0 0" draw:points="0,0">
          <text:p/>
        </draw:polygon>
        <draw:polygon draw:style-name="gr6" draw:text-style-name="P3" draw:layer="layout" svg:width="0cm" svg:height="0.224cm" svg:x="2.994cm" svg:y="12.658cm" svg:viewBox="0 0 0 225" draw:points="0,225 0,0">
          <text:p/>
        </draw:polygon>
        <draw:polygon draw:style-name="gr7" draw:text-style-name="P1" draw:layer="layout" svg:width="0cm" svg:height="0cm" svg:x="4.925cm" svg:y="13.231cm" svg:viewBox="0 0 0 0" draw:points="0,0">
          <text:p/>
        </draw:polygon>
        <draw:polygon draw:style-name="gr6" draw:text-style-name="P3" draw:layer="layout" svg:width="0.994cm" svg:height="0cm" svg:x="3.611cm" svg:y="15.874cm" svg:viewBox="0 0 995 0" draw:points="0,0 995,0 961,0 849,0 724,0 592,0 460,0 335,0 223,0 129,0 59,0 15,0">
          <text:p/>
        </draw:polygon>
        <draw:polygon draw:style-name="gr7" draw:text-style-name="P1" draw:layer="layout" svg:width="0cm" svg:height="0cm" svg:x="4.925cm" svg:y="13.231cm" svg:viewBox="0 0 0 0" draw:points="0,0">
          <text:p/>
        </draw:polygon>
        <draw:polygon draw:style-name="gr6" draw:text-style-name="P3" draw:layer="layout" svg:width="0.18cm" svg:height="0cm" svg:x="4.606cm" svg:y="15.874cm" svg:viewBox="0 0 181 0" draw:points="0,0 181,0 175,0 131,0 60,0">
          <text:p/>
        </draw:polygon>
        <draw:polygon draw:style-name="gr7" draw:text-style-name="P1" draw:layer="layout" svg:width="0cm" svg:height="0cm" svg:x="4.925cm" svg:y="13.231cm" svg:viewBox="0 0 0 0" draw:points="0,0">
          <text:p/>
        </draw:polygon>
        <draw:polygon draw:style-name="gr6" draw:text-style-name="P3" draw:layer="layout" svg:width="0.007cm" svg:height="0cm" svg:x="4.787cm" svg:y="15.874cm" svg:viewBox="0 0 8 0" draw:points="0,0 8,0">
          <text:p/>
        </draw:polygon>
        <draw:polygon draw:style-name="gr7" draw:text-style-name="P1" draw:layer="layout" svg:width="0cm" svg:height="0cm" svg:x="4.925cm" svg:y="13.231cm" svg:viewBox="0 0 0 0" draw:points="0,0">
          <text:p/>
        </draw:polygon>
        <draw:path draw:style-name="gr9" draw:text-style-name="P1" draw:layer="layout" svg:width="0.488cm" svg:height="0.487cm" svg:x="3.024cm" svg:y="13.503cm" svg:viewBox="0 0 489 488" svg:d="M489 244c0 135-109 244-244 244-136 0-245-109-245-244s109-244 245-244c135 0 244 109 244 244z">
          <text:p/>
        </draw:path>
        <draw:line draw:style-name="gr9" draw:text-style-name="P1" draw:layer="layout" svg:x1="2.357cm" svg:y1="10.589cm" svg:x2="4.973cm" svg:y2="10.589cm">
          <text:p/>
        </draw:line>
        <draw:path draw:style-name="gr9" draw:text-style-name="P1" draw:layer="layout" svg:width="0.075cm" svg:height="0.108cm" svg:x="4.973cm" svg:y="10.589cm" svg:viewBox="0 0 76 109" svg:d="M69 109c11-24 10-52-4-74s-38-35-65-35">
          <text:p/>
        </draw:path>
        <draw:line draw:style-name="gr9" draw:text-style-name="P1" draw:layer="layout" svg:x1="2.357cm" svg:y1="10.589cm" svg:x2="2.357cm" svg:y2="11.32cm">
          <text:p/>
        </draw:line>
        <draw:line draw:style-name="gr9" draw:text-style-name="P1" draw:layer="layout" svg:x1="5.042cm" svg:y1="10.697cm" svg:x2="3.369cm" svg:y2="14.113cm">
          <text:p/>
        </draw:line>
        <draw:line draw:style-name="gr9" draw:text-style-name="P1" draw:layer="layout" svg:x1="2.995cm" svg:y1="11.958cm" svg:x2="2.357cm" svg:y2="11.32cm">
          <text:p/>
        </draw:line>
        <draw:line draw:style-name="gr9" draw:text-style-name="P1" draw:layer="layout" svg:x1="3.37cm" svg:y1="14.112cm" svg:x2="3.069cm" svg:y2="15.875cm">
          <text:p/>
        </draw:line>
        <draw:line draw:style-name="gr9" draw:text-style-name="P1" draw:layer="layout" svg:x1="2.994cm" svg:y1="13.962cm" svg:x2="2.994cm" svg:y2="11.957cm">
          <text:p/>
        </draw:line>
        <draw:line draw:style-name="gr9" draw:text-style-name="P1" draw:layer="layout" svg:x1="2.357cm" svg:y1="15.874cm" svg:x2="3.069cm" svg:y2="15.874cm">
          <text:p/>
        </draw:line>
        <draw:line draw:style-name="gr9" draw:text-style-name="P1" draw:layer="layout" svg:x1="2.357cm" svg:y1="14.601cm" svg:x2="2.995cm" svg:y2="13.962cm">
          <text:p/>
        </draw:line>
        <draw:line draw:style-name="gr9" draw:text-style-name="P1" draw:layer="layout" svg:x1="2.357cm" svg:y1="14.6cm" svg:x2="2.357cm" svg:y2="15.874cm">
          <text:p/>
        </draw:line>
        <draw:path draw:style-name="gr9" draw:text-style-name="P1" draw:layer="layout" svg:width="0.3cm" svg:height="0.3cm" svg:x="2.565cm" svg:y="10.928cm" svg:viewBox="0 0 301 301" svg:d="M301 150c0 83-68 151-151 151s-150-68-150-151 67-150 150-150 151 67 151 150z">
          <text:p/>
        </draw:path>
        <draw:path draw:style-name="gr9" draw:text-style-name="P1" draw:layer="layout" svg:width="0.3cm" svg:height="0.3cm" svg:x="2.565cm" svg:y="14.526cm" svg:viewBox="0 0 301 301" svg:d="M301 150c0 83-68 151-151 151s-150-68-150-151c0-82 67-150 150-150s151 68 151 150z">
          <text:p/>
        </draw:path>
        <draw:path draw:style-name="gr9" draw:text-style-name="P1" draw:layer="layout" svg:width="0.487cm" svg:height="0.487cm" svg:x="3.583cm" svg:y="11.427cm" svg:viewBox="0 0 488 488" svg:d="M488 244c0 135-109 244-244 244-134 0-244-109-244-244 0-134 110-244 244-244 135 0 244 110 244 244z">
          <text:p/>
        </draw:path>
        <draw:path draw:style-name="gr9" draw:text-style-name="P1" draw:layer="layout" svg:width="0.338cm" svg:height="0.337cm" svg:x="3.099cm" svg:y="13.578cm" svg:viewBox="0 0 339 338" svg:d="M339 170c0 93-76 168-169 168-94 0-170-75-170-168s76-170 170-170c93 0 169 77 169 170z">
          <text:p/>
        </draw:path>
        <draw:line draw:style-name="gr9" draw:text-style-name="P1" draw:layer="layout" svg:x1="4.787cm" svg:y1="15.874cm" svg:x2="7.492cm" svg:y2="15.874cm">
          <text:p/>
        </draw:line>
        <draw:line draw:style-name="gr9" draw:text-style-name="P1" draw:layer="layout" svg:x1="4.606cm" svg:y1="15.874cm" svg:x2="4.787cm" svg:y2="15.874cm">
          <text:p/>
        </draw:line>
        <draw:line draw:style-name="gr9" draw:text-style-name="P1" draw:layer="layout" svg:x1="3.069cm" svg:y1="15.874cm" svg:x2="4.606cm" svg:y2="15.874cm">
          <text:p/>
        </draw:line>
        <draw:path draw:style-name="gr9" draw:text-style-name="P1" draw:layer="layout" svg:width="0.337cm" svg:height="0.337cm" svg:x="3.658cm" svg:y="11.502cm" svg:viewBox="0 0 338 338" svg:d="M338 169c0 93-75 169-170 169-93 0-168-76-168-169 0-94 75-169 168-169 95 0 170 75 170 169z">
          <text:p/>
        </draw:path>
        <draw:path draw:style-name="gr9" draw:text-style-name="P1" draw:layer="layout" svg:width="0.338cm" svg:height="0.337cm" svg:x="3.099cm" svg:y="13.578cm" svg:viewBox="0 0 339 338" svg:d="M339 170c0 93-76 168-169 168-94 0-170-75-170-168s76-170 170-170c93 0 169 77 169 170z">
          <text:p/>
        </draw:path>
        <draw:path draw:style-name="gr9" draw:text-style-name="P1" draw:layer="layout" svg:width="0cm" svg:height="0.285cm" svg:x="2.994cm" svg:y="13.676cm" svg:viewBox="0 0 0 286" svg:d="M0 286c0-3 0-6 0-9 0-4 0-7 0-11 0-5 0-9 0-14s0-10 0-16 0-11 0-17c0-7 0-13 0-20s0-14 0-21c0-8 0-15 0-23s0-16 0-24 0-16 0-25c0-17 0-34 0-52s0-36 0-54">
          <text:p/>
        </draw:path>
        <draw:polyline draw:style-name="gr9" draw:text-style-name="P1" draw:layer="layout" svg:width="0cm" svg:height="0.423cm" svg:x="2.994cm" svg:y="11.957cm" svg:viewBox="0 0 0 424" draw:points="0,424 0,421 0,411 0,394 0,372 0,345 0,313 0,277 0,238 0,197 0,155 0,113 0,73 0,35 0,0">
          <text:p/>
        </draw:polyline>
        <draw:line draw:style-name="gr9" draw:text-style-name="P1" draw:layer="layout" svg:x1="2.6cm" svg:y1="10.982cm" svg:x2="2.812cm" svg:y2="11.194cm">
          <text:p/>
        </draw:line>
        <draw:line draw:style-name="gr9" draw:text-style-name="P1" draw:layer="layout" svg:x1="5.018cm" svg:y1="10.742cm" svg:x2="5.018cm" svg:y2="12.875cm">
          <text:p/>
        </draw:line>
        <draw:path draw:style-name="gr9" draw:text-style-name="P1" draw:layer="layout" svg:width="0.075cm" svg:height="0.128cm" svg:x="4.712cm" svg:y="15.746cm" svg:viewBox="0 0 76 129" svg:d="M76 129c-31 0-59-18-70-46-12-29-5-62 16-83">
          <text:p/>
        </draw:path>
        <draw:line draw:style-name="gr9" draw:text-style-name="P1" draw:layer="layout" svg:x1="5.768cm" svg:y1="14.712cm" svg:x2="5.281cm" svg:y2="14.712cm">
          <text:p/>
        </draw:line>
        <draw:path draw:style-name="gr9" draw:text-style-name="P1" draw:layer="layout" svg:width="0.375cm" svg:height="0.75cm" svg:x="4.906cm" svg:y="13.962cm" svg:viewBox="0 0 376 751" svg:d="M376 0c-207 0-376 168-376 375s169 376 376 376">
          <text:p/>
        </draw:path>
        <draw:line draw:style-name="gr9" draw:text-style-name="P1" draw:layer="layout" svg:x1="6.33cm" svg:y1="13.962cm" svg:x2="5.281cm" svg:y2="13.962cm">
          <text:p/>
        </draw:line>
        <draw:line draw:style-name="gr9" draw:text-style-name="P1" draw:layer="layout" svg:x1="7.492cm" svg:y1="13.306cm" svg:x2="7.492cm" svg:y2="13.25cm">
          <text:p/>
        </draw:line>
        <draw:path draw:style-name="gr9" draw:text-style-name="P1" draw:layer="layout" svg:width="0.375cm" svg:height="0.375cm" svg:x="5.018cm" svg:y="12.875cm" svg:viewBox="0 0 376 376" svg:d="M0 0c0 208 169 376 376 376">
          <text:p/>
        </draw:path>
        <draw:line draw:style-name="gr9" draw:text-style-name="P1" draw:layer="layout" svg:x1="5.468cm" svg:y1="13.25cm" svg:x2="7.492cm" svg:y2="13.25cm">
          <text:p/>
        </draw:line>
        <draw:line draw:style-name="gr9" draw:text-style-name="P1" draw:layer="layout" svg:x1="5.468cm" svg:y1="13.25cm" svg:x2="5.393cm" svg:y2="13.25cm">
          <text:p/>
        </draw:line>
        <draw:path draw:style-name="gr9" draw:text-style-name="P1" draw:layer="layout" svg:width="0.487cm" svg:height="0.488cm" svg:x="6.209cm" svg:y="14.723cm" svg:viewBox="0 0 488 489" svg:d="M488 245c0 134-109 244-245 244-134 0-243-110-243-244 0-136 109-245 243-245 136 0 245 109 245 245z">
          <text:p/>
        </draw:path>
        <draw:line draw:style-name="gr9" draw:text-style-name="P1" draw:layer="layout" svg:x1="4.734cm" svg:y1="15.747cm" svg:x2="5.769cm" svg:y2="14.712cm">
          <text:p/>
        </draw:line>
        <draw:path draw:style-name="gr9" draw:text-style-name="P1" draw:layer="layout" svg:width="0.075cm" svg:height="0.128cm" svg:x="4.712cm" svg:y="15.746cm" svg:viewBox="0 0 76 129" svg:d="M76 129c-31 0-59-18-70-46-12-29-5-62 16-83">
          <text:p/>
        </draw:path>
        <draw:line draw:style-name="gr9" draw:text-style-name="P1" draw:layer="layout" svg:x1="5.768cm" svg:y1="14.712cm" svg:x2="7.08cm" svg:y2="14.712cm">
          <text:p/>
        </draw:line>
        <draw:line draw:style-name="gr9" draw:text-style-name="P1" draw:layer="layout" svg:x1="7.492cm" svg:y1="14.712cm" svg:x2="7.492cm" svg:y2="15.874cm">
          <text:p/>
        </draw:line>
        <draw:line draw:style-name="gr9" draw:text-style-name="P1" draw:layer="layout" svg:x1="7.118cm" svg:y1="14.712cm" svg:x2="7.492cm" svg:y2="14.712cm">
          <text:p/>
        </draw:line>
        <draw:path draw:style-name="gr9" draw:text-style-name="P1" draw:layer="layout" svg:width="0.487cm" svg:height="0.487cm" svg:x="6.209cm" svg:y="15.323cm" svg:viewBox="0 0 488 488" svg:d="M488 245c0 134-109 243-245 243-134 0-243-109-243-243 0-135 109-245 243-245 136 0 245 110 245 245z">
          <text:p/>
        </draw:path>
        <draw:polyline draw:style-name="gr9" draw:text-style-name="P1" draw:layer="layout" svg:width="1.183cm" svg:height="0cm" svg:x="3.611cm" svg:y="15.874cm" svg:viewBox="0 0 1184 0" draw:points="1184,0 1170,0 1126,0 1055,0 961,0 849,0 724,0 592,0 460,0 335,0 223,0 129,0 59,0 15,0 0,0">
          <text:p/>
        </draw:polyline>
        <draw:path draw:style-name="gr9" draw:text-style-name="P1" draw:layer="layout" svg:width="0.337cm" svg:height="0.337cm" svg:x="3.658cm" svg:y="11.502cm" svg:viewBox="0 0 338 338" svg:d="M338 169c0 93-75 169-170 169-93 0-168-76-168-169 0-94 75-169 168-169 95 0 170 75 170 169z">
          <text:p/>
        </draw:path>
        <draw:polyline draw:style-name="gr9" draw:text-style-name="P1" draw:layer="layout" svg:width="0cm" svg:height="0cm" svg:x="2.994cm" svg:y="11.965cm" svg:viewBox="0 0 0 0" draw:points="0,0">
          <text:p/>
        </draw:polyline>
        <draw:line draw:style-name="gr9" draw:text-style-name="P1" draw:layer="layout" svg:x1="2.994cm" svg:y1="12.658cm" svg:x2="2.994cm" svg:y2="11.965cm">
          <text:p/>
        </draw:line>
        <draw:polyline draw:style-name="gr9" draw:text-style-name="P1" draw:layer="layout" svg:width="0cm" svg:height="0cm" svg:x="2.994cm" svg:y="12.658cm" svg:viewBox="0 0 0 0" draw:points="0,0">
          <text:p/>
        </draw:polyline>
        <draw:polyline draw:style-name="gr9" draw:text-style-name="P1" draw:layer="layout" svg:width="0cm" svg:height="0cm" svg:x="2.994cm" svg:y="12.883cm" svg:viewBox="0 0 0 0" draw:points="0,0">
          <text:p/>
        </draw:polyline>
        <draw:polyline draw:style-name="gr9" draw:text-style-name="P1" draw:layer="layout" svg:width="0cm" svg:height="0cm" svg:x="2.994cm" svg:y="12.913cm" svg:viewBox="0 0 0 0" draw:points="0,0">
          <text:p/>
        </draw:polyline>
        <draw:polyline draw:style-name="gr9" draw:text-style-name="P1" draw:layer="layout" svg:width="0cm" svg:height="0cm" svg:x="2.994cm" svg:y="13.468cm" svg:viewBox="0 0 0 0" draw:points="0,0">
          <text:p/>
        </draw:polyline>
        <draw:polyline draw:style-name="gr9" draw:text-style-name="P1" draw:layer="layout" svg:width="0cm" svg:height="0cm" svg:x="2.994cm" svg:y="13.438cm" svg:viewBox="0 0 0 0" draw:points="0,0">
          <text:p/>
        </draw:polyline>
        <draw:line draw:style-name="gr9" draw:text-style-name="P1" draw:layer="layout" svg:x1="2.994cm" svg:y1="13.438cm" svg:x2="2.994cm" svg:y2="12.913cm">
          <text:p/>
        </draw:line>
        <draw:polyline draw:style-name="gr9" draw:text-style-name="P1" draw:layer="layout" svg:width="0cm" svg:height="0cm" svg:x="2.994cm" svg:y="13.693cm" svg:viewBox="0 0 0 0" draw:points="0,0">
          <text:p/>
        </draw:polyline>
        <draw:line draw:style-name="gr9" draw:text-style-name="P1" draw:layer="layout" svg:x1="2.994cm" svg:y1="13.963cm" svg:x2="2.994cm" svg:y2="13.693cm">
          <text:p/>
        </draw:line>
        <draw:line draw:style-name="gr9" draw:text-style-name="P1" draw:layer="layout" svg:x1="5.468cm" svg:y1="13.25cm" svg:x2="5.468cm" svg:y2="12.163cm">
          <text:p/>
        </draw:line>
        <draw:polyline draw:style-name="gr9" draw:text-style-name="P1" draw:layer="layout" svg:width="0cm" svg:height="0.692cm" svg:x="5.468cm" svg:y="11.47cm" svg:viewBox="0 0 0 693" draw:points="0,0 0,4 0,17 0,39 0,68 0,106 0,151 0,203 0,261 0,324 0,392 0,464 0,539 0,615 0,693">
          <text:p/>
        </draw:polyline>
        <draw:line draw:style-name="gr9" draw:text-style-name="P1" draw:layer="layout" svg:x1="6.33cm" svg:y1="13.963cm" svg:x2="6.631cm" svg:y2="13.306cm">
          <text:p/>
        </draw:line>
        <draw:line draw:style-name="gr9" draw:text-style-name="P1" draw:layer="layout" svg:x1="6.63cm" svg:y1="13.306cm" svg:x2="7.492cm" svg:y2="13.306cm">
          <text:p/>
        </draw:line>
        <draw:line draw:style-name="gr9" draw:text-style-name="P1" draw:layer="layout" svg:x1="7.492cm" svg:y1="13.25cm" svg:x2="7.492cm" svg:y2="12.163cm">
          <text:p/>
        </draw:line>
        <draw:polyline draw:style-name="gr9" draw:text-style-name="P1" draw:layer="layout" svg:width="0cm" svg:height="0.692cm" svg:x="7.492cm" svg:y="11.47cm" svg:viewBox="0 0 0 693" draw:points="0,0 0,4 0,17 0,39 0,68 0,106 0,151 0,203 0,261 0,324 0,392 0,464 0,539 0,615 0,693">
          <text:p/>
        </draw:polyline>
        <draw:line draw:style-name="gr9" draw:text-style-name="P1" draw:layer="layout" svg:x1="7.492cm" svg:y1="13.306cm" svg:x2="7.492cm" svg:y2="13.962cm">
          <text:p/>
        </draw:line>
        <draw:path draw:style-name="gr9" draw:text-style-name="P1" draw:layer="layout" svg:width="0.337cm" svg:height="0.338cm" svg:x="6.284cm" svg:y="14.798cm" svg:viewBox="0 0 338 339" svg:d="M338 169c0 94-77 170-170 170s-168-76-168-170c0-93 75-169 168-169s170 76 170 169z">
          <text:p/>
        </draw:path>
        <draw:line draw:style-name="gr9" draw:text-style-name="P1" draw:layer="layout" svg:x1="7.08cm" svg:y1="14.712cm" svg:x2="7.118cm" svg:y2="14.712cm">
          <text:p/>
        </draw:line>
        <draw:path draw:style-name="gr9" draw:text-style-name="P1" draw:layer="layout" svg:width="0.337cm" svg:height="0.337cm" svg:x="6.284cm" svg:y="15.398cm" svg:viewBox="0 0 338 338" svg:d="M338 169c0 93-77 169-170 169s-168-76-168-169 75-169 168-169 170 76 170 169z">
          <text:p/>
        </draw:path>
        <draw:line draw:style-name="gr9" draw:text-style-name="P1" draw:layer="layout" svg:x1="2.995cm" svg:y1="11.965cm" svg:x2="2.844cm" svg:y2="12.171cm">
          <text:p/>
        </draw:line>
        <draw:line draw:style-name="gr9" draw:text-style-name="P1" draw:layer="layout" svg:x1="2.995cm" svg:y1="12.659cm" svg:x2="2.844cm" svg:y2="12.604cm">
          <text:p/>
        </draw:line>
        <draw:line draw:style-name="gr9" draw:text-style-name="P1" draw:layer="layout" svg:x1="2.844cm" svg:y1="12.604cm" svg:x2="2.844cm" svg:y2="12.17cm">
          <text:p/>
        </draw:line>
        <draw:line draw:style-name="gr9" draw:text-style-name="P1" draw:layer="layout" svg:x1="2.994cm" svg:y1="12.658cm" svg:x2="2.994cm" svg:y2="12.883cm">
          <text:p/>
        </draw:line>
        <draw:line draw:style-name="gr9" draw:text-style-name="P1" draw:layer="layout" svg:x1="2.995cm" svg:y1="12.884cm" svg:x2="2.844cm" svg:y2="12.68cm">
          <text:p/>
        </draw:line>
        <draw:line draw:style-name="gr9" draw:text-style-name="P1" draw:layer="layout" svg:x1="2.995cm" svg:y1="12.913cm" svg:x2="2.844cm" svg:y2="13.063cm">
          <text:p/>
        </draw:line>
        <draw:line draw:style-name="gr9" draw:text-style-name="P1" draw:layer="layout" svg:x1="2.844cm" svg:y1="13.671cm" svg:x2="2.995cm" svg:y2="13.468cm">
          <text:p/>
        </draw:line>
        <draw:line draw:style-name="gr9" draw:text-style-name="P1" draw:layer="layout" svg:x1="2.994cm" svg:y1="13.468cm" svg:x2="2.994cm" svg:y2="13.693cm">
          <text:p/>
        </draw:line>
        <draw:line draw:style-name="gr9" draw:text-style-name="P1" draw:layer="layout" svg:x1="2.995cm" svg:y1="13.439cm" svg:x2="2.844cm" svg:y2="13.288cm">
          <text:p/>
        </draw:line>
        <draw:line draw:style-name="gr9" draw:text-style-name="P1" draw:layer="layout" svg:x1="2.844cm" svg:y1="13.288cm" svg:x2="2.844cm" svg:y2="13.062cm">
          <text:p/>
        </draw:line>
        <draw:line draw:style-name="gr9" draw:text-style-name="P1" draw:layer="layout" svg:x1="2.844cm" svg:y1="14.112cm" svg:x2="2.844cm" svg:y2="13.746cm">
          <text:p/>
        </draw:line>
        <draw:line draw:style-name="gr9" draw:text-style-name="P1" draw:layer="layout" svg:x1="2.844cm" svg:y1="13.747cm" svg:x2="2.995cm" svg:y2="13.693cm">
          <text:p/>
        </draw:line>
        <draw:line draw:style-name="gr9" draw:text-style-name="P1" draw:layer="layout" svg:x1="7.492cm" svg:y1="13.962cm" svg:x2="6.33cm" svg:y2="13.962cm">
          <text:p/>
        </draw:line>
        <draw:path draw:style-name="gr9" draw:text-style-name="P1" draw:layer="layout" svg:width="0.488cm" svg:height="0.487cm" svg:x="6.658cm" svg:y="13.449cm" svg:viewBox="0 0 489 488" svg:d="M489 243c0 135-110 245-245 245s-244-110-244-245c0-134 109-243 244-243s245 109 245 243z">
          <text:p/>
        </draw:path>
        <draw:line draw:style-name="gr9" draw:text-style-name="P1" draw:layer="layout" svg:x1="7.267cm" svg:y1="13.25cm" svg:x2="7.267cm" svg:y2="12.163cm">
          <text:p/>
        </draw:line>
        <draw:polyline draw:style-name="gr9" draw:text-style-name="P1" draw:layer="layout" svg:width="0cm" svg:height="0.692cm" svg:x="7.267cm" svg:y="11.47cm" svg:viewBox="0 0 0 693" draw:points="0,0 0,4 0,17 0,39 0,68 0,106 0,151 0,203 0,261 0,324 0,392 0,464 0,539 0,615 0,693">
          <text:p/>
        </draw:polyline>
        <draw:line draw:style-name="gr9" draw:text-style-name="P1" draw:layer="layout" svg:x1="5.468cm" svg:y1="12.313cm" svg:x2="7.267cm" svg:y2="12.313cm">
          <text:p/>
        </draw:line>
        <draw:line draw:style-name="gr9" draw:text-style-name="P1" draw:layer="layout" svg:x1="7.08cm" svg:y1="14.712cm" svg:x2="7.08cm" svg:y2="14.681cm">
          <text:p/>
        </draw:line>
        <draw:line draw:style-name="gr9" draw:text-style-name="P1" draw:layer="layout" svg:x1="7.118cm" svg:y1="14.681cm" svg:x2="7.118cm" svg:y2="14.712cm">
          <text:p/>
        </draw:line>
        <draw:line draw:style-name="gr9" draw:text-style-name="P1" draw:layer="layout" svg:x1="7.08cm" svg:y1="14.681cm" svg:x2="5.281cm" svg:y2="14.681cm">
          <text:p/>
        </draw:line>
        <draw:path draw:style-name="gr9" draw:text-style-name="P1" draw:layer="layout" svg:width="0.344cm" svg:height="0.687cm" svg:x="4.937cm" svg:y="13.994cm" svg:viewBox="0 0 345 688" svg:d="M345 0c-190 0-345 155-345 344 0 190 155 344 345 344">
          <text:p/>
        </draw:path>
        <draw:line draw:style-name="gr9" draw:text-style-name="P1" draw:layer="layout" svg:x1="7.492cm" svg:y1="13.994cm" svg:x2="5.281cm" svg:y2="13.994cm">
          <text:p/>
        </draw:line>
        <draw:line draw:style-name="gr9" draw:text-style-name="P1" draw:layer="layout" svg:x1="7.492cm" svg:y1="14.681cm" svg:x2="7.492cm" svg:y2="13.994cm">
          <text:p/>
        </draw:line>
        <draw:line draw:style-name="gr9" draw:text-style-name="P1" draw:layer="layout" svg:x1="7.492cm" svg:y1="14.681cm" svg:x2="7.118cm" svg:y2="14.681cm">
          <text:p/>
        </draw:line>
        <draw:line draw:style-name="gr9" draw:text-style-name="P1" draw:layer="layout" svg:x1="2.844cm" svg:y1="12.604cm" svg:x2="2.844cm" svg:y2="12.68cm">
          <text:p/>
        </draw:line>
        <draw:line draw:style-name="gr9" draw:text-style-name="P1" draw:layer="layout" svg:x1="2.844cm" svg:y1="13.67cm" svg:x2="2.844cm" svg:y2="13.746cm">
          <text:p/>
        </draw:line>
        <draw:path draw:style-name="gr9" draw:text-style-name="P1" draw:layer="layout" svg:width="0.338cm" svg:height="0.337cm" svg:x="6.733cm" svg:y="13.524cm" svg:viewBox="0 0 339 338" svg:d="M339 169c0 94-76 169-170 169-93 0-169-75-169-169s76-169 169-169c94 0 170 75 170 169z">
          <text:p/>
        </draw:path>
        <draw:line draw:style-name="gr9" draw:text-style-name="P1" draw:layer="layout" svg:x1="5.018cm" svg:y1="11.47cm" svg:x2="5.468cm" svg:y2="11.47cm">
          <text:p/>
        </draw:line>
        <draw:line draw:style-name="gr9" draw:text-style-name="P1" draw:layer="layout" svg:x1="7.267cm" svg:y1="11.47cm" svg:x2="7.492cm" svg:y2="11.47cm">
          <text:p/>
        </draw:line>
        <draw:line draw:style-name="gr9" draw:text-style-name="P1" draw:layer="layout" svg:x1="7.267cm" svg:y1="11.676cm" svg:x2="5.468cm" svg:y2="11.676cm">
          <text:p/>
        </draw:line>
        <draw:polygon draw:style-name="gr7" draw:text-style-name="P1" draw:layer="layout" svg:width="0cm" svg:height="0cm" svg:x="4.925cm" svg:y="13.231cm" svg:viewBox="0 0 0 0" draw:points="0,0">
          <text:p/>
        </draw:polygon>
        <draw:polyline draw:style-name="gr10" draw:text-style-name="P1" draw:layer="layout" svg:width="2.258cm" svg:height="2.653cm" svg:x="3.361cm" svg:y="13.887cm" svg:viewBox="0 0 2259 2654" draw:points="2259,2654 1759,2654 0,0">
          <text:p/>
        </draw:polyline>
        <draw:polygon draw:style-name="gr11" draw:text-style-name="P2" draw:layer="layout" svg:width="0.346cm" svg:height="0.463cm" svg:x="3.361cm" svg:y="13.887cm" svg:viewBox="0 0 347 464" draw:points="0,0 207,464 347,372">
          <text:p/>
        </draw:polygon>
        <draw:polygon draw:style-name="gr7" draw:text-style-name="P1" draw:layer="layout" svg:width="0cm" svg:height="0cm" svg:x="4.925cm" svg:y="13.231cm" svg:viewBox="0 0 0 0" draw:points="0,0">
          <text:p/>
        </draw:polygon>
        <draw:polyline draw:style-name="gr10" draw:text-style-name="P1" draw:layer="layout" svg:width="1.729cm" svg:height="4.727cm" svg:x="3.869cm" svg:y="11.833cm" svg:viewBox="0 0 1730 4728" draw:points="1730,4728 1231,4728 0,0">
          <text:p/>
        </draw:polyline>
        <draw:polygon draw:style-name="gr2" draw:text-style-name="P2" draw:layer="layout" svg:width="0.206cm" svg:height="0.505cm" svg:x="3.869cm" svg:y="11.833cm" svg:viewBox="0 0 207 506" draw:points="0,0 45,506 207,464">
          <text:p/>
        </draw:polygon>
        <draw:polygon draw:style-name="gr12" draw:text-style-name="P1" draw:layer="layout" svg:width="0.206cm" svg:height="0.505cm" svg:x="3.869cm" svg:y="11.833cm" svg:viewBox="0 0 207 506" draw:points="0,0 45,506 207,464">
          <text:p/>
        </draw:polygon>
        <draw:polygon draw:style-name="gr7" draw:text-style-name="P1" draw:layer="layout" svg:width="0cm" svg:height="0cm" svg:x="4.925cm" svg:y="13.231cm" svg:viewBox="0 0 0 0" draw:points="0,0">
          <text:p/>
        </draw:polygon>
        <draw:polyline draw:style-name="gr10" draw:text-style-name="P1" draw:layer="layout" svg:width="1.92cm" svg:height="2.759cm" svg:x="4.905cm" svg:y="13.842cm" svg:viewBox="0 0 1921 2760" draw:points="0,2760 499,2760 1921,0">
          <text:p/>
        </draw:polyline>
        <draw:polygon draw:style-name="gr11" draw:text-style-name="P2" draw:layer="layout" svg:width="0.303cm" svg:height="0.483cm" svg:x="6.522cm" svg:y="13.842cm" svg:viewBox="0 0 304 484" draw:points="304,0 0,408 148,484">
          <text:p/>
        </draw:polygon>
        <draw:polygon draw:style-name="gr7" draw:text-style-name="P1" draw:layer="layout" svg:width="0cm" svg:height="0cm" svg:x="4.925cm" svg:y="13.231cm" svg:viewBox="0 0 0 0" draw:points="0,0">
          <text:p/>
        </draw:polygon>
        <draw:polyline draw:style-name="gr10" draw:text-style-name="P1" draw:layer="layout" svg:width="1.478cm" svg:height="1.533cm" svg:x="4.884cm" svg:y="15.109cm" svg:viewBox="0 0 1479 1534" draw:points="0,1534 501,1534 1479,0">
          <text:p/>
        </draw:polyline>
        <draw:polygon draw:style-name="gr2" draw:text-style-name="P2" draw:layer="layout" svg:width="0.339cm" svg:height="0.466cm" svg:x="6.023cm" svg:y="15.109cm" svg:viewBox="0 0 340 467" draw:points="340,0 0,378 140,467">
          <text:p/>
        </draw:polygon>
        <draw:polygon draw:style-name="gr12" draw:text-style-name="P1" draw:layer="layout" svg:width="0.339cm" svg:height="0.466cm" svg:x="6.023cm" svg:y="15.109cm" svg:viewBox="0 0 340 467" draw:points="340,0 0,378 140,467">
          <text:p/>
        </draw:polygon>
        <draw:polygon draw:style-name="gr7" draw:text-style-name="P1" draw:layer="layout" svg:width="0cm" svg:height="0cm" svg:x="4.925cm" svg:y="13.231cm" svg:viewBox="0 0 0 0" draw:points="0,0">
          <text:p/>
        </draw:polygon>
        <draw:polyline draw:style-name="gr10" draw:text-style-name="P1" draw:layer="layout" svg:width="1.425cm" svg:height="0.877cm" svg:x="4.905cm" svg:y="15.683cm" svg:viewBox="0 0 1426 878" draw:points="0,878 500,878 1426,0">
          <text:p/>
        </draw:polyline>
        <draw:polygon draw:style-name="gr11" draw:text-style-name="P2" draw:layer="layout" svg:width="0.42cm" svg:height="0.404cm" svg:x="5.91cm" svg:y="15.683cm" svg:viewBox="0 0 421 405" draw:points="421,0 0,284 114,405">
          <text:p/>
        </draw:polygon>
        <draw:path draw:style-name="gr6" draw:text-style-name="P3" draw:layer="layout" svg:width="5.735cm" svg:height="5.285cm" svg:x="10.249cm" svg:y="9.676cm" svg:viewBox="0 0 5736 5286" svg:d="M5736 5286v-150-637-4499h-993-4424-281v1c0 1 0 2 0 3 0 2 0 3 0 5s0 5 0 7c0 3 0 6 0 9s0 6 0 10c0 3 0 7 0 11 0 12 0 24 0 37 0 8 0 16 0 24 0 4 0 7 0 11 0 3 0 6 0 10v919c0 1 0 1 0 1 0 1 0 2 0 3 0 2 0 3 0 5s0 4 0 6c0 3 0 6 0 8 0 3 0 7 0 10 0 4 0 7 0 11s0 9 0 13 0 9 0 13c0 5 0 10 0 15 0 10 0 19 0 30h-38v31 9 25 41 54 65 73 76 77 72 66 54 41 25 9h38v31 459 197 1351 43 1c0 2 0 3 0 5s0 5 0 7c0 4 0 7 0 11s0 9 0 13c0 5 0 11 0 16 0 6 0 12 0 18 0 7 0 14 0 21s0 14 0 22 0 16 0 24 0 17 0 25c0 17 0 35 0 53 0 9 0 18 0 27 0 19 0 37 0 55 0 8 0 17 0 26 0 8 0 17 0 25s0 16 0 24c0 7 0 15 0 22s0 14 0 21c0 6 0 12 0 18 0 5 0 10 0 16 0 4 0 9 0 13 0 3 0 7 0 10s0 5 0 8c0 1 0 3 0 5v1 107 92 1c0 1 0 2 0 2 0 2 0 4 0 5 0 2 0 4 0 7 0 2 0 5 0 8s0 6 0 9c0 4 0 8 0 12s0 8 0 12c0 5 0 9 0 14s0 10 0 15 0 10 0 15c0 16 0 33 0 50 0 11 0 22 0 33s0 21 0 32c0 5 0 10 0 14 0 5 0 10 0 14s0 8 0 13c0 3 0 7 0 11 0 3 0 6 0 10 0 2 0 5 0 8 0 2 0 4 0 6s0 3 0 5c0 1 0 2 0 3v1 231 108h281 4424z">
          <text:p/>
        </draw:path>
        <draw:polygon draw:style-name="gr7" draw:text-style-name="P1" draw:layer="layout" svg:width="0cm" svg:height="0cm" svg:x="13.117cm" svg:y="12.318cm" svg:viewBox="0 0 0 0" draw:points="0,0">
          <text:p/>
        </draw:polygon>
        <draw:path draw:style-name="gr6" draw:text-style-name="P3" draw:layer="layout" svg:width="4.423cm" svg:height="5.285cm" svg:x="10.568cm" svg:y="9.676cm" svg:viewBox="0 0 4424 5286" svg:d="M4424 5136v150h-4424v-731-637-2007-564-1c0-1 0-2 0-3s0-3 0-4c0-2 0-5 0-7s0-5 0-8 0-6 0-10c0-3 0-7 0-11s0-8 0-12c0-6 0-11 0-17 0-23 0-50 0-77 0-17 0-33 0-49 0-5 0-11 0-16s0-10 0-15c0-4 0-9 0-13s0-9 0-13 0-7 0-11c0-3 0-7 0-10 0-2 0-5 0-8 0-2 0-4 0-6s0-3 0-5c0-1 0-2 0-3v-1-1047h4424v4499z">
          <text:p/>
        </draw:path>
        <draw:polygon draw:style-name="gr7" draw:text-style-name="P1" draw:layer="layout" svg:width="0cm" svg:height="0cm" svg:x="13.117cm" svg:y="12.318cm" svg:viewBox="0 0 0 0" draw:points="0,0">
          <text:p/>
        </draw:polygon>
        <draw:polygon draw:style-name="gr6" draw:text-style-name="P3" draw:layer="layout" svg:width="0.993cm" svg:height="4.498cm" svg:x="14.991cm" svg:y="9.676cm" svg:viewBox="0 0 994 4499" draw:points="0,4499 0,0 994,0 994,4499">
          <text:p/>
        </draw:polygon>
        <draw:polygon draw:style-name="gr7" draw:text-style-name="P1" draw:layer="layout" svg:width="0cm" svg:height="0cm" svg:x="13.117cm" svg:y="12.318cm" svg:viewBox="0 0 0 0" draw:points="0,0">
          <text:p/>
        </draw:polygon>
        <draw:polygon draw:style-name="gr6" draw:text-style-name="P3" draw:layer="layout" svg:width="2.249cm" svg:height="2.421cm" svg:x="11.901cm" svg:y="11.164cm" svg:viewBox="0 0 2250 2422" draw:points="1770,2422 2155,2190 1743,1503 2250,1210 1743,918 2155,232 1770,0 1353,693 675,301 675,948 0,948 0,1473 675,1473 675,2119 1353,1728">
          <text:p/>
        </draw:polygon>
        <draw:polygon draw:style-name="gr7" draw:text-style-name="P1" draw:layer="layout" svg:width="0cm" svg:height="0cm" svg:x="13.117cm" svg:y="12.318cm" svg:viewBox="0 0 0 0" draw:points="0,0">
          <text:p/>
        </draw:polygon>
        <draw:path draw:style-name="gr6" draw:text-style-name="P3" draw:layer="layout" svg:width="0.6cm" svg:height="1.462cm" svg:x="11.196cm" svg:y="11.574cm" svg:viewBox="0 0 601 1463" svg:d="M601 300v863c0 166-136 300-301 300-166 0-300-134-300-300v-863c0-166 134-300 300-300 165 0 301 134 301 300z">
          <text:p/>
        </draw:path>
        <draw:polygon draw:style-name="gr7" draw:text-style-name="P1" draw:layer="layout" svg:width="0cm" svg:height="0cm" svg:x="13.117cm" svg:y="12.318cm" svg:viewBox="0 0 0 0" draw:points="0,0">
          <text:p/>
        </draw:polygon>
        <draw:polygon draw:style-name="gr6" draw:text-style-name="P3" draw:layer="layout" svg:width="1.068cm" svg:height="1.035cm" svg:x="12.575cm" svg:y="11.857cm" svg:viewBox="0 0 1069 1036" draw:points="893,518 1069,226 678,0 525,256 0,256 0,781 525,781 678,1036 1069,811">
          <text:p/>
        </draw:polygon>
        <draw:polygon draw:style-name="gr7" draw:text-style-name="P1" draw:layer="layout" svg:width="0cm" svg:height="0cm" svg:x="13.117cm" svg:y="12.318cm" svg:viewBox="0 0 0 0" draw:points="0,0">
          <text:p/>
        </draw:polygon>
        <draw:polygon draw:style-name="gr6" draw:text-style-name="P3" draw:layer="layout" svg:width="0.993cm" svg:height="0.637cm" svg:x="14.991cm" svg:y="14.174cm" svg:viewBox="0 0 994 638" draw:points="0,638 0,0 994,0 994,638">
          <text:p/>
        </draw:polygon>
        <draw:polygon draw:style-name="gr7" draw:text-style-name="P1" draw:layer="layout" svg:width="0cm" svg:height="0cm" svg:x="13.117cm" svg:y="12.318cm" svg:viewBox="0 0 0 0" draw:points="0,0">
          <text:p/>
        </draw:polygon>
        <draw:polygon draw:style-name="gr6" draw:text-style-name="P3" draw:layer="layout" svg:width="0.281cm" svg:height="2.006cm" svg:x="10.287cm" svg:y="11.587cm" svg:viewBox="0 0 282 2007" draw:points="282,0 282,2007 0,2007 0,656 0,459 0,0 263,0">
          <text:p/>
        </draw:polygon>
        <draw:polygon draw:style-name="gr7" draw:text-style-name="P1" draw:layer="layout" svg:width="0cm" svg:height="0cm" svg:x="13.117cm" svg:y="12.318cm" svg:viewBox="0 0 0 0" draw:points="0,0">
          <text:p/>
        </draw:polygon>
        <draw:path draw:style-name="gr6" draw:text-style-name="P3" draw:layer="layout" svg:width="0.281cm" svg:height="1.274cm" svg:x="10.287cm" svg:y="9.676cm" svg:viewBox="0 0 282 1275" svg:d="M282 1275c0-23 0-50 0-77 0-17 0-33 0-50 0-5 0-11 0-16s0-10 0-15c0-4 0-9 0-13s0-9 0-13 0-7 0-11c0-3 0-7 0-10 0-2 0-5 0-8 0-2 0-4 0-6s0-3 0-5c0-1 0-2 0-3v-1-1047h-282v1c0 1 0 2 0 3 0 2 0 3 0 5s0 5 0 7c0 3 0 6 0 9s0 6 0 10c0 3 0 7 0 11 0 12 0 24 0 37 0 8 0 16 0 24 0 4 0 7 0 11 0 3 0 6 0 10v919c0 1 0 1 0 1 0 1 0 2 0 3 0 2 0 3 0 5s0 4 0 6c0 3 0 6 0 8 0 3 0 7 0 10 0 4 0 7 0 11s0 9 0 13 0 9 0 13c0 5 0 10 0 15 0 10 0 19 0 31 0 10 0 20 0 31v4c0 27 0 54 0 77z">
          <text:p/>
        </draw:path>
        <draw:polygon draw:style-name="gr7" draw:text-style-name="P1" draw:layer="layout" svg:width="0cm" svg:height="0cm" svg:x="13.117cm" svg:y="12.318cm" svg:viewBox="0 0 0 0" draw:points="0,0">
          <text:p/>
        </draw:polygon>
        <draw:polygon draw:style-name="gr6" draw:text-style-name="P3" draw:layer="layout" svg:width="0.678cm" svg:height="0.647cm" svg:x="12.575cm" svg:y="11.465cm" svg:viewBox="0 0 679 648" draw:points="679,392 525,648 0,648 0,0">
          <text:p/>
        </draw:polygon>
        <draw:polygon draw:style-name="gr7" draw:text-style-name="P1" draw:layer="layout" svg:width="0cm" svg:height="0cm" svg:x="13.117cm" svg:y="12.318cm" svg:viewBox="0 0 0 0" draw:points="0,0">
          <text:p/>
        </draw:polygon>
        <draw:polygon draw:style-name="gr6" draw:text-style-name="P3" draw:layer="layout" svg:width="0.678cm" svg:height="0.646cm" svg:x="12.575cm" svg:y="12.637cm" svg:viewBox="0 0 679 647" draw:points="0,0 525,0 679,255 0,647">
          <text:p/>
        </draw:polygon>
        <draw:polygon draw:style-name="gr7" draw:text-style-name="P1" draw:layer="layout" svg:width="0cm" svg:height="0cm" svg:x="13.117cm" svg:y="12.318cm" svg:viewBox="0 0 0 0" draw:points="0,0">
          <text:p/>
        </draw:polygon>
        <draw:path draw:style-name="gr6" draw:text-style-name="P3" draw:layer="layout" svg:width="0.524cm" svg:height="0.524cm" svg:x="12.718cm" svg:y="10.92cm" svg:viewBox="0 0 525 525" svg:d="M525 262c0 146-117 263-262 263-146 0-263-117-263-263 0-145 117-262 263-262 145 0 262 117 262 262z">
          <text:p/>
        </draw:path>
        <draw:polygon draw:style-name="gr7" draw:text-style-name="P1" draw:layer="layout" svg:width="0cm" svg:height="0cm" svg:x="13.117cm" svg:y="12.318cm" svg:viewBox="0 0 0 0" draw:points="0,0">
          <text:p/>
        </draw:polygon>
        <draw:path draw:style-name="gr6" draw:text-style-name="P3" draw:layer="layout" svg:width="0.524cm" svg:height="0.524cm" svg:x="12.718cm" svg:y="13.169cm" svg:viewBox="0 0 525 525" svg:d="M525 263c0 145-117 262-262 262-146 0-263-117-263-262 0-146 117-263 263-263 145 0 262 117 262 263z">
          <text:p/>
        </draw:path>
        <draw:polygon draw:style-name="gr7" draw:text-style-name="P1" draw:layer="layout" svg:width="0cm" svg:height="0cm" svg:x="13.117cm" svg:y="12.318cm" svg:viewBox="0 0 0 0" draw:points="0,0">
          <text:p/>
        </draw:polygon>
        <draw:path draw:style-name="gr6" draw:text-style-name="P3" draw:layer="layout" svg:width="0.281cm" svg:height="0.731cm" svg:x="10.287cm" svg:y="14.23cm" svg:viewBox="0 0 282 732" svg:d="M282 0v732h-282v-108-231c0-1 0-1 0-1 0-1 0-2 0-3 0-2 0-3 0-5s0-4 0-6c0-3 0-6 0-8 0-4 0-7 0-10 0-4 0-8 0-11 0-5 0-9 0-13s0-9 0-14c0-4 0-9 0-14 0-11 0-21 0-32s0-22 0-33c0-17 0-34 0-50 0-5 0-10 0-15s0-10 0-15 0-9 0-14c0-4 0-8 0-12s0-8 0-12c0-3 0-6 0-9s0-6 0-8c0-3 0-5 0-7 0-1 0-3 0-5 0 0 0-1 0-2s0-1 0-1v-93z">
          <text:p/>
        </draw:path>
        <draw:polygon draw:style-name="gr7" draw:text-style-name="P1" draw:layer="layout" svg:width="0cm" svg:height="0cm" svg:x="13.117cm" svg:y="12.318cm" svg:viewBox="0 0 0 0" draw:points="0,0">
          <text:p/>
        </draw:polygon>
        <draw:polygon draw:style-name="gr6" draw:text-style-name="P3" draw:layer="layout" svg:width="0.683cm" svg:height="0.585cm" svg:x="13.467cm" svg:y="12.082cm" svg:viewBox="0 0 684 586" draw:points="176,586 684,292 176,0 0,292">
          <text:p/>
        </draw:polygon>
        <draw:polygon draw:style-name="gr7" draw:text-style-name="P1" draw:layer="layout" svg:width="0cm" svg:height="0cm" svg:x="13.117cm" svg:y="12.318cm" svg:viewBox="0 0 0 0" draw:points="0,0">
          <text:p/>
        </draw:polygon>
        <draw:path draw:style-name="gr6" draw:text-style-name="P3" draw:layer="layout" svg:width="0.281cm" svg:height="0.637cm" svg:x="10.287cm" svg:y="13.593cm" svg:viewBox="0 0 282 638" svg:d="M282 0v638h-282v-107-1c0-2 0-4 0-5 0-3 0-5 0-8s0-7 0-10c0-4 0-9 0-13 0-6 0-11 0-16 0-6 0-12 0-18 0-7 0-14 0-21s0-15 0-22c0-8 0-16 0-24s0-17 0-25c0-9 0-18 0-26 0-18 0-36 0-55 0-9 0-18 0-27 0-18 0-36 0-53 0-8 0-17 0-25s0-16 0-24 0-15 0-22 0-14 0-21c0-6 0-13 0-19 0-5 0-11 0-16 0-4 0-9 0-13s0-7 0-11c0-2 0-5 0-7s0-3 0-5v-1-43z">
          <text:p/>
        </draw:path>
        <draw:polygon draw:style-name="gr7" draw:text-style-name="P1" draw:layer="layout" svg:width="0cm" svg:height="0cm" svg:x="13.117cm" svg:y="12.318cm" svg:viewBox="0 0 0 0" draw:points="0,0">
          <text:p/>
        </draw:polygon>
        <draw:path draw:style-name="gr6" draw:text-style-name="P3" draw:layer="layout" svg:width="0.281cm" svg:height="0.637cm" svg:x="10.287cm" svg:y="10.95cm" svg:viewBox="0 0 282 638" svg:d="M282 73v565h-19c0 0 0-6 0-18 0 12 0 18 0 18h-263v-31-534-1c0-1 0-2 0-3s0-3 0-4c0-2 0-5 0-7s0-5 0-8 0-6 0-10c0-3 0-7 0-11s0-8 0-12c0-6 0-11 0-17h282c0 6 0 11 0 17 0 4 0 8 0 12s0 8 0 11c0 4 0 7 0 10s0 6 0 8 0 5 0 7c0 1 0 3 0 4s0 2 0 3 0 1 0 1z">
          <text:p/>
        </draw:path>
        <draw:polygon draw:style-name="gr7" draw:text-style-name="P1" draw:layer="layout" svg:width="0cm" svg:height="0cm" svg:x="13.117cm" svg:y="12.318cm" svg:viewBox="0 0 0 0" draw:points="0,0">
          <text:p/>
        </draw:polygon>
        <draw:polygon draw:style-name="gr6" draw:text-style-name="P3" draw:layer="layout" svg:width="0.993cm" svg:height="0.15cm" svg:x="14.991cm" svg:y="14.811cm" svg:viewBox="0 0 994 151" draw:points="994,151 994,0 0,0 0,151">
          <text:p/>
        </draw:polygon>
        <draw:polygon draw:style-name="gr7" draw:text-style-name="P1" draw:layer="layout" svg:width="0cm" svg:height="0cm" svg:x="13.117cm" svg:y="12.318cm" svg:viewBox="0 0 0 0" draw:points="0,0">
          <text:p/>
        </draw:polygon>
        <draw:polygon draw:style-name="gr6" draw:text-style-name="P3" draw:layer="layout" svg:width="0.468cm" svg:height="0.693cm" svg:x="13.253cm" svg:y="12.892cm" svg:viewBox="0 0 469 694" draw:points="0,0 418,694 469,488 207,53">
          <text:p/>
        </draw:polygon>
        <draw:polygon draw:style-name="gr7" draw:text-style-name="P1" draw:layer="layout" svg:width="0cm" svg:height="0cm" svg:x="13.117cm" svg:y="12.318cm" svg:viewBox="0 0 0 0" draw:points="0,0">
          <text:p/>
        </draw:polygon>
        <draw:polygon draw:style-name="gr6" draw:text-style-name="P3" draw:layer="layout" svg:width="0.468cm" svg:height="0.693cm" svg:x="13.253cm" svg:y="11.164cm" svg:viewBox="0 0 469 694" draw:points="418,0 469,205 207,641 0,694">
          <text:p/>
        </draw:polygon>
        <draw:polygon draw:style-name="gr7" draw:text-style-name="P1" draw:layer="layout" svg:width="0cm" svg:height="0cm" svg:x="13.117cm" svg:y="12.318cm" svg:viewBox="0 0 0 0" draw:points="0,0">
          <text:p/>
        </draw:polygon>
        <draw:path draw:style-name="gr6" draw:text-style-name="P3" draw:layer="layout" svg:width="0.352cm" svg:height="0.352cm" svg:x="11.32cm" svg:y="12.56cm" svg:viewBox="0 0 353 353" svg:d="M353 176c0 97-79 177-176 177-99 0-177-80-177-177s78-176 177-176c97 0 176 79 176 176z">
          <text:p/>
        </draw:path>
        <draw:polygon draw:style-name="gr7" draw:text-style-name="P1" draw:layer="layout" svg:width="0cm" svg:height="0cm" svg:x="13.117cm" svg:y="12.318cm" svg:viewBox="0 0 0 0" draw:points="0,0">
          <text:p/>
        </draw:polygon>
        <draw:path draw:style-name="gr6" draw:text-style-name="P3" draw:layer="layout" svg:width="0.352cm" svg:height="0.353cm" svg:x="13.254cm" svg:y="14.379cm" svg:viewBox="0 0 353 354" svg:d="M353 177c0 98-80 177-177 177s-176-79-176-177 79-177 176-177 177 79 177 177z">
          <text:p/>
        </draw:path>
        <draw:polygon draw:style-name="gr7" draw:text-style-name="P1" draw:layer="layout" svg:width="0cm" svg:height="0cm" svg:x="13.117cm" svg:y="12.318cm" svg:viewBox="0 0 0 0" draw:points="0,0">
          <text:p/>
        </draw:polygon>
        <draw:path draw:style-name="gr6" draw:text-style-name="P3" draw:layer="layout" svg:width="0.352cm" svg:height="0.353cm" svg:x="13.254cm" svg:y="9.881cm" svg:viewBox="0 0 353 354" svg:d="M353 178c0 97-80 176-177 176s-176-79-176-176c0-99 79-178 176-178s177 79 177 178z">
          <text:p/>
        </draw:path>
        <draw:polygon draw:style-name="gr7" draw:text-style-name="P1" draw:layer="layout" svg:width="0cm" svg:height="0cm" svg:x="13.117cm" svg:y="12.318cm" svg:viewBox="0 0 0 0" draw:points="0,0">
          <text:p/>
        </draw:polygon>
        <draw:path draw:style-name="gr6" draw:text-style-name="P3" draw:layer="layout" svg:width="0.353cm" svg:height="0.353cm" svg:x="12.961cm" svg:y="12.198cm" svg:viewBox="0 0 354 354" svg:d="M354 176c0 98-79 178-178 178-97 0-176-80-176-178 0-97 79-176 176-176 99 0 178 79 178 176z">
          <text:p/>
        </draw:path>
        <draw:polygon draw:style-name="gr7" draw:text-style-name="P1" draw:layer="layout" svg:width="0cm" svg:height="0cm" svg:x="13.117cm" svg:y="12.318cm" svg:viewBox="0 0 0 0" draw:points="0,0">
          <text:p/>
        </draw:polygon>
        <draw:path draw:style-name="gr6" draw:text-style-name="P3" draw:layer="layout" svg:width="0.352cm" svg:height="0.352cm" svg:x="11.32cm" svg:y="11.698cm" svg:viewBox="0 0 353 353" svg:d="M353 177c0 97-79 176-176 176-99 0-177-79-177-176 0-98 78-177 177-177 97 0 176 79 176 177z">
          <text:p/>
        </draw:path>
        <draw:polygon draw:style-name="gr7" draw:text-style-name="P1" draw:layer="layout" svg:width="0cm" svg:height="0cm" svg:x="13.117cm" svg:y="12.318cm" svg:viewBox="0 0 0 0" draw:points="0,0">
          <text:p/>
        </draw:polygon>
        <draw:path draw:style-name="gr6" draw:text-style-name="P3" draw:layer="layout" svg:width="0.352cm" svg:height="0.352cm" svg:x="15.512cm" svg:y="11.006cm" svg:viewBox="0 0 353 353" svg:d="M353 177c0 97-78 176-176 176s-177-79-177-176c0-98 79-177 177-177s176 79 176 177z">
          <text:p/>
        </draw:path>
        <draw:polygon draw:style-name="gr7" draw:text-style-name="P1" draw:layer="layout" svg:width="0cm" svg:height="0cm" svg:x="13.117cm" svg:y="12.318cm" svg:viewBox="0 0 0 0" draw:points="0,0">
          <text:p/>
        </draw:polygon>
        <draw:path draw:style-name="gr6" draw:text-style-name="P3" draw:layer="layout" svg:width="0.352cm" svg:height="0.352cm" svg:x="15.512cm" svg:y="13.255cm" svg:viewBox="0 0 353 353" svg:d="M353 176c0 97-78 177-176 177s-177-80-177-177 79-176 177-176 176 79 176 176z">
          <text:p/>
        </draw:path>
        <draw:polygon draw:style-name="gr7" draw:text-style-name="P1" draw:layer="layout" svg:width="0cm" svg:height="0cm" svg:x="13.117cm" svg:y="12.318cm" svg:viewBox="0 0 0 0" draw:points="0,0">
          <text:p/>
        </draw:polygon>
        <draw:path draw:style-name="gr6" draw:text-style-name="P3" draw:layer="layout" svg:width="0.352cm" svg:height="0.352cm" svg:x="11.32cm" svg:y="12.56cm" svg:viewBox="0 0 353 353" svg:d="M353 176c0 25-5 44-11 60-5 16-12 28-20 39-9 15-20 27-32 37-18 15-38 28-70 36-10 3-21 4-34 5-12 1-25 0-35-2-33-5-53-15-71-26-12-8-23-17-32-27-11-12-21-26-29-42-6-12-12-26-16-44-2-12-4-28-3-43 0-15 3-30 6-41 7-25 18-43 30-59 9-12 19-22 31-31 18-14 38-26 70-33 10-3 22-4 35-5 12 0 24 1 35 3 31 5 51 16 69 28 13 8 24 19 34 30 8 9 15 19 21 30 5 10 10 21 15 35 4 14 7 30 7 50z">
          <text:p/>
        </draw:path>
        <draw:polygon draw:style-name="gr7" draw:text-style-name="P1" draw:layer="layout" svg:width="0cm" svg:height="0cm" svg:x="13.117cm" svg:y="12.318cm" svg:viewBox="0 0 0 0" draw:points="0,0">
          <text:p/>
        </draw:polygon>
        <draw:path draw:style-name="gr6" draw:text-style-name="P3" draw:layer="layout" svg:width="0.352cm" svg:height="0.352cm" svg:x="11.32cm" svg:y="11.698cm" svg:viewBox="0 0 353 353" svg:d="M353 177c0 25-5 44-11 60-5 16-12 28-20 39-9 14-20 26-32 36-18 15-38 27-70 36-10 2-21 4-34 5-12 1-25 0-35-2-33-5-53-15-71-26-12-8-23-17-32-27-11-12-21-25-29-41-6-12-12-26-16-44-2-12-4-28-3-43 0-15 3-30 6-41 7-25 18-44 30-60 9-12 19-22 31-31 18-14 38-26 70-34 10-2 22-4 35-4 12 0 24 0 35 2 31 6 51 17 69 28 13 9 24 19 34 31 8 9 15 19 21 30 5 11 10 22 15 36 4 14 7 30 7 50z">
          <text:p/>
        </draw:path>
        <draw:polygon draw:style-name="gr7" draw:text-style-name="P1" draw:layer="layout" svg:width="0cm" svg:height="0cm" svg:x="13.117cm" svg:y="12.318cm" svg:viewBox="0 0 0 0" draw:points="0,0">
          <text:p/>
        </draw:polygon>
        <draw:polygon draw:style-name="gr6" draw:text-style-name="P3" draw:layer="layout" svg:width="0.465cm" svg:height="0.686cm" svg:x="13.59cm" svg:y="12.667cm" svg:viewBox="0 0 466 687" draw:points="466,687 261,636 0,203 53,0">
          <text:p/>
        </draw:polygon>
        <draw:polygon draw:style-name="gr7" draw:text-style-name="P1" draw:layer="layout" svg:width="0cm" svg:height="0cm" svg:x="13.117cm" svg:y="12.318cm" svg:viewBox="0 0 0 0" draw:points="0,0">
          <text:p/>
        </draw:polygon>
        <draw:polygon draw:style-name="gr6" draw:text-style-name="P3" draw:layer="layout" svg:width="0.465cm" svg:height="0.686cm" svg:x="13.59cm" svg:y="11.396cm" svg:viewBox="0 0 466 687" draw:points="0,483 53,687 466,0 261,51">
          <text:p/>
        </draw:polygon>
        <draw:polygon draw:style-name="gr7" draw:text-style-name="P1" draw:layer="layout" svg:width="0cm" svg:height="0cm" svg:x="13.117cm" svg:y="12.318cm" svg:viewBox="0 0 0 0" draw:points="0,0">
          <text:p/>
        </draw:polygon>
        <draw:polygon draw:style-name="gr6" draw:text-style-name="P3" draw:layer="layout" svg:width="0.376cm" svg:height="0.227cm" svg:x="12.05cm" svg:y="12.261cm" svg:viewBox="0 0 377 228" draw:points="377,0 377,228 0,228 0,0">
          <text:p/>
        </draw:polygon>
        <draw:polygon draw:style-name="gr7" draw:text-style-name="P1" draw:layer="layout" svg:width="0cm" svg:height="0cm" svg:x="13.117cm" svg:y="12.318cm" svg:viewBox="0 0 0 0" draw:points="0,0">
          <text:p/>
        </draw:polygon>
        <draw:polygon draw:style-name="gr6" draw:text-style-name="P3" draw:layer="layout" svg:width="0.674cm" svg:height="0.149cm" svg:x="11.901cm" svg:y="12.112cm" svg:viewBox="0 0 675 150" draw:points="675,0 525,150 149,150 0,0">
          <text:p/>
        </draw:polygon>
        <draw:polygon draw:style-name="gr7" draw:text-style-name="P1" draw:layer="layout" svg:width="0cm" svg:height="0cm" svg:x="13.117cm" svg:y="12.318cm" svg:viewBox="0 0 0 0" draw:points="0,0">
          <text:p/>
        </draw:polygon>
        <draw:polygon draw:style-name="gr6" draw:text-style-name="P3" draw:layer="layout" svg:width="0.674cm" svg:height="0.149cm" svg:x="11.901cm" svg:y="12.488cm" svg:viewBox="0 0 675 150" draw:points="0,150 675,150 525,0 149,0">
          <text:p/>
        </draw:polygon>
        <draw:polygon draw:style-name="gr7" draw:text-style-name="P1" draw:layer="layout" svg:width="0cm" svg:height="0cm" svg:x="13.117cm" svg:y="12.318cm" svg:viewBox="0 0 0 0" draw:points="0,0">
          <text:p/>
        </draw:polygon>
        <draw:polygon draw:style-name="gr6" draw:text-style-name="P3" draw:layer="layout" svg:width="0.391cm" svg:height="0.511cm" svg:x="13.459cm" svg:y="12.869cm" svg:viewBox="0 0 392 512" draw:points="0,76 263,512 392,434 132,0">
          <text:p/>
        </draw:polygon>
        <draw:polygon draw:style-name="gr7" draw:text-style-name="P1" draw:layer="layout" svg:width="0cm" svg:height="0cm" svg:x="13.117cm" svg:y="12.318cm" svg:viewBox="0 0 0 0" draw:points="0,0">
          <text:p/>
        </draw:polygon>
        <draw:polygon draw:style-name="gr6" draw:text-style-name="P3" draw:layer="layout" svg:width="0.391cm" svg:height="0.51cm" svg:x="13.459cm" svg:y="11.369cm" svg:viewBox="0 0 392 511" draw:points="132,511 392,78 263,0 0,436">
          <text:p/>
        </draw:polygon>
        <draw:polygon draw:style-name="gr7" draw:text-style-name="P1" draw:layer="layout" svg:width="0cm" svg:height="0cm" svg:x="13.117cm" svg:y="12.318cm" svg:viewBox="0 0 0 0" draw:points="0,0">
          <text:p/>
        </draw:polygon>
        <draw:path draw:style-name="gr6" draw:text-style-name="P3" draw:layer="layout" svg:width="0.3cm" svg:height="0.3cm" svg:x="12.83cm" svg:y="13.281cm" svg:viewBox="0 0 301 301" svg:d="M301 151c0 83-67 150-151 150-83 0-150-67-150-150s67-151 150-151c84 0 151 68 151 151z">
          <text:p/>
        </draw:path>
        <draw:polygon draw:style-name="gr7" draw:text-style-name="P1" draw:layer="layout" svg:width="0cm" svg:height="0cm" svg:x="13.117cm" svg:y="12.318cm" svg:viewBox="0 0 0 0" draw:points="0,0">
          <text:p/>
        </draw:polygon>
        <draw:path draw:style-name="gr6" draw:text-style-name="P3" draw:layer="layout" svg:width="0.3cm" svg:height="0.3cm" svg:x="12.83cm" svg:y="11.032cm" svg:viewBox="0 0 301 301" svg:d="M301 150c0 84-67 151-151 151-83 0-150-67-150-151 0-83 67-150 150-150 84 0 151 67 151 150z">
          <text:p/>
        </draw:path>
        <draw:polygon draw:style-name="gr7" draw:text-style-name="P1" draw:layer="layout" svg:width="0cm" svg:height="0cm" svg:x="13.117cm" svg:y="12.318cm" svg:viewBox="0 0 0 0" draw:points="0,0">
          <text:p/>
        </draw:polygon>
        <draw:polygon draw:style-name="gr6" draw:text-style-name="P3" draw:layer="layout" svg:width="0.149cm" svg:height="0.525cm" svg:x="11.901cm" svg:y="12.112cm" svg:viewBox="0 0 150 526" draw:points="0,0 150,149 150,377 0,526">
          <text:p/>
        </draw:polygon>
        <draw:polygon draw:style-name="gr7" draw:text-style-name="P1" draw:layer="layout" svg:width="0cm" svg:height="0cm" svg:x="13.117cm" svg:y="12.318cm" svg:viewBox="0 0 0 0" draw:points="0,0">
          <text:p/>
        </draw:polygon>
        <draw:polygon draw:style-name="gr6" draw:text-style-name="P3" draw:layer="layout" svg:width="0.149cm" svg:height="0.525cm" svg:x="12.426cm" svg:y="12.112cm" svg:viewBox="0 0 150 526" draw:points="150,0 150,526 0,377 0,149">
          <text:p/>
        </draw:polygon>
        <draw:polygon draw:style-name="gr7" draw:text-style-name="P1" draw:layer="layout" svg:width="0cm" svg:height="0cm" svg:x="13.117cm" svg:y="12.318cm" svg:viewBox="0 0 0 0" draw:points="0,0">
          <text:p/>
        </draw:polygon>
        <draw:polygon draw:style-name="gr6" draw:text-style-name="P3" draw:layer="layout" svg:width="0.39cm" svg:height="0.278cm" svg:x="13.253cm" svg:y="12.667cm" svg:viewBox="0 0 391 279" draw:points="0,225 391,0 338,202 207,279">
          <text:p/>
        </draw:polygon>
        <draw:polygon draw:style-name="gr7" draw:text-style-name="P1" draw:layer="layout" svg:width="0cm" svg:height="0cm" svg:x="13.117cm" svg:y="12.318cm" svg:viewBox="0 0 0 0" draw:points="0,0">
          <text:p/>
        </draw:polygon>
        <draw:polygon draw:style-name="gr6" draw:text-style-name="P3" draw:layer="layout" svg:width="0.39cm" svg:height="0.278cm" svg:x="13.253cm" svg:y="11.804cm" svg:viewBox="0 0 391 279" draw:points="338,76 391,279 0,54 207,0">
          <text:p/>
        </draw:polygon>
        <draw:polygon draw:style-name="gr7" draw:text-style-name="P1" draw:layer="layout" svg:width="0cm" svg:height="0cm" svg:x="13.117cm" svg:y="12.318cm" svg:viewBox="0 0 0 0" draw:points="0,0">
          <text:p/>
        </draw:polygon>
        <draw:polygon draw:style-name="gr6" draw:text-style-name="P3" draw:layer="layout" svg:width="0.385cm" svg:height="0.283cm" svg:x="13.67cm" svg:y="13.302cm" svg:viewBox="0 0 386 284" draw:points="0,284 386,51 180,0 51,78">
          <text:p/>
        </draw:polygon>
        <draw:polygon draw:style-name="gr7" draw:text-style-name="P1" draw:layer="layout" svg:width="0cm" svg:height="0cm" svg:x="13.117cm" svg:y="12.318cm" svg:viewBox="0 0 0 0" draw:points="0,0">
          <text:p/>
        </draw:polygon>
        <draw:polygon draw:style-name="gr6" draw:text-style-name="P3" draw:layer="layout" svg:width="0.385cm" svg:height="0.283cm" svg:x="13.67cm" svg:y="11.164cm" svg:viewBox="0 0 386 284" draw:points="386,232 180,284 51,205 0,0">
          <text:p/>
        </draw:polygon>
        <draw:polygon draw:style-name="gr7" draw:text-style-name="P1" draw:layer="layout" svg:width="0cm" svg:height="0cm" svg:x="13.117cm" svg:y="12.318cm" svg:viewBox="0 0 0 0" draw:points="0,0">
          <text:p/>
        </draw:polygon>
        <draw:path draw:style-name="gr6" draw:text-style-name="P3" draw:layer="layout" svg:width="0.038cm" svg:height="0.687cm" svg:x="10.249cm" svg:y="10.869cm" svg:viewBox="0 0 39 688" svg:d="M39 154v534h-39v-9-25-41-54-66-73-77-76-73-65-54-41-25-9l39 2v2-4 81c0-23 0-50 0-77v150-1c0-1 0-2 0-3s0-3 0-4c0-2 0-5 0-7s0-5 0-8 0-6 0-10c0-3 0-7 0-11s0-8 0-12c0-6 0-11 0-17z">
          <text:p/>
        </draw:path>
        <draw:polygon draw:style-name="gr7" draw:text-style-name="P1" draw:layer="layout" svg:width="0cm" svg:height="0cm" svg:x="13.117cm" svg:y="12.318cm" svg:viewBox="0 0 0 0" draw:points="0,0">
          <text:p/>
        </draw:polygon>
        <draw:path draw:style-name="gr6" draw:text-style-name="P3" draw:layer="layout" svg:width="0.038cm" svg:height="0.033cm" svg:x="10.249cm" svg:y="10.838cm" svg:viewBox="0 0 39 34" svg:d="M39 32c0-11 0-21 0-32h-39v32l39 2z">
          <text:p/>
        </draw:path>
        <draw:polygon draw:style-name="gr7" draw:text-style-name="P1" draw:layer="layout" svg:width="0cm" svg:height="0cm" svg:x="13.117cm" svg:y="12.318cm" svg:viewBox="0 0 0 0" draw:points="0,0">
          <text:p/>
        </draw:polygon>
        <draw:path draw:style-name="gr6" draw:text-style-name="P3" draw:layer="layout" svg:width="0.352cm" svg:height="0.352cm" svg:x="11.32cm" svg:y="12.56cm" svg:viewBox="0 0 353 353" svg:d="M353 176c0 97-79 177-176 177-99 0-177-80-177-177s78-176 177-176c97 0 176 79 176 176 0-20-3-36-7-50-5-14-10-25-15-35-6-11-13-21-21-30-10-11-21-22-34-30-18-12-38-23-69-28-11-2-23-3-35-3-13 1-25 2-35 5-32 7-52 19-70 33-12 9-22 19-31 31-12 16-23 34-30 59-3 11-6 26-6 41-1 15 1 31 3 43 4 18 10 32 16 44 8 16 18 30 29 42 9 10 20 19 32 27 18 11 38 21 71 26 10 2 23 3 35 2 13-1 24-2 34-5 32-8 52-21 70-36 12-10 23-22 32-37 8-11 15-23 20-39 6-16 11-35 11-60z">
          <text:p/>
        </draw:path>
        <draw:polygon draw:style-name="gr7" draw:text-style-name="P1" draw:layer="layout" svg:width="0cm" svg:height="0cm" svg:x="13.117cm" svg:y="12.318cm" svg:viewBox="0 0 0 0" draw:points="0,0">
          <text:p/>
        </draw:polygon>
        <draw:path draw:style-name="gr6" draw:text-style-name="P3" draw:layer="layout" svg:width="0.352cm" svg:height="0.352cm" svg:x="11.32cm" svg:y="11.698cm" svg:viewBox="0 0 353 353" svg:d="M353 177c0 97-79 176-176 176-99 0-177-79-177-176 0-98 78-177 177-177 97 0 176 79 176 177 0-20-3-36-7-50-5-14-10-25-15-36-6-11-13-21-21-30-10-12-21-22-34-31-18-11-38-22-69-28-11-2-23-2-35-2-13 0-25 2-35 4-32 8-52 20-70 34-12 9-22 19-31 31-12 16-23 35-30 60-3 11-6 26-6 41-1 15 1 31 3 43 4 18 10 32 16 44 8 16 18 29 29 41 9 10 20 19 32 27 18 11 38 21 71 26 10 2 23 3 35 2 13-1 24-3 34-5 32-9 52-21 70-36 12-10 23-22 32-36 8-11 15-23 20-39 6-16 11-35 11-60z">
          <text:p/>
        </draw:path>
        <draw:polygon draw:style-name="gr7" draw:text-style-name="P1" draw:layer="layout" svg:width="0cm" svg:height="0cm" svg:x="13.117cm" svg:y="12.318cm" svg:viewBox="0 0 0 0" draw:points="0,0">
          <text:p/>
        </draw:polygon>
        <draw:path draw:style-name="gr9" draw:text-style-name="P1" draw:layer="layout" svg:width="0cm" svg:height="0.107cm" svg:x="10.287cm" svg:y="14.853cm" svg:viewBox="0 0 0 108" svg:d="M0 0c0 23 0 51 0 73 0 2 0 5 0 8s0 5 0 8c0 2 0 4 0 7 0 1 0 3 0 5 0 1 0 2 0 4 0 0 0 1 0 2v1">
          <text:p/>
        </draw:path>
        <draw:line draw:style-name="gr9" draw:text-style-name="P1" draw:layer="layout" svg:x1="10.287cm" svg:y1="14.961cm" svg:x2="10.287cm" svg:y2="14.23cm">
          <text:p/>
        </draw:line>
        <draw:line draw:style-name="gr9" draw:text-style-name="P1" draw:layer="layout" svg:x1="10.287cm" svg:y1="13.593cm" svg:x2="10.287cm" svg:y2="14.23cm">
          <text:p/>
        </draw:line>
        <draw:line draw:style-name="gr9" draw:text-style-name="P1" draw:layer="layout" svg:x1="10.287cm" svg:y1="11.587cm" svg:x2="10.287cm" svg:y2="13.593cm">
          <text:p/>
        </draw:line>
        <draw:line draw:style-name="gr9" draw:text-style-name="P1" draw:layer="layout" svg:x1="10.287cm" svg:y1="10.95cm" svg:x2="10.287cm" svg:y2="11.587cm">
          <text:p/>
        </draw:line>
        <draw:line draw:style-name="gr9" draw:text-style-name="P1" draw:layer="layout" svg:x1="10.287cm" svg:y1="10.95cm" svg:x2="10.287cm" svg:y2="9.676cm">
          <text:p/>
        </draw:line>
        <draw:path draw:style-name="gr9" draw:text-style-name="P1" draw:layer="layout" svg:width="0cm" svg:height="0.149cm" svg:x="10.287cm" svg:y="14.322cm" svg:viewBox="0 0 0 150" svg:d="M0 150c0-17 0-34 0-50 0-5 0-10 0-15s0-10 0-15 0-9 0-14c0-4 0-8 0-12s0-8 0-12c0-3 0-6 0-9s0-6 0-8c0-3 0-5 0-7 0-1 0-3 0-5 0 0 0-1 0-2s0-1 0-1">
          <text:p/>
        </draw:path>
        <draw:path draw:style-name="gr9" draw:text-style-name="P1" draw:layer="layout" svg:width="0cm" svg:height="0.149cm" svg:x="10.287cm" svg:y="14.472cm" svg:viewBox="0 0 0 150" svg:d="M0 150c0-1 0-1 0-1 0-1 0-2 0-3 0-2 0-3 0-5s0-4 0-6c0-3 0-6 0-8 0-4 0-7 0-10 0-4 0-8 0-11 0-5 0-9 0-13s0-9 0-14c0-4 0-9 0-14 0-11 0-21 0-32s0-22 0-33">
          <text:p/>
        </draw:path>
        <draw:path draw:style-name="gr9" draw:text-style-name="P1" draw:layer="layout" svg:width="0cm" svg:height="0.149cm" svg:x="10.287cm" svg:y="10.723cm" svg:viewBox="0 0 0 150" svg:d="M0 150c0-17 0-33 0-49 0-5 0-11 0-16s0-10 0-15c0-4 0-9 0-13s0-9 0-13 0-7 0-11c0-3 0-7 0-10 0-2 0-5 0-8 0-2 0-4 0-6s0-3 0-5c0-1 0-2 0-3v-1">
          <text:p/>
        </draw:path>
        <draw:path draw:style-name="gr9" draw:text-style-name="P1" draw:layer="layout" svg:width="0cm" svg:height="0.149cm" svg:x="10.287cm" svg:y="10.873cm" svg:viewBox="0 0 0 150" svg:d="M0 150v-1c0-1 0-2 0-3s0-3 0-4c0-2 0-5 0-7s0-5 0-8 0-6 0-10c0-3 0-7 0-11s0-8 0-12c0-5 0-9 0-14s0-10 0-15c0-10 0-21 0-31 0-11 0-23 0-34">
          <text:p/>
        </draw:path>
        <draw:path draw:style-name="gr9" draw:text-style-name="P1" draw:layer="layout" svg:width="0cm" svg:height="0.242cm" svg:x="10.287cm" svg:y="13.636cm" svg:viewBox="0 0 0 243" svg:d="M0 243c0-9 0-18 0-27 0-18 0-36 0-53 0-8 0-17 0-25s0-16 0-24 0-15 0-22 0-14 0-21c0-6 0-12 0-18 0-5 0-11 0-16 0-4 0-9 0-13s0-7 0-11c0-2 0-5 0-7s0-3 0-5v-1">
          <text:p/>
        </draw:path>
        <draw:path draw:style-name="gr9" draw:text-style-name="P1" draw:layer="layout" svg:width="0cm" svg:height="0.243cm" svg:x="10.287cm" svg:y="13.879cm" svg:viewBox="0 0 0 244" svg:d="M0 244v-1c0-2 0-4 0-5 0-3 0-5 0-8s0-7 0-10c0-4 0-9 0-13 0-6 0-11 0-16 0-6 0-12 0-18 0-7 0-14 0-21s0-15 0-22c0-8 0-16 0-24s0-17 0-25c0-9 0-18 0-26 0-18 0-36 0-55">
          <text:p/>
        </draw:path>
        <draw:line draw:style-name="gr9" draw:text-style-name="P1" draw:layer="layout" svg:x1="10.568cm" svg:y1="14.961cm" svg:x2="10.287cm" svg:y2="14.961cm">
          <text:p/>
        </draw:line>
        <draw:line draw:style-name="gr9" draw:text-style-name="P1" draw:layer="layout" svg:x1="10.568cm" svg:y1="14.961cm" svg:x2="14.991cm" svg:y2="14.961cm">
          <text:p/>
        </draw:line>
        <draw:line draw:style-name="gr9" draw:text-style-name="P1" draw:layer="layout" svg:x1="15.984cm" svg:y1="14.961cm" svg:x2="14.991cm" svg:y2="14.961cm">
          <text:p/>
        </draw:line>
        <draw:line draw:style-name="gr9" draw:text-style-name="P1" draw:layer="layout" svg:x1="10.568cm" svg:y1="14.23cm" svg:x2="10.287cm" svg:y2="14.23cm">
          <text:p/>
        </draw:line>
        <draw:line draw:style-name="gr9" draw:text-style-name="P1" draw:layer="layout" svg:x1="10.568cm" svg:y1="14.23cm" svg:x2="10.568cm" svg:y2="14.961cm">
          <text:p/>
        </draw:line>
        <draw:line draw:style-name="gr9" draw:text-style-name="P1" draw:layer="layout" svg:x1="10.568cm" svg:y1="14.23cm" svg:x2="10.568cm" svg:y2="13.593cm">
          <text:p/>
        </draw:line>
        <draw:line draw:style-name="gr9" draw:text-style-name="P1" draw:layer="layout" svg:x1="10.568cm" svg:y1="13.593cm" svg:x2="10.287cm" svg:y2="13.593cm">
          <text:p/>
        </draw:line>
        <draw:line draw:style-name="gr9" draw:text-style-name="P1" draw:layer="layout" svg:x1="10.568cm" svg:y1="11.587cm" svg:x2="10.568cm" svg:y2="13.593cm">
          <text:p/>
        </draw:line>
        <draw:line draw:style-name="gr9" draw:text-style-name="P1" draw:layer="layout" svg:x1="10.568cm" svg:y1="11.587cm" svg:x2="10.287cm" svg:y2="11.587cm">
          <text:p/>
        </draw:line>
        <draw:line draw:style-name="gr9" draw:text-style-name="P1" draw:layer="layout" svg:x1="10.568cm" svg:y1="9.676cm" svg:x2="10.287cm" svg:y2="9.676cm">
          <text:p/>
        </draw:line>
        <draw:line draw:style-name="gr9" draw:text-style-name="P1" draw:layer="layout" svg:x1="14.991cm" svg:y1="9.676cm" svg:x2="10.568cm" svg:y2="9.676cm">
          <text:p/>
        </draw:line>
        <draw:line draw:style-name="gr9" draw:text-style-name="P1" draw:layer="layout" svg:x1="14.991cm" svg:y1="9.676cm" svg:x2="15.984cm" svg:y2="9.676cm">
          <text:p/>
        </draw:line>
        <draw:line draw:style-name="gr9" draw:text-style-name="P1" draw:layer="layout" svg:x1="10.568cm" svg:y1="11.587cm" svg:x2="10.568cm" svg:y2="10.95cm">
          <text:p/>
        </draw:line>
        <draw:line draw:style-name="gr9" draw:text-style-name="P1" draw:layer="layout" svg:x1="10.568cm" svg:y1="10.95cm" svg:x2="10.287cm" svg:y2="10.95cm">
          <text:p/>
        </draw:line>
        <draw:line draw:style-name="gr9" draw:text-style-name="P1" draw:layer="layout" svg:x1="10.568cm" svg:y1="9.676cm" svg:x2="10.568cm" svg:y2="10.95cm">
          <text:p/>
        </draw:line>
        <draw:path draw:style-name="gr9" draw:text-style-name="P1" draw:layer="layout" svg:width="0cm" svg:height="0.149cm" svg:x="10.568cm" svg:y="10.723cm" svg:viewBox="0 0 0 150" svg:d="M0 150c0-17 0-33 0-49 0-5 0-11 0-16s0-10 0-15c0-4 0-9 0-13s0-9 0-13 0-7 0-11c0-3 0-7 0-10 0-2 0-5 0-8 0-2 0-4 0-6s0-3 0-5c0-1 0-2 0-3v-1">
          <text:p/>
        </draw:path>
        <draw:path draw:style-name="gr9" draw:text-style-name="P1" draw:layer="layout" svg:width="0cm" svg:height="0.149cm" svg:x="10.568cm" svg:y="10.873cm" svg:viewBox="0 0 0 150" svg:d="M0 150v-1c0-1 0-2 0-3s0-3 0-4c0-2 0-5 0-7s0-5 0-8 0-6 0-10c0-3 0-7 0-11s0-8 0-12c0-5 0-9 0-14s0-10 0-15c0-10 0-21 0-31 0-11 0-23 0-34">
          <text:p/>
        </draw:path>
        <draw:line draw:style-name="gr9" draw:text-style-name="P1" draw:layer="layout" svg:x1="10.568cm" svg:y1="13.593cm" svg:x2="10.568cm" svg:y2="14.23cm">
          <text:p/>
        </draw:line>
        <draw:path draw:style-name="gr9" draw:text-style-name="P1" draw:layer="layout" svg:width="0.524cm" svg:height="0.524cm" svg:x="12.718cm" svg:y="10.92cm" svg:viewBox="0 0 525 525" svg:d="M525 262c0 146-117 263-262 263-146 0-263-117-263-263 0-145 117-262 263-262 145 0 262 117 262 262z">
          <text:p/>
        </draw:path>
        <draw:line draw:style-name="gr9" draw:text-style-name="P1" draw:layer="layout" svg:x1="14.991cm" svg:y1="14.174cm" svg:x2="14.991cm" svg:y2="9.676cm">
          <text:p/>
        </draw:line>
        <draw:line draw:style-name="gr9" draw:text-style-name="P1" draw:layer="layout" svg:x1="10.568cm" svg:y1="9.676cm" svg:x2="10.568cm" svg:y2="10.723cm">
          <text:p/>
        </draw:line>
        <draw:line draw:style-name="gr9" draw:text-style-name="P1" draw:layer="layout" svg:x1="10.568cm" svg:y1="11.023cm" svg:x2="10.568cm" svg:y2="11.587cm">
          <text:p/>
        </draw:line>
        <draw:line draw:style-name="gr9" draw:text-style-name="P1" draw:layer="layout" svg:x1="14.991cm" svg:y1="14.811cm" svg:x2="14.991cm" svg:y2="14.961cm">
          <text:p/>
        </draw:line>
        <draw:path draw:style-name="gr9" draw:text-style-name="P1" draw:layer="layout" svg:width="0.352cm" svg:height="0.353cm" svg:x="13.254cm" svg:y="14.379cm" svg:viewBox="0 0 353 354" svg:d="M353 177c0 98-80 177-177 177s-176-79-176-177 79-177 176-177 177 79 177 177z">
          <text:p/>
        </draw:path>
        <draw:line draw:style-name="gr9" draw:text-style-name="P1" draw:layer="layout" svg:x1="11.196cm" svg:y1="12.736cm" svg:x2="11.196cm" svg:y2="11.874cm">
          <text:p/>
        </draw:line>
        <draw:path draw:style-name="gr9" draw:text-style-name="P1" draw:layer="layout" svg:width="0.6cm" svg:height="0.3cm" svg:x="11.196cm" svg:y="12.736cm" svg:viewBox="0 0 601 301" svg:d="M0 0c0 166 134 301 300 301 165 0 301-135 301-301">
          <text:p/>
        </draw:path>
        <draw:path draw:style-name="gr9" draw:text-style-name="P1" draw:layer="layout" svg:width="0.6cm" svg:height="0.3cm" svg:x="11.196cm" svg:y="11.574cm" svg:viewBox="0 0 601 301" svg:d="M601 301c0-167-136-301-301-301-166 0-300 134-300 301">
          <text:p/>
        </draw:path>
        <draw:line draw:style-name="gr9" draw:text-style-name="P1" draw:layer="layout" svg:x1="11.796cm" svg:y1="11.874cm" svg:x2="11.796cm" svg:y2="12.736cm">
          <text:p/>
        </draw:line>
        <draw:path draw:style-name="gr9" draw:text-style-name="P1" draw:layer="layout" svg:width="0.352cm" svg:height="0.353cm" svg:x="13.254cm" svg:y="9.881cm" svg:viewBox="0 0 353 354" svg:d="M353 178c0 97-80 176-177 176s-176-79-176-176c0-99 79-178 176-178s177 79 177 178z">
          <text:p/>
        </draw:path>
        <draw:line draw:style-name="gr9" draw:text-style-name="P1" draw:layer="layout" svg:x1="13.67cm" svg:y1="13.586cm" svg:x2="14.056cm" svg:y2="13.353cm">
          <text:p/>
        </draw:line>
        <draw:line draw:style-name="gr9" draw:text-style-name="P1" draw:layer="layout" svg:x1="13.253cm" svg:y1="12.892cm" svg:x2="13.671cm" svg:y2="13.586cm">
          <text:p/>
        </draw:line>
        <draw:line draw:style-name="gr9" draw:text-style-name="P1" draw:layer="layout" svg:x1="14.056cm" svg:y1="13.354cm" svg:x2="13.643cm" svg:y2="12.667cm">
          <text:p/>
        </draw:line>
        <draw:line draw:style-name="gr9" draw:text-style-name="P1" draw:layer="layout" svg:x1="12.575cm" svg:y1="13.284cm" svg:x2="13.254cm" svg:y2="12.892cm">
          <text:p/>
        </draw:line>
        <draw:line draw:style-name="gr9" draw:text-style-name="P1" draw:layer="layout" svg:x1="13.643cm" svg:y1="12.668cm" svg:x2="14.151cm" svg:y2="12.374cm">
          <text:p/>
        </draw:line>
        <draw:line draw:style-name="gr9" draw:text-style-name="P1" draw:layer="layout" svg:x1="12.575cm" svg:y1="12.637cm" svg:x2="12.575cm" svg:y2="13.283cm">
          <text:p/>
        </draw:line>
        <draw:line draw:style-name="gr9" draw:text-style-name="P1" draw:layer="layout" svg:x1="14.151cm" svg:y1="12.375cm" svg:x2="13.643cm" svg:y2="12.082cm">
          <text:p/>
        </draw:line>
        <draw:line draw:style-name="gr9" draw:text-style-name="P1" draw:layer="layout" svg:x1="13.643cm" svg:y1="12.083cm" svg:x2="14.056cm" svg:y2="11.396cm">
          <text:p/>
        </draw:line>
        <draw:line draw:style-name="gr9" draw:text-style-name="P1" draw:layer="layout" svg:x1="11.901cm" svg:y1="12.112cm" svg:x2="11.901cm" svg:y2="12.637cm">
          <text:p/>
        </draw:line>
        <draw:line draw:style-name="gr9" draw:text-style-name="P1" draw:layer="layout" svg:x1="12.575cm" svg:y1="12.112cm" svg:x2="11.901cm" svg:y2="12.112cm">
          <text:p/>
        </draw:line>
        <draw:line draw:style-name="gr9" draw:text-style-name="P1" draw:layer="layout" svg:x1="12.575cm" svg:y1="11.465cm" svg:x2="12.575cm" svg:y2="12.112cm">
          <text:p/>
        </draw:line>
        <draw:line draw:style-name="gr9" draw:text-style-name="P1" draw:layer="layout" svg:x1="13.254cm" svg:y1="11.858cm" svg:x2="12.575cm" svg:y2="11.465cm">
          <text:p/>
        </draw:line>
        <draw:path draw:style-name="gr9" draw:text-style-name="P1" draw:layer="layout" svg:width="0.524cm" svg:height="0.524cm" svg:x="12.718cm" svg:y="13.169cm" svg:viewBox="0 0 525 525" svg:d="M525 263c0 145-117 262-262 262-146 0-263-117-263-262 0-146 117-263 263-263 145 0 262 117 262 263z">
          <text:p/>
        </draw:path>
        <draw:line draw:style-name="gr9" draw:text-style-name="P1" draw:layer="layout" svg:x1="14.991cm" svg:y1="14.811cm" svg:x2="14.991cm" svg:y2="14.961cm">
          <text:p/>
        </draw:line>
        <draw:line draw:style-name="gr9" draw:text-style-name="P1" draw:layer="layout" svg:x1="14.991cm" svg:y1="14.811cm" svg:x2="14.991cm" svg:y2="14.174cm">
          <text:p/>
        </draw:line>
        <draw:line draw:style-name="gr9" draw:text-style-name="P1" draw:layer="layout" svg:x1="14.991cm" svg:y1="14.811cm" svg:x2="15.984cm" svg:y2="14.811cm">
          <text:p/>
        </draw:line>
        <draw:line draw:style-name="gr9" draw:text-style-name="P1" draw:layer="layout" svg:x1="15.984cm" svg:y1="14.961cm" svg:x2="15.984cm" svg:y2="14.811cm">
          <text:p/>
        </draw:line>
        <draw:line draw:style-name="gr9" draw:text-style-name="P1" draw:layer="layout" svg:x1="15.984cm" svg:y1="14.174cm" svg:x2="15.984cm" svg:y2="14.811cm">
          <text:p/>
        </draw:line>
        <draw:line draw:style-name="gr9" draw:text-style-name="P1" draw:layer="layout" svg:x1="15.984cm" svg:y1="9.676cm" svg:x2="15.984cm" svg:y2="14.174cm">
          <text:p/>
        </draw:line>
        <draw:path draw:style-name="gr9" draw:text-style-name="P1" draw:layer="layout" svg:width="0cm" svg:height="0.017cm" svg:x="10.549cm" svg:y="11.569cm" svg:viewBox="0 0 0 18" svg:d="M0 18c0 0 0-6 0-18">
          <text:p/>
        </draw:path>
        <draw:line draw:style-name="gr9" draw:text-style-name="P1" draw:layer="layout" svg:x1="10.287cm" svg:y1="9.804cm" svg:x2="10.287cm" svg:y2="10.723cm">
          <text:p/>
        </draw:line>
        <draw:path draw:style-name="gr9" draw:text-style-name="P1" draw:layer="layout" svg:width="0cm" svg:height="0.127cm" svg:x="10.287cm" svg:y="9.676cm" svg:viewBox="0 0 0 128" svg:d="M0 0v1c0 1 0 2 0 3 0 2 0 3 0 5s0 5 0 7c0 3 0 6 0 9s0 6 0 10c0 3 0 7 0 11 0 12 0 24 0 37 0 8 0 16 0 24 0 4 0 7 0 11 0 3 0 6 0 10">
          <text:p/>
        </draw:path>
        <draw:line draw:style-name="gr9" draw:text-style-name="P1" draw:layer="layout" svg:x1="14.991cm" svg:y1="14.174cm" svg:x2="15.984cm" svg:y2="14.174cm">
          <text:p/>
        </draw:line>
        <draw:path draw:style-name="gr9" draw:text-style-name="P1" draw:layer="layout" svg:width="0.352cm" svg:height="0.352cm" svg:x="15.512cm" svg:y="11.006cm" svg:viewBox="0 0 353 353" svg:d="M353 177c0 97-78 176-176 176s-177-79-177-176c0-98 79-177 177-177s176 79 176 177z">
          <text:p/>
        </draw:path>
        <draw:path draw:style-name="gr9" draw:text-style-name="P1" draw:layer="layout" svg:width="0.352cm" svg:height="0.352cm" svg:x="15.512cm" svg:y="13.255cm" svg:viewBox="0 0 353 353" svg:d="M353 176c0 97-78 177-176 177s-177-80-177-177 79-176 177-176 176 79 176 176z">
          <text:p/>
        </draw:path>
        <draw:path draw:style-name="gr9" draw:text-style-name="P1" draw:layer="layout" svg:width="0.3cm" svg:height="0.3cm" svg:x="12.83cm" svg:y="11.032cm" svg:viewBox="0 0 301 301" svg:d="M301 150c0 84-67 151-151 151-83 0-150-67-150-151 0-83 67-150 150-150 84 0 151 67 151 150z">
          <text:p/>
        </draw:path>
        <draw:line draw:style-name="gr9" draw:text-style-name="P1" draw:layer="layout" svg:x1="13.67cm" svg:y1="13.586cm" svg:x2="14.056cm" svg:y2="13.353cm">
          <text:p/>
        </draw:line>
        <draw:line draw:style-name="gr9" draw:text-style-name="P1" draw:layer="layout" svg:x1="13.253cm" svg:y1="12.892cm" svg:x2="13.671cm" svg:y2="13.586cm">
          <text:p/>
        </draw:line>
        <draw:line draw:style-name="gr9" draw:text-style-name="P1" draw:layer="layout" svg:x1="14.056cm" svg:y1="13.354cm" svg:x2="13.643cm" svg:y2="12.667cm">
          <text:p/>
        </draw:line>
        <draw:line draw:style-name="gr9" draw:text-style-name="P1" draw:layer="layout" svg:x1="12.575cm" svg:y1="12.637cm" svg:x2="13.1cm" svg:y2="12.637cm">
          <text:p/>
        </draw:line>
        <draw:line draw:style-name="gr9" draw:text-style-name="P1" draw:layer="layout" svg:x1="13.1cm" svg:y1="12.637cm" svg:x2="13.254cm" svg:y2="12.893cm">
          <text:p/>
        </draw:line>
        <draw:line draw:style-name="gr9" draw:text-style-name="P1" draw:layer="layout" svg:x1="13.644cm" svg:y1="12.668cm" svg:x2="13.467cm" svg:y2="12.374cm">
          <text:p/>
        </draw:line>
        <draw:line draw:style-name="gr9" draw:text-style-name="P1" draw:layer="layout" svg:x1="13.467cm" svg:y1="12.375cm" svg:x2="13.644cm" svg:y2="12.082cm">
          <text:p/>
        </draw:line>
        <draw:line draw:style-name="gr9" draw:text-style-name="P1" draw:layer="layout" svg:x1="11.901cm" svg:y1="12.637cm" svg:x2="12.575cm" svg:y2="12.637cm">
          <text:p/>
        </draw:line>
        <draw:line draw:style-name="gr9" draw:text-style-name="P1" draw:layer="layout" svg:x1="13.643cm" svg:y1="12.083cm" svg:x2="14.056cm" svg:y2="11.396cm">
          <text:p/>
        </draw:line>
        <draw:line draw:style-name="gr9" draw:text-style-name="P1" draw:layer="layout" svg:x1="11.901cm" svg:y1="12.112cm" svg:x2="11.901cm" svg:y2="12.637cm">
          <text:p/>
        </draw:line>
        <draw:line draw:style-name="gr9" draw:text-style-name="P1" draw:layer="layout" svg:x1="14.056cm" svg:y1="11.397cm" svg:x2="13.67cm" svg:y2="11.164cm">
          <text:p/>
        </draw:line>
        <draw:line draw:style-name="gr9" draw:text-style-name="P1" draw:layer="layout" svg:x1="12.575cm" svg:y1="12.112cm" svg:x2="11.901cm" svg:y2="12.112cm">
          <text:p/>
        </draw:line>
        <draw:line draw:style-name="gr9" draw:text-style-name="P1" draw:layer="layout" svg:x1="13.671cm" svg:y1="11.164cm" svg:x2="13.253cm" svg:y2="11.858cm">
          <text:p/>
        </draw:line>
        <draw:line draw:style-name="gr9" draw:text-style-name="P1" draw:layer="layout" svg:x1="13.254cm" svg:y1="11.857cm" svg:x2="13.1cm" svg:y2="12.113cm">
          <text:p/>
        </draw:line>
        <draw:line draw:style-name="gr9" draw:text-style-name="P1" draw:layer="layout" svg:x1="13.1cm" svg:y1="12.112cm" svg:x2="12.575cm" svg:y2="12.112cm">
          <text:p/>
        </draw:line>
        <draw:path draw:style-name="gr9" draw:text-style-name="P1" draw:layer="layout" svg:width="0.3cm" svg:height="0.3cm" svg:x="12.83cm" svg:y="13.281cm" svg:viewBox="0 0 301 301" svg:d="M301 151c0 83-67 150-151 150-83 0-150-67-150-150s67-151 150-151c84 0 151 68 151 151z">
          <text:p/>
        </draw:path>
        <draw:path draw:style-name="gr9" draw:text-style-name="P1" draw:layer="layout" svg:width="0.353cm" svg:height="0.353cm" svg:x="12.961cm" svg:y="12.198cm" svg:viewBox="0 0 354 354" svg:d="M354 176c0 98-79 178-178 178-97 0-176-80-176-178 0-97 79-176 176-176 99 0 178 79 178 176z">
          <text:p/>
        </draw:path>
        <draw:line draw:style-name="gr9" draw:text-style-name="P1" draw:layer="layout" svg:x1="10.287cm" svg:y1="12.046cm" svg:x2="10.287cm" svg:y2="12.243cm">
          <text:p/>
        </draw:line>
        <draw:line draw:style-name="gr9" draw:text-style-name="P1" draw:layer="layout" svg:x1="10.287cm" svg:y1="10.838cm" svg:x2="10.249cm" svg:y2="10.838cm">
          <text:p/>
        </draw:line>
        <draw:path draw:style-name="gr9" draw:text-style-name="P1" draw:layer="layout" svg:width="0.352cm" svg:height="0.352cm" svg:x="11.32cm" svg:y="12.56cm" svg:viewBox="0 0 353 353" svg:d="M353 176c0 97-79 177-176 177-99 0-177-80-177-177s78-176 177-176c97 0 176 79 176 176z">
          <text:p/>
        </draw:path>
        <draw:path draw:style-name="gr9" draw:text-style-name="P1" draw:layer="layout" svg:width="0.352cm" svg:height="0.352cm" svg:x="11.32cm" svg:y="11.698cm" svg:viewBox="0 0 353 353" svg:d="M353 177c0 97-79 176-176 176-99 0-177-79-177-176 0-98 78-177 177-177 97 0 176 79 176 177z">
          <text:p/>
        </draw:path>
        <draw:line draw:style-name="gr9" draw:text-style-name="P1" draw:layer="layout" svg:x1="13.67cm" svg:y1="13.586cm" svg:x2="13.722cm" svg:y2="13.38cm">
          <text:p/>
        </draw:line>
        <draw:line draw:style-name="gr9" draw:text-style-name="P1" draw:layer="layout" svg:x1="13.721cm" svg:y1="13.381cm" svg:x2="13.851cm" svg:y2="13.302cm">
          <text:p/>
        </draw:line>
        <draw:line draw:style-name="gr9" draw:text-style-name="P1" draw:layer="layout" svg:x1="14.056cm" svg:y1="13.354cm" svg:x2="13.85cm" svg:y2="13.302cm">
          <text:p/>
        </draw:line>
        <draw:line draw:style-name="gr9" draw:text-style-name="P1" draw:layer="layout" svg:x1="13.253cm" svg:y1="12.892cm" svg:x2="13.46cm" svg:y2="12.946cm">
          <text:p/>
        </draw:line>
        <draw:line draw:style-name="gr9" draw:text-style-name="P1" draw:layer="layout" svg:x1="13.459cm" svg:y1="12.945cm" svg:x2="13.722cm" svg:y2="13.381cm">
          <text:p/>
        </draw:line>
        <draw:line draw:style-name="gr9" draw:text-style-name="P1" draw:layer="layout" svg:x1="13.253cm" svg:y1="12.893cm" svg:x2="13.644cm" svg:y2="12.667cm">
          <text:p/>
        </draw:line>
        <draw:line draw:style-name="gr9" draw:text-style-name="P1" draw:layer="layout" svg:x1="13.253cm" svg:y1="12.893cm" svg:x2="13.644cm" svg:y2="12.667cm">
          <text:p/>
        </draw:line>
        <draw:line draw:style-name="gr9" draw:text-style-name="P1" draw:layer="layout" svg:x1="13.851cm" svg:y1="13.303cm" svg:x2="13.59cm" svg:y2="12.869cm">
          <text:p/>
        </draw:line>
        <draw:line draw:style-name="gr9" draw:text-style-name="P1" draw:layer="layout" svg:x1="13.644cm" svg:y1="12.667cm" svg:x2="13.59cm" svg:y2="12.87cm">
          <text:p/>
        </draw:line>
        <draw:line draw:style-name="gr9" draw:text-style-name="P1" draw:layer="layout" svg:x1="12.575cm" svg:y1="12.112cm" svg:x2="12.575cm" svg:y2="12.637cm">
          <text:p/>
        </draw:line>
        <draw:line draw:style-name="gr9" draw:text-style-name="P1" draw:layer="layout" svg:x1="12.575cm" svg:y1="12.112cm" svg:x2="12.575cm" svg:y2="12.637cm">
          <text:p/>
        </draw:line>
        <draw:line draw:style-name="gr9" draw:text-style-name="P1" draw:layer="layout" svg:x1="11.901cm" svg:y1="12.638cm" svg:x2="12.051cm" svg:y2="12.488cm">
          <text:p/>
        </draw:line>
        <draw:line draw:style-name="gr9" draw:text-style-name="P1" draw:layer="layout" svg:x1="12.05cm" svg:y1="12.488cm" svg:x2="12.426cm" svg:y2="12.488cm">
          <text:p/>
        </draw:line>
        <draw:line draw:style-name="gr9" draw:text-style-name="P1" draw:layer="layout" svg:x1="12.576cm" svg:y1="12.638cm" svg:x2="12.426cm" svg:y2="12.488cm">
          <text:p/>
        </draw:line>
        <draw:line draw:style-name="gr9" draw:text-style-name="P1" draw:layer="layout" svg:x1="13.59cm" svg:y1="11.879cm" svg:x2="13.644cm" svg:y2="12.083cm">
          <text:p/>
        </draw:line>
        <draw:line draw:style-name="gr9" draw:text-style-name="P1" draw:layer="layout" svg:x1="13.59cm" svg:y1="11.88cm" svg:x2="13.851cm" svg:y2="11.447cm">
          <text:p/>
        </draw:line>
        <draw:line draw:style-name="gr9" draw:text-style-name="P1" draw:layer="layout" svg:x1="14.056cm" svg:y1="11.396cm" svg:x2="13.85cm" svg:y2="11.448cm">
          <text:p/>
        </draw:line>
        <draw:line draw:style-name="gr9" draw:text-style-name="P1" draw:layer="layout" svg:x1="13.644cm" svg:y1="12.083cm" svg:x2="13.253cm" svg:y2="11.857cm">
          <text:p/>
        </draw:line>
        <draw:line draw:style-name="gr9" draw:text-style-name="P1" draw:layer="layout" svg:x1="11.901cm" svg:y1="12.112cm" svg:x2="12.051cm" svg:y2="12.262cm">
          <text:p/>
        </draw:line>
        <draw:line draw:style-name="gr9" draw:text-style-name="P1" draw:layer="layout" svg:x1="12.05cm" svg:y1="12.261cm" svg:x2="12.05cm" svg:y2="12.488cm">
          <text:p/>
        </draw:line>
        <draw:line draw:style-name="gr9" draw:text-style-name="P1" draw:layer="layout" svg:x1="13.851cm" svg:y1="11.448cm" svg:x2="13.721cm" svg:y2="11.369cm">
          <text:p/>
        </draw:line>
        <draw:line draw:style-name="gr9" draw:text-style-name="P1" draw:layer="layout" svg:x1="13.67cm" svg:y1="11.164cm" svg:x2="13.722cm" svg:y2="11.37cm">
          <text:p/>
        </draw:line>
        <draw:line draw:style-name="gr9" draw:text-style-name="P1" draw:layer="layout" svg:x1="12.576cm" svg:y1="12.112cm" svg:x2="12.426cm" svg:y2="12.262cm">
          <text:p/>
        </draw:line>
        <draw:line draw:style-name="gr9" draw:text-style-name="P1" draw:layer="layout" svg:x1="12.426cm" svg:y1="12.261cm" svg:x2="12.05cm" svg:y2="12.261cm">
          <text:p/>
        </draw:line>
        <draw:line draw:style-name="gr9" draw:text-style-name="P1" draw:layer="layout" svg:x1="13.722cm" svg:y1="11.369cm" svg:x2="13.459cm" svg:y2="11.805cm">
          <text:p/>
        </draw:line>
        <draw:line draw:style-name="gr9" draw:text-style-name="P1" draw:layer="layout" svg:x1="13.46cm" svg:y1="11.804cm" svg:x2="13.253cm" svg:y2="11.858cm">
          <text:p/>
        </draw:line>
        <draw:line draw:style-name="gr9" draw:text-style-name="P1" draw:layer="layout" svg:x1="10.249cm" svg:y1="10.838cm" svg:x2="10.249cm" svg:y2="10.869cm">
          <text:p/>
        </draw:line>
        <draw:polyline draw:style-name="gr9" draw:text-style-name="P1" draw:layer="layout" svg:width="0cm" svg:height="0.686cm" svg:x="10.249cm" svg:y="10.869cm" svg:viewBox="0 0 0 687" draw:points="0,687 0,678 0,653 0,612 0,558 0,492 0,420 0,343 0,267 0,194 0,129 0,75 0,34 0,9 0,0">
          <text:p/>
        </draw:polyline>
        <draw:line draw:style-name="gr9" draw:text-style-name="P1" draw:layer="layout" svg:x1="10.287cm" svg:y1="10.869cm" svg:x2="10.249cm" svg:y2="10.869cm">
          <text:p/>
        </draw:line>
        <draw:line draw:style-name="gr9" draw:text-style-name="P1" draw:layer="layout" svg:x1="10.287cm" svg:y1="11.556cm" svg:x2="10.249cm" svg:y2="11.556cm">
          <text:p/>
        </draw:line>
        <draw:path draw:style-name="gr9" draw:text-style-name="P1" draw:layer="layout" svg:width="0.352cm" svg:height="0.352cm" svg:x="11.32cm" svg:y="12.56cm" svg:viewBox="0 0 353 353" svg:d="M353 176c0 25-5 44-11 60-5 16-12 28-20 39-9 15-20 27-32 37-18 15-38 28-70 36-10 3-21 4-34 5-12 1-25 0-35-2-33-5-53-15-71-26-12-8-23-17-32-27-11-12-21-26-29-42-6-12-12-26-16-44-2-12-4-28-3-43 0-15 3-30 6-41 7-25 18-43 30-59 9-12 19-22 31-31 18-14 38-26 70-33 10-3 22-4 35-5 12 0 24 1 35 3 31 5 51 16 69 28 13 8 24 19 34 30 8 9 15 19 21 30 5 10 10 21 15 35 4 14 7 30 7 50z">
          <text:p/>
        </draw:path>
        <draw:path draw:style-name="gr9" draw:text-style-name="P1" draw:layer="layout" svg:width="0.352cm" svg:height="0.352cm" svg:x="11.32cm" svg:y="11.698cm" svg:viewBox="0 0 353 353" svg:d="M353 177c0 25-5 44-11 60-5 16-12 28-20 39-9 14-20 26-32 36-18 15-38 27-70 36-10 2-21 4-34 5-12 1-25 0-35-2-33-5-53-15-71-26-12-8-23-17-32-27-11-12-21-25-29-41-6-12-12-26-16-44-2-12-4-28-3-43 0-15 3-30 6-41 7-25 18-44 30-60 9-12 19-22 31-31 18-14 38-26 70-34 10-2 22-4 35-4 12 0 24 0 35 2 31 6 51 17 69 28 13 9 24 19 34 31 8 9 15 19 21 30 5 11 10 22 15 36 4 14 7 30 7 50z">
          <text:p/>
        </draw:path>
        <draw:line draw:style-name="gr9" draw:text-style-name="P1" draw:layer="layout" svg:x1="13.459cm" svg:y1="12.946cm" svg:x2="13.591cm" svg:y2="12.869cm">
          <text:p/>
        </draw:line>
        <draw:line draw:style-name="gr9" draw:text-style-name="P1" draw:layer="layout" svg:x1="12.426cm" svg:y1="12.261cm" svg:x2="12.426cm" svg:y2="12.488cm">
          <text:p/>
        </draw:line>
        <draw:line draw:style-name="gr9" draw:text-style-name="P1" draw:layer="layout" svg:x1="13.591cm" svg:y1="11.88cm" svg:x2="13.459cm" svg:y2="11.804cm">
          <text:p/>
        </draw:line>
        <draw:polygon draw:style-name="gr7" draw:text-style-name="P1" draw:layer="layout" svg:width="0cm" svg:height="0cm" svg:x="13.117cm" svg:y="12.318cm" svg:viewBox="0 0 0 0" draw:points="0,0">
          <text:p/>
        </draw:polygon>
        <draw:polyline draw:style-name="gr10" draw:text-style-name="P1" draw:layer="layout" svg:width="0.823cm" svg:height="2.481cm" svg:x="10.479cm" svg:y="13.208cm" svg:viewBox="0 0 824 2482" draw:points="449,2482 0,2482 824,0">
          <text:p/>
        </draw:polyline>
        <draw:polygon draw:style-name="gr11" draw:text-style-name="P2" draw:layer="layout" svg:width="0.241cm" svg:height="0.499cm" svg:x="11.188cm" svg:y="12.835cm" svg:viewBox="0 0 242 500" draw:points="242,0 0,446 158,500">
          <text:p/>
        </draw:polygon>
        <draw:polygon draw:style-name="gr7" draw:text-style-name="P1" draw:layer="layout" svg:width="0cm" svg:height="0cm" svg:x="13.117cm" svg:y="12.318cm" svg:viewBox="0 0 0 0" draw:points="0,0">
          <text:p/>
        </draw:polygon>
        <draw:frame draw:style-name="gr13" draw:text-style-name="P5" draw:layer="layout" svg:width="5.387cm" svg:height="0.465cm" svg:x="9.271cm" svg:y="15.875cm">
          <draw:text-box>
            <text:p text:style-name="P4"><text:span text:style-name="T1">2X M3 Brass Inserts [HD-MS0030]</text:span></text:p>
          </draw:text-box>
        </draw:frame>
        <draw:polyline draw:style-name="gr10" draw:text-style-name="P1" draw:layer="layout" svg:width="0.834cm" svg:height="3.12cm" svg:x="10.468cm" svg:y="12.573cm" svg:viewBox="0 0 835 3121" draw:points="407,3121 0,3121 835,0">
          <text:p/>
        </draw:polyline>
        <draw:polygon draw:style-name="gr11" draw:text-style-name="P2" draw:layer="layout" svg:width="0.202cm" svg:height="0.505cm" svg:x="11.227cm" svg:y="12.065cm" svg:viewBox="0 0 203 506" draw:points="203,0 0,466 163,506">
          <text:p/>
        </draw:polygon>
        <draw:path draw:style-name="gr6" draw:text-style-name="P3" draw:layer="layout" svg:width="5.735cm" svg:height="5.285cm" svg:x="17.839cm" svg:y="9.229cm" svg:viewBox="0 0 5736 5286" svg:d="M1930 5286h160 3646v-5286h-3646-160-1893v1c0 0 0 1 0 2s0 2 0 4c0 1 0 3 0 5s0 4 0 7c0 2 0 5 0 7 0 3 0 6 0 9 0 22 0 50 0 73v231 4 11 18 23 29 32 33 33 32 28 24 18 11 4 2078 656 32h-37v687 32h37v11 487 113 487 64h469z">
          <text:p/>
        </draw:path>
        <draw:polygon draw:style-name="gr7" draw:text-style-name="P1" draw:layer="layout" svg:width="0cm" svg:height="0cm" svg:x="20.706cm" svg:y="11.871cm" svg:viewBox="0 0 0 0" draw:points="0,0">
          <text:p/>
        </draw:polygon>
        <draw:path draw:style-name="gr6" draw:text-style-name="P3" draw:layer="layout" svg:width="3.645cm" svg:height="5.285cm" svg:x="19.929cm" svg:y="9.229cm" svg:viewBox="0 0 3646 5286" svg:d="M0 5286h3646v-5286h-3646v2291c108-79 247-106 377-73 131 33 239 123 297 244 50-51 126-66 192-39s109 92 109 163c0 64-34 122-89 153-55 32-123 31-177-2-29 152-134 279-277 335-144 57-307 36-432-55z">
          <text:p/>
        </draw:path>
        <draw:polygon draw:style-name="gr7" draw:text-style-name="P1" draw:layer="layout" svg:width="0cm" svg:height="0cm" svg:x="20.706cm" svg:y="11.871cm" svg:viewBox="0 0 0 0" draw:points="0,0">
          <text:p/>
        </draw:polygon>
        <draw:path draw:style-name="gr6" draw:text-style-name="P3" draw:layer="layout" svg:width="1.63cm" svg:height="3.465cm" svg:x="18.139cm" svg:y="9.244cm" svg:viewBox="0 0 1631 3466" svg:d="M1631 3466v-120c-247-149-399-417-399-707 0-289 152-557 399-706v-1933h-1631c0 20 0 62 0 93v45 2133 42 42 40 39 37 34 31 28 25 20 16 12 7 2h225v-1087c0-311 206-584 507-668 299-84 618 42 779 307 162 266 127 607-85 834l-1220 1309v18 1c0 0 0 1 0 2s0 1 0 2c0 2 0 3 0 4 0 2 0 4 0 6s0 4 0 6c0 3 0 7 0 11v2 4 4 6 7 9 9 11 12 11z">
          <text:p/>
        </draw:path>
        <draw:polygon draw:style-name="gr7" draw:text-style-name="P1" draw:layer="layout" svg:width="0cm" svg:height="0cm" svg:x="20.706cm" svg:y="11.871cm" svg:viewBox="0 0 0 0" draw:points="0,0">
          <text:p/>
        </draw:polygon>
        <draw:path draw:style-name="gr6" draw:text-style-name="P3" draw:layer="layout" svg:width="1.874cm" svg:height="2.493cm" svg:x="17.876cm" svg:y="10.11cm" svg:viewBox="0 0 1875 2494" svg:d="M0 1838v656h263 206v-18l1219-1308c213-228 248-569 85-835-161-265-480-391-779-307-300 84-506 357-506 668v1088h-225v56z">
          <text:p/>
        </draw:path>
        <draw:polygon draw:style-name="gr7" draw:text-style-name="P1" draw:layer="layout" svg:width="0cm" svg:height="0cm" svg:x="20.706cm" svg:y="11.871cm" svg:viewBox="0 0 0 0" draw:points="0,0">
          <text:p/>
        </draw:polygon>
        <draw:polygon draw:style-name="gr6" draw:text-style-name="P3" draw:layer="layout" svg:width="1.424cm" svg:height="1.269cm" svg:x="18.345cm" svg:y="13.245cm" svg:viewBox="0 0 1425 1270" draw:points="1425,1270 1425,0 0,0 0,11 0,23 0,34 0,44 0,52 0,59 0,65 0,70 0,73 0,75 0,108 0,1270">
          <text:p/>
        </draw:polygon>
        <draw:polygon draw:style-name="gr7" draw:text-style-name="P1" draw:layer="layout" svg:width="0cm" svg:height="0cm" svg:x="20.706cm" svg:y="11.871cm" svg:viewBox="0 0 0 0" draw:points="0,0">
          <text:p/>
        </draw:polygon>
        <draw:path draw:style-name="gr6" draw:text-style-name="P3" draw:layer="layout" svg:width="1.441cm" svg:height="0.536cm" svg:x="18.345cm" svg:y="12.709cm" svg:viewBox="0 0 1442 537" svg:d="M1425 0c0 42 0 94 0 151 11 38 17 77 17 117s-6 79-17 117c0 58 0 110 0 152h-1425c0-5 0-10 0-16 0-5 0-10 0-15s0-10 0-15c0-10 0-19 0-28 0-10 0-19 0-29s0-21 0-31c0-12 0-23 0-33 0-22 0-45 0-68 0-11 0-22 0-34 0-23 0-46 0-68 0-11 0-22 0-33s0-22 0-33c0-10 0-20 0-31 0-9 0-19 0-29 0-9 0-18 0-27 0-6 0-11 0-16s0-10 0-15 0-11 0-16z">
          <text:p/>
        </draw:path>
        <draw:polygon draw:style-name="gr7" draw:text-style-name="P1" draw:layer="layout" svg:width="0cm" svg:height="0cm" svg:x="20.706cm" svg:y="11.871cm" svg:viewBox="0 0 0 0" draw:points="0,0">
          <text:p/>
        </draw:polygon>
        <draw:path draw:style-name="gr6" draw:text-style-name="P3" draw:layer="layout" svg:width="1.893cm" svg:height="2.717cm" svg:x="17.876cm" svg:y="9.229cm" svg:viewBox="0 0 1894 2718" svg:d="M264 108c0-31 0-73 0-93h1630c0-10 0-15 0-15h-1894v1c0 0 0 1 0 2s0 2 0 4c0 1 0 3 0 5s0 4 0 7c0 2 0 5 0 7 0 3 0 6 0 9 0 22 0 50 0 73v232 4 11 18 23 29 32 33 33 32 28 24 18 11 4 2078h264v-56-2-7-12-16-20-25-28-31-34-37-39-40-42-42-2134z">
          <text:p/>
        </draw:path>
        <draw:polygon draw:style-name="gr7" draw:text-style-name="P1" draw:layer="layout" svg:width="0cm" svg:height="0cm" svg:x="20.706cm" svg:y="11.871cm" svg:viewBox="0 0 0 0" draw:points="0,0">
          <text:p/>
        </draw:polygon>
        <draw:polygon draw:style-name="gr6" draw:text-style-name="P3" draw:layer="layout" svg:width="0.469cm" svg:height="1.162cm" svg:x="17.876cm" svg:y="13.352cm" svg:viewBox="0 0 470 1163" draw:points="0,0 0,12 0,499 0,612 0,1099 0,1163 470,1163 470,0 264,0">
          <text:p/>
        </draw:polygon>
        <draw:polygon draw:style-name="gr7" draw:text-style-name="P1" draw:layer="layout" svg:width="0cm" svg:height="0cm" svg:x="20.706cm" svg:y="11.871cm" svg:viewBox="0 0 0 0" draw:points="0,0">
          <text:p/>
        </draw:polygon>
        <draw:path draw:style-name="gr6" draw:text-style-name="P3" draw:layer="layout" svg:width="0.708cm" svg:height="0.899cm" svg:x="19.929cm" svg:y="11.433cm" svg:viewBox="0 0 709 900" svg:d="M0 814c124 91 288 112 432 55 143-56 248-184 277-336-47-27-78-75-85-129-7-53 12-107 50-146-58-121-166-211-297-244s-269-6-377 73z">
          <text:p/>
        </draw:path>
        <draw:polygon draw:style-name="gr7" draw:text-style-name="P1" draw:layer="layout" svg:width="0cm" svg:height="0cm" svg:x="20.706cm" svg:y="11.871cm" svg:viewBox="0 0 0 0" draw:points="0,0">
          <text:p/>
        </draw:polygon>
        <draw:path draw:style-name="gr6" draw:text-style-name="P3" draw:layer="layout" svg:width="0.45cm" svg:height="1.469cm" svg:x="19.37cm" svg:y="11.148cm" svg:viewBox="0 0 451 1470" svg:d="M451 1470v-486c-49-74-75-161-75-249 0-89 26-175 75-249v-486c-17 9-34 19-51 29-248 149-400 417-400 706s152 557 400 707c17 10 34 20 51 28z">
          <text:p/>
        </draw:path>
        <draw:polygon draw:style-name="gr7" draw:text-style-name="P1" draw:layer="layout" svg:width="0cm" svg:height="0cm" svg:x="20.706cm" svg:y="11.871cm" svg:viewBox="0 0 0 0" draw:points="0,0">
          <text:p/>
        </draw:polygon>
        <draw:path draw:style-name="gr6" draw:text-style-name="P3" draw:layer="layout" svg:width="0.16cm" svg:height="2.405cm" svg:x="19.769cm" svg:y="9.229cm" svg:viewBox="0 0 161 2406" svg:d="M161 2292v-2292h-161c0 0 0 5 0 15v1934c17-10 35-20 52-29v486c29-44 66-82 109-114z">
          <text:p/>
        </draw:path>
        <draw:polygon draw:style-name="gr7" draw:text-style-name="P1" draw:layer="layout" svg:width="0cm" svg:height="0cm" svg:x="20.706cm" svg:y="11.871cm" svg:viewBox="0 0 0 0" draw:points="0,0">
          <text:p/>
        </draw:polygon>
        <draw:path draw:style-name="gr6" draw:text-style-name="P3" draw:layer="layout" svg:width="0.16cm" svg:height="2.382cm" svg:x="19.769cm" svg:y="12.132cm" svg:viewBox="0 0 161 2383" svg:d="M0 2383h161v-2269c-43-32-80-70-109-114v485c-17-8-35-18-52-28v120c0 42 0 94 0 151 11 38 17 77 17 117s-6 79-17 117c0 58 0 110 0 152z">
          <text:p/>
        </draw:path>
        <draw:polygon draw:style-name="gr7" draw:text-style-name="P1" draw:layer="layout" svg:width="0cm" svg:height="0cm" svg:x="20.706cm" svg:y="11.871cm" svg:viewBox="0 0 0 0" draw:points="0,0">
          <text:p/>
        </draw:polygon>
        <draw:polygon draw:style-name="gr6" draw:text-style-name="P3" draw:layer="layout" svg:width="0.3cm" svg:height="0.686cm" svg:x="17.839cm" svg:y="12.634cm" svg:viewBox="0 0 301 687" draw:points="301,687 301,0 37,0 0,0 0,687">
          <text:p/>
        </draw:polygon>
        <draw:polygon draw:style-name="gr7" draw:text-style-name="P1" draw:layer="layout" svg:width="0cm" svg:height="0cm" svg:x="20.706cm" svg:y="11.871cm" svg:viewBox="0 0 0 0" draw:points="0,0">
          <text:p/>
        </draw:polygon>
        <draw:path draw:style-name="gr6" draw:text-style-name="P3" draw:layer="layout" svg:width="0.502cm" svg:height="0.502cm" svg:x="20.768cm" svg:y="13.881cm" svg:viewBox="0 0 503 503" svg:d="M503 251c0 139-112 252-251 252-138 0-252-113-252-252s114-251 252-251c139 0 251 112 251 251z">
          <text:p/>
        </draw:path>
        <draw:polygon draw:style-name="gr7" draw:text-style-name="P1" draw:layer="layout" svg:width="0cm" svg:height="0cm" svg:x="20.706cm" svg:y="11.871cm" svg:viewBox="0 0 0 0" draw:points="0,0">
          <text:p/>
        </draw:polygon>
        <draw:path draw:style-name="gr6" draw:text-style-name="P3" draw:layer="layout" svg:width="0.502cm" svg:height="0.503cm" svg:x="23.027cm" svg:y="10.507cm" svg:viewBox="0 0 503 504" svg:d="M503 251c0 140-113 253-252 253s-251-113-251-253c0-138 112-251 251-251s252 113 252 251z">
          <text:p/>
        </draw:path>
        <draw:polygon draw:style-name="gr7" draw:text-style-name="P1" draw:layer="layout" svg:width="0cm" svg:height="0cm" svg:x="20.706cm" svg:y="11.871cm" svg:viewBox="0 0 0 0" draw:points="0,0">
          <text:p/>
        </draw:polygon>
        <draw:path draw:style-name="gr6" draw:text-style-name="P3" draw:layer="layout" svg:width="0.502cm" svg:height="0.502cm" svg:x="20.768cm" svg:y="9.383cm" svg:viewBox="0 0 503 503" svg:d="M503 251c0 139-112 252-251 252-138 0-252-113-252-252s114-251 252-251c139 0 251 112 251 251z">
          <text:p/>
        </draw:path>
        <draw:polygon draw:style-name="gr7" draw:text-style-name="P1" draw:layer="layout" svg:width="0cm" svg:height="0cm" svg:x="20.706cm" svg:y="11.871cm" svg:viewBox="0 0 0 0" draw:points="0,0">
          <text:p/>
        </draw:polygon>
        <draw:path draw:style-name="gr6" draw:text-style-name="P3" draw:layer="layout" svg:width="0.502cm" svg:height="0.503cm" svg:x="23.027cm" svg:y="12.756cm" svg:viewBox="0 0 503 504" svg:d="M503 252c0 139-113 252-252 252s-251-113-251-252c0-138 112-252 251-252s252 114 252 252z">
          <text:p/>
        </draw:path>
        <draw:polygon draw:style-name="gr7" draw:text-style-name="P1" draw:layer="layout" svg:width="0cm" svg:height="0cm" svg:x="20.706cm" svg:y="11.871cm" svg:viewBox="0 0 0 0" draw:points="0,0">
          <text:p/>
        </draw:polygon>
        <draw:path draw:style-name="gr6" draw:text-style-name="P3" draw:layer="layout" svg:width="0.487cm" svg:height="0.488cm" svg:x="19.951cm" svg:y="11.639cm" svg:viewBox="0 0 488 489" svg:d="M488 244c0 136-109 245-244 245s-244-109-244-245c0-135 109-244 244-244s244 109 244 244z">
          <text:p/>
        </draw:path>
        <draw:polygon draw:style-name="gr7" draw:text-style-name="P1" draw:layer="layout" svg:width="0cm" svg:height="0cm" svg:x="20.706cm" svg:y="11.871cm" svg:viewBox="0 0 0 0" draw:points="0,0">
          <text:p/>
        </draw:polygon>
        <draw:path draw:style-name="gr6" draw:text-style-name="P3" draw:layer="layout" svg:width="0.206cm" svg:height="0.686cm" svg:x="18.139cm" svg:y="12.634cm" svg:viewBox="0 0 207 687" svg:d="M0 687v-687h207v2 4 4 6 7 9 9 11 13 11c0 5 0 11 0 16s0 10 0 15 0 10 0 16c0 9 0 18 0 27 0 10 0 20 0 29 0 11 0 21 0 31 0 11 0 22 0 33s0 22 0 33c0 22 0 45 0 68 0 12 0 23 0 34 0 23 0 46 0 68 0 10 0 21 0 32 0 10 0 21 0 31s0 19 0 29c0 9 0 18 0 28 0 5 0 10 0 15s0 10 0 15c0 6 0 11 0 16v11 12 11 10 8 7 6 5 3 2z">
          <text:p/>
        </draw:path>
        <draw:polygon draw:style-name="gr7" draw:text-style-name="P1" draw:layer="layout" svg:width="0cm" svg:height="0cm" svg:x="20.706cm" svg:y="11.871cm" svg:viewBox="0 0 0 0" draw:points="0,0">
          <text:p/>
        </draw:polygon>
        <draw:path draw:style-name="gr6" draw:text-style-name="P3" draw:layer="layout" svg:width="0.352cm" svg:height="0.353cm" svg:x="20.551cm" svg:y="11.639cm" svg:viewBox="0 0 353 354" svg:d="M353 177c0 64-34 122-89 153-55 32-123 31-177-2-48-27-79-75-86-129s12-108 51-147c50-51 126-66 192-39s109 92 109 164z">
          <text:p/>
        </draw:path>
        <draw:polygon draw:style-name="gr7" draw:text-style-name="P1" draw:layer="layout" svg:width="0cm" svg:height="0cm" svg:x="20.706cm" svg:y="11.871cm" svg:viewBox="0 0 0 0" draw:points="0,0">
          <text:p/>
        </draw:polygon>
        <draw:path draw:style-name="gr6" draw:text-style-name="P3" draw:layer="layout" svg:width="0.353cm" svg:height="0.352cm" svg:x="20.843cm" svg:y="13.956cm" svg:viewBox="0 0 354 353" svg:d="M354 176c0 97-79 177-177 177s-177-80-177-177 79-176 177-176 177 79 177 176z">
          <text:p/>
        </draw:path>
        <draw:polygon draw:style-name="gr7" draw:text-style-name="P1" draw:layer="layout" svg:width="0cm" svg:height="0cm" svg:x="20.706cm" svg:y="11.871cm" svg:viewBox="0 0 0 0" draw:points="0,0">
          <text:p/>
        </draw:polygon>
        <draw:path draw:style-name="gr6" draw:text-style-name="P3" draw:layer="layout" svg:width="0.353cm" svg:height="0.352cm" svg:x="20.843cm" svg:y="9.458cm" svg:viewBox="0 0 354 353" svg:d="M354 176c0 98-79 177-177 177s-177-79-177-177c0-97 79-176 177-176s177 79 177 176z">
          <text:p/>
        </draw:path>
        <draw:polygon draw:style-name="gr7" draw:text-style-name="P1" draw:layer="layout" svg:width="0cm" svg:height="0cm" svg:x="20.706cm" svg:y="11.871cm" svg:viewBox="0 0 0 0" draw:points="0,0">
          <text:p/>
        </draw:polygon>
        <draw:path draw:style-name="gr6" draw:text-style-name="P3" draw:layer="layout" svg:width="0.352cm" svg:height="0.353cm" svg:x="23.102cm" svg:y="10.582cm" svg:viewBox="0 0 353 354" svg:d="M353 177c0 98-80 177-177 177-98 0-176-79-176-177s78-177 176-177c97 0 177 79 177 177z">
          <text:p/>
        </draw:path>
        <draw:polygon draw:style-name="gr7" draw:text-style-name="P1" draw:layer="layout" svg:width="0cm" svg:height="0cm" svg:x="20.706cm" svg:y="11.871cm" svg:viewBox="0 0 0 0" draw:points="0,0">
          <text:p/>
        </draw:polygon>
        <draw:path draw:style-name="gr6" draw:text-style-name="P3" draw:layer="layout" svg:width="0.352cm" svg:height="0.353cm" svg:x="23.102cm" svg:y="12.831cm" svg:viewBox="0 0 353 354" svg:d="M353 177c0 98-80 177-177 177-98 0-176-79-176-177 0-97 78-177 176-177 97 0 177 80 177 177z">
          <text:p/>
        </draw:path>
        <draw:polygon draw:style-name="gr7" draw:text-style-name="P1" draw:layer="layout" svg:width="0cm" svg:height="0cm" svg:x="20.706cm" svg:y="11.871cm" svg:viewBox="0 0 0 0" draw:points="0,0">
          <text:p/>
        </draw:polygon>
        <draw:path draw:style-name="gr6" draw:text-style-name="P3" draw:layer="layout" svg:width="0.184cm" svg:height="0.726cm" svg:x="19.745cm" svg:y="11.52cm" svg:viewBox="0 0 185 727" svg:d="M185 727v-727c-43 32-81 70-110 114-49 74-75 160-75 249s26 176 75 250c29 44 67 82 110 114z">
          <text:p/>
        </draw:path>
        <draw:polygon draw:style-name="gr7" draw:text-style-name="P1" draw:layer="layout" svg:width="0cm" svg:height="0cm" svg:x="20.706cm" svg:y="11.871cm" svg:viewBox="0 0 0 0" draw:points="0,0">
          <text:p/>
        </draw:polygon>
        <draw:path draw:style-name="gr6" draw:text-style-name="P3" draw:layer="layout" svg:width="0.337cm" svg:height="0.338cm" svg:x="20.026cm" svg:y="11.714cm" svg:viewBox="0 0 338 339" svg:d="M338 169c0 94-75 170-168 170s-170-76-170-170c0-93 77-169 170-169s168 76 168 169z">
          <text:p/>
        </draw:path>
        <draw:polygon draw:style-name="gr7" draw:text-style-name="P1" draw:layer="layout" svg:width="0cm" svg:height="0cm" svg:x="20.706cm" svg:y="11.871cm" svg:viewBox="0 0 0 0" draw:points="0,0">
          <text:p/>
        </draw:polygon>
        <draw:path draw:style-name="gr6" draw:text-style-name="P3" draw:layer="layout" svg:width="0.299cm" svg:height="0.299cm" svg:x="20.42cm" svg:y="10.609cm" svg:viewBox="0 0 300 300" svg:d="M300 150c0 83-67 150-149 150-83 0-151-67-151-150 0-82 68-150 151-150 82 0 149 68 149 150z">
          <text:p/>
        </draw:path>
        <draw:polygon draw:style-name="gr7" draw:text-style-name="P1" draw:layer="layout" svg:width="0cm" svg:height="0cm" svg:x="20.706cm" svg:y="11.871cm" svg:viewBox="0 0 0 0" draw:points="0,0">
          <text:p/>
        </draw:polygon>
        <draw:path draw:style-name="gr6" draw:text-style-name="P3" draw:layer="layout" svg:width="0.299cm" svg:height="0.299cm" svg:x="20.42cm" svg:y="12.858cm" svg:viewBox="0 0 300 300" svg:d="M300 150c0 83-67 150-149 150-83 0-151-67-151-150s68-150 151-150c82 0 149 67 149 150z">
          <text:p/>
        </draw:path>
        <draw:polygon draw:style-name="gr7" draw:text-style-name="P1" draw:layer="layout" svg:width="0cm" svg:height="0cm" svg:x="20.706cm" svg:y="11.871cm" svg:viewBox="0 0 0 0" draw:points="0,0">
          <text:p/>
        </draw:polygon>
        <draw:polygon draw:style-name="gr6" draw:text-style-name="P3" draw:layer="layout" svg:width="0.3cm" svg:height="0.032cm" svg:x="17.839cm" svg:y="13.32cm" svg:viewBox="0 0 301 33" draw:points="301,0 301,33 37,33 0,33 0,0">
          <text:p/>
        </draw:polygon>
        <draw:polygon draw:style-name="gr7" draw:text-style-name="P1" draw:layer="layout" svg:width="0cm" svg:height="0cm" svg:x="20.706cm" svg:y="11.871cm" svg:viewBox="0 0 0 0" draw:points="0,0">
          <text:p/>
        </draw:polygon>
        <draw:path draw:style-name="gr6" draw:text-style-name="P3" draw:layer="layout" svg:width="0.263cm" svg:height="0.032cm" svg:x="17.876cm" svg:y="12.602cm" svg:viewBox="0 0 264 33" svg:d="M0 0h264c0 0 0 11 0 33h-264z">
          <text:p/>
        </draw:path>
        <draw:polygon draw:style-name="gr7" draw:text-style-name="P1" draw:layer="layout" svg:width="0cm" svg:height="0cm" svg:x="20.706cm" svg:y="11.871cm" svg:viewBox="0 0 0 0" draw:points="0,0">
          <text:p/>
        </draw:polygon>
        <draw:polygon draw:style-name="gr6" draw:text-style-name="P3" draw:layer="layout" svg:width="0.206cm" svg:height="0.032cm" svg:x="18.139cm" svg:y="13.32cm" svg:viewBox="0 0 207 33" draw:points="0,0 0,33 207,33 207,0">
          <text:p/>
        </draw:polygon>
        <draw:polygon draw:style-name="gr7" draw:text-style-name="P1" draw:layer="layout" svg:width="0cm" svg:height="0cm" svg:x="20.706cm" svg:y="11.871cm" svg:viewBox="0 0 0 0" draw:points="0,0">
          <text:p/>
        </draw:polygon>
        <draw:path draw:style-name="gr6" draw:text-style-name="P3" draw:layer="layout" svg:width="0.206cm" svg:height="0.032cm" svg:x="18.139cm" svg:y="12.602cm" svg:viewBox="0 0 207 33" svg:d="M0 0h207v1c0 0 0 1 0 2s0 1 0 2c0 2 0 3 0 4 0 2 0 4 0 6s0 4 0 6c0 3 0 7 0 12h-207c0-22 0-33 0-33z">
          <text:p/>
        </draw:path>
        <draw:polygon draw:style-name="gr7" draw:text-style-name="P1" draw:layer="layout" svg:width="0cm" svg:height="0cm" svg:x="20.706cm" svg:y="11.871cm" svg:viewBox="0 0 0 0" draw:points="0,0">
          <text:p/>
        </draw:polygon>
        <draw:path draw:style-name="gr6" draw:text-style-name="P3" draw:layer="layout" svg:width="0.109cm" svg:height="0.114cm" svg:x="19.82cm" svg:y="12.132cm" svg:viewBox="0 0 110 115" svg:d="M0 0c29 45 66 83 110 115-44-32-81-70-110-115z">
          <text:p/>
        </draw:path>
        <draw:polygon draw:style-name="gr7" draw:text-style-name="P1" draw:layer="layout" svg:width="0cm" svg:height="0cm" svg:x="20.706cm" svg:y="11.871cm" svg:viewBox="0 0 0 0" draw:points="0,0">
          <text:p/>
        </draw:polygon>
        <draw:path draw:style-name="gr6" draw:text-style-name="P3" draw:layer="layout" svg:width="0.109cm" svg:height="0.114cm" svg:x="19.82cm" svg:y="11.52cm" svg:viewBox="0 0 110 115" svg:d="M0 115c29-44 66-83 110-115-44 32-81 71-110 115z">
          <text:p/>
        </draw:path>
        <draw:polygon draw:style-name="gr7" draw:text-style-name="P1" draw:layer="layout" svg:width="0cm" svg:height="0cm" svg:x="20.706cm" svg:y="11.871cm" svg:viewBox="0 0 0 0" draw:points="0,0">
          <text:p/>
        </draw:polygon>
        <draw:path draw:style-name="gr6" draw:text-style-name="P3" draw:layer="layout" svg:width="0.051cm" svg:height="0.029cm" svg:x="19.769cm" svg:y="11.148cm" svg:viewBox="0 0 52 30" svg:d="M0 30c18-10 35-21 52-30-17 9-34 20-52 30z">
          <text:p/>
        </draw:path>
        <draw:polygon draw:style-name="gr7" draw:text-style-name="P1" draw:layer="layout" svg:width="0cm" svg:height="0cm" svg:x="20.706cm" svg:y="11.871cm" svg:viewBox="0 0 0 0" draw:points="0,0">
          <text:p/>
        </draw:polygon>
        <draw:path draw:style-name="gr9" draw:text-style-name="P1" draw:layer="layout" svg:width="0cm" svg:height="0.107cm" svg:x="17.876cm" svg:y="9.229cm" svg:viewBox="0 0 0 108" svg:d="M0 108c0-23 0-51 0-73 0-3 0-6 0-9 0-2 0-5 0-7 0-3 0-5 0-7s0-4 0-5c0-2 0-3 0-4s0-2 0-2c0-1 0-1 0-1">
          <text:p/>
        </draw:path>
        <draw:line draw:style-name="gr9" draw:text-style-name="P1" draw:layer="layout" svg:x1="17.876cm" svg:y1="9.337cm" svg:x2="17.876cm" svg:y2="11.946cm">
          <text:p/>
        </draw:line>
        <draw:line draw:style-name="gr9" draw:text-style-name="P1" draw:layer="layout" svg:x1="17.876cm" svg:y1="12.602cm" svg:x2="17.876cm" svg:y2="12.634cm">
          <text:p/>
        </draw:line>
        <draw:line draw:style-name="gr9" draw:text-style-name="P1" draw:layer="layout" svg:x1="17.876cm" svg:y1="13.352cm" svg:x2="17.876cm" svg:y2="13.363cm">
          <text:p/>
        </draw:line>
        <draw:line draw:style-name="gr9" draw:text-style-name="P1" draw:layer="layout" svg:x1="17.876cm" svg:y1="13.85cm" svg:x2="17.876cm" svg:y2="13.963cm">
          <text:p/>
        </draw:line>
        <draw:line draw:style-name="gr9" draw:text-style-name="P1" draw:layer="layout" svg:x1="17.876cm" svg:y1="14.45cm" svg:x2="17.876cm" svg:y2="14.514cm">
          <text:p/>
        </draw:line>
        <draw:polyline draw:style-name="gr9" draw:text-style-name="P1" draw:layer="layout" svg:width="0cm" svg:height="0.299cm" svg:x="17.876cm" svg:y="9.568cm" svg:viewBox="0 0 0 300" draw:points="0,300 0,296 0,285 0,267 0,243 0,215 0,183 0,150 0,117 0,85 0,56 0,33 0,15 0,4 0,0">
          <text:p/>
        </draw:polyline>
        <draw:line draw:style-name="gr9" draw:text-style-name="P1" draw:layer="layout" svg:x1="17.876cm" svg:y1="13.363cm" svg:x2="17.876cm" svg:y2="13.352cm">
          <text:p/>
        </draw:line>
        <draw:line draw:style-name="gr9" draw:text-style-name="P1" draw:layer="layout" svg:x1="17.876cm" svg:y1="9.229cm" svg:x2="19.769cm" svg:y2="9.229cm">
          <text:p/>
        </draw:line>
        <draw:line draw:style-name="gr9" draw:text-style-name="P1" draw:layer="layout" svg:x1="19.929cm" svg:y1="9.229cm" svg:x2="19.769cm" svg:y2="9.229cm">
          <text:p/>
        </draw:line>
        <draw:line draw:style-name="gr9" draw:text-style-name="P1" draw:layer="layout" svg:x1="23.574cm" svg:y1="9.229cm" svg:x2="19.929cm" svg:y2="9.229cm">
          <text:p/>
        </draw:line>
        <draw:path draw:style-name="gr9" draw:text-style-name="P1" draw:layer="layout" svg:width="0cm" svg:height="0.092cm" svg:x="18.139cm" svg:y="9.244cm" svg:viewBox="0 0 0 93" svg:d="M0 93c0-31 0-73 0-93">
          <text:p/>
        </draw:path>
        <draw:line draw:style-name="gr9" draw:text-style-name="P1" draw:layer="layout" svg:x1="18.139cm" svg:y1="9.244cm" svg:x2="19.769cm" svg:y2="9.244cm">
          <text:p/>
        </draw:line>
        <draw:path draw:style-name="gr9" draw:text-style-name="P1" draw:layer="layout" svg:width="0cm" svg:height="0.014cm" svg:x="19.769cm" svg:y="9.229cm" svg:viewBox="0 0 0 15" svg:d="M0 15c0-10 0-15 0-15">
          <text:p/>
        </draw:path>
        <draw:line draw:style-name="gr9" draw:text-style-name="P1" draw:layer="layout" svg:x1="18.139cm" svg:y1="9.337cm" svg:x2="18.139cm" svg:y2="9.382cm">
          <text:p/>
        </draw:line>
        <draw:line draw:style-name="gr9" draw:text-style-name="P1" draw:layer="layout" svg:x1="17.876cm" svg:y1="14.514cm" svg:x2="18.345cm" svg:y2="14.514cm">
          <text:p/>
        </draw:line>
        <draw:line draw:style-name="gr9" draw:text-style-name="P1" draw:layer="layout" svg:x1="19.769cm" svg:y1="14.514cm" svg:x2="18.345cm" svg:y2="14.514cm">
          <text:p/>
        </draw:line>
        <draw:line draw:style-name="gr9" draw:text-style-name="P1" draw:layer="layout" svg:x1="19.769cm" svg:y1="14.514cm" svg:x2="19.929cm" svg:y2="14.514cm">
          <text:p/>
        </draw:line>
        <draw:line draw:style-name="gr9" draw:text-style-name="P1" draw:layer="layout" svg:x1="19.929cm" svg:y1="14.514cm" svg:x2="23.574cm" svg:y2="14.514cm">
          <text:p/>
        </draw:line>
        <draw:line draw:style-name="gr9" draw:text-style-name="P1" draw:layer="layout" svg:x1="19.769cm" svg:y1="11.177cm" svg:x2="19.769cm" svg:y2="9.244cm">
          <text:p/>
        </draw:line>
        <draw:line draw:style-name="gr9" draw:text-style-name="P1" draw:layer="layout" svg:x1="19.929cm" svg:y1="11.52cm" svg:x2="19.929cm" svg:y2="9.229cm">
          <text:p/>
        </draw:line>
        <draw:path draw:style-name="gr9" draw:text-style-name="P1" draw:layer="layout" svg:width="0.051cm" svg:height="0.029cm" svg:x="19.769cm" svg:y="11.148cm" svg:viewBox="0 0 52 30" svg:d="M0 30c18-10 35-21 52-30">
          <text:p/>
        </draw:path>
        <draw:line draw:style-name="gr9" draw:text-style-name="P1" draw:layer="layout" svg:x1="19.82cm" svg:y1="11.634cm" svg:x2="19.82cm" svg:y2="11.148cm">
          <text:p/>
        </draw:line>
        <draw:path draw:style-name="gr9" draw:text-style-name="P1" draw:layer="layout" svg:width="0.109cm" svg:height="0.114cm" svg:x="19.82cm" svg:y="11.52cm" svg:viewBox="0 0 110 115" svg:d="M0 115c29-44 66-83 110-115">
          <text:p/>
        </draw:path>
        <draw:path draw:style-name="gr9" draw:text-style-name="P1" draw:layer="layout" svg:width="0.502cm" svg:height="0.502cm" svg:x="20.768cm" svg:y="9.383cm" svg:viewBox="0 0 503 503" svg:d="M503 251c0 139-112 252-251 252-138 0-252-113-252-252s114-251 252-251c139 0 251 112 251 251z">
          <text:p/>
        </draw:path>
        <draw:line draw:style-name="gr9" draw:text-style-name="P1" draw:layer="layout" svg:x1="23.574cm" svg:y1="14.514cm" svg:x2="23.574cm" svg:y2="9.229cm">
          <text:p/>
        </draw:line>
        <draw:path draw:style-name="gr9" draw:text-style-name="P1" draw:layer="layout" svg:width="0.673cm" svg:height="0.257cm" svg:x="19.929cm" svg:y="11.433cm" svg:viewBox="0 0 674 258" svg:d="M674 258c-58-121-167-211-298-244-130-34-268-6-376 73">
          <text:p/>
        </draw:path>
        <draw:path draw:style-name="gr9" draw:text-style-name="P1" draw:layer="layout" svg:width="0.301cm" svg:height="0.176cm" svg:x="20.602cm" svg:y="11.639cm" svg:viewBox="0 0 302 177" svg:d="M0 52c51-51 127-66 193-39s109 93 109 164">
          <text:p/>
        </draw:path>
        <draw:path draw:style-name="gr9" draw:text-style-name="P1" draw:layer="layout" svg:width="0.266cm" svg:height="0.176cm" svg:x="20.637cm" svg:y="11.815cm" svg:viewBox="0 0 267 177" svg:d="M267 0c0 64-35 123-90 154-55 32-123 31-177-2">
          <text:p/>
        </draw:path>
        <draw:path draw:style-name="gr9" draw:text-style-name="P1" draw:layer="layout" svg:width="0.708cm" svg:height="0.367cm" svg:x="19.929cm" svg:y="11.966cm" svg:viewBox="0 0 709 368" svg:d="M0 280c124 92 288 113 432 56 143-57 248-184 277-336">
          <text:p/>
        </draw:path>
        <draw:path draw:style-name="gr9" draw:text-style-name="P1" draw:layer="layout" svg:width="0.299cm" svg:height="0.299cm" svg:x="20.42cm" svg:y="10.609cm" svg:viewBox="0 0 300 300" svg:d="M300 150c0 83-67 150-149 150-83 0-151-67-151-150 0-82 68-150 151-150 82 0 149 68 149 150z">
          <text:p/>
        </draw:path>
        <draw:path draw:style-name="gr9" draw:text-style-name="P1" draw:layer="layout" svg:width="0.299cm" svg:height="0.299cm" svg:x="20.42cm" svg:y="12.858cm" svg:viewBox="0 0 300 300" svg:d="M300 150c0 83-67 150-149 150-83 0-151-67-151-150s68-150 151-150c82 0 149 67 149 150z">
          <text:p/>
        </draw:path>
        <draw:path draw:style-name="gr9" draw:text-style-name="P1" draw:layer="layout" svg:width="0.502cm" svg:height="0.503cm" svg:x="23.027cm" svg:y="10.507cm" svg:viewBox="0 0 503 504" svg:d="M503 251c0 140-113 253-252 253s-251-113-251-253c0-138 112-251 251-251s252 113 252 251z">
          <text:p/>
        </draw:path>
        <draw:path draw:style-name="gr9" draw:text-style-name="P1" draw:layer="layout" svg:width="0.502cm" svg:height="0.503cm" svg:x="23.027cm" svg:y="12.756cm" svg:viewBox="0 0 503 504" svg:d="M503 252c0 139-113 252-252 252s-251-113-251-252c0-138 112-252 251-252s252 114 252 252z">
          <text:p/>
        </draw:path>
        <draw:path draw:style-name="gr9" draw:text-style-name="P1" draw:layer="layout" svg:width="0.502cm" svg:height="0.502cm" svg:x="20.768cm" svg:y="13.881cm" svg:viewBox="0 0 503 503" svg:d="M503 251c0 139-112 252-251 252-138 0-252-113-252-252s114-251 252-251c139 0 251 112 251 251z">
          <text:p/>
        </draw:path>
        <draw:line draw:style-name="gr9" draw:text-style-name="P1" draw:layer="layout" svg:x1="18.139cm" svg:y1="9.382cm" svg:x2="18.139cm" svg:y2="11.515cm">
          <text:p/>
        </draw:line>
        <draw:path draw:style-name="gr9" draw:text-style-name="P1" draw:layer="layout" svg:width="0.399cm" svg:height="0.706cm" svg:x="19.37cm" svg:y="11.177cm" svg:viewBox="0 0 400 707" svg:d="M400 0c-248 149-400 417-400 707">
          <text:p/>
        </draw:path>
        <draw:path draw:style-name="gr9" draw:text-style-name="P1" draw:layer="layout" svg:width="0.399cm" svg:height="0.706cm" svg:x="19.37cm" svg:y="11.883cm" svg:viewBox="0 0 400 707" svg:d="M0 0c0 289 152 558 400 707">
          <text:p/>
        </draw:path>
        <draw:line draw:style-name="gr9" draw:text-style-name="P1" draw:layer="layout" svg:x1="19.769cm" svg:y1="12.709cm" svg:x2="19.769cm" svg:y2="12.589cm">
          <text:p/>
        </draw:line>
        <draw:line draw:style-name="gr9" draw:text-style-name="P1" draw:layer="layout" svg:x1="19.769cm" svg:y1="12.709cm" svg:x2="18.345cm" svg:y2="12.709cm">
          <text:p/>
        </draw:line>
        <draw:path draw:style-name="gr9" draw:text-style-name="P1" draw:layer="layout" svg:width="0cm" svg:height="0.031cm" svg:x="18.139cm" svg:y="12.602cm" svg:viewBox="0 0 0 32" svg:d="M0 0c0 0 0 11 0 32">
          <text:p/>
        </draw:path>
        <draw:line draw:style-name="gr9" draw:text-style-name="P1" draw:layer="layout" svg:x1="18.139cm" svg:y1="11.946cm" svg:x2="18.139cm" svg:y2="11.89cm">
          <text:p/>
        </draw:line>
        <draw:polyline draw:style-name="gr9" draw:text-style-name="P1" draw:layer="layout" svg:width="0cm" svg:height="0.374cm" svg:x="18.139cm" svg:y="11.515cm" svg:viewBox="0 0 0 375" draw:points="0,0 0,42 0,84 0,124 0,163 0,200 0,234 0,265 0,293 0,318 0,338 0,354 0,366 0,373 0,375">
          <text:p/>
        </draw:polyline>
        <draw:line draw:style-name="gr9" draw:text-style-name="P1" draw:layer="layout" svg:x1="17.876cm" svg:y1="13.352cm" svg:x2="17.876cm" svg:y2="14.514cm">
          <text:p/>
        </draw:line>
        <draw:line draw:style-name="gr9" draw:text-style-name="P1" draw:layer="layout" svg:x1="18.345cm" svg:y1="14.514cm" svg:x2="18.345cm" svg:y2="13.352cm">
          <text:p/>
        </draw:line>
        <draw:line draw:style-name="gr9" draw:text-style-name="P1" draw:layer="layout" svg:x1="17.876cm" svg:y1="13.352cm" svg:x2="18.139cm" svg:y2="13.352cm">
          <text:p/>
        </draw:line>
        <draw:line draw:style-name="gr9" draw:text-style-name="P1" draw:layer="layout" svg:x1="18.139cm" svg:y1="13.352cm" svg:x2="18.345cm" svg:y2="13.352cm">
          <text:p/>
        </draw:line>
        <draw:line draw:style-name="gr9" draw:text-style-name="P1" draw:layer="layout" svg:x1="18.345cm" svg:y1="13.352cm" svg:x2="18.345cm" svg:y2="13.32cm">
          <text:p/>
        </draw:line>
        <draw:line draw:style-name="gr9" draw:text-style-name="P1" draw:layer="layout" svg:x1="18.345cm" svg:y1="13.32cm" svg:x2="18.345cm" svg:y2="12.634cm">
          <text:p/>
        </draw:line>
        <draw:path draw:style-name="gr9" draw:text-style-name="P1" draw:layer="layout" svg:width="0cm" svg:height="0.074cm" svg:x="18.345cm" svg:y="13.245cm" svg:viewBox="0 0 0 75" svg:d="M0 0c0 32 0 57 0 75">
          <text:p/>
        </draw:path>
        <draw:line draw:style-name="gr9" draw:text-style-name="P1" draw:layer="layout" svg:x1="18.345cm" svg:y1="14.514cm" svg:x2="18.345cm" svg:y2="13.352cm">
          <text:p/>
        </draw:line>
        <draw:line draw:style-name="gr9" draw:text-style-name="P1" draw:layer="layout" svg:x1="19.769cm" svg:y1="14.514cm" svg:x2="19.769cm" svg:y2="13.245cm">
          <text:p/>
        </draw:line>
        <draw:line draw:style-name="gr9" draw:text-style-name="P1" draw:layer="layout" svg:x1="19.769cm" svg:y1="13.245cm" svg:x2="18.345cm" svg:y2="13.245cm">
          <text:p/>
        </draw:line>
        <draw:line draw:style-name="gr9" draw:text-style-name="P1" draw:layer="layout" svg:x1="19.769cm" svg:y1="14.514cm" svg:x2="19.769cm" svg:y2="13.245cm">
          <text:p/>
        </draw:line>
        <draw:path draw:style-name="gr9" draw:text-style-name="P1" draw:layer="layout" svg:width="0cm" svg:height="0.15cm" svg:x="19.769cm" svg:y="13.094cm" svg:viewBox="0 0 0 151" svg:d="M0 0c0 57 0 109 0 151">
          <text:p/>
        </draw:path>
        <draw:line draw:style-name="gr9" draw:text-style-name="P1" draw:layer="layout" svg:x1="19.929cm" svg:y1="14.514cm" svg:x2="19.929cm" svg:y2="12.246cm">
          <text:p/>
        </draw:line>
        <draw:path draw:style-name="gr9" draw:text-style-name="P1" draw:layer="layout" svg:width="0.109cm" svg:height="0.114cm" svg:x="19.82cm" svg:y="12.132cm" svg:viewBox="0 0 110 115" svg:d="M110 115c-44-32-81-70-110-115">
          <text:p/>
        </draw:path>
        <draw:line draw:style-name="gr9" draw:text-style-name="P1" draw:layer="layout" svg:x1="19.82cm" svg:y1="12.617cm" svg:x2="19.82cm" svg:y2="12.132cm">
          <text:p/>
        </draw:line>
        <draw:path draw:style-name="gr9" draw:text-style-name="P1" draw:layer="layout" svg:width="0.051cm" svg:height="0.028cm" svg:x="19.769cm" svg:y="12.589cm" svg:viewBox="0 0 52 29" svg:d="M52 29c-17-9-34-19-52-29">
          <text:p/>
        </draw:path>
        <draw:path draw:style-name="gr9" draw:text-style-name="P1" draw:layer="layout" svg:width="0.017cm" svg:height="0.234cm" svg:x="19.769cm" svg:y="12.86cm" svg:viewBox="0 0 18 235" svg:d="M0 0c11 38 18 77 18 117 0 41-7 80-18 118">
          <text:p/>
        </draw:path>
        <draw:path draw:style-name="gr9" draw:text-style-name="P1" draw:layer="layout" svg:width="0.051cm" svg:height="0.029cm" svg:x="19.769cm" svg:y="11.148cm" svg:viewBox="0 0 52 30" svg:d="M52 0c-17 9-34 20-52 30">
          <text:p/>
        </draw:path>
        <draw:path draw:style-name="gr9" draw:text-style-name="P1" draw:layer="layout" svg:width="0.075cm" svg:height="0.249cm" svg:x="19.745cm" svg:y="11.634cm" svg:viewBox="0 0 76 250" svg:d="M0 250c0-89 26-176 76-250">
          <text:p/>
        </draw:path>
        <draw:path draw:style-name="gr9" draw:text-style-name="P1" draw:layer="layout" svg:width="0.075cm" svg:height="0.249cm" svg:x="19.745cm" svg:y="11.883cm" svg:viewBox="0 0 76 250" svg:d="M76 250c-50-74-76-162-76-250">
          <text:p/>
        </draw:path>
        <draw:path draw:style-name="gr9" draw:text-style-name="P1" draw:layer="layout" svg:width="0.399cm" svg:height="0.706cm" svg:x="19.37cm" svg:y="11.883cm" svg:viewBox="0 0 400 707" svg:d="M0 0c0 289 152 558 400 707">
          <text:p/>
        </draw:path>
        <draw:path draw:style-name="gr9" draw:text-style-name="P1" draw:layer="layout" svg:width="0.109cm" svg:height="0.114cm" svg:x="19.82cm" svg:y="11.52cm" svg:viewBox="0 0 110 115" svg:d="M110 0c-44 32-81 71-110 115">
          <text:p/>
        </draw:path>
        <draw:path draw:style-name="gr9" draw:text-style-name="P1" draw:layer="layout" svg:width="0.353cm" svg:height="0.352cm" svg:x="20.843cm" svg:y="9.458cm" svg:viewBox="0 0 354 353" svg:d="M354 176c0 98-79 177-177 177s-177-79-177-177c0-97 79-176 177-176s177 79 177 176z">
          <text:p/>
        </draw:path>
        <draw:path draw:style-name="gr9" draw:text-style-name="P1" draw:layer="layout" svg:width="0.353cm" svg:height="0.352cm" svg:x="20.843cm" svg:y="13.956cm" svg:viewBox="0 0 354 353" svg:d="M354 176c0 97-79 177-177 177s-177-80-177-177 79-176 177-176 177 79 177 176z">
          <text:p/>
        </draw:path>
        <draw:path draw:style-name="gr9" draw:text-style-name="P1" draw:layer="layout" svg:width="0.487cm" svg:height="0.488cm" svg:x="19.951cm" svg:y="11.639cm" svg:viewBox="0 0 488 489" svg:d="M488 244c0 136-109 245-244 245s-244-109-244-245c0-135 109-244 244-244s244 109 244 244z">
          <text:p/>
        </draw:path>
        <draw:line draw:style-name="gr9" draw:text-style-name="P1" draw:layer="layout" svg:x1="19.929cm" svg:y1="12.246cm" svg:x2="19.929cm" svg:y2="11.52cm">
          <text:p/>
        </draw:line>
        <draw:path draw:style-name="gr9" draw:text-style-name="P1" draw:layer="layout" svg:width="0.086cm" svg:height="0.275cm" svg:x="20.551cm" svg:y="11.691cm" svg:viewBox="0 0 87 276" svg:d="M87 276c-48-28-79-76-86-130-7-53 12-107 50-146">
          <text:p/>
        </draw:path>
        <draw:path draw:style-name="gr9" draw:text-style-name="P1" draw:layer="layout" svg:width="0.352cm" svg:height="0.353cm" svg:x="23.102cm" svg:y="10.582cm" svg:viewBox="0 0 353 354" svg:d="M353 177c0 98-80 177-177 177-98 0-176-79-176-177s78-177 176-177c97 0 177 79 177 177z">
          <text:p/>
        </draw:path>
        <draw:path draw:style-name="gr9" draw:text-style-name="P1" draw:layer="layout" svg:width="0.352cm" svg:height="0.353cm" svg:x="23.102cm" svg:y="12.831cm" svg:viewBox="0 0 353 354" svg:d="M353 177c0 98-80 177-177 177-98 0-176-79-176-177 0-97 78-177 176-177 97 0 177 80 177 177z">
          <text:p/>
        </draw:path>
        <draw:path draw:style-name="gr9" draw:text-style-name="P1" draw:layer="layout" svg:width="0cm" svg:height="0.15cm" svg:x="19.769cm" svg:y="12.709cm" svg:viewBox="0 0 0 151" svg:d="M0 0c0 42 0 94 0 151">
          <text:p/>
        </draw:path>
        <draw:polyline draw:style-name="gr9" draw:text-style-name="P1" draw:layer="layout" svg:width="0cm" svg:height="0.106cm" svg:x="18.345cm" svg:y="12.602cm" svg:viewBox="0 0 0 107" draw:points="0,0 0,1 0,3 0,5 0,9 0,15 0,21 0,28 0,36 0,46 0,56 0,68 0,80 0,93 0,107">
          <text:p/>
        </draw:polyline>
        <draw:line draw:style-name="gr9" draw:text-style-name="P1" draw:layer="layout" svg:x1="18.139cm" svg:y1="12.602cm" svg:x2="18.345cm" svg:y2="12.602cm">
          <text:p/>
        </draw:line>
        <draw:line draw:style-name="gr9" draw:text-style-name="P1" draw:layer="layout" svg:x1="17.876cm" svg:y1="11.946cm" svg:x2="18.139cm" svg:y2="11.946cm">
          <text:p/>
        </draw:line>
        <draw:line draw:style-name="gr9" draw:text-style-name="P1" draw:layer="layout" svg:x1="18.364cm" svg:y1="11.89cm" svg:x2="18.364cm" svg:y2="10.803cm">
          <text:p/>
        </draw:line>
        <draw:path draw:style-name="gr9" draw:text-style-name="P1" draw:layer="layout" svg:width="1.386cm" svg:height="1.167cm" svg:x="18.364cm" svg:y="10.11cm" svg:viewBox="0 0 1387 1168" svg:d="M1201 1168c212-228 247-569 85-835-161-265-480-391-779-307-301 84-507 357-507 668">
          <text:p/>
        </draw:path>
        <draw:line draw:style-name="gr9" draw:text-style-name="P1" draw:layer="layout" svg:x1="18.345cm" svg:y1="12.585cm" svg:x2="19.565cm" svg:y2="11.276cm">
          <text:p/>
        </draw:line>
        <draw:line draw:style-name="gr9" draw:text-style-name="P1" draw:layer="layout" svg:x1="18.345cm" svg:y1="12.602cm" svg:x2="18.345cm" svg:y2="12.584cm">
          <text:p/>
        </draw:line>
        <draw:line draw:style-name="gr9" draw:text-style-name="P1" draw:layer="layout" svg:x1="17.876cm" svg:y1="12.602cm" svg:x2="18.139cm" svg:y2="12.602cm">
          <text:p/>
        </draw:line>
        <draw:line draw:style-name="gr9" draw:text-style-name="P1" draw:layer="layout" svg:x1="17.876cm" svg:y1="11.946cm" svg:x2="17.876cm" svg:y2="12.602cm">
          <text:p/>
        </draw:line>
        <draw:line draw:style-name="gr9" draw:text-style-name="P1" draw:layer="layout" svg:x1="18.364cm" svg:y1="11.89cm" svg:x2="18.139cm" svg:y2="11.89cm">
          <text:p/>
        </draw:line>
        <draw:line draw:style-name="gr9" draw:text-style-name="P1" draw:layer="layout" svg:x1="17.876cm" svg:y1="13.352cm" svg:x2="17.839cm" svg:y2="13.352cm">
          <text:p/>
        </draw:line>
        <draw:line draw:style-name="gr9" draw:text-style-name="P1" draw:layer="layout" svg:x1="18.139cm" svg:y1="13.32cm" svg:x2="18.139cm" svg:y2="13.352cm">
          <text:p/>
        </draw:line>
        <draw:line draw:style-name="gr9" draw:text-style-name="P1" draw:layer="layout" svg:x1="18.139cm" svg:y1="13.32cm" svg:x2="18.345cm" svg:y2="13.32cm">
          <text:p/>
        </draw:line>
        <draw:line draw:style-name="gr9" draw:text-style-name="P1" draw:layer="layout" svg:x1="18.139cm" svg:y1="13.32cm" svg:x2="18.139cm" svg:y2="12.634cm">
          <text:p/>
        </draw:line>
        <draw:line draw:style-name="gr9" draw:text-style-name="P1" draw:layer="layout" svg:x1="18.139cm" svg:y1="12.634cm" svg:x2="18.345cm" svg:y2="12.634cm">
          <text:p/>
        </draw:line>
        <draw:polyline draw:style-name="gr9" draw:text-style-name="P1" draw:layer="layout" svg:width="0cm" svg:height="0.12cm" svg:x="18.345cm" svg:y="13.199cm" svg:viewBox="0 0 0 121" draw:points="0,0 0,15 0,30 0,44 0,57 0,69 0,80 0,90 0,98 0,105 0,111 0,116 0,119 0,121">
          <text:p/>
        </draw:polyline>
        <draw:polyline draw:style-name="gr9" draw:text-style-name="P1" draw:layer="layout" svg:width="0cm" svg:height="0.121cm" svg:x="18.345cm" svg:y="12.634cm" svg:viewBox="0 0 0 122" draw:points="0,0 0,2 0,6 0,10 0,16 0,23 0,32 0,41 0,52 0,64 0,77 0,91 0,106 0,122">
          <text:p/>
        </draw:polyline>
        <draw:path draw:style-name="gr9" draw:text-style-name="P1" draw:layer="layout" svg:width="0.109cm" svg:height="0.114cm" svg:x="19.82cm" svg:y="12.132cm" svg:viewBox="0 0 110 115" svg:d="M0 0c29 45 66 83 110 115">
          <text:p/>
        </draw:path>
        <draw:path draw:style-name="gr9" draw:text-style-name="P1" draw:layer="layout" svg:width="0.337cm" svg:height="0.338cm" svg:x="20.026cm" svg:y="11.714cm" svg:viewBox="0 0 338 339" svg:d="M338 169c0 94-75 170-168 170s-170-76-170-170c0-93 77-169 170-169s168 76 168 169z">
          <text:p/>
        </draw:path>
        <draw:line draw:style-name="gr9" draw:text-style-name="P1" draw:layer="layout" svg:x1="18.139cm" svg:y1="13.32cm" svg:x2="17.839cm" svg:y2="13.32cm">
          <text:p/>
        </draw:line>
        <draw:line draw:style-name="gr9" draw:text-style-name="P1" draw:layer="layout" svg:x1="17.839cm" svg:y1="13.32cm" svg:x2="17.839cm" svg:y2="13.352cm">
          <text:p/>
        </draw:line>
        <draw:polyline draw:style-name="gr9" draw:text-style-name="P1" draw:layer="layout" svg:width="0cm" svg:height="0.685cm" svg:x="17.839cm" svg:y="12.634cm" svg:viewBox="0 0 0 686" draw:points="0,0 0,8 0,34 0,75 0,129 0,194 0,267 0,343 0,420 0,492 0,557 0,612 0,652 0,678 0,686">
          <text:p/>
        </draw:polyline>
        <draw:line draw:style-name="gr9" draw:text-style-name="P1" draw:layer="layout" svg:x1="17.839cm" svg:y1="13.32cm" svg:x2="17.839cm" svg:y2="12.634cm">
          <text:p/>
        </draw:line>
        <draw:line draw:style-name="gr9" draw:text-style-name="P1" draw:layer="layout" svg:x1="18.139cm" svg:y1="13.32cm" svg:x2="17.839cm" svg:y2="13.32cm">
          <text:p/>
        </draw:line>
        <draw:line draw:style-name="gr9" draw:text-style-name="P1" draw:layer="layout" svg:x1="18.139cm" svg:y1="12.634cm" svg:x2="17.839cm" svg:y2="12.634cm">
          <text:p/>
        </draw:line>
        <draw:path draw:style-name="gr9" draw:text-style-name="P1" draw:layer="layout" svg:width="0cm" svg:height="0.442cm" svg:x="18.345cm" svg:y="12.756cm" svg:viewBox="0 0 0 443" svg:d="M0 0c0 9 0 18 0 27 0 10 0 20 0 29 0 11 0 21 0 31 0 11 0 22 0 33s0 22 0 33c0 22 0 45 0 68 0 12 0 23 0 34 0 23 0 46 0 68 0 10 0 21 0 32 0 10 0 21 0 31s0 19 0 29c0 9 0 18 0 28">
          <text:p/>
        </draw:path>
        <draw:line draw:style-name="gr9" draw:text-style-name="P1" draw:layer="layout" svg:x1="18.139cm" svg:y1="12.634cm" svg:x2="17.839cm" svg:y2="12.634cm">
          <text:p/>
        </draw:line>
        <draw:polygon draw:style-name="gr7" draw:text-style-name="P1" draw:layer="layout" svg:width="0cm" svg:height="0cm" svg:x="20.706cm" svg:y="11.871cm" svg:viewBox="0 0 0 0" draw:points="0,0">
          <text:p/>
        </draw:polygon>
        <draw:polyline draw:style-name="gr10" draw:text-style-name="P1" draw:layer="layout" svg:width="1.393cm" svg:height="0.821cm" svg:x="23.407cm" svg:y="10.878cm" svg:viewBox="0 0 1394 822" draw:points="1394,822 893,822 0,0">
          <text:p/>
        </draw:polyline>
        <draw:polygon draw:style-name="gr11" draw:text-style-name="P2" draw:layer="layout" svg:width="0.425cm" svg:height="0.399cm" svg:x="23.407cm" svg:y="10.878cm" svg:viewBox="0 0 426 400" draw:points="0,0 313,400 426,278">
          <text:p/>
        </draw:polygon>
        <draw:polygon draw:style-name="gr7" draw:text-style-name="P1" draw:layer="layout" svg:width="0cm" svg:height="0cm" svg:x="20.706cm" svg:y="11.871cm" svg:viewBox="0 0 0 0" draw:points="0,0">
          <text:p/>
        </draw:polygon>
        <draw:frame draw:style-name="gr14" draw:text-style-name="P5" draw:layer="layout" svg:width="3.152cm" svg:height="0.747cm" svg:x="25.3cm" svg:y="11.496cm">
          <draw:text-box>
            <text:p text:style-name="P4"><text:span text:style-name="T1">5X M3 Brass Inserts</text:span></text:p>
            <text:p text:style-name="P4"><text:span text:style-name="T1"><text:s/></text:span><text:span text:style-name="T1">[HD-MS0030]</text:span></text:p>
          </draw:text-box>
        </draw:frame>
        <draw:polyline draw:style-name="gr10" draw:text-style-name="P1" draw:layer="layout" svg:width="1.363cm" svg:height="1.167cm" svg:x="23.383cm" svg:y="11.699cm" svg:viewBox="0 0 1364 1168" draw:points="1364,0 864,0 0,1168">
          <text:p/>
        </draw:polyline>
        <draw:polygon draw:style-name="gr11" draw:text-style-name="P2" draw:layer="layout" svg:width="0.364cm" svg:height="0.451cm" svg:x="23.383cm" svg:y="12.415cm" svg:viewBox="0 0 365 452" draw:points="0,452 365,99 231,0">
          <text:p/>
        </draw:polygon>
        <draw:polygon draw:style-name="gr7" draw:text-style-name="P1" draw:layer="layout" svg:width="0cm" svg:height="0cm" svg:x="20.706cm" svg:y="11.871cm" svg:viewBox="0 0 0 0" draw:points="0,0">
          <text:p/>
        </draw:polygon>
        <draw:polyline draw:style-name="gr10" draw:text-style-name="P1" draw:layer="layout" svg:width="3.607cm" svg:height="2.338cm" svg:x="21.16cm" svg:y="11.688cm" svg:viewBox="0 0 3608 2339" draw:points="3608,0 3109,0 0,2339">
          <text:p/>
        </draw:polyline>
        <draw:polygon draw:style-name="gr11" draw:text-style-name="P2" draw:layer="layout" svg:width="0.45cm" svg:height="0.367cm" svg:x="21.16cm" svg:y="13.659cm" svg:viewBox="0 0 451 368" draw:points="0,368 451,134 350,0">
          <text:p/>
        </draw:polygon>
        <draw:polygon draw:style-name="gr7" draw:text-style-name="P1" draw:layer="layout" svg:width="0cm" svg:height="0cm" svg:x="20.706cm" svg:y="11.871cm" svg:viewBox="0 0 0 0" draw:points="0,0">
          <text:p/>
        </draw:polygon>
        <draw:polyline draw:style-name="gr10" draw:text-style-name="P1" draw:layer="layout" svg:width="3.61cm" svg:height="1.971cm" svg:x="21.168cm" svg:y="9.728cm" svg:viewBox="0 0 3611 1972" draw:points="3611,1972 3111,1972 0,0">
          <text:p/>
        </draw:polyline>
        <draw:polygon draw:style-name="gr11" draw:text-style-name="P2" draw:layer="layout" svg:width="0.467cm" svg:height="0.338cm" svg:x="21.168cm" svg:y="9.728cm" svg:viewBox="0 0 468 339" draw:points="0,0 379,339 468,197">
          <text:p/>
        </draw:polygon>
        <draw:polygon draw:style-name="gr7" draw:text-style-name="P1" draw:layer="layout" svg:width="0cm" svg:height="0cm" svg:x="20.706cm" svg:y="11.871cm" svg:viewBox="0 0 0 0" draw:points="0,0">
          <text:p/>
        </draw:polygon>
        <draw:polyline draw:style-name="gr10" draw:text-style-name="P1" draw:layer="layout" svg:width="4.418cm" svg:height="0.19cm" svg:x="20.363cm" svg:y="11.685cm" svg:viewBox="0 0 4419 191" draw:points="4419,0 3918,0 0,191">
          <text:p/>
        </draw:polyline>
        <draw:polygon draw:style-name="gr11" draw:text-style-name="P2" draw:layer="layout" svg:width="0.503cm" svg:height="0.167cm" svg:x="20.363cm" svg:y="11.767cm" svg:viewBox="0 0 504 168" draw:points="0,109 504,168 496,0">
          <text:p/>
        </draw:polygon>
        <draw:path draw:style-name="gr6" draw:text-style-name="P3" draw:layer="layout" svg:width="5.135cm" svg:height="7.353cm" svg:x="1.667cm" svg:y="2.796cm" svg:viewBox="0 0 5136 7354" svg:d="M5136 1675v472 428h-2024-450v787 515h-93l-177 146h-1293c0 9 0 19 0 28 0 10 0 18 0 27 0 4 0 8 0 12s0 7 0 11 0 7 0 10 0 6 0 9 0 6 0 8 0 5 0 7c0 1 0 3 0 5 0 1 0 2 0 3s0 2 0 3v1161 6 19 30 39 48 53 56 56 53 47 40 30 19 6 411 6 19 30 40 47 53 56 56 53 48 40 30 18 6 632h-462v-908-919l-637-259v-908-61h487v-117l100-140-100-111v-62-151l150-166v-303l-150-197v-344-92l150-197v-15h-637v-257-517l637-259v-559l-637-259v-256-297h2617c42 0 75 13 75 30v240c0 5-2 9-7 13l-23 19v724h450c0 0 0 20 0 59v147h1019l143-128h637v-19c0-39 0-59 0-59h225c0 0 0 20 0 59v12 7 217 26 281z">
          <text:p/>
        </draw:path>
        <draw:polygon draw:style-name="gr7" draw:text-style-name="P1" draw:layer="layout" svg:width="0cm" svg:height="0cm" svg:x="4.235cm" svg:y="5.747cm" svg:viewBox="0 0 0 0" draw:points="0,0">
          <text:p/>
        </draw:polygon>
        <draw:path draw:style-name="gr6" draw:text-style-name="P3" draw:layer="layout" svg:width="5.135cm" svg:height="5.237cm" svg:x="1.667cm" svg:y="4.912cm" svg:viewBox="0 0 5136 5238" svg:d="M2431 30h2705v428h-2024-450v787 515h-93l-177 146h-1293c0 9 0 19 0 28 0 10 0 18 0 27 0 4 0 8 0 12s0 7 0 11 0 7 0 10 0 6 0 9 0 6 0 8 0 5 0 7c0 1 0 3 0 5 0 1 0 2 0 3s0 2 0 3v1162 6 19 30 39 48 53 56 56 53 47 40 30 19 6 411 6 19 30 40 47 53 56 56 53 48 40 30 18 6 632h-462v-908-919-636-258-375-7-19-31-42-50-55-83-34-55-50-42-31-19-7-182-303-590-2-4-8-10-3c0-3 0-7 0-11 0-5 0-11 0-16 0-6 0-12 0-19s0-13 0-20c0-8 0-16 0-24s0-16 0-25c0-8 0-17 0-26s0-19 0-28c0-15 0-29 0-44v-15h-637v-257h712v240h1538 181c-41 0-75-14-75-30v-240c0 17 34 30 75 30z">
          <text:p/>
        </draw:path>
        <draw:polygon draw:style-name="gr7" draw:text-style-name="P1" draw:layer="layout" svg:width="0cm" svg:height="0cm" svg:x="4.235cm" svg:y="5.747cm" svg:viewBox="0 0 0 0" draw:points="0,0">
          <text:p/>
        </draw:polygon>
        <draw:path draw:style-name="gr6" draw:text-style-name="P3" draw:layer="layout" svg:width="4.423cm" svg:height="2.084cm" svg:x="2.379cm" svg:y="3.098cm" svg:viewBox="0 0 4424 2085" svg:d="M4424 1326v-279h-480-222-437-1073c-190 0-344 63-344 140 0-77 154-140 344-140h1073l32-28h-918-75c-207 0-375-68-375-152 0-33 0-61 0-84v-59-724l-1649 1370-300 715h1537 181c-41 0-75-14-75-30v-240c0-8 8-16 22-22l455-185 26-10 553-225h1312v-34-13h-1799c-190 0-344-62-344-139v213c-20 19-31 40-31 61s11 42 31 61c47 43 140 75 252 86-112-11-205-43-252-86v-61c0 67 117 124 278 137-161-13-278-70-278-137v-61c-20 19-31 40-31 61s11 42 31 61v-61-61-213c0 77 154 139 344 139h1799v13h37v-13z">
          <text:p/>
        </draw:path>
        <draw:polygon draw:style-name="gr7" draw:text-style-name="P1" draw:layer="layout" svg:width="0cm" svg:height="0cm" svg:x="4.235cm" svg:y="5.747cm" svg:viewBox="0 0 0 0" draw:points="0,0">
          <text:p/>
        </draw:polygon>
        <draw:path draw:style-name="gr6" draw:text-style-name="P3" draw:layer="layout" svg:width="2.691cm" svg:height="2.146cm" svg:x="1.667cm" svg:y="2.796cm" svg:viewBox="0 0 2692 2147" svg:d="M2685 44c5-5 7-9 7-14 0-17-33-30-75-30h-2617v297l637 259v257 558l-637 259v517h712l300-715z">
          <text:p/>
        </draw:path>
        <draw:polygon draw:style-name="gr7" draw:text-style-name="P1" draw:layer="layout" svg:width="0cm" svg:height="0cm" svg:x="4.235cm" svg:y="5.747cm" svg:viewBox="0 0 0 0" draw:points="0,0">
          <text:p/>
        </draw:polygon>
        <draw:path draw:style-name="gr6" draw:text-style-name="P3" draw:layer="layout" svg:width="1.368cm" svg:height="1.25cm" svg:x="2.829cm" svg:y="5.422cm" svg:viewBox="0 0 1369 1251" svg:d="M0 626c0 345 306 625 685 625 378 0 684-280 684-625zM1369 626c0-345-306-626-684-626-379 0-685 281-685 626z">
          <text:p/>
        </draw:path>
        <draw:polygon draw:style-name="gr7" draw:text-style-name="P1" draw:layer="layout" svg:width="0cm" svg:height="0cm" svg:x="4.235cm" svg:y="5.747cm" svg:viewBox="0 0 0 0" draw:points="0,0">
          <text:p/>
        </draw:polygon>
        <draw:path draw:style-name="gr6" draw:text-style-name="P3" draw:layer="layout" svg:width="2.78cm" svg:height="0.472cm" svg:x="4.022cm" svg:y="4.47cm" svg:viewBox="0 0 2781 473" svg:d="M75 473c-41 0-75-13-75-30 0-8 8-16 22-22l456-185 26-10 553-226h1312 37 375v473z">
          <text:p/>
        </draw:path>
        <draw:polygon draw:style-name="gr7" draw:text-style-name="P1" draw:layer="layout" svg:width="0cm" svg:height="0cm" svg:x="4.235cm" svg:y="5.747cm" svg:viewBox="0 0 0 0" draw:points="0,0">
          <text:p/>
        </draw:polygon>
        <draw:path draw:style-name="gr6" draw:text-style-name="P3" draw:layer="layout" svg:width="1.184cm" svg:height="1.082cm" svg:x="2.921cm" svg:y="5.506cm" svg:viewBox="0 0 1185 1083" svg:d="M1185 542c0-8 0-15 0-23-1-8-1-15-2-23-26-281-282-496-590-496s-565 215-591 496c-1 8-1 15-2 23 0 8 0 15 0 23 0 299 266 541 593 541s592-242 592-541z">
          <text:p/>
        </draw:path>
        <draw:polygon draw:style-name="gr7" draw:text-style-name="P1" draw:layer="layout" svg:width="0cm" svg:height="0cm" svg:x="4.235cm" svg:y="5.747cm" svg:viewBox="0 0 0 0" draw:points="0,0">
          <text:p/>
        </draw:polygon>
        <draw:path draw:style-name="gr6" draw:text-style-name="P3" draw:layer="layout" svg:width="1.18cm" svg:height="0.991cm" svg:x="2.923cm" svg:y="5.506cm" svg:viewBox="0 0 1181 992" svg:d="M1181 495c-26-280-282-495-590-495s-565 215-591 495c26 280 283 497 591 497s564-217 590-497z">
          <text:p/>
        </draw:path>
        <draw:polygon draw:style-name="gr7" draw:text-style-name="P1" draw:layer="layout" svg:width="0cm" svg:height="0cm" svg:x="4.235cm" svg:y="5.747cm" svg:viewBox="0 0 0 0" draw:points="0,0">
          <text:p/>
        </draw:polygon>
        <draw:polygon draw:style-name="gr6" draw:text-style-name="P3" draw:layer="layout" svg:width="0.637cm" svg:height="1.167cm" svg:x="1.667cm" svg:y="7.155cm" svg:viewBox="0 0 638 1168" draw:points="638,1168 638,533 487,324 487,237 487,198 0,0 0,909">
          <text:p/>
        </draw:polygon>
        <draw:polygon draw:style-name="gr7" draw:text-style-name="P1" draw:layer="layout" svg:width="0cm" svg:height="0cm" svg:x="4.235cm" svg:y="5.747cm" svg:viewBox="0 0 0 0" draw:points="0,0">
          <text:p/>
        </draw:polygon>
        <draw:path draw:style-name="gr6" draw:text-style-name="P3" draw:layer="layout" svg:width="1.679cm" svg:height="1.641cm" svg:x="2.679cm" svg:y="2.826cm" svg:viewBox="0 0 1680 1642" svg:d="M1673 14c5-5 7-9 7-14v240c0 5-2 9-7 13l-23 19-1650 1370v-240z">
          <text:p/>
        </draw:path>
        <draw:polygon draw:style-name="gr7" draw:text-style-name="P1" draw:layer="layout" svg:width="0cm" svg:height="0cm" svg:x="4.235cm" svg:y="5.747cm" svg:viewBox="0 0 0 0" draw:points="0,0">
          <text:p/>
        </draw:polygon>
        <draw:path draw:style-name="gr6" draw:text-style-name="P3" draw:layer="layout" svg:width="0.412cm" svg:height="0.598cm" svg:x="5.556cm" svg:y="2.435cm" svg:viewBox="0 0 413 599" svg:d="M383 208c12 10 19 22 19 33 0 14-9 28-25 40 24 14 36 30 36 47v34c0 13-6 24-18 35-34 30-107 49-188 49-80 0-154-19-187-49-13-11-20-22-20-35v-34c0-11 7-23 18-33-4-6-5-12-5-19v-35c0-7 2-14 7-21v-67c-13-11-20-23-20-35v-34c0-47 93-84 207-84s206 37 206 84c0 46-92 83-206 83s-207-37-207-83c0-47 93-84 207-84s206 37 206 84v34c0 12-6 24-18 35-34 30-107 49-188 49-80 0-154-19-187-49-13-11-20-23-20-35v-34c0 46 93 83 207 83s206-37 206-83v34c0 12-6 24-18 35l3 85-3-4c0 14-10 29-28 41 3 2 7 4 10 6 24 14 36 30 36 47 0 46-92 84-206 84s-207-38-207-84v34c0 13 7 24 20 35v68c-5 7-7 14-7 21 0 43 87 79 194 79 108 0 195-36 195-79l-4-4 4 38c0 44-87 79-195 79-107 0-194-35-194-79l3-38-3 4c0-7 2-14 7-21l-4 17 379-3c0 42-84 76-188 76-103 0-187-34-187-76l375-82 3 85 15-120c0 13-6 24-18 35l18-69v34-34c0 46-92 84-206 84s-207-38-207-84c0-11 7-23 18-33 5-5 12-10 19-14 4-2 7-4 10-6 40-20 98-32 160-32s121 12 160 32c3 2 7 4 10 6 16-12 25-26 25-40l-4-3 4 38-4-38-15-30c12 10 19 22 19 33z">
          <text:p/>
        </draw:path>
        <draw:polygon draw:style-name="gr7" draw:text-style-name="P1" draw:layer="layout" svg:width="0cm" svg:height="0cm" svg:x="4.235cm" svg:y="5.747cm" svg:viewBox="0 0 0 0" draw:points="0,0">
          <text:p/>
        </draw:polygon>
        <draw:polygon draw:style-name="gr6" draw:text-style-name="P3" draw:layer="layout" svg:width="0.637cm" svg:height="0.515cm" svg:x="1.667cm" svg:y="3.093cm" svg:viewBox="0 0 638 516" draw:points="0,257 638,516 638,259 0,0">
          <text:p/>
        </draw:polygon>
        <draw:polygon draw:style-name="gr7" draw:text-style-name="P1" draw:layer="layout" svg:width="0cm" svg:height="0cm" svg:x="4.235cm" svg:y="5.747cm" svg:viewBox="0 0 0 0" draw:points="0,0">
          <text:p/>
        </draw:polygon>
        <draw:path draw:style-name="gr6" draw:text-style-name="P3" draw:layer="layout" svg:width="0.412cm" svg:height="0.355cm" svg:x="2.372cm" svg:y="1.939cm" svg:viewBox="0 0 413 356" svg:d="M413 85c0 46-92 84-207 84-114 0-206-38-206-84v34-34c0-46 92-85 206-85 115 0 207 39 207 85s-92 84-207 84c-114 0-206-38-206-84s92-85 206-85c115 0 207 39 207 85v34c0 12-6 24-19 35l4 85-4-3c0 42-84 76-188 76s-188-34-188-76v-15l-3 18-4 4c0-7 3-15 7-22l383 22c0 43-87 79-195 79s-195-36-195-79l387-4 3 38c0 44-87 79-195 79s-195-35-195-79l4-38-4 4c0-7 3-15 7-22v-67c-12-11-18-23-18-35 0 12 6 24 18 35 34 30 107 49 188 49 80 0 155-19 188-49 13-11 19-23 19-35z">
          <text:p/>
        </draw:path>
        <draw:polygon draw:style-name="gr7" draw:text-style-name="P1" draw:layer="layout" svg:width="0cm" svg:height="0cm" svg:x="4.235cm" svg:y="5.747cm" svg:viewBox="0 0 0 0" draw:points="0,0">
          <text:p/>
        </draw:polygon>
        <draw:path draw:style-name="gr6" draw:text-style-name="P3" draw:layer="layout" svg:width="0.413cm" svg:height="0.355cm" svg:x="2.93cm" svg:y="1.096cm" svg:viewBox="0 0 414 356" svg:d="M414 84c0 46-93 84-207 84s-207-38-207-84v34-34c0-47 93-84 207-84s207 37 207 84c0 46-93 84-207 84s-207-38-207-84c0-47 93-84 207-84s207 37 207 84v34c0 12-7 24-19 36l3 85-3-4c0 42-84 77-188 77s-188-35-188-77v-14l-4 18-3 3c0-7 2-14 7-21l383 21c0 44-87 79-195 79s-195-35-195-79l386-3 4 38c0 43-87 79-195 79s-195-36-195-79l3-38-3 3c0-7 2-14 7-21v-67c-12-12-19-24-19-36 0 12 7 24 19 36 34 30 107 49 188 49s154-19 188-49c12-12 19-24 19-36z">
          <text:p/>
        </draw:path>
        <draw:polygon draw:style-name="gr7" draw:text-style-name="P1" draw:layer="layout" svg:width="0cm" svg:height="0cm" svg:x="4.235cm" svg:y="5.747cm" svg:viewBox="0 0 0 0" draw:points="0,0">
          <text:p/>
        </draw:polygon>
        <draw:path draw:style-name="gr6" draw:text-style-name="P3" draw:layer="layout" svg:width="0.45cm" svg:height="0.295cm" svg:x="4.328cm" svg:y="3.821cm" svg:viewBox="0 0 451 296" svg:d="M451 296v-89-148c0-39 0-59 0-59h-451v59c0 23 0 51 0 84 0 85 168 153 375 153z">
          <text:p/>
        </draw:path>
        <draw:polygon draw:style-name="gr7" draw:text-style-name="P1" draw:layer="layout" svg:width="0cm" svg:height="0cm" svg:x="4.235cm" svg:y="5.747cm" svg:viewBox="0 0 0 0" draw:points="0,0">
          <text:p/>
        </draw:polygon>
        <draw:polygon draw:style-name="gr6" draw:text-style-name="P3" draw:layer="layout" svg:width="1.019cm" svg:height="0.089cm" svg:x="4.778cm" svg:y="4.027cm" svg:viewBox="0 0 1020 90" draw:points="0,90 919,90 1020,0 0,0">
          <text:p/>
        </draw:polygon>
        <draw:polygon draw:style-name="gr7" draw:text-style-name="P1" draw:layer="layout" svg:width="0cm" svg:height="0cm" svg:x="4.235cm" svg:y="5.747cm" svg:viewBox="0 0 0 0" draw:points="0,0">
          <text:p/>
        </draw:polygon>
        <draw:path draw:style-name="gr6" draw:text-style-name="P3" draw:layer="layout" svg:width="0.412cm" svg:height="0.355cm" svg:x="6.006cm" svg:y="1.917cm" svg:viewBox="0 0 413 356" svg:d="M413 85c0 46-93 84-207 84s-206-38-206-84 92-85 206-85 207 39 207 85-93 84-207 84-206-38-206-84 92-85 206-85 207 39 207 85v34c0 12-6 24-19 35-34 30-107 49-188 49s-154-19-187-49c-13-11-19-23-19-35v-34 34c0 12 6 24 19 35v67c-5 7-8 14-8 22 0 43 87 79 195 79 107 0 195-36 195-79l-3-4 3 38c0 43-88 79-195 79-108 0-195-36-195-79l4-38-4 4c0-8 3-15 8-22l-4 18 379-3c0 42-85 76-188 76-104 0-187-34-187-76l375-82 4 85 15-120c0 12-6 24-19 35l19-69v34z">
          <text:p/>
        </draw:path>
        <draw:polygon draw:style-name="gr7" draw:text-style-name="P1" draw:layer="layout" svg:width="0cm" svg:height="0cm" svg:x="4.235cm" svg:y="5.747cm" svg:viewBox="0 0 0 0" draw:points="0,0">
          <text:p/>
        </draw:polygon>
        <draw:polygon draw:style-name="gr6" draw:text-style-name="P3" draw:layer="layout" svg:width="0.149cm" svg:height="0.662cm" svg:x="2.154cm" svg:y="6.767cm" svg:viewBox="0 0 150 663" draw:points="150,663 150,0 139,17 101,70 0,211 0,328 0,587 0,626">
          <text:p/>
        </draw:polygon>
        <draw:polygon draw:style-name="gr7" draw:text-style-name="P1" draw:layer="layout" svg:width="0cm" svg:height="0cm" svg:x="4.235cm" svg:y="5.747cm" svg:viewBox="0 0 0 0" draw:points="0,0">
          <text:p/>
        </draw:polygon>
        <draw:polygon draw:style-name="gr6" draw:text-style-name="P3" draw:layer="layout" svg:width="0.487cm" svg:height="0.26cm" svg:x="1.667cm" svg:y="7.094cm" svg:viewBox="0 0 488 261" draw:points="0,62 488,261 488,0 0,0">
          <text:p/>
        </draw:polygon>
        <draw:polygon draw:style-name="gr7" draw:text-style-name="P1" draw:layer="layout" svg:width="0cm" svg:height="0cm" svg:x="4.235cm" svg:y="5.747cm" svg:viewBox="0 0 0 0" draw:points="0,0">
          <text:p/>
        </draw:polygon>
        <draw:path draw:style-name="gr6" draw:text-style-name="P3" draw:layer="layout" svg:width="0.487cm" svg:height="0.198cm" svg:x="2.893cm" svg:y="3.136cm" svg:viewBox="0 0 488 199" svg:d="M413 171c20-8 37-17 50-27 44-38 29-82-39-112s-175-40-269-25c-93 14-155 51-155 92 0 15 8 31 25 45 13 10 29 19 50 27 94 37 244 37 338 0z">
          <text:p/>
        </draw:path>
        <draw:polygon draw:style-name="gr7" draw:text-style-name="P1" draw:layer="layout" svg:width="0cm" svg:height="0cm" svg:x="4.235cm" svg:y="5.747cm" svg:viewBox="0 0 0 0" draw:points="0,0">
          <text:p/>
        </draw:polygon>
        <draw:path draw:style-name="gr6" draw:text-style-name="P3" draw:layer="layout" svg:width="0.488cm" svg:height="0.198cm" svg:x="5.518cm" svg:y="4.475cm" svg:viewBox="0 0 489 199" svg:d="M414 171c20-8 37-18 49-28 45-37 30-81-38-111s-174-40-268-25c-95 14-157 51-157 92 0 15 9 30 26 44 12 10 29 20 50 28 95 37 243 37 338 0z">
          <text:p/>
        </draw:path>
        <draw:polygon draw:style-name="gr7" draw:text-style-name="P1" draw:layer="layout" svg:width="0cm" svg:height="0cm" svg:x="4.235cm" svg:y="5.747cm" svg:viewBox="0 0 0 0" draw:points="0,0">
          <text:p/>
        </draw:polygon>
        <draw:path draw:style-name="gr6" draw:text-style-name="P3" draw:layer="layout" svg:width="0.488cm" svg:height="0.198cm" svg:x="5.518cm" svg:y="4.719cm" svg:viewBox="0 0 489 199" svg:d="M414 172c20-8 37-17 49-28 45-37 30-81-38-111s-174-41-268-26c-95 15-157 52-157 92 0 17 9 32 26 45 12 11 29 20 50 28 95 37 243 37 338 0z">
          <text:p/>
        </draw:path>
        <draw:polygon draw:style-name="gr7" draw:text-style-name="P1" draw:layer="layout" svg:width="0cm" svg:height="0cm" svg:x="4.235cm" svg:y="5.747cm" svg:viewBox="0 0 0 0" draw:points="0,0">
          <text:p/>
        </draw:polygon>
        <draw:path draw:style-name="gr6" draw:text-style-name="P3" draw:layer="layout" svg:width="0.488cm" svg:height="0.198cm" svg:x="2.334cm" svg:y="3.98cm" svg:viewBox="0 0 489 199" svg:d="M413 172c21-8 38-17 50-28 45-36 30-80-38-111s-176-41-269-26c-94 15-156 51-156 93 0 16 9 31 26 44 12 11 29 20 49 28 95 36 243 36 338 0z">
          <text:p/>
        </draw:path>
        <draw:polygon draw:style-name="gr7" draw:text-style-name="P1" draw:layer="layout" svg:width="0cm" svg:height="0cm" svg:x="4.235cm" svg:y="5.747cm" svg:viewBox="0 0 0 0" draw:points="0,0">
          <text:p/>
        </draw:polygon>
        <draw:polygon draw:style-name="gr6" draw:text-style-name="P3" draw:layer="layout" svg:width="0.3cm" svg:height="0.955cm" svg:x="2.379cm" svg:y="4.227cm" svg:viewBox="0 0 301 956" draw:points="301,0 301,241 0,956 0,716">
          <text:p/>
        </draw:polygon>
        <draw:polygon draw:style-name="gr7" draw:text-style-name="P1" draw:layer="layout" svg:width="0cm" svg:height="0cm" svg:x="4.235cm" svg:y="5.747cm" svg:viewBox="0 0 0 0" draw:points="0,0">
          <text:p/>
        </draw:polygon>
        <draw:polygon draw:style-name="gr6" draw:text-style-name="P3" draw:layer="layout" svg:width="0.149cm" svg:height="0.617cm" svg:x="2.154cm" svg:y="5.427cm" svg:viewBox="0 0 150 618" draw:points="150,618 150,0 0,76 0,420">
          <text:p/>
        </draw:polygon>
        <draw:polygon draw:style-name="gr7" draw:text-style-name="P1" draw:layer="layout" svg:width="0cm" svg:height="0cm" svg:x="4.235cm" svg:y="5.747cm" svg:viewBox="0 0 0 0" draw:points="0,0">
          <text:p/>
        </draw:polygon>
        <draw:path draw:style-name="gr6" draw:text-style-name="P3" draw:layer="layout" svg:width="1.184cm" svg:height="0.564cm" svg:x="2.921cm" svg:y="6.024cm" svg:viewBox="0 0 1185 565" svg:d="M0 0c0 8 0 15 0 23 0 299 266 542 593 542s592-243 592-542c0-8 0-15 0-23-14 290-275 519-592 519s-579-229-593-519z">
          <text:p/>
        </draw:path>
        <draw:polygon draw:style-name="gr7" draw:text-style-name="P1" draw:layer="layout" svg:width="0cm" svg:height="0cm" svg:x="4.235cm" svg:y="5.747cm" svg:viewBox="0 0 0 0" draw:points="0,0">
          <text:p/>
        </draw:polygon>
        <draw:path draw:style-name="gr6" draw:text-style-name="P3" draw:layer="layout" svg:width="1.184cm" svg:height="0.541cm" svg:x="2.921cm" svg:y="6.001cm" svg:viewBox="0 0 1185 542" svg:d="M2 0c-1 8-1 15-2 23 14 291 276 519 593 519s578-228 592-519c-1-8-1-15-2-23-26 281-282 497-590 497s-565-216-591-497z">
          <text:p/>
        </draw:path>
        <draw:polygon draw:style-name="gr7" draw:text-style-name="P1" draw:layer="layout" svg:width="0cm" svg:height="0cm" svg:x="4.235cm" svg:y="5.747cm" svg:viewBox="0 0 0 0" draw:points="0,0">
          <text:p/>
        </draw:polygon>
        <draw:path draw:style-name="gr6" draw:text-style-name="P3" draw:layer="layout" svg:width="0.488cm" svg:height="0.171cm" svg:x="5.968cm" svg:y="3.957cm" svg:viewBox="0 0 489 172" svg:d="M413 172c21-8 38-18 50-28 45-36 30-80-38-112-68-30-174-40-268-25-95 15-157 52-157 93 0 15 9 31 26 44 12 10 29 20 49 28 0-1 0-2 0-3 0-38 77-69 170-69s169 31 169 69c0 1 0 2-1 3z">
          <text:p/>
        </draw:path>
        <draw:polygon draw:style-name="gr7" draw:text-style-name="P1" draw:layer="layout" svg:width="0cm" svg:height="0cm" svg:x="4.235cm" svg:y="5.747cm" svg:viewBox="0 0 0 0" draw:points="0,0">
          <text:p/>
        </draw:polygon>
        <draw:path draw:style-name="gr6" draw:text-style-name="P3" draw:layer="layout" svg:width="0.488cm" svg:height="0.17cm" svg:x="5.518cm" svg:y="4.475cm" svg:viewBox="0 0 489 171" svg:d="M414 171c20-8 37-17 49-27 45-37 30-81-38-111-68-31-174-41-268-26-95 14-157 52-157 93 0 15 9 30 26 44 12 10 29 19 50 27-1-1-1-2-1-3 0-37 77-68 170-68s169 31 169 68c0 1 0 2 0 3z">
          <text:p/>
        </draw:path>
        <draw:polygon draw:style-name="gr7" draw:text-style-name="P1" draw:layer="layout" svg:width="0cm" svg:height="0cm" svg:x="4.235cm" svg:y="5.747cm" svg:viewBox="0 0 0 0" draw:points="0,0">
          <text:p/>
        </draw:polygon>
        <draw:path draw:style-name="gr6" draw:text-style-name="P3" draw:layer="layout" svg:width="0.487cm" svg:height="0.17cm" svg:x="2.893cm" svg:y="3.136cm" svg:viewBox="0 0 488 171" svg:d="M413 171c20-8 37-17 50-27 44-37 29-81-39-111-68-31-175-41-269-26-93 15-155 52-155 93 0 15 8 30 25 44 13 10 29 19 50 27 0-1 0-2 0-3 0-37 75-68 168-68 95 0 170 31 170 68 0 1 0 2 0 3z">
          <text:p/>
        </draw:path>
        <draw:polygon draw:style-name="gr7" draw:text-style-name="P1" draw:layer="layout" svg:width="0cm" svg:height="0cm" svg:x="4.235cm" svg:y="5.747cm" svg:viewBox="0 0 0 0" draw:points="0,0">
          <text:p/>
        </draw:polygon>
        <draw:path draw:style-name="gr6" draw:text-style-name="P3" draw:layer="layout" svg:width="0.488cm" svg:height="0.171cm" svg:x="5.518cm" svg:y="4.719cm" svg:viewBox="0 0 489 172" svg:d="M414 172c20-8 37-17 49-28 45-37 30-81-38-111s-174-41-268-26c-95 15-157 52-157 92 0 16 9 32 26 45 12 11 29 20 50 28-1-1-1-2-1-3 0-38 77-70 170-70s169 32 169 70c0 1 0 2 0 3z">
          <text:p/>
        </draw:path>
        <draw:polygon draw:style-name="gr7" draw:text-style-name="P1" draw:layer="layout" svg:width="0cm" svg:height="0cm" svg:x="4.235cm" svg:y="5.747cm" svg:viewBox="0 0 0 0" draw:points="0,0">
          <text:p/>
        </draw:polygon>
        <draw:path draw:style-name="gr6" draw:text-style-name="P3" draw:layer="layout" svg:width="0.488cm" svg:height="0.171cm" svg:x="2.334cm" svg:y="3.98cm" svg:viewBox="0 0 489 172" svg:d="M413 172c21-8 38-17 50-28 45-36 30-80-38-110-68-32-176-42-269-27-94 16-156 52-156 93 0 16 9 31 26 44 12 11 29 20 49 28 0-1 0-2 0-3 0-38 76-69 169-69s170 31 170 69c0 1-1 2-1 3z">
          <text:p/>
        </draw:path>
        <draw:polygon draw:style-name="gr7" draw:text-style-name="P1" draw:layer="layout" svg:width="0cm" svg:height="0cm" svg:x="4.235cm" svg:y="5.747cm" svg:viewBox="0 0 0 0" draw:points="0,0">
          <text:p/>
        </draw:polygon>
        <draw:polygon draw:style-name="gr6" draw:text-style-name="P3" draw:layer="layout" svg:width="0.149cm" svg:height="0.437cm" svg:x="2.154cm" svg:y="6.347cm" svg:viewBox="0 0 150 438" draw:points="150,0 150,420 139,438 0,317 0,166">
          <text:p/>
        </draw:polygon>
        <draw:polygon draw:style-name="gr7" draw:text-style-name="P1" draw:layer="layout" svg:width="0cm" svg:height="0cm" svg:x="4.235cm" svg:y="5.747cm" svg:viewBox="0 0 0 0" draw:points="0,0">
          <text:p/>
        </draw:polygon>
        <draw:path draw:style-name="gr6" draw:text-style-name="P3" draw:layer="layout" svg:width="0.375cm" svg:height="0.158cm" svg:x="2.39cm" svg:y="2.092cm" svg:viewBox="0 0 376 159" svg:d="M376 0v83c0 42-84 76-187 76-104 0-189-34-189-76v-15-68c34 31 108 50 189 50 80 0 154-19 187-50z">
          <text:p/>
        </draw:path>
        <draw:polygon draw:style-name="gr7" draw:text-style-name="P1" draw:layer="layout" svg:width="0cm" svg:height="0cm" svg:x="4.235cm" svg:y="5.747cm" svg:viewBox="0 0 0 0" draw:points="0,0">
          <text:p/>
        </draw:polygon>
        <draw:path draw:style-name="gr6" draw:text-style-name="P3" draw:layer="layout" svg:width="0.375cm" svg:height="0.158cm" svg:x="5.575cm" svg:y="2.831cm" svg:viewBox="0 0 376 159" svg:d="M376 0v83c0 42-84 76-189 76-103 0-187-34-187-76v-15-68c33 30 107 49 187 49 82 0 155-19 189-49z">
          <text:p/>
        </draw:path>
        <draw:polygon draw:style-name="gr7" draw:text-style-name="P1" draw:layer="layout" svg:width="0cm" svg:height="0cm" svg:x="4.235cm" svg:y="5.747cm" svg:viewBox="0 0 0 0" draw:points="0,0">
          <text:p/>
        </draw:polygon>
        <draw:path draw:style-name="gr6" draw:text-style-name="P3" draw:layer="layout" svg:width="0.375cm" svg:height="0.158cm" svg:x="2.949cm" svg:y="1.249cm" svg:viewBox="0 0 376 159" svg:d="M376 0v81c0 43-84 78-189 78-103 0-187-35-187-78v-14-67c34 30 107 49 187 49 82 0 155-19 189-49z">
          <text:p/>
        </draw:path>
        <draw:polygon draw:style-name="gr7" draw:text-style-name="P1" draw:layer="layout" svg:width="0cm" svg:height="0cm" svg:x="4.235cm" svg:y="5.747cm" svg:viewBox="0 0 0 0" draw:points="0,0">
          <text:p/>
        </draw:polygon>
        <draw:path draw:style-name="gr6" draw:text-style-name="P3" draw:layer="layout" svg:width="0.374cm" svg:height="0.158cm" svg:x="6.025cm" svg:y="2.07cm" svg:viewBox="0 0 375 159" svg:d="M375 0v83c0 42-84 76-187 76-105 0-188-34-188-76v-15-68c33 30 106 49 188 49 81 0 154-19 187-49z">
          <text:p/>
        </draw:path>
        <draw:polygon draw:style-name="gr7" draw:text-style-name="P1" draw:layer="layout" svg:width="0cm" svg:height="0cm" svg:x="4.235cm" svg:y="5.747cm" svg:viewBox="0 0 0 0" draw:points="0,0">
          <text:p/>
        </draw:polygon>
        <draw:path draw:style-name="gr6" draw:text-style-name="P3" draw:layer="layout" svg:width="0.3cm" svg:height="0.122cm" svg:x="1.875cm" svg:y="2.933cm" svg:viewBox="0 0 301 123" svg:d="M301 62c0-34-67-62-150-62-84 0-151 28-151 62s67 61 151 61c83 0 150-27 150-61z">
          <text:p/>
        </draw:path>
        <draw:polygon draw:style-name="gr7" draw:text-style-name="P1" draw:layer="layout" svg:width="0cm" svg:height="0cm" svg:x="4.235cm" svg:y="5.747cm" svg:viewBox="0 0 0 0" draw:points="0,0">
          <text:p/>
        </draw:polygon>
        <draw:path draw:style-name="gr6" draw:text-style-name="P3" draw:layer="layout" svg:width="0.3cm" svg:height="0.122cm" svg:x="1.875cm" svg:y="4.395cm" svg:viewBox="0 0 301 123" svg:d="M301 62c0-34-67-62-150-62-84 0-151 28-151 62 0 33 67 61 151 61 83 0 150-28 150-61z">
          <text:p/>
        </draw:path>
        <draw:polygon draw:style-name="gr7" draw:text-style-name="P1" draw:layer="layout" svg:width="0cm" svg:height="0cm" svg:x="4.235cm" svg:y="5.747cm" svg:viewBox="0 0 0 0" draw:points="0,0">
          <text:p/>
        </draw:polygon>
        <draw:polygon draw:style-name="gr6" draw:text-style-name="P3" draw:layer="layout" svg:width="0.149cm" svg:height="0.295cm" svg:x="2.154cm" svg:y="7.392cm" svg:viewBox="0 0 150 296" draw:points="150,296 150,37 0,0 0,87">
          <text:p/>
        </draw:polygon>
        <draw:polygon draw:style-name="gr7" draw:text-style-name="P1" draw:layer="layout" svg:width="0cm" svg:height="0cm" svg:x="4.235cm" svg:y="5.747cm" svg:viewBox="0 0 0 0" draw:points="0,0">
          <text:p/>
        </draw:polygon>
        <draw:path draw:style-name="gr6" draw:text-style-name="P3" draw:layer="layout" svg:width="0.375cm" svg:height="0.121cm" svg:x="5.575cm" svg:y="2.588cm" svg:viewBox="0 0 376 122" svg:d="M376 0v82c0 14-10 28-28 40-39-19-98-31-161-31-62 0-120 12-160 31-18-12-27-26-27-40v-14-68c33 31 107 50 187 50 82 0 155-19 189-50z">
          <text:p/>
        </draw:path>
        <draw:polygon draw:style-name="gr7" draw:text-style-name="P1" draw:layer="layout" svg:width="0cm" svg:height="0cm" svg:x="4.235cm" svg:y="5.747cm" svg:viewBox="0 0 0 0" draw:points="0,0">
          <text:p/>
        </draw:polygon>
        <draw:path draw:style-name="gr6" draw:text-style-name="P3" draw:layer="layout" svg:width="0.338cm" svg:height="0.088cm" svg:x="6.043cm" svg:y="4.056cm" svg:viewBox="0 0 339 89" svg:d="M281 89c21-4 40-10 57-16 1-1 1-2 1-3 0-39-76-70-170-70-93 0-169 31-169 70 0 1 0 2 0 3 18 6 37 12 58 16z">
          <text:p/>
        </draw:path>
        <draw:polygon draw:style-name="gr7" draw:text-style-name="P1" draw:layer="layout" svg:width="0cm" svg:height="0cm" svg:x="4.235cm" svg:y="5.747cm" svg:viewBox="0 0 0 0" draw:points="0,0">
          <text:p/>
        </draw:polygon>
        <draw:polygon draw:style-name="gr6" draw:text-style-name="P3" draw:layer="layout" svg:width="0.149cm" svg:height="0.289cm" svg:x="2.154cm" svg:y="5.214cm" svg:viewBox="0 0 150 290" draw:points="150,214 150,0 0,198 0,290">
          <text:p/>
        </draw:polygon>
        <draw:polygon draw:style-name="gr7" draw:text-style-name="P1" draw:layer="layout" svg:width="0cm" svg:height="0cm" svg:x="4.235cm" svg:y="5.747cm" svg:viewBox="0 0 0 0" draw:points="0,0">
          <text:p/>
        </draw:polygon>
        <draw:path draw:style-name="gr6" draw:text-style-name="P3" draw:layer="layout" svg:width="0.225cm" svg:height="0.078cm" svg:x="6.577cm" svg:y="3.821cm" svg:viewBox="0 0 226 79" svg:d="M0 79h226v-7-12c0-40 0-60 0-60h-226c0 0 0 20 0 60z">
          <text:p/>
        </draw:path>
        <draw:polygon draw:style-name="gr7" draw:text-style-name="P1" draw:layer="layout" svg:width="0cm" svg:height="0cm" svg:x="4.235cm" svg:y="5.747cm" svg:viewBox="0 0 0 0" draw:points="0,0">
          <text:p/>
        </draw:polygon>
        <draw:polygon draw:style-name="gr6" draw:text-style-name="P3" draw:layer="layout" svg:width="0.375cm" svg:height="0.047cm" svg:x="6.427cm" svg:y="4.423cm" svg:viewBox="0 0 376 48" draw:points="0,48 376,48 376,0 0,0 0,13">
          <text:p/>
        </draw:polygon>
        <draw:polygon draw:style-name="gr7" draw:text-style-name="P1" draw:layer="layout" svg:width="0cm" svg:height="0cm" svg:x="4.235cm" svg:y="5.747cm" svg:viewBox="0 0 0 0" draw:points="0,0">
          <text:p/>
        </draw:polygon>
        <draw:path draw:style-name="gr6" draw:text-style-name="P3" draw:layer="layout" svg:width="0.225cm" svg:height="0.091cm" svg:x="3.024cm" svg:y="1.134cm" svg:viewBox="0 0 226 92" svg:d="M0 47c0-25 50-47 112-47s114 22 114 47-52 45-114 45-112-20-112-45z">
          <text:p/>
        </draw:path>
        <draw:polygon draw:style-name="gr7" draw:text-style-name="P1" draw:layer="layout" svg:width="0cm" svg:height="0cm" svg:x="4.235cm" svg:y="5.747cm" svg:viewBox="0 0 0 0" draw:points="0,0">
          <text:p/>
        </draw:polygon>
        <draw:path draw:style-name="gr6" draw:text-style-name="P3" draw:layer="layout" svg:width="0.225cm" svg:height="0.092cm" svg:x="2.465cm" svg:y="1.977cm" svg:viewBox="0 0 226 93" svg:d="M0 46c0-25 51-46 114-46 62 0 112 21 112 46 0 26-50 47-112 47-63 0-114-21-114-47z">
          <text:p/>
        </draw:path>
        <draw:polygon draw:style-name="gr7" draw:text-style-name="P1" draw:layer="layout" svg:width="0cm" svg:height="0cm" svg:x="4.235cm" svg:y="5.747cm" svg:viewBox="0 0 0 0" draw:points="0,0">
          <text:p/>
        </draw:polygon>
        <draw:path draw:style-name="gr6" draw:text-style-name="P3" draw:layer="layout" svg:width="0.225cm" svg:height="0.091cm" svg:x="5.65cm" svg:y="2.473cm" svg:viewBox="0 0 226 92" svg:d="M0 47c0-27 50-47 113-47 62 0 113 20 113 47 0 25-51 45-113 45-63 0-113-20-113-45z">
          <text:p/>
        </draw:path>
        <draw:polygon draw:style-name="gr7" draw:text-style-name="P1" draw:layer="layout" svg:width="0cm" svg:height="0cm" svg:x="4.235cm" svg:y="5.747cm" svg:viewBox="0 0 0 0" draw:points="0,0">
          <text:p/>
        </draw:polygon>
        <draw:path draw:style-name="gr6" draw:text-style-name="P3" draw:layer="layout" svg:width="0.225cm" svg:height="0.091cm" svg:x="5.65cm" svg:y="2.717cm" svg:viewBox="0 0 226 92" svg:d="M0 45c0-25 50-45 113-45 62 0 113 20 113 45 0 26-51 47-113 47-63 0-113-21-113-47z">
          <text:p/>
        </draw:path>
        <draw:polygon draw:style-name="gr7" draw:text-style-name="P1" draw:layer="layout" svg:width="0cm" svg:height="0cm" svg:x="4.235cm" svg:y="5.747cm" svg:viewBox="0 0 0 0" draw:points="0,0">
          <text:p/>
        </draw:polygon>
        <draw:path draw:style-name="gr6" draw:text-style-name="P3" draw:layer="layout" svg:width="0.225cm" svg:height="0.092cm" svg:x="6.099cm" svg:y="1.955cm" svg:viewBox="0 0 226 93" svg:d="M0 47c0-25 51-47 114-47 62 0 112 22 112 47s-50 46-112 46c-63 0-114-21-114-46z">
          <text:p/>
        </draw:path>
        <draw:polygon draw:style-name="gr7" draw:text-style-name="P1" draw:layer="layout" svg:width="0cm" svg:height="0cm" svg:x="4.235cm" svg:y="5.747cm" svg:viewBox="0 0 0 0" draw:points="0,0">
          <text:p/>
        </draw:polygon>
        <draw:path draw:style-name="gr6" draw:text-style-name="P3" draw:layer="layout" svg:width="0.389cm" svg:height="0.147cm" svg:x="6.017cm" svg:y="2.125cm" svg:viewBox="0 0 390 148" svg:d="M372 0c12 11 18 22 18 34 0-12-6-23-18-34l17 32 1 36c0 43-87 80-194 80-108 0-196-37-196-80v-34c0 43 88 79 196 79 107 0 194-36 194-79z">
          <text:p/>
        </draw:path>
        <draw:polygon draw:style-name="gr7" draw:text-style-name="P1" draw:layer="layout" svg:width="0cm" svg:height="0cm" svg:x="4.235cm" svg:y="5.747cm" svg:viewBox="0 0 0 0" draw:points="0,0">
          <text:p/>
        </draw:polygon>
        <draw:path draw:style-name="gr6" draw:text-style-name="P3" draw:layer="layout" svg:width="0.389cm" svg:height="0.147cm" svg:x="2.942cm" svg:y="1.304cm" svg:viewBox="0 0 390 148" svg:d="M372 0c12 10 18 22 18 33v35c0 44-88 80-196 80-107 0-194-36-194-80v-35c0 44 87 80 194 80 108 0 196-36 196-80 0-11-6-23-18-33z">
          <text:p/>
        </draw:path>
        <draw:polygon draw:style-name="gr7" draw:text-style-name="P1" draw:layer="layout" svg:width="0cm" svg:height="0cm" svg:x="4.235cm" svg:y="5.747cm" svg:viewBox="0 0 0 0" draw:points="0,0">
          <text:p/>
        </draw:polygon>
        <draw:path draw:style-name="gr6" draw:text-style-name="P3" draw:layer="layout" svg:width="0.389cm" svg:height="0.147cm" svg:x="5.568cm" svg:y="2.886cm" svg:viewBox="0 0 390 148" svg:d="M371 0c12 11 19 22 19 34v34c0 45-87 80-195 80-107 0-195-35-195-80v-34c0 43 88 80 195 80 108 0 195-37 195-80 0-12-7-23-19-34z">
          <text:p/>
        </draw:path>
        <draw:polygon draw:style-name="gr7" draw:text-style-name="P1" draw:layer="layout" svg:width="0cm" svg:height="0cm" svg:x="4.235cm" svg:y="5.747cm" svg:viewBox="0 0 0 0" draw:points="0,0">
          <text:p/>
        </draw:polygon>
        <draw:path draw:style-name="gr6" draw:text-style-name="P3" draw:layer="layout" svg:width="0.389cm" svg:height="0.147cm" svg:x="2.383cm" svg:y="2.147cm" svg:viewBox="0 0 390 148" svg:d="M372 0c12 11 18 22 18 34v34c0 44-87 80-194 80-109 0-196-36-196-80v-34c0 43 87 79 196 79 107 0 194-36 194-79 0-12-6-23-18-34z">
          <text:p/>
        </draw:path>
        <draw:polygon draw:style-name="gr7" draw:text-style-name="P1" draw:layer="layout" svg:width="0cm" svg:height="0cm" svg:x="4.235cm" svg:y="5.747cm" svg:viewBox="0 0 0 0" draw:points="0,0">
          <text:p/>
        </draw:polygon>
        <draw:polygon draw:style-name="gr6" draw:text-style-name="P3" draw:layer="layout" svg:width="0.138cm" svg:height="0.173cm" svg:x="2.154cm" svg:y="6.664cm" svg:viewBox="0 0 139 174" draw:points="100,174 139,120 0,0 0,62">
          <text:p/>
        </draw:polygon>
        <draw:polygon draw:style-name="gr7" draw:text-style-name="P1" draw:layer="layout" svg:width="0cm" svg:height="0cm" svg:x="4.235cm" svg:y="5.747cm" svg:viewBox="0 0 0 0" draw:points="0,0">
          <text:p/>
        </draw:polygon>
        <draw:polygon draw:style-name="gr6" draw:text-style-name="P3" draw:layer="layout" svg:width="0.037cm" svg:height="0.034cm" svg:x="6.39cm" svg:y="4.436cm" svg:viewBox="0 0 38 35" draw:points="0,35 38,35 38,0 0,0">
          <text:p/>
        </draw:polygon>
        <draw:polygon draw:style-name="gr7" draw:text-style-name="P1" draw:layer="layout" svg:width="0cm" svg:height="0cm" svg:x="4.235cm" svg:y="5.747cm" svg:viewBox="0 0 0 0" draw:points="0,0">
          <text:p/>
        </draw:polygon>
        <draw:path draw:style-name="gr6" draw:text-style-name="P3" draw:layer="layout" svg:width="0.034cm" svg:height="0.06cm" svg:x="5.568cm" svg:y="2.655cm" svg:viewBox="0 0 35 61" svg:d="M24 61c5-2 8-4 11-6-19-12-28-27-28-41v-14l-4 18-3 3c0-7 2-14 7-21l17 61c-16-12-24-25-24-40z">
          <text:p/>
        </draw:path>
        <draw:polygon draw:style-name="gr7" draw:text-style-name="P1" draw:layer="layout" svg:width="0cm" svg:height="0cm" svg:x="4.235cm" svg:y="5.747cm" svg:viewBox="0 0 0 0" draw:points="0,0">
          <text:p/>
        </draw:polygon>
        <draw:polygon draw:style-name="gr6" draw:text-style-name="P3" draw:layer="layout" svg:width="0cm" svg:height="0.661cm" svg:x="2.304cm" svg:y="6.767cm" svg:viewBox="0 0 0 662" draw:points="0,662 0,287 0,280 0,261 0,230 0,188 0,138 0,83 0,0">
          <text:p/>
        </draw:polygon>
        <draw:polygon draw:style-name="gr7" draw:text-style-name="P1" draw:layer="layout" svg:width="0cm" svg:height="0cm" svg:x="4.235cm" svg:y="5.747cm" svg:viewBox="0 0 0 0" draw:points="0,0">
          <text:p/>
        </draw:polygon>
        <draw:path draw:style-name="gr6" draw:text-style-name="P3" draw:layer="layout" svg:width="0.024cm" svg:height="0.053cm" svg:x="5.568cm" svg:y="2.676cm" svg:viewBox="0 0 25 54" svg:d="M5 54c5-5 13-10 20-14-17-12-25-25-25-40v35c0 7 1 13 5 19z">
          <text:p/>
        </draw:path>
        <draw:polygon draw:style-name="gr7" draw:text-style-name="P1" draw:layer="layout" svg:width="0cm" svg:height="0cm" svg:x="4.235cm" svg:y="5.747cm" svg:viewBox="0 0 0 0" draw:points="0,0">
          <text:p/>
        </draw:polygon>
        <draw:polygon draw:style-name="gr6" draw:text-style-name="P3" draw:layer="layout" svg:width="0cm" svg:height="0.616cm" svg:x="2.303cm" svg:y="5.427cm" svg:viewBox="0 0 1 617" draw:points="0,617 1,617 1,27 1,25 1,21 1,13 1,3 1,0">
          <text:p/>
        </draw:polygon>
        <draw:polygon draw:style-name="gr7" draw:text-style-name="P1" draw:layer="layout" svg:width="0cm" svg:height="0cm" svg:x="4.235cm" svg:y="5.747cm" svg:viewBox="0 0 0 0" draw:points="0,0">
          <text:p/>
        </draw:polygon>
        <draw:polygon draw:style-name="gr6" draw:text-style-name="P3" draw:layer="layout" svg:width="0cm" svg:height="0.419cm" svg:x="2.304cm" svg:y="6.347cm" svg:viewBox="0 0 0 420" draw:points="0,420 0,386 0,331 0,281 0,239 0,208 0,189 0,182 0,0">
          <text:p/>
        </draw:polygon>
        <draw:polygon draw:style-name="gr7" draw:text-style-name="P1" draw:layer="layout" svg:width="0cm" svg:height="0cm" svg:x="4.235cm" svg:y="5.747cm" svg:viewBox="0 0 0 0" draw:points="0,0">
          <text:p/>
        </draw:polygon>
        <draw:polygon draw:style-name="gr6" draw:text-style-name="P3" draw:layer="layout" svg:width="0cm" svg:height="0.257cm" svg:x="2.304cm" svg:y="7.429cm" svg:viewBox="0 0 0 258" draw:points="0,258 0,0">
          <text:p/>
        </draw:polygon>
        <draw:polygon draw:style-name="gr7" draw:text-style-name="P1" draw:layer="layout" svg:width="0cm" svg:height="0cm" svg:x="4.235cm" svg:y="5.747cm" svg:viewBox="0 0 0 0" draw:points="0,0">
          <text:p/>
        </draw:polygon>
        <draw:path draw:style-name="gr6" draw:text-style-name="P3" draw:layer="layout" svg:width="0cm" svg:height="0.212cm" svg:x="2.304cm" svg:y="5.214cm" svg:viewBox="0 0 0 213" svg:d="M0 213c0-3 0-7 0-11 0-5 0-11 0-16 0-6 0-12 0-19s0-13 0-20c0-8 0-16 0-24s0-16 0-25c0-8 0-17 0-26s0-19 0-28c0-15 0-29 0-44z">
          <text:p/>
        </draw:path>
        <draw:polygon draw:style-name="gr7" draw:text-style-name="P1" draw:layer="layout" svg:width="0cm" svg:height="0cm" svg:x="4.235cm" svg:y="5.747cm" svg:viewBox="0 0 0 0" draw:points="0,0">
          <text:p/>
        </draw:polygon>
        <draw:path draw:style-name="gr9" draw:text-style-name="P1" draw:layer="layout" svg:width="0.225cm" svg:height="0.046cm" svg:x="6.099cm" svg:y="2.001cm" svg:viewBox="0 0 226 47" svg:d="M226 0c0 26-50 47-112 47-63 0-114-21-114-47">
          <text:p/>
        </draw:path>
        <draw:path draw:style-name="gr9" draw:text-style-name="P1" draw:layer="layout" svg:width="0.225cm" svg:height="0.046cm" svg:x="6.099cm" svg:y="1.955cm" svg:viewBox="0 0 226 47" svg:d="M0 47c0-25 51-47 114-47 62 0 112 22 112 47">
          <text:p/>
        </draw:path>
        <draw:path draw:style-name="gr9" draw:text-style-name="P1" draw:layer="layout" svg:width="0.412cm" svg:height="0.084cm" svg:x="6.006cm" svg:y="2.001cm" svg:viewBox="0 0 413 85" svg:d="M413 0c0 47-93 85-207 85s-206-38-206-85">
          <text:p/>
        </draw:path>
        <draw:path draw:style-name="gr9" draw:text-style-name="P1" draw:layer="layout" svg:width="0.412cm" svg:height="0.084cm" svg:x="6.006cm" svg:y="1.917cm" svg:viewBox="0 0 413 85" svg:d="M0 85c0-46 92-85 206-85s207 39 207 85">
          <text:p/>
        </draw:path>
        <draw:path draw:style-name="gr9" draw:text-style-name="P1" draw:layer="layout" svg:width="0.412cm" svg:height="0.084cm" svg:x="6.006cm" svg:y="2.035cm" svg:viewBox="0 0 413 85" svg:d="M413 0c0 47-93 85-207 85s-206-38-206-85">
          <text:p/>
        </draw:path>
        <draw:line draw:style-name="gr9" draw:text-style-name="P1" draw:layer="layout" svg:x1="6.418cm" svg:y1="2.001cm" svg:x2="6.418cm" svg:y2="2.035cm">
          <text:p/>
        </draw:line>
        <draw:path draw:style-name="gr9" draw:text-style-name="P1" draw:layer="layout" svg:width="0.374cm" svg:height="0.076cm" svg:x="6.025cm" svg:y="2.152cm" svg:viewBox="0 0 375 77" svg:d="M375 0c0 43-84 77-187 77-105 0-188-34-188-77">
          <text:p/>
        </draw:path>
        <draw:line draw:style-name="gr9" draw:text-style-name="P1" draw:layer="layout" svg:x1="6.399cm" svg:y1="2.07cm" svg:x2="6.399cm" svg:y2="2.152cm">
          <text:p/>
        </draw:line>
        <draw:path draw:style-name="gr9" draw:text-style-name="P1" draw:layer="layout" svg:width="0.389cm" svg:height="0.079cm" svg:x="6.017cm" svg:y="2.159cm" svg:viewBox="0 0 390 80" svg:d="M390 0c0 44-87 80-194 80-108 0-196-36-196-80">
          <text:p/>
        </draw:path>
        <draw:path draw:style-name="gr9" draw:text-style-name="P1" draw:layer="layout" svg:width="0.008cm" svg:height="0.022cm" svg:x="6.017cm" svg:y="2.137cm" svg:viewBox="0 0 9 23" svg:d="M0 23c0-9 3-16 9-23">
          <text:p/>
        </draw:path>
        <draw:path draw:style-name="gr9" draw:text-style-name="P1" draw:layer="layout" svg:width="0.018cm" svg:height="0.034cm" svg:x="6.388cm" svg:y="2.125cm" svg:viewBox="0 0 19 35" svg:d="M0 0c13 12 19 23 19 35">
          <text:p/>
        </draw:path>
        <draw:path draw:style-name="gr9" draw:text-style-name="P1" draw:layer="layout" svg:width="0.389cm" svg:height="0.079cm" svg:x="6.017cm" svg:y="2.193cm" svg:viewBox="0 0 390 80" svg:d="M390 0c0 43-87 80-194 80-108 0-196-37-196-80">
          <text:p/>
        </draw:path>
        <draw:line draw:style-name="gr9" draw:text-style-name="P1" draw:layer="layout" svg:x1="6.406cm" svg:y1="2.159cm" svg:x2="6.406cm" svg:y2="2.193cm">
          <text:p/>
        </draw:line>
        <draw:path draw:style-name="gr9" draw:text-style-name="P1" draw:layer="layout" svg:width="0.225cm" svg:height="0.045cm" svg:x="5.65cm" svg:y="2.519cm" svg:viewBox="0 0 226 46" svg:d="M226 0c0 26-51 46-113 46-63 0-113-20-113-46">
          <text:p/>
        </draw:path>
        <draw:path draw:style-name="gr9" draw:text-style-name="P1" draw:layer="layout" svg:width="0.225cm" svg:height="0.046cm" svg:x="5.65cm" svg:y="2.473cm" svg:viewBox="0 0 226 47" svg:d="M0 47c0-27 50-47 113-47 62 0 113 20 113 47">
          <text:p/>
        </draw:path>
        <draw:path draw:style-name="gr9" draw:text-style-name="P1" draw:layer="layout" svg:width="0.412cm" svg:height="0.083cm" svg:x="5.556cm" svg:y="2.519cm" svg:viewBox="0 0 413 84" svg:d="M413 0c0 47-92 84-206 84s-207-37-207-84">
          <text:p/>
        </draw:path>
        <draw:path draw:style-name="gr9" draw:text-style-name="P1" draw:layer="layout" svg:width="0.412cm" svg:height="0.084cm" svg:x="5.556cm" svg:y="2.435cm" svg:viewBox="0 0 413 85" svg:d="M0 85c0-47 93-85 207-85s206 38 206 85">
          <text:p/>
        </draw:path>
        <draw:path draw:style-name="gr9" draw:text-style-name="P1" draw:layer="layout" svg:width="0.412cm" svg:height="0.084cm" svg:x="5.556cm" svg:y="2.553cm" svg:viewBox="0 0 413 85" svg:d="M413 0c0 46-92 85-206 85s-207-39-207-85">
          <text:p/>
        </draw:path>
        <draw:line draw:style-name="gr9" draw:text-style-name="P1" draw:layer="layout" svg:x1="5.968cm" svg:y1="2.519cm" svg:x2="5.968cm" svg:y2="2.553cm">
          <text:p/>
        </draw:line>
        <draw:path draw:style-name="gr9" draw:text-style-name="P1" draw:layer="layout" svg:width="0.028cm" svg:height="0.04cm" svg:x="5.922cm" svg:y="2.669cm" svg:viewBox="0 0 29 41" svg:d="M29 0c0 15-10 29-29 41">
          <text:p/>
        </draw:path>
        <draw:path draw:style-name="gr9" draw:text-style-name="P1" draw:layer="layout" svg:width="0.027cm" svg:height="0.04cm" svg:x="5.575cm" svg:y="2.669cm" svg:viewBox="0 0 28 41" svg:d="M28 41c-18-12-28-26-28-41">
          <text:p/>
        </draw:path>
        <draw:line draw:style-name="gr9" draw:text-style-name="P1" draw:layer="layout" svg:x1="5.95cm" svg:y1="2.588cm" svg:x2="5.95cm" svg:y2="2.669cm">
          <text:p/>
        </draw:line>
        <draw:path draw:style-name="gr9" draw:text-style-name="P1" draw:layer="layout" svg:width="0.025cm" svg:height="0.039cm" svg:x="5.932cm" svg:y="2.676cm" svg:viewBox="0 0 26 40" svg:d="M26 0c0 15-9 28-26 40">
          <text:p/>
        </draw:path>
        <draw:path draw:style-name="gr9" draw:text-style-name="P1" draw:layer="layout" svg:width="0.024cm" svg:height="0.039cm" svg:x="5.568cm" svg:y="2.676cm" svg:viewBox="0 0 25 40" svg:d="M25 40c-17-12-25-25-25-40">
          <text:p/>
        </draw:path>
        <draw:path draw:style-name="gr9" draw:text-style-name="P1" draw:layer="layout" svg:width="0.007cm" svg:height="0.021cm" svg:x="5.568cm" svg:y="2.655cm" svg:viewBox="0 0 8 22" svg:d="M0 22c0-7 3-14 8-22">
          <text:p/>
        </draw:path>
        <draw:path draw:style-name="gr9" draw:text-style-name="P1" draw:layer="layout" svg:width="0.019cm" svg:height="0.033cm" svg:x="5.938cm" svg:y="2.643cm" svg:viewBox="0 0 20 34" svg:d="M0 0c13 10 20 23 20 34">
          <text:p/>
        </draw:path>
        <draw:path draw:style-name="gr9" draw:text-style-name="P1" draw:layer="layout" svg:width="0.005cm" svg:height="0.019cm" svg:x="5.568cm" svg:y="2.71cm" svg:viewBox="0 0 6 20" svg:d="M6 20c-5-7-6-13-6-20">
          <text:p/>
        </draw:path>
        <draw:line draw:style-name="gr9" draw:text-style-name="P1" draw:layer="layout" svg:x1="5.957cm" svg:y1="2.676cm" svg:x2="5.957cm" svg:y2="2.71cm">
          <text:p/>
        </draw:line>
        <draw:path draw:style-name="gr9" draw:text-style-name="P1" draw:layer="layout" svg:width="0.225cm" svg:height="0.046cm" svg:x="5.65cm" svg:y="2.762cm" svg:viewBox="0 0 226 47" svg:d="M226 0c0 26-51 47-113 47-63 0-113-21-113-47">
          <text:p/>
        </draw:path>
        <draw:path draw:style-name="gr9" draw:text-style-name="P1" draw:layer="layout" svg:width="0.225cm" svg:height="0.045cm" svg:x="5.65cm" svg:y="2.717cm" svg:viewBox="0 0 226 46" svg:d="M0 46c0-25 50-46 113-46 62 0 113 21 113 46">
          <text:p/>
        </draw:path>
        <draw:path draw:style-name="gr9" draw:text-style-name="P1" draw:layer="layout" svg:width="0.412cm" svg:height="0.084cm" svg:x="5.556cm" svg:y="2.762cm" svg:viewBox="0 0 413 85" svg:d="M413 0c0 47-92 85-206 85s-207-38-207-85">
          <text:p/>
        </draw:path>
        <draw:path draw:style-name="gr9" draw:text-style-name="P1" draw:layer="layout" svg:width="0.412cm" svg:height="0.084cm" svg:x="5.556cm" svg:y="2.678cm" svg:viewBox="0 0 413 85" svg:d="M0 85c0-46 93-85 207-85s206 39 206 85">
          <text:p/>
        </draw:path>
        <draw:path draw:style-name="gr9" draw:text-style-name="P1" draw:layer="layout" svg:width="0.412cm" svg:height="0.084cm" svg:x="5.556cm" svg:y="2.796cm" svg:viewBox="0 0 413 85" svg:d="M413 0c0 47-92 85-206 85s-207-38-207-85">
          <text:p/>
        </draw:path>
        <draw:line draw:style-name="gr9" draw:text-style-name="P1" draw:layer="layout" svg:x1="5.968cm" svg:y1="2.762cm" svg:x2="5.968cm" svg:y2="2.796cm">
          <text:p/>
        </draw:line>
        <draw:path draw:style-name="gr9" draw:text-style-name="P1" draw:layer="layout" svg:width="0.375cm" svg:height="0.076cm" svg:x="5.575cm" svg:y="2.913cm" svg:viewBox="0 0 376 77" svg:d="M376 0c0 43-84 77-189 77-103 0-187-34-187-77">
          <text:p/>
        </draw:path>
        <draw:line draw:style-name="gr9" draw:text-style-name="P1" draw:layer="layout" svg:x1="5.95cm" svg:y1="2.831cm" svg:x2="5.95cm" svg:y2="2.913cm">
          <text:p/>
        </draw:line>
        <draw:path draw:style-name="gr9" draw:text-style-name="P1" draw:layer="layout" svg:width="0.389cm" svg:height="0.079cm" svg:x="5.568cm" svg:y="2.92cm" svg:viewBox="0 0 390 80" svg:d="M390 0c0 44-87 80-195 80-107 0-195-36-195-80">
          <text:p/>
        </draw:path>
        <draw:path draw:style-name="gr9" draw:text-style-name="P1" draw:layer="layout" svg:width="0.007cm" svg:height="0.021cm" svg:x="5.568cm" svg:y="2.899cm" svg:viewBox="0 0 8 22" svg:d="M0 22c0-7 3-15 8-22">
          <text:p/>
        </draw:path>
        <draw:path draw:style-name="gr9" draw:text-style-name="P1" draw:layer="layout" svg:width="0.019cm" svg:height="0.034cm" svg:x="5.938cm" svg:y="2.886cm" svg:viewBox="0 0 20 35" svg:d="M0 0c13 12 20 23 20 35">
          <text:p/>
        </draw:path>
        <draw:path draw:style-name="gr9" draw:text-style-name="P1" draw:layer="layout" svg:width="0.389cm" svg:height="0.079cm" svg:x="5.568cm" svg:y="2.954cm" svg:viewBox="0 0 390 80" svg:d="M390 0c0 45-87 80-195 80-107 0-195-35-195-80">
          <text:p/>
        </draw:path>
        <draw:line draw:style-name="gr9" draw:text-style-name="P1" draw:layer="layout" svg:x1="5.957cm" svg:y1="2.92cm" svg:x2="5.957cm" svg:y2="2.954cm">
          <text:p/>
        </draw:line>
        <draw:path draw:style-name="gr9" draw:text-style-name="P1" draw:layer="layout" svg:width="0.225cm" svg:height="0.045cm" svg:x="3.024cm" svg:y="1.18cm" svg:viewBox="0 0 226 46" svg:d="M226 0c0 26-52 46-114 46s-112-20-112-46">
          <text:p/>
        </draw:path>
        <draw:path draw:style-name="gr9" draw:text-style-name="P1" draw:layer="layout" svg:width="0.225cm" svg:height="0.046cm" svg:x="3.024cm" svg:y="1.134cm" svg:viewBox="0 0 226 47" svg:d="M0 47c0-25 50-47 112-47s114 22 114 47">
          <text:p/>
        </draw:path>
        <draw:path draw:style-name="gr9" draw:text-style-name="P1" draw:layer="layout" svg:width="0.413cm" svg:height="0.083cm" svg:x="2.93cm" svg:y="1.18cm" svg:viewBox="0 0 414 84" svg:d="M414 0c0 47-93 84-207 84s-207-37-207-84">
          <text:p/>
        </draw:path>
        <draw:path draw:style-name="gr9" draw:text-style-name="P1" draw:layer="layout" svg:width="0.413cm" svg:height="0.084cm" svg:x="2.93cm" svg:y="1.096cm" svg:viewBox="0 0 414 85" svg:d="M0 85c0-47 93-85 207-85s207 38 207 85">
          <text:p/>
        </draw:path>
        <draw:path draw:style-name="gr9" draw:text-style-name="P1" draw:layer="layout" svg:width="0.413cm" svg:height="0.084cm" svg:x="2.93cm" svg:y="1.214cm" svg:viewBox="0 0 414 85" svg:d="M414 0c0 46-93 85-207 85s-207-39-207-85">
          <text:p/>
        </draw:path>
        <draw:line draw:style-name="gr9" draw:text-style-name="P1" draw:layer="layout" svg:x1="3.343cm" svg:y1="1.18cm" svg:x2="3.343cm" svg:y2="1.214cm">
          <text:p/>
        </draw:line>
        <draw:path draw:style-name="gr9" draw:text-style-name="P1" draw:layer="layout" svg:width="0.375cm" svg:height="0.077cm" svg:x="2.949cm" svg:y="1.33cm" svg:viewBox="0 0 376 78" svg:d="M376 0c0 42-84 78-189 78-103 0-187-36-187-78">
          <text:p/>
        </draw:path>
        <draw:line draw:style-name="gr9" draw:text-style-name="P1" draw:layer="layout" svg:x1="3.324cm" svg:y1="1.249cm" svg:x2="3.324cm" svg:y2="1.33cm">
          <text:p/>
        </draw:line>
        <draw:path draw:style-name="gr9" draw:text-style-name="P1" draw:layer="layout" svg:width="0.389cm" svg:height="0.079cm" svg:x="2.942cm" svg:y="1.337cm" svg:viewBox="0 0 390 80" svg:d="M390 0c0 44-88 80-196 80-107 0-194-36-194-80">
          <text:p/>
        </draw:path>
        <draw:path draw:style-name="gr9" draw:text-style-name="P1" draw:layer="layout" svg:width="0.007cm" svg:height="0.021cm" svg:x="2.942cm" svg:y="1.316cm" svg:viewBox="0 0 8 22" svg:d="M0 22c0-8 3-15 8-22">
          <text:p/>
        </draw:path>
        <draw:path draw:style-name="gr9" draw:text-style-name="P1" draw:layer="layout" svg:width="0.018cm" svg:height="0.033cm" svg:x="3.313cm" svg:y="1.304cm" svg:viewBox="0 0 19 34" svg:d="M0 0c13 10 19 22 19 34">
          <text:p/>
        </draw:path>
        <draw:path draw:style-name="gr9" draw:text-style-name="P1" draw:layer="layout" svg:width="0.389cm" svg:height="0.079cm" svg:x="2.942cm" svg:y="1.372cm" svg:viewBox="0 0 390 80" svg:d="M390 0c0 44-88 80-196 80-107 0-194-36-194-80">
          <text:p/>
        </draw:path>
        <draw:line draw:style-name="gr9" draw:text-style-name="P1" draw:layer="layout" svg:x1="3.331cm" svg:y1="1.337cm" svg:x2="3.331cm" svg:y2="1.372cm">
          <text:p/>
        </draw:line>
        <draw:path draw:style-name="gr9" draw:text-style-name="P1" draw:layer="layout" svg:width="0.225cm" svg:height="0.046cm" svg:x="2.465cm" svg:y="2.023cm" svg:viewBox="0 0 226 47" svg:d="M226 0c0 26-50 47-112 47-63 0-114-21-114-47">
          <text:p/>
        </draw:path>
        <draw:path draw:style-name="gr9" draw:text-style-name="P1" draw:layer="layout" svg:width="0.225cm" svg:height="0.046cm" svg:x="2.465cm" svg:y="1.977cm" svg:viewBox="0 0 226 47" svg:d="M0 47c0-26 51-47 114-47 62 0 112 21 112 47">
          <text:p/>
        </draw:path>
        <draw:path draw:style-name="gr9" draw:text-style-name="P1" draw:layer="layout" svg:width="0.412cm" svg:height="0.084cm" svg:x="2.372cm" svg:y="2.023cm" svg:viewBox="0 0 413 85" svg:d="M413 0c0 47-92 85-207 85-114 0-206-38-206-85">
          <text:p/>
        </draw:path>
        <draw:path draw:style-name="gr9" draw:text-style-name="P1" draw:layer="layout" svg:width="0.412cm" svg:height="0.084cm" svg:x="2.372cm" svg:y="1.939cm" svg:viewBox="0 0 413 85" svg:d="M0 85c0-46 92-85 206-85 115 0 207 39 207 85">
          <text:p/>
        </draw:path>
        <draw:path draw:style-name="gr9" draw:text-style-name="P1" draw:layer="layout" svg:width="0.412cm" svg:height="0.084cm" svg:x="2.372cm" svg:y="2.057cm" svg:viewBox="0 0 413 85" svg:d="M413 0c0 47-92 85-207 85-114 0-206-38-206-85">
          <text:p/>
        </draw:path>
        <draw:line draw:style-name="gr9" draw:text-style-name="P1" draw:layer="layout" svg:x1="2.784cm" svg:y1="2.023cm" svg:x2="2.784cm" svg:y2="2.057cm">
          <text:p/>
        </draw:line>
        <draw:path draw:style-name="gr9" draw:text-style-name="P1" draw:layer="layout" svg:width="0.375cm" svg:height="0.076cm" svg:x="2.39cm" svg:y="2.174cm" svg:viewBox="0 0 376 77" svg:d="M376 0c0 42-84 77-187 77-104 0-189-35-189-77">
          <text:p/>
        </draw:path>
        <draw:line draw:style-name="gr9" draw:text-style-name="P1" draw:layer="layout" svg:x1="2.765cm" svg:y1="2.092cm" svg:x2="2.765cm" svg:y2="2.174cm">
          <text:p/>
        </draw:line>
        <draw:path draw:style-name="gr9" draw:text-style-name="P1" draw:layer="layout" svg:width="0.389cm" svg:height="0.079cm" svg:x="2.383cm" svg:y="2.181cm" svg:viewBox="0 0 390 80" svg:d="M390 0c0 43-87 80-194 80-109 0-196-37-196-80">
          <text:p/>
        </draw:path>
        <draw:path draw:style-name="gr9" draw:text-style-name="P1" draw:layer="layout" svg:width="0.007cm" svg:height="0.022cm" svg:x="2.383cm" svg:y="2.159cm" svg:viewBox="0 0 8 23" svg:d="M0 23c0-7 4-16 8-23">
          <text:p/>
        </draw:path>
        <draw:path draw:style-name="gr9" draw:text-style-name="P1" draw:layer="layout" svg:width="0.018cm" svg:height="0.034cm" svg:x="2.754cm" svg:y="2.147cm" svg:viewBox="0 0 19 35" svg:d="M0 0c13 11 19 23 19 35">
          <text:p/>
        </draw:path>
        <draw:path draw:style-name="gr9" draw:text-style-name="P1" draw:layer="layout" svg:width="0.389cm" svg:height="0.079cm" svg:x="2.383cm" svg:y="2.215cm" svg:viewBox="0 0 390 80" svg:d="M390 0c0 45-87 80-194 80-109 0-196-35-196-80">
          <text:p/>
        </draw:path>
        <draw:line draw:style-name="gr9" draw:text-style-name="P1" draw:layer="layout" svg:x1="2.772cm" svg:y1="2.181cm" svg:x2="2.772cm" svg:y2="2.215cm">
          <text:p/>
        </draw:line>
        <draw:path draw:style-name="gr9" draw:text-style-name="P1" draw:layer="layout" svg:width="0.026cm" svg:height="0.044cm" svg:x="2.334cm" svg:y="4.078cm" svg:viewBox="0 0 27 45" svg:d="M0 0c0 16 10 32 27 45">
          <text:p/>
        </draw:path>
        <draw:path draw:style-name="gr9" draw:text-style-name="P1" draw:layer="layout" svg:width="0.436cm" svg:height="0.055cm" svg:x="2.36cm" svg:y="4.122cm" svg:viewBox="0 0 437 56" svg:d="M0 0c42 35 126 56 219 56 92 0 177-21 218-56">
          <text:p/>
        </draw:path>
        <draw:path draw:style-name="gr9" draw:text-style-name="P1" draw:layer="layout" svg:width="0.488cm" svg:height="0.143cm" svg:x="2.334cm" svg:y="3.98cm" svg:viewBox="0 0 489 144" svg:d="M463 144c45-36 30-81-38-111-68-31-176-41-269-26-94 15-156 51-156 93">
          <text:p/>
        </draw:path>
        <draw:line draw:style-name="gr9" draw:text-style-name="P1" draw:layer="layout" svg:x1="1.667cm" svg:y1="2.796cm" svg:x2="4.283cm" svg:y2="2.796cm">
          <text:p/>
        </draw:line>
        <draw:path draw:style-name="gr9" draw:text-style-name="P1" draw:layer="layout" svg:width="0.007cm" svg:height="0.014cm" svg:x="4.351cm" svg:y="2.826cm" svg:viewBox="0 0 8 15" svg:d="M0 15c5-5 8-9 8-15">
          <text:p/>
        </draw:path>
        <draw:path draw:style-name="gr9" draw:text-style-name="P1" draw:layer="layout" svg:width="0.075cm" svg:height="0.03cm" svg:x="4.283cm" svg:y="2.796cm" svg:viewBox="0 0 76 31" svg:d="M76 31c0-17-34-31-76-31">
          <text:p/>
        </draw:path>
        <draw:line draw:style-name="gr9" draw:text-style-name="P1" draw:layer="layout" svg:x1="1.667cm" svg:y1="2.796cm" svg:x2="1.667cm" svg:y2="3.093cm">
          <text:p/>
        </draw:line>
        <draw:line draw:style-name="gr9" draw:text-style-name="P1" draw:layer="layout" svg:x1="4.352cm" svg:y1="2.84cm" svg:x2="2.679cm" svg:y2="4.228cm">
          <text:p/>
        </draw:line>
        <draw:line draw:style-name="gr9" draw:text-style-name="P1" draw:layer="layout" svg:x1="2.305cm" svg:y1="3.352cm" svg:x2="1.667cm" svg:y2="3.093cm">
          <text:p/>
        </draw:line>
        <draw:line draw:style-name="gr9" draw:text-style-name="P1" draw:layer="layout" svg:x1="2.68cm" svg:y1="4.227cm" svg:x2="2.379cm" svg:y2="4.943cm">
          <text:p/>
        </draw:line>
        <draw:line draw:style-name="gr9" draw:text-style-name="P1" draw:layer="layout" svg:x1="2.304cm" svg:y1="4.166cm" svg:x2="2.304cm" svg:y2="3.351cm">
          <text:p/>
        </draw:line>
        <draw:line draw:style-name="gr9" draw:text-style-name="P1" draw:layer="layout" svg:x1="1.667cm" svg:y1="4.942cm" svg:x2="2.379cm" svg:y2="4.942cm">
          <text:p/>
        </draw:line>
        <draw:line draw:style-name="gr9" draw:text-style-name="P1" draw:layer="layout" svg:x1="1.667cm" svg:y1="4.426cm" svg:x2="2.305cm" svg:y2="4.166cm">
          <text:p/>
        </draw:line>
        <draw:line draw:style-name="gr9" draw:text-style-name="P1" draw:layer="layout" svg:x1="1.667cm" svg:y1="4.425cm" svg:x2="1.667cm" svg:y2="4.942cm">
          <text:p/>
        </draw:line>
        <draw:path draw:style-name="gr9" draw:text-style-name="P1" draw:layer="layout" svg:width="0.3cm" svg:height="0.061cm" svg:x="1.875cm" svg:y="2.994cm" svg:viewBox="0 0 301 62" svg:d="M0 0c0 34 67 62 151 62 83 0 150-28 150-62">
          <text:p/>
        </draw:path>
        <draw:path draw:style-name="gr9" draw:text-style-name="P1" draw:layer="layout" svg:width="0.3cm" svg:height="0.061cm" svg:x="1.875cm" svg:y="2.933cm" svg:viewBox="0 0 301 62" svg:d="M301 62c0-34-67-62-150-62-84 0-151 28-151 62">
          <text:p/>
        </draw:path>
        <draw:path draw:style-name="gr9" draw:text-style-name="P1" draw:layer="layout" svg:width="0.3cm" svg:height="0.061cm" svg:x="1.875cm" svg:y="4.456cm" svg:viewBox="0 0 301 62" svg:d="M0 0c0 34 67 62 151 62 83 0 150-28 150-62">
          <text:p/>
        </draw:path>
        <draw:path draw:style-name="gr9" draw:text-style-name="P1" draw:layer="layout" svg:width="0.3cm" svg:height="0.061cm" svg:x="1.875cm" svg:y="4.395cm" svg:viewBox="0 0 301 62" svg:d="M301 62c0-34-67-62-150-62-84 0-151 28-151 62">
          <text:p/>
        </draw:path>
        <draw:path draw:style-name="gr9" draw:text-style-name="P1" draw:layer="layout" svg:width="0.025cm" svg:height="0.044cm" svg:x="2.893cm" svg:y="3.235cm" svg:viewBox="0 0 26 45" svg:d="M0 0c0 16 8 31 26 45">
          <text:p/>
        </draw:path>
        <draw:path draw:style-name="gr9" draw:text-style-name="P1" draw:layer="layout" svg:width="0.437cm" svg:height="0.055cm" svg:x="2.918cm" svg:y="3.279cm" svg:viewBox="0 0 438 56" svg:d="M0 0c41 34 126 56 218 56 93 0 178-22 220-56">
          <text:p/>
        </draw:path>
        <draw:path draw:style-name="gr9" draw:text-style-name="P1" draw:layer="layout" svg:width="0.487cm" svg:height="0.143cm" svg:x="2.893cm" svg:y="3.136cm" svg:viewBox="0 0 488 144" svg:d="M463 144c44-37 29-81-39-112-68-30-175-40-269-25-93 14-155 51-155 93">
          <text:p/>
        </draw:path>
        <draw:path draw:style-name="gr9" draw:text-style-name="P1" draw:layer="layout" svg:width="0cm" svg:height="0.002cm" svg:x="2.409cm" svg:y="4.147cm" svg:viewBox="0 0 0 3" svg:d="M0 0c0 1 0 2 0 3">
          <text:p/>
        </draw:path>
        <draw:path draw:style-name="gr9" draw:text-style-name="P1" draw:layer="layout" svg:width="0cm" svg:height="0.002cm" svg:x="2.746cm" svg:y="4.147cm" svg:viewBox="0 0 1 3" svg:d="M0 3c0-1 1-2 1-3">
          <text:p/>
        </draw:path>
        <draw:path draw:style-name="gr9" draw:text-style-name="P1" draw:layer="layout" svg:width="0.338cm" svg:height="0.069cm" svg:x="2.409cm" svg:y="4.078cm" svg:viewBox="0 0 339 70" svg:d="M339 70c0-39-76-70-169-70-94 0-170 31-170 70">
          <text:p/>
        </draw:path>
        <draw:line draw:style-name="gr9" draw:text-style-name="P1" draw:layer="layout" svg:x1="2.154cm" svg:y1="7.094cm" svg:x2="1.667cm" svg:y2="7.094cm">
          <text:p/>
        </draw:line>
        <draw:path draw:style-name="gr9" draw:text-style-name="P1" draw:layer="layout" svg:width="0.007cm" svg:height="0.013cm" svg:x="4.351cm" svg:y="3.066cm" svg:viewBox="0 0 8 14" svg:d="M0 14c5-4 8-9 8-14">
          <text:p/>
        </draw:path>
        <draw:line draw:style-name="gr9" draw:text-style-name="P1" draw:layer="layout" svg:x1="1.667cm" svg:y1="3.349cm" svg:x2="1.667cm" svg:y2="3.093cm">
          <text:p/>
        </draw:line>
        <draw:line draw:style-name="gr9" draw:text-style-name="P1" draw:layer="layout" svg:x1="2.679cm" svg:y1="4.227cm" svg:x2="2.679cm" svg:y2="4.467cm">
          <text:p/>
        </draw:line>
        <draw:line draw:style-name="gr9" draw:text-style-name="P1" draw:layer="layout" svg:x1="4.352cm" svg:y1="3.079cm" svg:x2="4.328cm" svg:y2="3.099cm">
          <text:p/>
        </draw:line>
        <draw:line draw:style-name="gr9" draw:text-style-name="P1" draw:layer="layout" svg:x1="4.329cm" svg:y1="3.098cm" svg:x2="2.679cm" svg:y2="4.468cm">
          <text:p/>
        </draw:line>
        <draw:line draw:style-name="gr9" draw:text-style-name="P1" draw:layer="layout" svg:x1="1.667cm" svg:y1="3.349cm" svg:x2="2.305cm" svg:y2="3.609cm">
          <text:p/>
        </draw:line>
        <draw:line draw:style-name="gr9" draw:text-style-name="P1" draw:layer="layout" svg:x1="2.68cm" svg:y1="4.467cm" svg:x2="2.379cm" svg:y2="5.183cm">
          <text:p/>
        </draw:line>
        <draw:line draw:style-name="gr9" draw:text-style-name="P1" draw:layer="layout" svg:x1="2.379cm" svg:y1="4.942cm" svg:x2="2.379cm" svg:y2="5.182cm">
          <text:p/>
        </draw:line>
        <draw:line draw:style-name="gr9" draw:text-style-name="P1" draw:layer="layout" svg:x1="4.097cm" svg:y1="4.942cm" svg:x2="6.802cm" svg:y2="4.942cm">
          <text:p/>
        </draw:line>
        <draw:line draw:style-name="gr9" draw:text-style-name="P1" draw:layer="layout" svg:x1="6.802cm" svg:y1="4.942cm" svg:x2="6.802cm" svg:y2="5.37cm">
          <text:p/>
        </draw:line>
        <draw:line draw:style-name="gr9" draw:text-style-name="P1" draw:layer="layout" svg:x1="3.916cm" svg:y1="5.182cm" svg:x2="4.097cm" svg:y2="5.182cm">
          <text:p/>
        </draw:line>
        <draw:line draw:style-name="gr9" draw:text-style-name="P1" draw:layer="layout" svg:x1="6.802cm" svg:y1="5.37cm" svg:x2="4.778cm" svg:y2="5.37cm">
          <text:p/>
        </draw:line>
        <draw:line draw:style-name="gr9" draw:text-style-name="P1" draw:layer="layout" svg:x1="2.379cm" svg:y1="5.182cm" svg:x2="3.916cm" svg:y2="5.182cm">
          <text:p/>
        </draw:line>
        <draw:line draw:style-name="gr9" draw:text-style-name="P1" draw:layer="layout" svg:x1="4.778cm" svg:y1="5.37cm" svg:x2="4.328cm" svg:y2="5.37cm">
          <text:p/>
        </draw:line>
        <draw:line draw:style-name="gr9" draw:text-style-name="P1" draw:layer="layout" svg:x1="4.328cm" svg:y1="6.672cm" svg:x2="4.328cm" svg:y2="5.37cm">
          <text:p/>
        </draw:line>
        <draw:line draw:style-name="gr9" draw:text-style-name="P1" draw:layer="layout" svg:x1="4.328cm" svg:y1="6.672cm" svg:x2="4.235cm" svg:y2="6.672cm">
          <text:p/>
        </draw:line>
        <draw:line draw:style-name="gr9" draw:text-style-name="P1" draw:layer="layout" svg:x1="1.667cm" svg:y1="5.199cm" svg:x2="1.667cm" svg:y2="4.942cm">
          <text:p/>
        </draw:line>
        <draw:line draw:style-name="gr9" draw:text-style-name="P1" draw:layer="layout" svg:x1="4.236cm" svg:y1="6.672cm" svg:x2="4.058cm" svg:y2="6.819cm">
          <text:p/>
        </draw:line>
        <draw:line draw:style-name="gr9" draw:text-style-name="P1" draw:layer="layout" svg:x1="2.304cm" svg:y1="5.199cm" svg:x2="1.667cm" svg:y2="5.199cm">
          <text:p/>
        </draw:line>
        <draw:line draw:style-name="gr9" draw:text-style-name="P1" draw:layer="layout" svg:x1="4.058cm" svg:y1="6.818cm" svg:x2="2.765cm" svg:y2="6.818cm">
          <text:p/>
        </draw:line>
        <draw:line draw:style-name="gr9" draw:text-style-name="P1" draw:layer="layout" svg:x1="2.304cm" svg:y1="9.241cm" svg:x2="2.304cm" svg:y2="5.199cm">
          <text:p/>
        </draw:line>
        <draw:line draw:style-name="gr9" draw:text-style-name="P1" draw:layer="layout" svg:x1="2.765cm" svg:y1="6.818cm" svg:x2="2.765cm" svg:y2="10.149cm">
          <text:p/>
        </draw:line>
        <draw:line draw:style-name="gr9" draw:text-style-name="P1" draw:layer="layout" svg:x1="2.304cm" svg:y1="9.241cm" svg:x2="2.304cm" svg:y2="10.149cm">
          <text:p/>
        </draw:line>
        <draw:line draw:style-name="gr9" draw:text-style-name="P1" draw:layer="layout" svg:x1="2.765cm" svg:y1="10.149cm" svg:x2="2.304cm" svg:y2="10.149cm">
          <text:p/>
        </draw:line>
        <draw:path draw:style-name="gr9" draw:text-style-name="P1" draw:layer="layout" svg:width="1.368cm" svg:height="1.25cm" svg:x="2.829cm" svg:y="5.422cm" svg:viewBox="0 0 1369 1251" svg:d="M0 626c0 345 306 625 685 625 378 0 684-280 684-625M1369 626c0-345-306-626-684-626-379 0-685 281-685 626">
          <text:p/>
        </draw:path>
        <draw:path draw:style-name="gr9" draw:text-style-name="P1" draw:layer="layout" svg:width="0cm" svg:height="0.002cm" svg:x="2.968cm" svg:y="3.303cm" svg:viewBox="0 0 0 3" svg:d="M0 0c0 1 0 2 0 3">
          <text:p/>
        </draw:path>
        <draw:path draw:style-name="gr9" draw:text-style-name="P1" draw:layer="layout" svg:width="0cm" svg:height="0.002cm" svg:x="3.305cm" svg:y="3.303cm" svg:viewBox="0 0 0 3" svg:d="M0 3c0-1 0-2 0-3">
          <text:p/>
        </draw:path>
        <draw:path draw:style-name="gr9" draw:text-style-name="P1" draw:layer="layout" svg:width="0.337cm" svg:height="0.068cm" svg:x="2.968cm" svg:y="3.235cm" svg:viewBox="0 0 338 69" svg:d="M338 69c0-38-75-69-170-69-93 0-168 31-168 69">
          <text:p/>
        </draw:path>
        <draw:polyline draw:style-name="gr9" draw:text-style-name="P1" draw:layer="layout" svg:width="0cm" svg:height="0.524cm" svg:x="2.304cm" svg:y="6.529cm" svg:viewBox="0 0 0 525" draw:points="0,525 0,518 0,499 0,468 0,426 0,376 0,321 0,263 0,204 0,149 0,99 0,57 0,26 0,7 0,0">
          <text:p/>
        </draw:polyline>
        <draw:path draw:style-name="gr9" draw:text-style-name="P1" draw:layer="layout" svg:width="0cm" svg:height="0.254cm" svg:x="2.304cm" svg:y="5.199cm" svg:viewBox="0 0 0 255" svg:d="M0 255c0-1 0-1 0-2s0-3 0-4c0-3 0-5 0-8s0-7 0-10c0-5 0-9 0-14s0-11 0-16c0-6 0-12 0-19s0-13 0-20c0-8 0-16 0-24s0-16 0-25c0-8 0-17 0-26s0-19 0-28c0-19 0-39 0-59">
          <text:p/>
        </draw:path>
        <draw:line draw:style-name="gr9" draw:text-style-name="P1" draw:layer="layout" svg:x1="1.667cm" svg:y1="7.155cm" svg:x2="1.667cm" svg:y2="7.094cm">
          <text:p/>
        </draw:line>
        <draw:line draw:style-name="gr9" draw:text-style-name="P1" draw:layer="layout" svg:x1="1.667cm" svg:y1="7.155cm" svg:x2="2.155cm" svg:y2="7.354cm">
          <text:p/>
        </draw:line>
        <draw:path draw:style-name="gr9" draw:text-style-name="P1" draw:layer="layout" svg:width="0cm" svg:height="0.122cm" svg:x="2.765cm" svg:y="6.818cm" svg:viewBox="0 0 0 123" svg:d="M0 123c0-1 0-2 0-3s0-2 0-3c0-2 0-4 0-5 0-2 0-5 0-7s0-5 0-8 0-6 0-9 0-6 0-10 0-7 0-11 0-8 0-12c0-9 0-17 0-27 0-9 0-19 0-28">
          <text:p/>
        </draw:path>
        <draw:polyline draw:style-name="gr9" draw:text-style-name="P1" draw:layer="layout" svg:width="0cm" svg:height="0.501cm" svg:x="2.765cm" svg:y="8.102cm" svg:viewBox="0 0 0 502" draw:points="0,502 0,496 0,477 0,447 0,407 0,360 0,307 0,251 0,195 0,142 0,94 0,55 0,25 0,6 0,0">
          <text:p/>
        </draw:polyline>
        <draw:polyline draw:style-name="gr9" draw:text-style-name="P1" draw:layer="layout" svg:width="0cm" svg:height="0.501cm" svg:x="2.765cm" svg:y="9.015cm" svg:viewBox="0 0 0 502" draw:points="0,502 0,496 0,478 0,448 0,408 0,360 0,307 0,251 0,195 0,142 0,95 0,55 0,25 0,6 0,0">
          <text:p/>
        </draw:polyline>
        <draw:line draw:style-name="gr9" draw:text-style-name="P1" draw:layer="layout" svg:x1="1.667cm" svg:y1="7.155cm" svg:x2="1.667cm" svg:y2="8.063cm">
          <text:p/>
        </draw:line>
        <draw:line draw:style-name="gr9" draw:text-style-name="P1" draw:layer="layout" svg:x1="2.305cm" svg:y1="8.323cm" svg:x2="1.667cm" svg:y2="8.063cm">
          <text:p/>
        </draw:line>
        <draw:line draw:style-name="gr9" draw:text-style-name="P1" draw:layer="layout" svg:x1="4.328cm" svg:y1="3.098cm" svg:x2="4.328cm" svg:y2="3.964cm">
          <text:p/>
        </draw:line>
        <draw:path draw:style-name="gr9" draw:text-style-name="P1" draw:layer="layout" svg:width="0cm" svg:height="0.083cm" svg:x="4.328cm" svg:y="3.88cm" svg:viewBox="0 0 0 84" svg:d="M0 84c0-33 0-61 0-84">
          <text:p/>
        </draw:path>
        <draw:path draw:style-name="gr9" draw:text-style-name="P1" draw:layer="layout" svg:width="0.075cm" svg:height="0.03cm" svg:x="4.022cm" svg:y="5.152cm" svg:viewBox="0 0 76 31" svg:d="M76 31c-41 0-76-15-76-31">
          <text:p/>
        </draw:path>
        <draw:path draw:style-name="gr9" draw:text-style-name="P1" draw:layer="layout" svg:width="0.031cm" svg:height="0.061cm" svg:x="4.216cm" svg:y="4.497cm" svg:viewBox="0 0 32 62" svg:d="M32 0c-21 19-32 40-32 62">
          <text:p/>
        </draw:path>
        <draw:path draw:style-name="gr9" draw:text-style-name="P1" draw:layer="layout" svg:width="0.283cm" svg:height="0.147cm" svg:x="4.216cm" svg:y="4.558cm" svg:viewBox="0 0 284 148" svg:d="M0 0c0 70 117 131 284 148">
          <text:p/>
        </draw:path>
        <draw:path draw:style-name="gr9" draw:text-style-name="P1" draw:layer="layout" svg:width="0.375cm" svg:height="0.152cm" svg:x="4.328cm" svg:y="3.964cm" svg:viewBox="0 0 376 153" svg:d="M0 0c0 85 168 153 376 153">
          <text:p/>
        </draw:path>
        <draw:line draw:style-name="gr9" draw:text-style-name="P1" draw:layer="layout" svg:x1="4.778cm" svg:y1="4.116cm" svg:x2="5.696cm" svg:y2="4.116cm">
          <text:p/>
        </draw:line>
        <draw:line draw:style-name="gr9" draw:text-style-name="P1" draw:layer="layout" svg:x1="4.778cm" svg:y1="4.116cm" svg:x2="4.703cm" svg:y2="4.116cm">
          <text:p/>
        </draw:line>
        <draw:path draw:style-name="gr9" draw:text-style-name="P1" draw:layer="layout" svg:width="0.026cm" svg:height="0.044cm" svg:x="5.518cm" svg:y="4.574cm" svg:viewBox="0 0 27 45" svg:d="M0 0c0 16 9 31 27 45">
          <text:p/>
        </draw:path>
        <draw:path draw:style-name="gr9" draw:text-style-name="P1" draw:layer="layout" svg:width="0.436cm" svg:height="0.055cm" svg:x="5.544cm" svg:y="4.618cm" svg:viewBox="0 0 437 56" svg:d="M0 0c41 33 126 56 218 56 93 0 178-23 219-56">
          <text:p/>
        </draw:path>
        <draw:path draw:style-name="gr9" draw:text-style-name="P1" draw:layer="layout" svg:width="0.488cm" svg:height="0.143cm" svg:x="5.518cm" svg:y="4.475cm" svg:viewBox="0 0 489 144" svg:d="M463 144c45-38 30-82-38-112s-174-41-268-25c-95 14-157 51-157 92">
          <text:p/>
        </draw:path>
        <draw:line draw:style-name="gr9" draw:text-style-name="P1" draw:layer="layout" svg:x1="4.044cm" svg:y1="4.891cm" svg:x2="5.079cm" svg:y2="4.47cm">
          <text:p/>
        </draw:line>
        <draw:path draw:style-name="gr9" draw:text-style-name="P1" draw:layer="layout" svg:width="0.075cm" svg:height="0.03cm" svg:x="4.022cm" svg:y="4.912cm" svg:viewBox="0 0 76 31" svg:d="M76 31c-41 0-76-14-76-31">
          <text:p/>
        </draw:path>
        <draw:path draw:style-name="gr9" draw:text-style-name="P1" draw:layer="layout" svg:width="0.022cm" svg:height="0.022cm" svg:x="4.022cm" svg:y="4.89cm" svg:viewBox="0 0 23 23" svg:d="M0 23c0-8 8-17 23-23">
          <text:p/>
        </draw:path>
        <draw:line draw:style-name="gr9" draw:text-style-name="P1" draw:layer="layout" svg:x1="5.078cm" svg:y1="4.47cm" svg:x2="6.39cm" svg:y2="4.47cm">
          <text:p/>
        </draw:line>
        <draw:line draw:style-name="gr9" draw:text-style-name="P1" draw:layer="layout" svg:x1="6.39cm" svg:y1="4.47cm" svg:x2="6.427cm" svg:y2="4.47cm">
          <text:p/>
        </draw:line>
        <draw:line draw:style-name="gr9" draw:text-style-name="P1" draw:layer="layout" svg:x1="6.802cm" svg:y1="4.47cm" svg:x2="6.802cm" svg:y2="4.942cm">
          <text:p/>
        </draw:line>
        <draw:line draw:style-name="gr9" draw:text-style-name="P1" draw:layer="layout" svg:x1="6.427cm" svg:y1="4.47cm" svg:x2="6.802cm" svg:y2="4.47cm">
          <text:p/>
        </draw:line>
        <draw:path draw:style-name="gr9" draw:text-style-name="P1" draw:layer="layout" svg:width="0.026cm" svg:height="0.044cm" svg:x="5.518cm" svg:y="4.817cm" svg:viewBox="0 0 27 45" svg:d="M0 0c0 16 9 32 27 45">
          <text:p/>
        </draw:path>
        <draw:path draw:style-name="gr9" draw:text-style-name="P1" draw:layer="layout" svg:width="0.436cm" svg:height="0.055cm" svg:x="5.544cm" svg:y="4.861cm" svg:viewBox="0 0 437 56" svg:d="M0 0c41 35 126 56 218 56 93 0 178-21 219-56">
          <text:p/>
        </draw:path>
        <draw:path draw:style-name="gr9" draw:text-style-name="P1" draw:layer="layout" svg:width="0.488cm" svg:height="0.143cm" svg:x="5.518cm" svg:y="4.719cm" svg:viewBox="0 0 489 144" svg:d="M463 144c45-36 30-80-38-111-68-30-174-41-268-26-95 15-157 53-157 93">
          <text:p/>
        </draw:path>
        <draw:line draw:style-name="gr9" draw:text-style-name="P1" draw:layer="layout" svg:x1="4.328cm" svg:y1="6.157cm" svg:x2="4.328cm" svg:y2="5.37cm">
          <text:p/>
        </draw:line>
        <draw:path draw:style-name="gr9" draw:text-style-name="P1" draw:layer="layout" svg:width="1.184cm" svg:height="0.541cm" svg:x="2.921cm" svg:y="5.506cm" svg:viewBox="0 0 1185 542" svg:d="M1185 542c0-299-265-542-592-542s-593 243-593 542">
          <text:p/>
        </draw:path>
        <draw:path draw:style-name="gr9" draw:text-style-name="P1" draw:layer="layout" svg:width="1.184cm" svg:height="0.541cm" svg:x="2.921cm" svg:y="6.047cm" svg:viewBox="0 0 1185 542" svg:d="M0 0c0 300 266 542 593 542s592-242 592-542">
          <text:p/>
        </draw:path>
        <draw:line draw:style-name="gr9" draw:text-style-name="P1" draw:layer="layout" svg:x1="2.303cm" svg:y1="6.347cm" svg:x2="2.304cm" svg:y2="6.347cm">
          <text:p/>
        </draw:line>
        <draw:line draw:style-name="gr9" draw:text-style-name="P1" draw:layer="layout" svg:x1="2.304cm" svg:y1="5.214cm" svg:x2="2.303cm" svg:y2="5.214cm">
          <text:p/>
        </draw:line>
        <draw:line draw:style-name="gr9" draw:text-style-name="P1" draw:layer="layout" svg:x1="2.304cm" svg:y1="7.687cm" svg:x2="2.303cm" svg:y2="7.687cm">
          <text:p/>
        </draw:line>
        <draw:line draw:style-name="gr9" draw:text-style-name="P1" draw:layer="layout" svg:x1="2.304cm" svg:y1="5.427cm" svg:x2="2.303cm" svg:y2="5.427cm">
          <text:p/>
        </draw:line>
        <draw:line draw:style-name="gr9" draw:text-style-name="P1" draw:layer="layout" svg:x1="2.303cm" svg:y1="5.427cm" svg:x2="2.303cm" svg:y2="5.214cm">
          <text:p/>
        </draw:line>
        <draw:line draw:style-name="gr9" draw:text-style-name="P1" draw:layer="layout" svg:x1="2.303cm" svg:y1="7.687cm" svg:x2="2.303cm" svg:y2="7.429cm">
          <text:p/>
        </draw:line>
        <draw:line draw:style-name="gr9" draw:text-style-name="P1" draw:layer="layout" svg:x1="2.304cm" svg:y1="7.429cm" svg:x2="2.303cm" svg:y2="7.429cm">
          <text:p/>
        </draw:line>
        <draw:line draw:style-name="gr9" draw:text-style-name="P1" draw:layer="layout" svg:x1="2.303cm" svg:y1="6.044cm" svg:x2="2.303cm" svg:y2="5.427cm">
          <text:p/>
        </draw:line>
        <draw:line draw:style-name="gr9" draw:text-style-name="P1" draw:layer="layout" svg:x1="2.303cm" svg:y1="6.044cm" svg:x2="2.304cm" svg:y2="6.044cm">
          <text:p/>
        </draw:line>
        <draw:line draw:style-name="gr9" draw:text-style-name="P1" draw:layer="layout" svg:x1="2.304cm" svg:y1="6.767cm" svg:x2="2.303cm" svg:y2="6.767cm">
          <text:p/>
        </draw:line>
        <draw:line draw:style-name="gr9" draw:text-style-name="P1" draw:layer="layout" svg:x1="2.303cm" svg:y1="7.429cm" svg:x2="2.303cm" svg:y2="6.767cm">
          <text:p/>
        </draw:line>
        <draw:line draw:style-name="gr9" draw:text-style-name="P1" draw:layer="layout" svg:x1="4.778cm" svg:y1="4.116cm" svg:x2="4.778cm" svg:y2="3.88cm">
          <text:p/>
        </draw:line>
        <draw:path draw:style-name="gr9" draw:text-style-name="P1" draw:layer="layout" svg:width="0cm" svg:height="0.058cm" svg:x="4.778cm" svg:y="3.821cm" svg:viewBox="0 0 0 59" svg:d="M0 0c0 0 0 20 0 59">
          <text:p/>
        </draw:path>
        <draw:line draw:style-name="gr9" draw:text-style-name="P1" draw:layer="layout" svg:x1="5.664cm" svg:y1="4.145cm" svg:x2="5.941cm" svg:y2="3.899cm">
          <text:p/>
        </draw:line>
        <draw:line draw:style-name="gr9" draw:text-style-name="P1" draw:layer="layout" svg:x1="5.94cm" svg:y1="3.899cm" svg:x2="6.802cm" svg:y2="3.899cm">
          <text:p/>
        </draw:line>
        <draw:line draw:style-name="gr9" draw:text-style-name="P1" draw:layer="layout" svg:x1="6.802cm" svg:y1="4.144cm" svg:x2="6.802cm" svg:y2="4.139cm">
          <text:p/>
        </draw:line>
        <draw:line draw:style-name="gr9" draw:text-style-name="P1" draw:layer="layout" svg:x1="6.802cm" svg:y1="4.116cm" svg:x2="6.802cm" svg:y2="3.88cm">
          <text:p/>
        </draw:line>
        <draw:line draw:style-name="gr9" draw:text-style-name="P1" draw:layer="layout" svg:x1="6.802cm" svg:y1="4.144cm" svg:x2="6.802cm" svg:y2="4.139cm">
          <text:p/>
        </draw:line>
        <draw:path draw:style-name="gr9" draw:text-style-name="P1" draw:layer="layout" svg:width="0cm" svg:height="0.235cm" svg:x="6.802cm" svg:y="3.88cm" svg:viewBox="0 0 0 236" svg:d="M0 236c0-7 0-14 0-21 0-14 0-28 0-42 0-13 0-26 0-38 0-13 0-25 0-36 0-6 0-11 0-17 0-5 0-10 0-16 0-5 0-10 0-15 0-4 0-9 0-14 0-4 0-9 0-13s0-8 0-12 0-8 0-12">
          <text:p/>
        </draw:path>
        <draw:path draw:style-name="gr9" draw:text-style-name="P1" draw:layer="layout" svg:width="0cm" svg:height="0.058cm" svg:x="6.802cm" svg:y="3.821cm" svg:viewBox="0 0 0 59" svg:d="M0 0c0 0 0 20 0 59">
          <text:p/>
        </draw:path>
        <draw:line draw:style-name="gr9" draw:text-style-name="P1" draw:layer="layout" svg:x1="6.802cm" svg:y1="3.899cm" svg:x2="6.802cm" svg:y2="4.144cm">
          <text:p/>
        </draw:line>
        <draw:path draw:style-name="gr9" draw:text-style-name="P1" draw:layer="layout" svg:width="0cm" svg:height="0.002cm" svg:x="5.593cm" svg:y="4.642cm" svg:viewBox="0 0 1 3" svg:d="M0 0c0 1 0 2 1 3">
          <text:p/>
        </draw:path>
        <draw:path draw:style-name="gr9" draw:text-style-name="P1" draw:layer="layout" svg:width="0cm" svg:height="0.002cm" svg:x="5.931cm" svg:y="4.642cm" svg:viewBox="0 0 0 3" svg:d="M0 3c0-1 0-2 0-3">
          <text:p/>
        </draw:path>
        <draw:path draw:style-name="gr9" draw:text-style-name="P1" draw:layer="layout" svg:width="0.338cm" svg:height="0.068cm" svg:x="5.593cm" svg:y="4.574cm" svg:viewBox="0 0 339 69" svg:d="M339 69c0-37-77-69-170-69s-169 32-169 69">
          <text:p/>
        </draw:path>
        <draw:line draw:style-name="gr9" draw:text-style-name="P1" draw:layer="layout" svg:x1="6.427cm" svg:y1="4.47cm" svg:x2="6.427cm" svg:y2="4.436cm">
          <text:p/>
        </draw:line>
        <draw:line draw:style-name="gr9" draw:text-style-name="P1" draw:layer="layout" svg:x1="6.39cm" svg:y1="4.436cm" svg:x2="6.427cm" svg:y2="4.436cm">
          <text:p/>
        </draw:line>
        <draw:line draw:style-name="gr9" draw:text-style-name="P1" draw:layer="layout" svg:x1="6.39cm" svg:y1="4.47cm" svg:x2="6.39cm" svg:y2="4.436cm">
          <text:p/>
        </draw:line>
        <draw:path draw:style-name="gr9" draw:text-style-name="P1" draw:layer="layout" svg:width="0cm" svg:height="0.002cm" svg:x="5.593cm" svg:y="4.886cm" svg:viewBox="0 0 1 3" svg:d="M0 0c0 1 0 2 1 3">
          <text:p/>
        </draw:path>
        <draw:path draw:style-name="gr9" draw:text-style-name="P1" draw:layer="layout" svg:width="0cm" svg:height="0.002cm" svg:x="5.931cm" svg:y="4.886cm" svg:viewBox="0 0 0 3" svg:d="M0 3c0-1 0-2 0-3">
          <text:p/>
        </draw:path>
        <draw:path draw:style-name="gr9" draw:text-style-name="P1" draw:layer="layout" svg:width="0.338cm" svg:height="0.069cm" svg:x="5.593cm" svg:y="4.817cm" svg:viewBox="0 0 339 70" svg:d="M339 70c0-39-77-70-170-70s-169 31-169 70">
          <text:p/>
        </draw:path>
        <draw:path draw:style-name="gr9" draw:text-style-name="P1" draw:layer="layout" svg:width="1.184cm" svg:height="0.518cm" svg:x="2.921cm" svg:y="6.024cm" svg:viewBox="0 0 1185 519" svg:d="M0 0c14 290 276 519 593 519s578-229 592-519">
          <text:p/>
        </draw:path>
        <draw:line draw:style-name="gr9" draw:text-style-name="P1" draw:layer="layout" svg:x1="2.255cm" svg:y1="6.838cm" svg:x2="2.154cm" svg:y2="6.726cm">
          <text:p/>
        </draw:line>
        <draw:line draw:style-name="gr9" draw:text-style-name="P1" draw:layer="layout" svg:x1="2.304cm" svg:y1="6.347cm" svg:x2="2.154cm" svg:y2="6.514cm">
          <text:p/>
        </draw:line>
        <draw:line draw:style-name="gr9" draw:text-style-name="P1" draw:layer="layout" svg:x1="2.303cm" svg:y1="6.347cm" svg:x2="2.303cm" svg:y2="6.767cm">
          <text:p/>
        </draw:line>
        <draw:line draw:style-name="gr9" draw:text-style-name="P1" draw:layer="layout" svg:x1="2.154cm" svg:y1="6.726cm" svg:x2="2.154cm" svg:y2="6.664cm">
          <text:p/>
        </draw:line>
        <draw:line draw:style-name="gr9" draw:text-style-name="P1" draw:layer="layout" svg:x1="2.293cm" svg:y1="6.785cm" svg:x2="2.154cm" svg:y2="6.664cm">
          <text:p/>
        </draw:line>
        <draw:line draw:style-name="gr9" draw:text-style-name="P1" draw:layer="layout" svg:x1="2.304cm" svg:y1="5.214cm" svg:x2="2.154cm" svg:y2="5.412cm">
          <text:p/>
        </draw:line>
        <draw:line draw:style-name="gr9" draw:text-style-name="P1" draw:layer="layout" svg:x1="2.304cm" svg:y1="7.688cm" svg:x2="2.154cm" svg:y2="7.479cm">
          <text:p/>
        </draw:line>
        <draw:line draw:style-name="gr9" draw:text-style-name="P1" draw:layer="layout" svg:x1="2.304cm" svg:y1="5.427cm" svg:x2="2.154cm" svg:y2="5.504cm">
          <text:p/>
        </draw:line>
        <draw:line draw:style-name="gr9" draw:text-style-name="P1" draw:layer="layout" svg:x1="2.154cm" svg:y1="5.503cm" svg:x2="2.154cm" svg:y2="5.411cm">
          <text:p/>
        </draw:line>
        <draw:line draw:style-name="gr9" draw:text-style-name="P1" draw:layer="layout" svg:x1="2.154cm" svg:y1="7.479cm" svg:x2="2.154cm" svg:y2="7.392cm">
          <text:p/>
        </draw:line>
        <draw:line draw:style-name="gr9" draw:text-style-name="P1" draw:layer="layout" svg:x1="2.304cm" svg:y1="7.43cm" svg:x2="2.154cm" svg:y2="7.392cm">
          <text:p/>
        </draw:line>
        <draw:line draw:style-name="gr9" draw:text-style-name="P1" draw:layer="layout" svg:x1="2.304cm" svg:y1="6.045cm" svg:x2="2.154cm" svg:y2="5.847cm">
          <text:p/>
        </draw:line>
        <draw:line draw:style-name="gr9" draw:text-style-name="P1" draw:layer="layout" svg:x1="2.154cm" svg:y1="5.847cm" svg:x2="2.154cm" svg:y2="5.503cm">
          <text:p/>
        </draw:line>
        <draw:line draw:style-name="gr9" draw:text-style-name="P1" draw:layer="layout" svg:x1="2.154cm" svg:y1="7.392cm" svg:x2="2.154cm" svg:y2="6.977cm">
          <text:p/>
        </draw:line>
        <draw:line draw:style-name="gr9" draw:text-style-name="P1" draw:layer="layout" svg:x1="2.154cm" svg:y1="6.978cm" svg:x2="2.304cm" svg:y2="6.767cm">
          <text:p/>
        </draw:line>
        <draw:path draw:style-name="gr9" draw:text-style-name="P1" draw:layer="layout" svg:width="0.026cm" svg:height="0.044cm" svg:x="5.968cm" svg:y="4.056cm" svg:viewBox="0 0 27 45" svg:d="M0 0c0 16 9 32 27 45">
          <text:p/>
        </draw:path>
        <draw:path draw:style-name="gr9" draw:text-style-name="P1" draw:layer="layout" svg:width="0.107cm" svg:height="0.044cm" svg:x="5.994cm" svg:y="4.1cm" svg:viewBox="0 0 108 45" svg:d="M0 0c23 20 62 36 108 45">
          <text:p/>
        </draw:path>
        <draw:path draw:style-name="gr9" draw:text-style-name="P1" draw:layer="layout" svg:width="0.107cm" svg:height="0.044cm" svg:x="6.323cm" svg:y="4.1cm" svg:viewBox="0 0 108 45" svg:d="M0 45c47-9 85-25 108-45">
          <text:p/>
        </draw:path>
        <draw:path draw:style-name="gr9" draw:text-style-name="P1" draw:layer="layout" svg:width="0.488cm" svg:height="0.143cm" svg:x="5.968cm" svg:y="3.957cm" svg:viewBox="0 0 489 144" svg:d="M463 144c45-36 30-81-38-112-68-30-174-40-268-25-95 15-157 51-157 93">
          <text:p/>
        </draw:path>
        <draw:line draw:style-name="gr9" draw:text-style-name="P1" draw:layer="layout" svg:x1="6.577cm" svg:y1="3.899cm" svg:x2="6.577cm" svg:y2="3.88cm">
          <text:p/>
        </draw:line>
        <draw:path draw:style-name="gr9" draw:text-style-name="P1" draw:layer="layout" svg:width="0cm" svg:height="0.058cm" svg:x="6.577cm" svg:y="3.821cm" svg:viewBox="0 0 0 59" svg:d="M0 0c0 0 0 20 0 59">
          <text:p/>
        </draw:path>
        <draw:line draw:style-name="gr9" draw:text-style-name="P1" draw:layer="layout" svg:x1="6.39cm" svg:y1="4.436cm" svg:x2="6.39cm" svg:y2="4.423cm">
          <text:p/>
        </draw:line>
        <draw:line draw:style-name="gr9" draw:text-style-name="P1" draw:layer="layout" svg:x1="6.427cm" svg:y1="4.47cm" svg:x2="6.427cm" svg:y2="4.436cm">
          <text:p/>
        </draw:line>
        <draw:line draw:style-name="gr9" draw:text-style-name="P1" draw:layer="layout" svg:x1="6.427cm" svg:y1="4.423cm" svg:x2="6.427cm" svg:y2="4.436cm">
          <text:p/>
        </draw:line>
        <draw:line draw:style-name="gr9" draw:text-style-name="P1" draw:layer="layout" svg:x1="6.39cm" svg:y1="4.423cm" svg:x2="4.591cm" svg:y2="4.423cm">
          <text:p/>
        </draw:line>
        <draw:path draw:style-name="gr9" draw:text-style-name="P1" draw:layer="layout" svg:width="0.344cm" svg:height="0.14cm" svg:x="4.247cm" svg:y="4.144cm" svg:viewBox="0 0 345 141" svg:d="M345 0c-190 0-345 63-345 141">
          <text:p/>
        </draw:path>
        <draw:path draw:style-name="gr9" draw:text-style-name="P1" draw:layer="layout" svg:width="0.344cm" svg:height="0.139cm" svg:x="4.247cm" svg:y="4.284cm" svg:viewBox="0 0 345 140" svg:d="M0 0c0 77 155 140 345 140">
          <text:p/>
        </draw:path>
        <draw:line draw:style-name="gr9" draw:text-style-name="P1" draw:layer="layout" svg:x1="6.802cm" svg:y1="4.144cm" svg:x2="4.591cm" svg:y2="4.144cm">
          <text:p/>
        </draw:line>
        <draw:line draw:style-name="gr9" draw:text-style-name="P1" draw:layer="layout" svg:x1="6.802cm" svg:y1="4.423cm" svg:x2="6.802cm" svg:y2="4.144cm">
          <text:p/>
        </draw:line>
        <draw:line draw:style-name="gr9" draw:text-style-name="P1" draw:layer="layout" svg:x1="6.802cm" svg:y1="4.423cm" svg:x2="6.427cm" svg:y2="4.423cm">
          <text:p/>
        </draw:line>
        <draw:line draw:style-name="gr9" draw:text-style-name="P1" draw:layer="layout" svg:x1="6.802cm" svg:y1="4.47cm" svg:x2="6.802cm" svg:y2="4.423cm">
          <text:p/>
        </draw:line>
        <draw:path draw:style-name="gr9" draw:text-style-name="P1" draw:layer="layout" svg:width="0.278cm" svg:height="0.137cm" svg:x="4.247cm" svg:y="4.558cm" svg:viewBox="0 0 279 138" svg:d="M0 0c0 67 118 124 279 138">
          <text:p/>
        </draw:path>
        <draw:line draw:style-name="gr9" draw:text-style-name="P1" draw:layer="layout" svg:x1="2.154cm" svg:y1="6.513cm" svg:x2="2.154cm" svg:y2="6.664cm">
          <text:p/>
        </draw:line>
        <draw:path draw:style-name="gr9" draw:text-style-name="P1" draw:layer="layout" svg:width="0cm" svg:height="0.002cm" svg:x="6.043cm" svg:y="4.125cm" svg:viewBox="0 0 0 3" svg:d="M0 0c0 1 0 2 0 3">
          <text:p/>
        </draw:path>
        <draw:path draw:style-name="gr9" draw:text-style-name="P1" draw:layer="layout" svg:width="0cm" svg:height="0.002cm" svg:x="6.38cm" svg:y="4.125cm" svg:viewBox="0 0 1 3" svg:d="M0 3c1-1 1-2 1-3">
          <text:p/>
        </draw:path>
        <draw:path draw:style-name="gr9" draw:text-style-name="P1" draw:layer="layout" svg:width="0.338cm" svg:height="0.069cm" svg:x="6.043cm" svg:y="4.056cm" svg:viewBox="0 0 339 70" svg:d="M339 70c0-39-76-70-170-70-93 0-169 31-169 70">
          <text:p/>
        </draw:path>
        <draw:path draw:style-name="gr9" draw:text-style-name="P1" draw:layer="layout" svg:width="1.18cm" svg:height="0.496cm" svg:x="2.923cm" svg:y="6.001cm" svg:viewBox="0 0 1181 497" svg:d="M0 0c26 281 283 497 591 497s564-216 590-497">
          <text:p/>
        </draw:path>
        <draw:line draw:style-name="gr9" draw:text-style-name="P1" draw:layer="layout" svg:x1="6.006cm" svg:y1="2.001cm" svg:x2="6.006cm" svg:y2="2.035cm">
          <text:p/>
        </draw:line>
        <draw:line draw:style-name="gr9" draw:text-style-name="P1" draw:layer="layout" svg:x1="6.025cm" svg:y1="2.07cm" svg:x2="6.025cm" svg:y2="2.152cm">
          <text:p/>
        </draw:line>
        <draw:line draw:style-name="gr9" draw:text-style-name="P1" draw:layer="layout" svg:x1="6.017cm" svg:y1="2.159cm" svg:x2="6.017cm" svg:y2="2.193cm">
          <text:p/>
        </draw:line>
        <draw:line draw:style-name="gr9" draw:text-style-name="P1" draw:layer="layout" svg:x1="5.556cm" svg:y1="2.519cm" svg:x2="5.556cm" svg:y2="2.553cm">
          <text:p/>
        </draw:line>
        <draw:line draw:style-name="gr9" draw:text-style-name="P1" draw:layer="layout" svg:x1="5.575cm" svg:y1="2.588cm" svg:x2="5.575cm" svg:y2="2.669cm">
          <text:p/>
        </draw:line>
        <draw:line draw:style-name="gr9" draw:text-style-name="P1" draw:layer="layout" svg:x1="5.568cm" svg:y1="2.676cm" svg:x2="5.568cm" svg:y2="2.71cm">
          <text:p/>
        </draw:line>
        <draw:line draw:style-name="gr9" draw:text-style-name="P1" draw:layer="layout" svg:x1="5.556cm" svg:y1="2.762cm" svg:x2="5.556cm" svg:y2="2.796cm">
          <text:p/>
        </draw:line>
        <draw:line draw:style-name="gr9" draw:text-style-name="P1" draw:layer="layout" svg:x1="5.575cm" svg:y1="2.831cm" svg:x2="5.575cm" svg:y2="2.913cm">
          <text:p/>
        </draw:line>
        <draw:line draw:style-name="gr9" draw:text-style-name="P1" draw:layer="layout" svg:x1="5.568cm" svg:y1="2.92cm" svg:x2="5.568cm" svg:y2="2.954cm">
          <text:p/>
        </draw:line>
        <draw:line draw:style-name="gr9" draw:text-style-name="P1" draw:layer="layout" svg:x1="2.93cm" svg:y1="1.18cm" svg:x2="2.93cm" svg:y2="1.214cm">
          <text:p/>
        </draw:line>
        <draw:line draw:style-name="gr9" draw:text-style-name="P1" draw:layer="layout" svg:x1="2.949cm" svg:y1="1.249cm" svg:x2="2.949cm" svg:y2="1.33cm">
          <text:p/>
        </draw:line>
        <draw:line draw:style-name="gr9" draw:text-style-name="P1" draw:layer="layout" svg:x1="2.942cm" svg:y1="1.337cm" svg:x2="2.942cm" svg:y2="1.372cm">
          <text:p/>
        </draw:line>
        <draw:line draw:style-name="gr9" draw:text-style-name="P1" draw:layer="layout" svg:x1="2.372cm" svg:y1="2.023cm" svg:x2="2.372cm" svg:y2="2.057cm">
          <text:p/>
        </draw:line>
        <draw:line draw:style-name="gr9" draw:text-style-name="P1" draw:layer="layout" svg:x1="2.39cm" svg:y1="2.092cm" svg:x2="2.39cm" svg:y2="2.174cm">
          <text:p/>
        </draw:line>
        <draw:line draw:style-name="gr9" draw:text-style-name="P1" draw:layer="layout" svg:x1="2.383cm" svg:y1="2.181cm" svg:x2="2.383cm" svg:y2="2.215cm">
          <text:p/>
        </draw:line>
        <draw:line draw:style-name="gr9" draw:text-style-name="P1" draw:layer="layout" svg:x1="4.358cm" svg:y1="2.826cm" svg:x2="4.358cm" svg:y2="3.066cm">
          <text:p/>
        </draw:line>
        <draw:line draw:style-name="gr9" draw:text-style-name="P1" draw:layer="layout" svg:x1="4.022cm" svg:y1="4.912cm" svg:x2="4.022cm" svg:y2="5.152cm">
          <text:p/>
        </draw:line>
        <draw:line draw:style-name="gr9" draw:text-style-name="P1" draw:layer="layout" svg:x1="4.328cm" svg:y1="3.821cm" svg:x2="4.778cm" svg:y2="3.821cm">
          <text:p/>
        </draw:line>
        <draw:line draw:style-name="gr9" draw:text-style-name="P1" draw:layer="layout" svg:x1="6.577cm" svg:y1="3.821cm" svg:x2="6.802cm" svg:y2="3.821cm">
          <text:p/>
        </draw:line>
        <draw:line draw:style-name="gr9" draw:text-style-name="P1" draw:layer="layout" svg:x1="4.247cm" svg:y1="4.619cm" svg:x2="4.247cm" svg:y2="4.558cm">
          <text:p/>
        </draw:line>
        <draw:line draw:style-name="gr9" draw:text-style-name="P1" draw:layer="layout" svg:x1="5.797cm" svg:y1="4.027cm" svg:x2="4.778cm" svg:y2="4.027cm">
          <text:p/>
        </draw:line>
        <draw:line draw:style-name="gr9" draw:text-style-name="P1" draw:layer="layout" svg:x1="4.247cm" svg:y1="4.284cm" svg:x2="4.247cm" svg:y2="4.558cm">
          <text:p/>
        </draw:line>
        <draw:path draw:style-name="gr6" draw:text-style-name="P3" draw:layer="layout" svg:width="5.432cm" svg:height="8.22cm" svg:x="11.442cm" svg:y="1.131cm" svg:viewBox="0 0 5433 8221" svg:d="M4782 1851l22 22v16l545 1675c64 194 93 403 81 570-12 168-64 276-143 295l-201 49c-70 17-155-38-236-154l-1235 301c-13 100-42 174-84 214v3143l-982 239-445-433v-131l258-314-1666-1625-570 140-126-123v-638l570-695v-1721l-444-325-126-123v-1113l637-155 118 115 1374-336 24-5-31-30c-17-15-20-42-9-67 12-25 36-45 62-52l2420-590 209 204v1015l-22 5 22 22v600z">
          <text:p/>
        </draw:path>
        <draw:polygon draw:style-name="gr7" draw:text-style-name="P1" draw:layer="layout" svg:width="0cm" svg:height="0cm" svg:x="14.296cm" svg:y="4.974cm" svg:viewBox="0 0 0 0" draw:points="0,0">
          <text:p/>
        </draw:polygon>
        <draw:polygon draw:style-name="gr6" draw:text-style-name="P3" draw:layer="layout" svg:width="1.978cm" svg:height="6.238cm" svg:x="12.138cm" svg:y="2.235cm" svg:viewBox="0 0 1979 6239" draw:points="1979,5858 1979,1932 0,0 0,1670 0,3420 0,4614 1666,6239">
          <text:p/>
        </draw:polygon>
        <draw:polygon draw:style-name="gr7" draw:text-style-name="P1" draw:layer="layout" svg:width="0cm" svg:height="0cm" svg:x="14.296cm" svg:y="4.974cm" svg:viewBox="0 0 0 0" draw:points="0,0">
          <text:p/>
        </draw:polygon>
        <draw:path draw:style-name="gr6" draw:text-style-name="P3" draw:layer="layout" svg:width="4.803cm" svg:height="3.468cm" svg:x="11.442cm" svg:y="1.131cm" svg:viewBox="0 0 4804 3469" svg:d="M2175 590l2420-590 209 204-1810 443-403 98 403 393 234 229-83 20-87 108-1157 283 1157 1128 87 85 62 61 31 31 73 71 220 215-412 100-444-433-1978-1931-571 139-126-123 638-155 118 115 1374-336 23-5 139-34-139 34-30-30c-17-15-20-42-9-67 12-25 35-46 61-53z">
          <text:p/>
        </draw:path>
        <draw:polygon draw:style-name="gr7" draw:text-style-name="P1" draw:layer="layout" svg:width="0cm" svg:height="0cm" svg:x="14.296cm" svg:y="4.974cm" svg:viewBox="0 0 0 0" draw:points="0,0">
          <text:p/>
        </draw:polygon>
        <draw:polygon draw:style-name="gr6" draw:text-style-name="P3" draw:layer="layout" svg:width="1.81cm" svg:height="2.026cm" svg:x="14.435cm" svg:y="1.335cm" svg:viewBox="0 0 1811 2027" draw:points="1811,0 1811,1015 1789,1020 1476,1096 1476,1124 1811,1042 1811,1642 1789,1647 234,2027 234,1427 1442,1132 1442,1105 1420,1110 234,1399 234,1162 0,933 0,442">
          <text:p/>
        </draw:polygon>
        <draw:polygon draw:style-name="gr7" draw:text-style-name="P1" draw:layer="layout" svg:width="0cm" svg:height="0cm" svg:x="14.296cm" svg:y="4.974cm" svg:viewBox="0 0 0 0" draw:points="0,0">
          <text:p/>
        </draw:polygon>
        <draw:polygon draw:style-name="gr6" draw:text-style-name="P3" draw:layer="layout" svg:width="0.982cm" svg:height="4.852cm" svg:x="13.99cm" svg:y="4.499cm" svg:viewBox="0 0 983 4853" draw:points="983,0 983,612 983,1470 983,4614 0,4853 0,4723 571,4027 571,100">
          <text:p/>
        </draw:polygon>
        <draw:polygon draw:style-name="gr7" draw:text-style-name="P1" draw:layer="layout" svg:width="0cm" svg:height="0cm" svg:x="14.296cm" svg:y="4.974cm" svg:viewBox="0 0 0 0" draw:points="0,0">
          <text:p/>
        </draw:polygon>
        <draw:path draw:style-name="gr6" draw:text-style-name="P3" draw:layer="layout" svg:width="2.298cm" svg:height="2.588cm" svg:x="14.576cm" svg:y="3.02cm" svg:viewBox="0 0 2299 2589" svg:d="M1670 0l545 1675c64 194 93 403 81 570-12 168-64 276-143 295l-201 49c78-19 131-127 143-295 12-167-18-376-81-570l-274-841-1564 382-73-71-15-35 5-106-51-50 1 1c-1-1-2-3-3-4l-39-120 41 123-41-123 39 120c-12-18-23-37-30-58-7-25-10-56-10-92 0-34 3-73 10-113 16-54 45-106 83-152v-200z">
          <text:p/>
        </draw:path>
        <draw:polygon draw:style-name="gr7" draw:text-style-name="P1" draw:layer="layout" svg:width="0cm" svg:height="0cm" svg:x="14.296cm" svg:y="4.974cm" svg:viewBox="0 0 0 0" draw:points="0,0">
          <text:p/>
        </draw:polygon>
        <draw:polygon draw:style-name="gr6" draw:text-style-name="P3" draw:layer="layout" svg:width="0.444cm" svg:height="4.359cm" svg:x="14.116cm" svg:y="4.166cm" svg:viewBox="0 0 445 4360" draw:points="0,3927 0,0 445,433 445,4360">
          <text:p/>
        </draw:polygon>
        <draw:polygon draw:style-name="gr7" draw:text-style-name="P1" draw:layer="layout" svg:width="0cm" svg:height="0cm" svg:x="14.296cm" svg:y="4.974cm" svg:viewBox="0 0 0 0" draw:points="0,0">
          <text:p/>
        </draw:polygon>
        <draw:path draw:style-name="gr6" draw:text-style-name="P3" draw:layer="layout" svg:width="1.792cm" svg:height="1.35cm" svg:x="14.752cm" svg:y="3.902cm" svg:viewBox="0 0 1793 1351" svg:d="M0 382l1564-382 229 977-1532 374c-9-40-21-78-33-116l-8-25v-613z">
          <text:p/>
        </draw:path>
        <draw:polygon draw:style-name="gr7" draw:text-style-name="P1" draw:layer="layout" svg:width="0cm" svg:height="0cm" svg:x="14.296cm" svg:y="4.974cm" svg:viewBox="0 0 0 0" draw:points="0,0">
          <text:p/>
        </draw:polygon>
        <draw:path draw:style-name="gr6" draw:text-style-name="P3" draw:layer="layout" svg:width="1.321cm" svg:height="2.734cm" svg:x="12.419cm" svg:y="4.266cm" svg:viewBox="0 0 1322 2735" svg:d="M1280 2701h-1l-173 34-110-124-117-494 42-169-303 45-1-564-200-163-148-144v53c0 91-24 151-63 161-41 10-94-38-137-126s-69-201-69-296v-753c0-90 24-151 63-160 41-10 94 38 137 125 43 88 69 202 69 297v412l47-158 302 294v-564l299 628 79-180 111-234 173 371-185 419 227 476-227 34z">
          <text:p/>
        </draw:path>
        <draw:polygon draw:style-name="gr7" draw:text-style-name="P1" draw:layer="layout" svg:width="0cm" svg:height="0cm" svg:x="14.296cm" svg:y="4.974cm" svg:viewBox="0 0 0 0" draw:points="0,0">
          <text:p/>
        </draw:polygon>
        <draw:polygon draw:style-name="gr6" draw:text-style-name="P3" draw:layer="layout" svg:width="1.157cm" svg:height="1.411cm" svg:x="13.342cm" svg:y="2.625cm" svg:viewBox="0 0 1158 1412" draw:points="1158,0 1158,1412 0,283">
          <text:p/>
        </draw:polygon>
        <draw:polygon draw:style-name="gr7" draw:text-style-name="P1" draw:layer="layout" svg:width="0cm" svg:height="0cm" svg:x="14.296cm" svg:y="4.974cm" svg:viewBox="0 0 0 0" draw:points="0,0">
          <text:p/>
        </draw:polygon>
        <draw:polygon draw:style-name="gr6" draw:text-style-name="P3" draw:layer="layout" svg:width="0.57cm" svg:height="1.669cm" svg:x="11.568cm" svg:y="2.235cm" svg:viewBox="0 0 571 1670" draw:points="571,0 571,1670 445,1578 0,1253 0,139">
          <text:p/>
        </draw:polygon>
        <draw:polygon draw:style-name="gr7" draw:text-style-name="P1" draw:layer="layout" svg:width="0cm" svg:height="0cm" svg:x="14.296cm" svg:y="4.974cm" svg:viewBox="0 0 0 0" draw:points="0,0">
          <text:p/>
        </draw:polygon>
        <draw:path draw:style-name="gr6" draw:text-style-name="P3" draw:layer="layout" svg:width="1.567cm" svg:height="0.877cm" svg:x="15.013cm" svg:y="4.878cm" svg:viewBox="0 0 1568 878" svg:d="M0 374l1532-374c33 127 44 255 31 355-12 100-47 163-97 175l-188 46-1235 302c18-142 3-323-43-504z">
          <text:p/>
        </draw:path>
        <draw:polygon draw:style-name="gr7" draw:text-style-name="P1" draw:layer="layout" svg:width="0cm" svg:height="0cm" svg:x="14.296cm" svg:y="4.974cm" svg:viewBox="0 0 0 0" draw:points="0,0">
          <text:p/>
        </draw:polygon>
        <draw:path draw:style-name="gr6" draw:text-style-name="P3" draw:layer="layout" svg:width="1.368cm" svg:height="0.668cm" svg:x="12.95cm" svg:y="2.042cm" svg:viewBox="0 0 1369 669" svg:d="M1369 335c0-185-306-335-684-335s-685 150-685 335zM0 335c0 185 307 334 685 334s684-149 684-334z">
          <text:p/>
        </draw:path>
        <draw:polygon draw:style-name="gr7" draw:text-style-name="P1" draw:layer="layout" svg:width="0cm" svg:height="0cm" svg:x="14.296cm" svg:y="4.974cm" svg:viewBox="0 0 0 0" draw:points="0,0">
          <text:p/>
        </draw:polygon>
        <draw:polygon draw:style-name="gr6" draw:text-style-name="P3" draw:layer="layout" svg:width="1.014cm" svg:height="1.129cm" svg:x="13.546cm" svg:y="8.092cm" svg:viewBox="0 0 1015 1130" draw:points="0,696 258,382 571,0 1015,434 445,1130">
          <text:p/>
        </draw:polygon>
        <draw:polygon draw:style-name="gr7" draw:text-style-name="P1" draw:layer="layout" svg:width="0cm" svg:height="0cm" svg:x="14.296cm" svg:y="4.974cm" svg:viewBox="0 0 0 0" draw:points="0,0">
          <text:p/>
        </draw:polygon>
        <draw:path draw:style-name="gr6" draw:text-style-name="P3" draw:layer="layout" svg:width="1.184cm" svg:height="0.578cm" svg:x="13.042cm" svg:y="2.088cm" svg:viewBox="0 0 1185 579" svg:d="M1177 338c6-16 8-32 8-49 0-45-21-89-62-129-123-120-399-183-667-152-267 31-456 147-456 281 0 17 3 33 9 49 5 17 14 33 26 49 85 115 308 192 558 192s473-77 557-192c12-16 21-32 27-49z">
          <text:p/>
        </draw:path>
        <draw:polygon draw:style-name="gr7" draw:text-style-name="P1" draw:layer="layout" svg:width="0cm" svg:height="0cm" svg:x="14.296cm" svg:y="4.974cm" svg:viewBox="0 0 0 0" draw:points="0,0">
          <text:p/>
        </draw:polygon>
        <draw:polygon draw:style-name="gr6" draw:text-style-name="P3" draw:layer="layout" svg:width="0.57cm" svg:height="1.334cm" svg:x="11.568cm" svg:y="5.654cm" svg:viewBox="0 0 571 1335" draw:points="0,697 571,0 571,1195 0,1335">
          <text:p/>
        </draw:polygon>
        <draw:polygon draw:style-name="gr7" draw:text-style-name="P1" draw:layer="layout" svg:width="0cm" svg:height="0cm" svg:x="14.296cm" svg:y="4.974cm" svg:viewBox="0 0 0 0" draw:points="0,0">
          <text:p/>
        </draw:polygon>
        <draw:path draw:style-name="gr6" draw:text-style-name="P3" draw:layer="layout" svg:width="1.114cm" svg:height="0.382cm" svg:x="13.077cm" svg:y="2.284cm" svg:viewBox="0 0 1115 383" svg:d="M1115 191c-8-10-17-21-27-31-106-103-329-166-565-159-237 7-442 82-523 190 85 116 308 192 557 192 250 0 474-76 558-192z">
          <text:p/>
        </draw:path>
        <draw:polygon draw:style-name="gr7" draw:text-style-name="P1" draw:layer="layout" svg:width="0cm" svg:height="0cm" svg:x="14.296cm" svg:y="4.974cm" svg:viewBox="0 0 0 0" draw:points="0,0">
          <text:p/>
        </draw:polygon>
        <draw:path draw:style-name="gr6" draw:text-style-name="P3" draw:layer="layout" svg:width="0.268cm" svg:height="1.338cm" svg:x="12.419cm" svg:y="4.266cm" svg:viewBox="0 0 269 1339" svg:d="M269 424v412l-20 69v198l20 20v53c0 91-24 151-63 161-41 10-93-38-136-126-44-88-70-201-70-296v-754c0-90 24-151 64-160 41-10 93 38 136 125 43 88 69 202 69 298z">
          <text:p/>
        </draw:path>
        <draw:polygon draw:style-name="gr7" draw:text-style-name="P1" draw:layer="layout" svg:width="0cm" svg:height="0cm" svg:x="14.296cm" svg:y="4.974cm" svg:viewBox="0 0 0 0" draw:points="0,0">
          <text:p/>
        </draw:polygon>
        <draw:polygon draw:style-name="gr6" draw:text-style-name="P3" draw:layer="layout" svg:width="0.477cm" svg:height="0.977cm" svg:x="13.036cm" svg:y="5.238cm" svg:viewBox="0 0 478 978" draw:points="321,274 478,441 400,619 478,951 304,978 235,688 0,459 0,0 235,230 266,160">
          <text:p/>
        </draw:polygon>
        <draw:polygon draw:style-name="gr7" draw:text-style-name="P1" draw:layer="layout" svg:width="0cm" svg:height="0cm" svg:x="14.296cm" svg:y="4.974cm" svg:viewBox="0 0 0 0" draw:points="0,0">
          <text:p/>
        </draw:polygon>
        <draw:polygon draw:style-name="gr6" draw:text-style-name="P3" draw:layer="layout" svg:width="0.126cm" svg:height="1.842cm" svg:x="12.012cm" svg:y="3.812cm" svg:viewBox="0 0 127 1843" draw:points="127,92 127,1843 0,1721 0,0">
          <text:p/>
        </draw:polygon>
        <draw:polygon draw:style-name="gr7" draw:text-style-name="P1" draw:layer="layout" svg:width="0cm" svg:height="0cm" svg:x="14.296cm" svg:y="4.974cm" svg:viewBox="0 0 0 0" draw:points="0,0">
          <text:p/>
        </draw:polygon>
        <draw:polygon draw:style-name="gr6" draw:text-style-name="P3" draw:layer="layout" svg:width="0.696cm" svg:height="0.818cm" svg:x="11.442cm" svg:y="5.532cm" svg:viewBox="0 0 697 819" draw:points="127,819 697,122 571,0 0,696">
          <text:p/>
        </draw:polygon>
        <draw:polygon draw:style-name="gr7" draw:text-style-name="P1" draw:layer="layout" svg:width="0cm" svg:height="0cm" svg:x="14.296cm" svg:y="4.974cm" svg:viewBox="0 0 0 0" draw:points="0,0">
          <text:p/>
        </draw:polygon>
        <draw:path draw:style-name="gr6" draw:text-style-name="P3" draw:layer="layout" svg:width="0.382cm" svg:height="1.709cm" svg:x="16.291cm" svg:y="3.902cm" svg:viewBox="0 0 383 1710" svg:d="M299 842c63 194 93 403 81 570-12 168-65 276-144 295-70 17-155-38-236-154l187-46c50-12 85-75 98-175s2-228-32-355l-229-977z">
          <text:p/>
        </draw:path>
        <draw:polygon draw:style-name="gr7" draw:text-style-name="P1" draw:layer="layout" svg:width="0cm" svg:height="0cm" svg:x="14.296cm" svg:y="4.974cm" svg:viewBox="0 0 0 0" draw:points="0,0">
          <text:p/>
        </draw:polygon>
        <draw:polygon draw:style-name="gr6" draw:text-style-name="P3" draw:layer="layout" svg:width="0.126cm" svg:height="1.236cm" svg:x="11.442cm" svg:y="2.251cm" svg:viewBox="0 0 127 1237" draw:points="127,123 127,1237 0,1114 0,0">
          <text:p/>
        </draw:polygon>
        <draw:polygon draw:style-name="gr7" draw:text-style-name="P1" draw:layer="layout" svg:width="0cm" svg:height="0cm" svg:x="14.296cm" svg:y="4.974cm" svg:viewBox="0 0 0 0" draw:points="0,0">
          <text:p/>
        </draw:polygon>
        <draw:path draw:style-name="gr6" draw:text-style-name="P3" draw:layer="layout" svg:width="0.087cm" svg:height="1.604cm" svg:x="14.499cm" svg:y="2.517cm" svg:viewBox="0 0 88 1605" svg:d="M88 1444v161l-88-85v-1412l88-108v1240c-7 40-10 79-10 113 0 35 3 66 10 91z">
          <text:p/>
        </draw:path>
        <draw:polygon draw:style-name="gr7" draw:text-style-name="P1" draw:layer="layout" svg:width="0cm" svg:height="0cm" svg:x="14.296cm" svg:y="4.974cm" svg:viewBox="0 0 0 0" draw:points="0,0">
          <text:p/>
        </draw:polygon>
        <draw:polygon draw:style-name="gr6" draw:text-style-name="P3" draw:layer="layout" svg:width="0.341cm" svg:height="0.779cm" svg:x="13.356cm" svg:y="6.188cm" svg:viewBox="0 0 342 780" draw:points="342,780 158,0 0,187 117,679">
          <text:p/>
        </draw:polygon>
        <draw:polygon draw:style-name="gr7" draw:text-style-name="P1" draw:layer="layout" svg:width="0cm" svg:height="0cm" svg:x="14.296cm" svg:y="4.974cm" svg:viewBox="0 0 0 0" draw:points="0,0">
          <text:p/>
        </draw:polygon>
        <draw:path draw:style-name="gr6" draw:text-style-name="P3" draw:layer="layout" svg:width="1.184cm" svg:height="0.338cm" svg:x="13.042cm" svg:y="2.088cm" svg:viewBox="0 0 1185 339" svg:d="M1177 339c6-16 8-32 8-49 0-45-21-89-62-129-123-121-399-184-667-153-267 31-456 148-456 282 0 17 3 33 9 49v-1c17-48 59-92 121-130 112-69 282-110 463-110 180 0 350 41 463 110 26 16 48 33 67 51 25 25 43 51 53 79 1 0 1 1 1 1z">
          <text:p/>
        </draw:path>
        <draw:polygon draw:style-name="gr7" draw:text-style-name="P1" draw:layer="layout" svg:width="0cm" svg:height="0cm" svg:x="14.296cm" svg:y="4.974cm" svg:viewBox="0 0 0 0" draw:points="0,0">
          <text:p/>
        </draw:polygon>
        <draw:polygon draw:style-name="gr6" draw:text-style-name="P3" draw:layer="layout" svg:width="0.303cm" svg:height="0.564cm" svg:x="13.036cm" svg:y="5.696cm" svg:viewBox="0 0 304 565" draw:points="0,0 235,230 304,520 0,565">
          <text:p/>
        </draw:polygon>
        <draw:polygon draw:style-name="gr7" draw:text-style-name="P1" draw:layer="layout" svg:width="0cm" svg:height="0cm" svg:x="14.296cm" svg:y="4.974cm" svg:viewBox="0 0 0 0" draw:points="0,0">
          <text:p/>
        </draw:polygon>
        <draw:polygon draw:style-name="gr6" draw:text-style-name="P3" draw:layer="layout" svg:width="0.299cm" svg:height="0.793cm" svg:x="13.036cm" svg:y="4.674cm" svg:viewBox="0 0 300 794" draw:points="300,629 262,714 266,724 235,794 0,565 0,0">
          <text:p/>
        </draw:polygon>
        <draw:polygon draw:style-name="gr7" draw:text-style-name="P1" draw:layer="layout" svg:width="0cm" svg:height="0cm" svg:x="14.296cm" svg:y="4.974cm" svg:viewBox="0 0 0 0" draw:points="0,0">
          <text:p/>
        </draw:polygon>
        <draw:polygon draw:style-name="gr6" draw:text-style-name="P3" draw:layer="layout" svg:width="0.403cm" svg:height="0.491cm" svg:x="14.032cm" svg:y="1.777cm" svg:viewBox="0 0 404 492" draw:points="404,0 404,492 0,98">
          <text:p/>
        </draw:polygon>
        <draw:polygon draw:style-name="gr7" draw:text-style-name="P1" draw:layer="layout" svg:width="0cm" svg:height="0cm" svg:x="14.296cm" svg:y="4.974cm" svg:viewBox="0 0 0 0" draw:points="0,0">
          <text:p/>
        </draw:polygon>
        <draw:path draw:style-name="gr6" draw:text-style-name="P3" draw:layer="layout" svg:width="0.083cm" svg:height="1.26cm" svg:x="14.586cm" svg:y="2.497cm" svg:viewBox="0 0 84 1261" svg:d="M84 0v237 28 600 27 17 200c-39 46-68 98-84 152v-1241z">
          <text:p/>
        </draw:path>
        <draw:polygon draw:style-name="gr7" draw:text-style-name="P1" draw:layer="layout" svg:width="0cm" svg:height="0cm" svg:x="14.296cm" svg:y="4.974cm" svg:viewBox="0 0 0 0" draw:points="0,0">
          <text:p/>
        </draw:polygon>
        <draw:path draw:style-name="gr6" draw:text-style-name="P3" draw:layer="layout" svg:width="0.235cm" svg:height="0.512cm" svg:x="13.1cm" svg:y="6.31cm" svg:viewBox="0 0 236 513" svg:d="M236 375c0-1 0-2 0-4 0-89-26-195-68-273-19-39-42-67-64-83-54-40-97 2-103 103-6 99 26 230 77 316 53 86 110 104 139 44 12-25 19-60 19-103z">
          <text:p/>
        </draw:path>
        <draw:polygon draw:style-name="gr7" draw:text-style-name="P1" draw:layer="layout" svg:width="0cm" svg:height="0cm" svg:x="14.296cm" svg:y="4.974cm" svg:viewBox="0 0 0 0" draw:points="0,0">
          <text:p/>
        </draw:polygon>
        <draw:path draw:style-name="gr6" draw:text-style-name="P3" draw:layer="layout" svg:width="0.235cm" svg:height="0.512cm" svg:x="13.1cm" svg:y="4.347cm" svg:viewBox="0 0 236 513" svg:d="M236 374c0-1 0-2 0-4 0-89-26-195-68-273-19-38-42-66-64-82-54-41-97 2-103 102-6 99 26 230 77 316 53 87 110 105 139 43 12-24 19-59 19-102z">
          <text:p/>
        </draw:path>
        <draw:polygon draw:style-name="gr7" draw:text-style-name="P1" draw:layer="layout" svg:width="0cm" svg:height="0cm" svg:x="14.296cm" svg:y="4.974cm" svg:viewBox="0 0 0 0" draw:points="0,0">
          <text:p/>
        </draw:polygon>
        <draw:polygon draw:style-name="gr6" draw:text-style-name="P3" draw:layer="layout" svg:width="0.126cm" svg:height="0.761cm" svg:x="11.442cm" svg:y="6.227cm" svg:viewBox="0 0 127 762" draw:points="127,123 127,762 0,639 0,0">
          <text:p/>
        </draw:polygon>
        <draw:polygon draw:style-name="gr7" draw:text-style-name="P1" draw:layer="layout" svg:width="0cm" svg:height="0cm" svg:x="14.296cm" svg:y="4.974cm" svg:viewBox="0 0 0 0" draw:points="0,0">
          <text:p/>
        </draw:polygon>
        <draw:polygon draw:style-name="gr6" draw:text-style-name="P3" draw:layer="layout" svg:width="0.341cm" svg:height="0.431cm" svg:x="13.356cm" svg:y="5.247cm" svg:viewBox="0 0 342 432" draw:points="0,265 158,432 342,12 117,0">
          <text:p/>
        </draw:polygon>
        <draw:polygon draw:style-name="gr7" draw:text-style-name="P1" draw:layer="layout" svg:width="0cm" svg:height="0cm" svg:x="14.296cm" svg:y="4.974cm" svg:viewBox="0 0 0 0" draw:points="0,0">
          <text:p/>
        </draw:polygon>
        <draw:polygon draw:style-name="gr6" draw:text-style-name="P3" draw:layer="layout" svg:width="0.305cm" svg:height="0.51cm" svg:x="13.435cm" svg:y="5.678cm" svg:viewBox="0 0 306 511" draw:points="78,511 306,477 78,0 0,178">
          <text:p/>
        </draw:polygon>
        <draw:polygon draw:style-name="gr7" draw:text-style-name="P1" draw:layer="layout" svg:width="0cm" svg:height="0cm" svg:x="14.296cm" svg:y="4.974cm" svg:viewBox="0 0 0 0" draw:points="0,0">
          <text:p/>
        </draw:polygon>
        <draw:path draw:style-name="gr6" draw:text-style-name="P3" draw:layer="layout" svg:width="0.235cm" svg:height="0.512cm" svg:x="13.1cm" svg:y="4.347cm" svg:viewBox="0 0 236 513" svg:d="M168 97c-19-38-42-66-64-82-54-41-97 2-103 102-6 99 26 230 77 316 53 87 110 105 139 43 12-24 19-59 19-102-28-13-58-65-73-129-16-63-14-124 5-148z">
          <text:p/>
        </draw:path>
        <draw:polygon draw:style-name="gr7" draw:text-style-name="P1" draw:layer="layout" svg:width="0cm" svg:height="0cm" svg:x="14.296cm" svg:y="4.974cm" svg:viewBox="0 0 0 0" draw:points="0,0">
          <text:p/>
        </draw:polygon>
        <draw:path draw:style-name="gr6" draw:text-style-name="P3" draw:layer="layout" svg:width="0.235cm" svg:height="0.512cm" svg:x="13.1cm" svg:y="6.31cm" svg:viewBox="0 0 236 513" svg:d="M168 98c-19-39-42-67-64-83-54-40-97 2-103 103-6 99 26 230 77 316 53 86 110 104 139 44 12-25 19-60 19-103-28-13-58-65-73-129-16-63-14-123 5-148z">
          <text:p/>
        </draw:path>
        <draw:polygon draw:style-name="gr7" draw:text-style-name="P1" draw:layer="layout" svg:width="0cm" svg:height="0cm" svg:x="14.296cm" svg:y="4.974cm" svg:viewBox="0 0 0 0" draw:points="0,0">
          <text:p/>
        </draw:polygon>
        <draw:polygon draw:style-name="gr6" draw:text-style-name="P3" draw:layer="layout" svg:width="0.368cm" svg:height="0.392cm" svg:x="12.667cm" svg:y="4.944cm" svg:viewBox="0 0 369 393" draw:points="369,294 169,393 0,227 20,158 67,0">
          <text:p/>
        </draw:polygon>
        <draw:polygon draw:style-name="gr7" draw:text-style-name="P1" draw:layer="layout" svg:width="0cm" svg:height="0cm" svg:x="14.296cm" svg:y="4.974cm" svg:viewBox="0 0 0 0" draw:points="0,0">
          <text:p/>
        </draw:polygon>
        <draw:polygon draw:style-name="gr6" draw:text-style-name="P3" draw:layer="layout" svg:width="0.2cm" svg:height="0.458cm" svg:x="12.835cm" svg:y="5.238cm" svg:viewBox="0 0 201 459" draw:points="201,0 201,459 0,296 0,99">
          <text:p/>
        </draw:polygon>
        <draw:polygon draw:style-name="gr7" draw:text-style-name="P1" draw:layer="layout" svg:width="0cm" svg:height="0cm" svg:x="14.296cm" svg:y="4.974cm" svg:viewBox="0 0 0 0" draw:points="0,0">
          <text:p/>
        </draw:polygon>
        <draw:path draw:style-name="gr6" draw:text-style-name="P3" draw:layer="layout" svg:width="1.167cm" svg:height="0.241cm" svg:x="13.051cm" svg:y="2.233cm" svg:viewBox="0 0 1168 242" svg:d="M1141 242c12-16 21-32 27-49 0 0 0-1-1-1-6-7-12-15-20-22-110-107-340-175-587-170-248 4-466 80-560 192v1c5 17 14 33 26 49 81-108 286-183 524-191 236-7 458 57 564 160 10 10 19 21 27 31z">
          <text:p/>
        </draw:path>
        <draw:polygon draw:style-name="gr7" draw:text-style-name="P1" draw:layer="layout" svg:width="0cm" svg:height="0cm" svg:x="14.296cm" svg:y="4.974cm" svg:viewBox="0 0 0 0" draw:points="0,0">
          <text:p/>
        </draw:polygon>
        <draw:polygon draw:style-name="gr6" draw:text-style-name="P3" draw:layer="layout" svg:width="0.444cm" svg:height="0.564cm" svg:x="13.546cm" svg:y="8.787cm" svg:viewBox="0 0 445 565" draw:points="445,565 445,434 0,0 0,131">
          <text:p/>
        </draw:polygon>
        <draw:polygon draw:style-name="gr7" draw:text-style-name="P1" draw:layer="layout" svg:width="0cm" svg:height="0cm" svg:x="14.296cm" svg:y="4.974cm" svg:viewBox="0 0 0 0" draw:points="0,0">
          <text:p/>
        </draw:polygon>
        <draw:path draw:style-name="gr6" draw:text-style-name="P3" draw:layer="layout" svg:width="0.268cm" svg:height="0.27cm" svg:x="11.754cm" svg:y="3.207cm" svg:viewBox="0 0 269 271" svg:d="M141 2c39-7 75 2 99 25 46 45 37 131-21 190-59 59-143 71-189 26-19-19-30-45-30-75 0-7 1-16 2-24 12-68 71-129 139-142z">
          <text:p/>
        </draw:path>
        <draw:polygon draw:style-name="gr7" draw:text-style-name="P1" draw:layer="layout" svg:width="0cm" svg:height="0cm" svg:x="14.296cm" svg:y="4.974cm" svg:viewBox="0 0 0 0" draw:points="0,0">
          <text:p/>
        </draw:polygon>
        <draw:path draw:style-name="gr6" draw:text-style-name="P3" draw:layer="layout" svg:width="0.268cm" svg:height="0.269cm" svg:x="11.754cm" svg:y="6.348cm" svg:viewBox="0 0 269 270" svg:d="M141 2c39-7 75 2 99 25 46 45 37 130-21 189-59 60-143 72-189 26-19-19-30-45-30-75 0-7 1-15 2-23 12-68 71-129 139-142z">
          <text:p/>
        </draw:path>
        <draw:polygon draw:style-name="gr7" draw:text-style-name="P1" draw:layer="layout" svg:width="0cm" svg:height="0cm" svg:x="14.296cm" svg:y="4.974cm" svg:viewBox="0 0 0 0" draw:points="0,0">
          <text:p/>
        </draw:polygon>
        <draw:polygon draw:style-name="gr6" draw:text-style-name="P3" draw:layer="layout" svg:width="0.283cm" svg:height="0.371cm" svg:x="13.414cm" svg:y="4.888cm" svg:viewBox="0 0 284 372" draw:points="284,372 111,0 0,235 59,360">
          <text:p/>
        </draw:polygon>
        <draw:polygon draw:style-name="gr7" draw:text-style-name="P1" draw:layer="layout" svg:width="0cm" svg:height="0cm" svg:x="14.296cm" svg:y="4.974cm" svg:viewBox="0 0 0 0" draw:points="0,0">
          <text:p/>
        </draw:polygon>
        <draw:path draw:style-name="gr6" draw:text-style-name="P3" draw:layer="layout" svg:width="0.091cm" svg:height="0.858cm" svg:x="14.972cm" svg:y="5.111cm" svg:viewBox="0 0 92 859" svg:d="M0 0l8 25c12 38 24 76 33 116 46 181 62 363 43 504-13 100-42 174-84 214z">
          <text:p/>
        </draw:path>
        <draw:polygon draw:style-name="gr7" draw:text-style-name="P1" draw:layer="layout" svg:width="0cm" svg:height="0cm" svg:x="14.296cm" svg:y="4.974cm" svg:viewBox="0 0 0 0" draw:points="0,0">
          <text:p/>
        </draw:polygon>
        <draw:path draw:style-name="gr6" draw:text-style-name="P3" draw:layer="layout" svg:width="0.268cm" svg:height="0.269cm" svg:x="11.754cm" svg:y="6.348cm" svg:viewBox="0 0 269 270" svg:d="M141 2c39-7 75 2 99 25 46 45 37 130-21 189-59 60-143 72-189 26-19-19-30-45-30-75 0-7 1-15 2-23 68-13 127-74 139-142z">
          <text:p/>
        </draw:path>
        <draw:polygon draw:style-name="gr7" draw:text-style-name="P1" draw:layer="layout" svg:width="0cm" svg:height="0cm" svg:x="14.296cm" svg:y="4.974cm" svg:viewBox="0 0 0 0" draw:points="0,0">
          <text:p/>
        </draw:polygon>
        <draw:path draw:style-name="gr6" draw:text-style-name="P3" draw:layer="layout" svg:width="0.268cm" svg:height="0.27cm" svg:x="11.754cm" svg:y="3.207cm" svg:viewBox="0 0 269 271" svg:d="M141 2c39-7 75 2 99 25 46 45 37 131-21 190-59 59-143 71-189 26-19-19-30-45-30-75 0-7 1-16 2-24 68-13 127-74 139-142z">
          <text:p/>
        </draw:path>
        <draw:polygon draw:style-name="gr7" draw:text-style-name="P1" draw:layer="layout" svg:width="0cm" svg:height="0cm" svg:x="14.296cm" svg:y="4.974cm" svg:viewBox="0 0 0 0" draw:points="0,0">
          <text:p/>
        </draw:polygon>
        <draw:path draw:style-name="gr6" draw:text-style-name="P3" draw:layer="layout" svg:width="0.367cm" svg:height="0.437cm" svg:x="10.717cm" svg:y="5.501cm" svg:viewBox="0 0 368 438" svg:d="M294 388l33-9c41-10 54-103 28-207-25-104-79-181-120-171l-33 8c-7 2-13 6-18 12l-69 17c36 25 71 92 90 171 19 78 19 153-1 194-7 14-17 23-28 26l-34 8c-28 7-65-26-94-87s-48-139-48-204c0-62 17-104 44-110l33-9c13-2 25 1 38 11-13-10-25-13-38-11l-33 9c44-11 101 70 128 181 27 110 14 210-30 220-28 7-65-26-94-87s-48-139-48-204c0-62 17-104 44-110 44-11 101 70 128 181 27 110 14 210-30 220l34-8c11-3 21-12 28-26l68-17c8 3 15 4 22 2z">
          <text:p/>
        </draw:path>
        <draw:polygon draw:style-name="gr7" draw:text-style-name="P1" draw:layer="layout" svg:width="0cm" svg:height="0cm" svg:x="14.296cm" svg:y="4.974cm" svg:viewBox="0 0 0 0" draw:points="0,0">
          <text:p/>
        </draw:polygon>
        <draw:path draw:style-name="gr6" draw:text-style-name="P3" draw:layer="layout" svg:width="0.367cm" svg:height="0.437cm" svg:x="10.717cm" svg:y="4.749cm" svg:viewBox="0 0 368 438" svg:d="M294 388l33-8c41-10 54-103 28-208-25-105-79-181-120-171l-33 8c-7 1-13 5-18 11l-69 17c36 26 71 93 90 171 19 79 19 155-1 194-7 15-17 24-28 26l-34 9c-28 7-65-27-94-87s-48-139-48-205c0-62 17-103 44-110l33-8c13-3 25 1 38 10-13-9-25-13-38-10l-33 8c44-11 101 71 128 181 27 112 14 210-30 221-28 7-65-27-94-87s-48-139-48-205c0-62 17-103 44-110 44-11 101 71 128 181 27 112 14 210-30 221l34-9c11-2 21-11 28-26l68-16c8 3 15 3 22 2z">
          <text:p/>
        </draw:path>
        <draw:polygon draw:style-name="gr7" draw:text-style-name="P1" draw:layer="layout" svg:width="0cm" svg:height="0cm" svg:x="14.296cm" svg:y="4.974cm" svg:viewBox="0 0 0 0" draw:points="0,0">
          <text:p/>
        </draw:polygon>
        <draw:polygon draw:style-name="gr6" draw:text-style-name="P3" draw:layer="layout" svg:width="1.576cm" svg:height="0.406cm" svg:x="14.669cm" svg:y="2.982cm" svg:viewBox="0 0 1577 407" draw:points="0,380 1555,0 1577,22 0,407">
          <text:p/>
        </draw:polygon>
        <draw:polygon draw:style-name="gr7" draw:text-style-name="P1" draw:layer="layout" svg:width="0cm" svg:height="0cm" svg:x="14.296cm" svg:y="4.974cm" svg:viewBox="0 0 0 0" draw:points="0,0">
          <text:p/>
        </draw:polygon>
        <draw:path draw:style-name="gr6" draw:text-style-name="P3" draw:layer="layout" svg:width="0.21cm" svg:height="0.385cm" svg:x="10.831cm" svg:y="5.518cm" svg:viewBox="0 0 211 386" svg:d="M0 21c36 25 71 93 90 172 19 78 19 153-1 193l69-17 14-3c39-10 51-99 26-199-24-101-77-176-116-166l-13 3z">
          <text:p/>
        </draw:path>
        <draw:polygon draw:style-name="gr7" draw:text-style-name="P1" draw:layer="layout" svg:width="0cm" svg:height="0cm" svg:x="14.296cm" svg:y="4.974cm" svg:viewBox="0 0 0 0" draw:points="0,0">
          <text:p/>
        </draw:polygon>
        <draw:path draw:style-name="gr6" draw:text-style-name="P3" draw:layer="layout" svg:width="0.21cm" svg:height="0.385cm" svg:x="10.831cm" svg:y="4.765cm" svg:viewBox="0 0 211 386" svg:d="M0 21c36 27 71 94 90 172s19 154-1 193l69-16 14-4c39-9 51-98 26-199-24-101-77-175-116-166l-13 3z">
          <text:p/>
        </draw:path>
        <draw:polygon draw:style-name="gr7" draw:text-style-name="P1" draw:layer="layout" svg:width="0cm" svg:height="0cm" svg:x="14.296cm" svg:y="4.974cm" svg:viewBox="0 0 0 0" draw:points="0,0">
          <text:p/>
        </draw:polygon>
        <draw:path draw:style-name="gr6" draw:text-style-name="P3" draw:layer="layout" svg:width="0.158cm" svg:height="0.344cm" svg:x="14.349cm" svg:y="7.576cm" svg:viewBox="0 0 159 345" svg:d="M122 344c23-6 37-41 37-94 0-56-16-124-41-175-25-52-55-80-80-74-38 9-49 93-26 188 24 95 73 164 110 155z">
          <text:p/>
        </draw:path>
        <draw:polygon draw:style-name="gr7" draw:text-style-name="P1" draw:layer="layout" svg:width="0cm" svg:height="0cm" svg:x="14.296cm" svg:y="4.974cm" svg:viewBox="0 0 0 0" draw:points="0,0">
          <text:p/>
        </draw:polygon>
        <draw:path draw:style-name="gr6" draw:text-style-name="P3" draw:layer="layout" svg:width="0.158cm" svg:height="0.345cm" svg:x="13.339cm" svg:y="3.646cm" svg:viewBox="0 0 159 346" svg:d="M122 345c23-6 37-42 37-96 0-55-16-122-41-174-25-51-56-80-81-74-37 9-48 93-25 188 23 94 72 165 110 156z">
          <text:p/>
        </draw:path>
        <draw:polygon draw:style-name="gr7" draw:text-style-name="P1" draw:layer="layout" svg:width="0cm" svg:height="0cm" svg:x="14.296cm" svg:y="4.974cm" svg:viewBox="0 0 0 0" draw:points="0,0">
          <text:p/>
        </draw:polygon>
        <draw:path draw:style-name="gr6" draw:text-style-name="P3" draw:layer="layout" svg:width="0.158cm" svg:height="0.344cm" svg:x="14.349cm" svg:y="5.613cm" svg:viewBox="0 0 159 345" svg:d="M122 344c23-6 37-41 37-94 0-56-16-123-41-174-25-53-55-81-80-75-38 9-49 94-26 188 24 95 73 164 110 155z">
          <text:p/>
        </draw:path>
        <draw:polygon draw:style-name="gr7" draw:text-style-name="P1" draw:layer="layout" svg:width="0cm" svg:height="0cm" svg:x="14.296cm" svg:y="4.974cm" svg:viewBox="0 0 0 0" draw:points="0,0">
          <text:p/>
        </draw:polygon>
        <draw:path draw:style-name="gr6" draw:text-style-name="P3" draw:layer="layout" svg:width="0.158cm" svg:height="0.344cm" svg:x="13.208cm" svg:y="5.54cm" svg:viewBox="0 0 159 345" svg:d="M122 344c23-5 37-41 37-94 0-56-16-122-41-175-25-51-55-80-81-74-36 9-48 93-25 189 23 94 73 163 110 154z">
          <text:p/>
        </draw:path>
        <draw:polygon draw:style-name="gr7" draw:text-style-name="P1" draw:layer="layout" svg:width="0cm" svg:height="0cm" svg:x="14.296cm" svg:y="4.974cm" svg:viewBox="0 0 0 0" draw:points="0,0">
          <text:p/>
        </draw:polygon>
        <draw:path draw:style-name="gr6" draw:text-style-name="P3" draw:layer="layout" svg:width="0.158cm" svg:height="0.344cm" svg:x="13.339cm" svg:y="7.572cm" svg:viewBox="0 0 159 345" svg:d="M122 344c23-6 37-41 37-94 0-56-16-124-41-175-25-52-56-80-81-74-37 9-48 93-25 188s72 164 110 155z">
          <text:p/>
        </draw:path>
        <draw:polygon draw:style-name="gr7" draw:text-style-name="P1" draw:layer="layout" svg:width="0cm" svg:height="0cm" svg:x="14.296cm" svg:y="4.974cm" svg:viewBox="0 0 0 0" draw:points="0,0">
          <text:p/>
        </draw:polygon>
        <draw:path draw:style-name="gr6" draw:text-style-name="P3" draw:layer="layout" svg:width="1.166cm" svg:height="0.218cm" svg:x="13.051cm" svg:y="2.206cm" svg:viewBox="0 0 1167 219" svg:d="M121 89c-62 38-104 82-121 130l1047-130c-262-119-664-119-926 0l993 51c-19-18-41-35-67-51l120 130c-10-28-28-54-53-79l53 79c-6-7-12-15-20-22-110-107-340-175-587-170-248 4-466 80-560 192z">
          <text:p/>
        </draw:path>
        <draw:polygon draw:style-name="gr7" draw:text-style-name="P1" draw:layer="layout" svg:width="0cm" svg:height="0cm" svg:x="14.296cm" svg:y="4.974cm" svg:viewBox="0 0 0 0" draw:points="0,0">
          <text:p/>
        </draw:polygon>
        <draw:polygon draw:style-name="gr6" draw:text-style-name="P3" draw:layer="layout" svg:width="0.168cm" svg:height="0.362cm" svg:x="12.667cm" svg:y="5.171cm" svg:viewBox="0 0 169 363" draw:points="169,166 169,363 21,219 0,199 0,0">
          <text:p/>
        </draw:polygon>
        <draw:polygon draw:style-name="gr7" draw:text-style-name="P1" draw:layer="layout" svg:width="0cm" svg:height="0cm" svg:x="14.296cm" svg:y="4.974cm" svg:viewBox="0 0 0 0" draw:points="0,0">
          <text:p/>
        </draw:polygon>
        <draw:polygon draw:style-name="gr6" draw:text-style-name="P3" draw:layer="layout" svg:width="1.207cm" svg:height="0.317cm" svg:x="14.669cm" svg:y="2.445cm" svg:viewBox="0 0 1208 318" draw:points="0,290 1186,0 1208,22 0,318">
          <text:p/>
        </draw:polygon>
        <draw:polygon draw:style-name="gr7" draw:text-style-name="P1" draw:layer="layout" svg:width="0cm" svg:height="0cm" svg:x="14.296cm" svg:y="4.974cm" svg:viewBox="0 0 0 0" draw:points="0,0">
          <text:p/>
        </draw:polygon>
        <draw:polygon draw:style-name="gr6" draw:text-style-name="P3" draw:layer="layout" svg:width="0.175cm" svg:height="0.502cm" svg:x="13.297cm" svg:y="6.375cm" svg:viewBox="0 0 176 503" draw:points="0,9 118,503 176,492 60,0">
          <text:p/>
        </draw:polygon>
        <draw:polygon draw:style-name="gr7" draw:text-style-name="P1" draw:layer="layout" svg:width="0cm" svg:height="0cm" svg:x="14.296cm" svg:y="4.974cm" svg:viewBox="0 0 0 0" draw:points="0,0">
          <text:p/>
        </draw:polygon>
        <draw:polygon draw:style-name="gr6" draw:text-style-name="P3" draw:layer="layout" svg:width="0.175cm" svg:height="0.389cm" svg:x="13.297cm" svg:y="5.122cm" svg:viewBox="0 0 176 390" draw:points="60,390 176,126 118,0 39,181 0,266 4,276">
          <text:p/>
        </draw:polygon>
        <draw:polygon draw:style-name="gr7" draw:text-style-name="P1" draw:layer="layout" svg:width="0cm" svg:height="0cm" svg:x="14.296cm" svg:y="4.974cm" svg:viewBox="0 0 0 0" draw:points="0,0">
          <text:p/>
        </draw:polygon>
        <draw:polygon draw:style-name="gr6" draw:text-style-name="P3" draw:layer="layout" svg:width="1.576cm" svg:height="0.401cm" svg:x="14.669cm" svg:y="3.004cm" svg:viewBox="0 0 1577 402" draw:points="0,384 1577,0 1577,16 0,402">
          <text:p/>
        </draw:polygon>
        <draw:polygon draw:style-name="gr7" draw:text-style-name="P1" draw:layer="layout" svg:width="0cm" svg:height="0cm" svg:x="14.296cm" svg:y="4.974cm" svg:viewBox="0 0 0 0" draw:points="0,0">
          <text:p/>
        </draw:polygon>
        <draw:polygon draw:style-name="gr6" draw:text-style-name="P3" draw:layer="layout" svg:width="0.216cm" svg:height="0.196cm" svg:x="13.297cm" svg:y="6.188cm" svg:viewBox="0 0 217 197" draw:points="41,27 217,0 59,188 0,197">
          <text:p/>
        </draw:polygon>
        <draw:polygon draw:style-name="gr7" draw:text-style-name="P1" draw:layer="layout" svg:width="0cm" svg:height="0cm" svg:x="14.296cm" svg:y="4.974cm" svg:viewBox="0 0 0 0" draw:points="0,0">
          <text:p/>
        </draw:polygon>
        <draw:polygon draw:style-name="gr6" draw:text-style-name="P3" draw:layer="layout" svg:width="0.283cm" svg:height="0.135cm" svg:x="13.414cm" svg:y="6.866cm" svg:viewBox="0 0 284 136" draw:points="111,136 284,102 59,0 0,11">
          <text:p/>
        </draw:polygon>
        <draw:polygon draw:style-name="gr7" draw:text-style-name="P1" draw:layer="layout" svg:width="0cm" svg:height="0cm" svg:x="14.296cm" svg:y="4.974cm" svg:viewBox="0 0 0 0" draw:points="0,0">
          <text:p/>
        </draw:polygon>
        <draw:path draw:style-name="gr6" draw:text-style-name="P3" draw:layer="layout" svg:width="0.101cm" svg:height="0.22cm" svg:x="10.759cm" svg:y="4.875cm" svg:viewBox="0 0 102 221" svg:d="M24 1c24-6 55 39 70 100 15 60 8 114-17 120-15 3-35-15-51-48s-26-75-26-111c0-35 9-57 24-61z">
          <text:p/>
        </draw:path>
        <draw:polygon draw:style-name="gr7" draw:text-style-name="P1" draw:layer="layout" svg:width="0cm" svg:height="0cm" svg:x="14.296cm" svg:y="4.974cm" svg:viewBox="0 0 0 0" draw:points="0,0">
          <text:p/>
        </draw:polygon>
        <draw:path draw:style-name="gr6" draw:text-style-name="P3" draw:layer="layout" svg:width="0.101cm" svg:height="0.219cm" svg:x="10.759cm" svg:y="5.627cm" svg:viewBox="0 0 102 220" svg:d="M24 1c24-6 55 38 70 98 15 61 8 115-17 121-15 4-35-14-51-48-16-33-26-76-26-111 0-34 9-57 24-60z">
          <text:p/>
        </draw:path>
        <draw:polygon draw:style-name="gr7" draw:text-style-name="P1" draw:layer="layout" svg:width="0cm" svg:height="0cm" svg:x="14.296cm" svg:y="4.974cm" svg:viewBox="0 0 0 0" draw:points="0,0">
          <text:p/>
        </draw:polygon>
        <draw:path draw:style-name="gr6" draw:text-style-name="P3" draw:layer="layout" svg:width="0.925cm" svg:height="0.109cm" svg:x="13.172cm" svg:y="2.185cm" svg:viewBox="0 0 926 110" svg:d="M926 110c-262-118-664-118-926 0 112-69 283-110 463-110s350 41 463 110z">
          <text:p/>
        </draw:path>
        <draw:polygon draw:style-name="gr7" draw:text-style-name="P1" draw:layer="layout" svg:width="0cm" svg:height="0cm" svg:x="14.296cm" svg:y="4.974cm" svg:viewBox="0 0 0 0" draw:points="0,0">
          <text:p/>
        </draw:polygon>
        <draw:path draw:style-name="gr6" draw:text-style-name="P3" draw:layer="layout" svg:width="0.166cm" svg:height="0.387cm" svg:x="10.918cm" svg:y="4.749cm" svg:viewBox="0 0 167 388" svg:d="M0 9c40-10 94 66 120 172 26 104 14 197-28 207l34-8c41-10 54-103 28-207-25-106-80-182-121-172z">
          <text:p/>
        </draw:path>
        <draw:polygon draw:style-name="gr7" draw:text-style-name="P1" draw:layer="layout" svg:width="0cm" svg:height="0cm" svg:x="14.296cm" svg:y="4.974cm" svg:viewBox="0 0 0 0" draw:points="0,0">
          <text:p/>
        </draw:polygon>
        <draw:path draw:style-name="gr6" draw:text-style-name="P3" draw:layer="layout" svg:width="0.166cm" svg:height="0.387cm" svg:x="10.918cm" svg:y="5.501cm" svg:viewBox="0 0 167 388" svg:d="M0 9c40-10 94 67 120 172s14 197-28 207l34-8c41-10 54-103 28-207-25-105-80-182-121-172z">
          <text:p/>
        </draw:path>
        <draw:polygon draw:style-name="gr7" draw:text-style-name="P1" draw:layer="layout" svg:width="0cm" svg:height="0cm" svg:x="14.296cm" svg:y="4.974cm" svg:viewBox="0 0 0 0" draw:points="0,0">
          <text:p/>
        </draw:polygon>
        <draw:path draw:style-name="gr6" draw:text-style-name="P3" draw:layer="layout" svg:width="0.084cm" svg:height="0.277cm" svg:x="13.251cm" svg:y="6.407cm" svg:viewBox="0 0 85 278" svg:d="M85 278c0-1 0-2 0-4 0-89-27-196-69-274-19 25-21 85-5 149 15 64 45 116 74 129z">
          <text:p/>
        </draw:path>
        <draw:polygon draw:style-name="gr7" draw:text-style-name="P1" draw:layer="layout" svg:width="0cm" svg:height="0cm" svg:x="14.296cm" svg:y="4.974cm" svg:viewBox="0 0 0 0" draw:points="0,0">
          <text:p/>
        </draw:polygon>
        <draw:path draw:style-name="gr6" draw:text-style-name="P3" draw:layer="layout" svg:width="0.084cm" svg:height="0.277cm" svg:x="13.251cm" svg:y="4.444cm" svg:viewBox="0 0 85 278" svg:d="M85 278c0-1 0-2 0-4 0-89-27-196-69-274-19 24-21 85-5 149 15 64 45 116 74 129z">
          <text:p/>
        </draw:path>
        <draw:polygon draw:style-name="gr7" draw:text-style-name="P1" draw:layer="layout" svg:width="0cm" svg:height="0cm" svg:x="14.296cm" svg:y="4.974cm" svg:viewBox="0 0 0 0" draw:points="0,0">
          <text:p/>
        </draw:polygon>
        <draw:path draw:style-name="gr6" draw:text-style-name="P3" draw:layer="layout" svg:width="0.083cm" svg:height="0.221cm" svg:x="14.586cm" svg:y="3.961cm" svg:viewBox="0 0 84 222" svg:d="M0 161l62 61-62-222v161l30-103c-12-18-23-37-30-58l33 62c-1-1-2-3-3-4l26 30c-8-8-16-17-23-26l51 49c-9-7-18-14-28-23l28 23-5 107-17 4z">
          <text:p/>
        </draw:path>
        <draw:polygon draw:style-name="gr7" draw:text-style-name="P1" draw:layer="layout" svg:width="0cm" svg:height="0cm" svg:x="14.296cm" svg:y="4.974cm" svg:viewBox="0 0 0 0" draw:points="0,0">
          <text:p/>
        </draw:polygon>
        <draw:polygon draw:style-name="gr6" draw:text-style-name="P3" draw:layer="layout" svg:width="0.335cm" svg:height="0.104cm" svg:x="15.91cm" svg:y="2.355cm" svg:viewBox="0 0 336 105" draw:points="314,0 336,22 0,105 0,77">
          <text:p/>
        </draw:polygon>
        <draw:polygon draw:style-name="gr7" draw:text-style-name="P1" draw:layer="layout" svg:width="0cm" svg:height="0cm" svg:x="14.296cm" svg:y="4.974cm" svg:viewBox="0 0 0 0" draw:points="0,0">
          <text:p/>
        </draw:polygon>
        <draw:path draw:style-name="gr6" draw:text-style-name="P3" draw:layer="layout" svg:width="0.139cm" svg:height="0.142cm" svg:x="11.756cm" svg:y="3.209cm" svg:viewBox="0 0 140 143" svg:d="M140 0c-12 68-71 130-140 143 12-69 72-130 140-143z">
          <text:p/>
        </draw:path>
        <draw:polygon draw:style-name="gr7" draw:text-style-name="P1" draw:layer="layout" svg:width="0cm" svg:height="0cm" svg:x="14.296cm" svg:y="4.974cm" svg:viewBox="0 0 0 0" draw:points="0,0">
          <text:p/>
        </draw:polygon>
        <draw:path draw:style-name="gr6" draw:text-style-name="P3" draw:layer="layout" svg:width="0.139cm" svg:height="0.142cm" svg:x="11.756cm" svg:y="6.35cm" svg:viewBox="0 0 140 143" svg:d="M140 0c-12 69-71 130-140 143 12-68 72-130 140-143z">
          <text:p/>
        </draw:path>
        <draw:polygon draw:style-name="gr7" draw:text-style-name="P1" draw:layer="layout" svg:width="0cm" svg:height="0cm" svg:x="14.296cm" svg:y="4.974cm" svg:viewBox="0 0 0 0" draw:points="0,0">
          <text:p/>
        </draw:polygon>
        <draw:path draw:style-name="gr6" draw:text-style-name="P3" draw:layer="layout" svg:width="0.151cm" svg:height="0.379cm" svg:x="10.9cm" svg:y="4.757cm" svg:viewBox="0 0 152 380" svg:d="M0 12c5-6 11-10 18-11 41-10 95 66 121 171 25 104 13 198-28 208-7 1-14 1-22-2l18-1-94-368c40-9 92 64 116 165 25 101 13 191-26 200l-103-362 15-7z">
          <text:p/>
        </draw:path>
        <draw:polygon draw:style-name="gr7" draw:text-style-name="P1" draw:layer="layout" svg:width="0cm" svg:height="0cm" svg:x="14.296cm" svg:y="4.974cm" svg:viewBox="0 0 0 0" draw:points="0,0">
          <text:p/>
        </draw:polygon>
        <draw:path draw:style-name="gr6" draw:text-style-name="P3" draw:layer="layout" svg:width="0.151cm" svg:height="0.38cm" svg:x="10.9cm" svg:y="5.509cm" svg:viewBox="0 0 152 381" svg:d="M0 13c5-6 11-10 18-12 41-10 95 67 121 171 25 105 13 198-28 208-7 2-14 1-22-2h18l-94-368c40-10 92 64 116 165 25 100 13 189-26 200l-103-362 15-7z">
          <text:p/>
        </draw:path>
        <draw:polygon draw:style-name="gr7" draw:text-style-name="P1" draw:layer="layout" svg:width="0cm" svg:height="0cm" svg:x="14.296cm" svg:y="4.974cm" svg:viewBox="0 0 0 0" draw:points="0,0">
          <text:p/>
        </draw:polygon>
        <draw:polygon draw:style-name="gr6" draw:text-style-name="P3" draw:layer="layout" svg:width="0.185cm" svg:height="0.779cm" svg:x="13.513cm" svg:y="6.188cm" svg:viewBox="0 0 186 780" draw:points="186,780 185,780 0,0">
          <text:p/>
        </draw:polygon>
        <draw:polygon draw:style-name="gr7" draw:text-style-name="P1" draw:layer="layout" svg:width="0cm" svg:height="0cm" svg:x="14.296cm" svg:y="4.974cm" svg:viewBox="0 0 0 0" draw:points="0,0">
          <text:p/>
        </draw:polygon>
        <draw:path draw:style-name="gr6" draw:text-style-name="P3" draw:layer="layout" svg:width="0.03cm" svg:height="0.035cm" svg:x="14.649cm" svg:y="4.178cm" svg:viewBox="0 0 31 36" svg:d="M16 0l15 36-31-31c3-1 7-3 11-4z">
          <text:p/>
        </draw:path>
        <draw:polygon draw:style-name="gr7" draw:text-style-name="P1" draw:layer="layout" svg:width="0cm" svg:height="0cm" svg:x="14.296cm" svg:y="4.974cm" svg:viewBox="0 0 0 0" draw:points="0,0">
          <text:p/>
        </draw:polygon>
        <draw:polygon draw:style-name="gr6" draw:text-style-name="P3" draw:layer="layout" svg:width="0.022cm" svg:height="0.027cm" svg:x="15.854cm" svg:y="2.44cm" svg:viewBox="0 0 23 28" draw:points="0,6 23,28 23,0">
          <text:p/>
        </draw:polygon>
        <draw:polygon draw:style-name="gr7" draw:text-style-name="P1" draw:layer="layout" svg:width="0cm" svg:height="0cm" svg:x="14.296cm" svg:y="4.974cm" svg:viewBox="0 0 0 0" draw:points="0,0">
          <text:p/>
        </draw:polygon>
        <draw:path draw:style-name="gr6" draw:text-style-name="P3" draw:layer="layout" svg:width="0.051cm" svg:height="0.05cm" svg:x="14.618cm" svg:y="4.022cm" svg:viewBox="0 0 52 51" svg:d="M52 51l-52-51 52 51c-10-7-19-14-28-23-8-8-16-17-23-27z">
          <text:p/>
        </draw:path>
        <draw:polygon draw:style-name="gr7" draw:text-style-name="P1" draw:layer="layout" svg:width="0cm" svg:height="0cm" svg:x="14.296cm" svg:y="4.974cm" svg:viewBox="0 0 0 0" draw:points="0,0">
          <text:p/>
        </draw:polygon>
        <draw:path draw:style-name="gr6" draw:text-style-name="P3" draw:layer="layout" svg:width="0.011cm" svg:height="0.004cm" svg:x="14.648cm" svg:y="4.179cm" svg:viewBox="0 0 12 5" svg:d="M0 4l1 1c3-1 6-4 11-5z">
          <text:p/>
        </draw:path>
        <draw:polygon draw:style-name="gr7" draw:text-style-name="P1" draw:layer="layout" svg:width="0cm" svg:height="0cm" svg:x="14.296cm" svg:y="4.974cm" svg:viewBox="0 0 0 0" draw:points="0,0">
          <text:p/>
        </draw:polygon>
        <draw:path draw:style-name="gr9" draw:text-style-name="P1" draw:layer="layout" svg:width="0.024cm" svg:height="0.06cm" svg:x="10.759cm" svg:y="5.628cm" svg:viewBox="0 0 25 61" svg:d="M0 61c0-35 9-58 25-61">
          <text:p/>
        </draw:path>
        <draw:path draw:style-name="gr9" draw:text-style-name="P1" draw:layer="layout" svg:width="0.077cm" svg:height="0.219cm" svg:x="10.783cm" svg:y="5.627cm" svg:viewBox="0 0 78 220" svg:d="M0 1c24-6 56 38 70 98 15 62 8 115-16 121">
          <text:p/>
        </draw:path>
        <draw:path draw:style-name="gr9" draw:text-style-name="P1" draw:layer="layout" svg:width="0.077cm" svg:height="0.159cm" svg:x="10.759cm" svg:y="5.688cm" svg:viewBox="0 0 78 160" svg:d="M78 159c-16 4-36-14-52-47-16-34-26-77-26-112">
          <text:p/>
        </draw:path>
        <draw:path draw:style-name="gr9" draw:text-style-name="P1" draw:layer="layout" svg:width="0.044cm" svg:height="0.11cm" svg:x="10.717cm" svg:y="5.537cm" svg:viewBox="0 0 45 111" svg:d="M0 111c0-62 18-105 45-111">
          <text:p/>
        </draw:path>
        <draw:path draw:style-name="gr9" draw:text-style-name="P1" draw:layer="layout" svg:width="0.141cm" svg:height="0.401cm" svg:x="10.761cm" svg:y="5.536cm" svg:viewBox="0 0 142 402" svg:d="M0 1c44-11 101 70 128 181s14 210-30 220">
          <text:p/>
        </draw:path>
        <draw:path draw:style-name="gr9" draw:text-style-name="P1" draw:layer="layout" svg:width="0.141cm" svg:height="0.291cm" svg:x="10.717cm" svg:y="5.647cm" svg:viewBox="0 0 142 292" svg:d="M142 291c-28 7-64-26-94-86-29-61-48-139-48-205">
          <text:p/>
        </draw:path>
        <draw:path draw:style-name="gr9" draw:text-style-name="P1" draw:layer="layout" svg:width="0.141cm" svg:height="0.402cm" svg:x="10.794cm" svg:y="5.527cm" svg:viewBox="0 0 142 403" svg:d="M0 1c43-10 100 71 127 182 28 111 15 209-29 220">
          <text:p/>
        </draw:path>
        <draw:path draw:style-name="gr9" draw:text-style-name="P1" draw:layer="layout" svg:width="0.128cm" svg:height="0.365cm" svg:x="10.913cm" svg:y="5.518cm" svg:viewBox="0 0 129 366" svg:d="M0 1c40-10 92 64 116 166 25 100 13 189-26 199">
          <text:p/>
        </draw:path>
        <draw:path draw:style-name="gr9" draw:text-style-name="P1" draw:layer="layout" svg:width="0.018cm" svg:height="0.012cm" svg:x="10.9cm" svg:y="5.51cm" svg:viewBox="0 0 19 13" svg:d="M0 13c5-7 11-11 19-13">
          <text:p/>
        </draw:path>
        <draw:path draw:style-name="gr9" draw:text-style-name="P1" draw:layer="layout" svg:width="0.133cm" svg:height="0.379cm" svg:x="10.918cm" svg:y="5.509cm" svg:viewBox="0 0 134 380" svg:d="M0 1c40-10 95 67 121 171 25 105 13 198-28 208">
          <text:p/>
        </draw:path>
        <draw:path draw:style-name="gr9" draw:text-style-name="P1" draw:layer="layout" svg:width="0.022cm" svg:height="0.004cm" svg:x="10.988cm" svg:y="5.886cm" svg:viewBox="0 0 23 5" svg:d="M23 3c-7 3-14 2-23-3">
          <text:p/>
        </draw:path>
        <draw:path draw:style-name="gr9" draw:text-style-name="P1" draw:layer="layout" svg:width="0.133cm" svg:height="0.379cm" svg:x="10.951cm" svg:y="5.501cm" svg:viewBox="0 0 134 380" svg:d="M0 1c42-10 96 67 121 171 26 104 13 198-28 208">
          <text:p/>
        </draw:path>
        <draw:path draw:style-name="gr9" draw:text-style-name="P1" draw:layer="layout" svg:width="0.024cm" svg:height="0.06cm" svg:x="10.759cm" svg:y="4.875cm" svg:viewBox="0 0 25 61" svg:d="M0 61c0-34 9-57 25-61">
          <text:p/>
        </draw:path>
        <draw:path draw:style-name="gr9" draw:text-style-name="P1" draw:layer="layout" svg:width="0.077cm" svg:height="0.22cm" svg:x="10.783cm" svg:y="4.875cm" svg:viewBox="0 0 78 221" svg:d="M0 1c24-6 56 40 70 100 15 60 8 114-16 120">
          <text:p/>
        </draw:path>
        <draw:path draw:style-name="gr9" draw:text-style-name="P1" draw:layer="layout" svg:width="0.077cm" svg:height="0.159cm" svg:x="10.759cm" svg:y="4.935cm" svg:viewBox="0 0 78 160" svg:d="M78 160c-16 3-36-15-52-48s-26-76-26-112">
          <text:p/>
        </draw:path>
        <draw:path draw:style-name="gr9" draw:text-style-name="P1" draw:layer="layout" svg:width="0.044cm" svg:height="0.11cm" svg:x="10.717cm" svg:y="4.784cm" svg:viewBox="0 0 45 111" svg:d="M0 111c0-62 18-103 45-111">
          <text:p/>
        </draw:path>
        <draw:path draw:style-name="gr9" draw:text-style-name="P1" draw:layer="layout" svg:width="0.141cm" svg:height="0.402cm" svg:x="10.761cm" svg:y="4.783cm" svg:viewBox="0 0 142 403" svg:d="M0 1c44-11 101 71 128 181 27 112 14 210-30 221">
          <text:p/>
        </draw:path>
        <draw:path draw:style-name="gr9" draw:text-style-name="P1" draw:layer="layout" svg:width="0.141cm" svg:height="0.292cm" svg:x="10.717cm" svg:y="4.894cm" svg:viewBox="0 0 142 293" svg:d="M142 292c-28 7-64-27-94-87-29-61-48-139-48-205">
          <text:p/>
        </draw:path>
        <draw:path draw:style-name="gr9" draw:text-style-name="P1" draw:layer="layout" svg:width="0.141cm" svg:height="0.401cm" svg:x="10.794cm" svg:y="4.775cm" svg:viewBox="0 0 142 402" svg:d="M0 1c43-11 100 70 127 181 28 112 15 210-29 220">
          <text:p/>
        </draw:path>
        <draw:path draw:style-name="gr9" draw:text-style-name="P1" draw:layer="layout" svg:width="0.128cm" svg:height="0.365cm" svg:x="10.913cm" svg:y="4.765cm" svg:viewBox="0 0 129 366" svg:d="M0 1c40-9 92 64 116 166 25 101 13 190-26 199">
          <text:p/>
        </draw:path>
        <draw:path draw:style-name="gr9" draw:text-style-name="P1" draw:layer="layout" svg:width="0.018cm" svg:height="0.011cm" svg:x="10.9cm" svg:y="4.758cm" svg:viewBox="0 0 19 12" svg:d="M0 12c5-7 11-11 19-12">
          <text:p/>
        </draw:path>
        <draw:path draw:style-name="gr9" draw:text-style-name="P1" draw:layer="layout" svg:width="0.133cm" svg:height="0.379cm" svg:x="10.918cm" svg:y="4.757cm" svg:viewBox="0 0 134 380" svg:d="M0 1c40-10 95 66 121 171 25 104 13 198-28 208">
          <text:p/>
        </draw:path>
        <draw:path draw:style-name="gr9" draw:text-style-name="P1" draw:layer="layout" svg:width="0.022cm" svg:height="0.003cm" svg:x="10.988cm" svg:y="5.134cm" svg:viewBox="0 0 23 4" svg:d="M23 3c-7 2-14 2-23-3">
          <text:p/>
        </draw:path>
        <draw:path draw:style-name="gr9" draw:text-style-name="P1" draw:layer="layout" svg:width="0.133cm" svg:height="0.379cm" svg:x="10.951cm" svg:y="4.749cm" svg:viewBox="0 0 134 380" svg:d="M0 1c42-10 96 66 121 171 26 104 13 198-28 208">
          <text:p/>
        </draw:path>
        <draw:line draw:style-name="gr9" draw:text-style-name="P1" draw:layer="layout" svg:x1="11.442cm" svg:y1="6.865cm" svg:x2="11.442cm" svg:y2="6.227cm">
          <text:p/>
        </draw:line>
        <draw:line draw:style-name="gr9" draw:text-style-name="P1" draw:layer="layout" svg:x1="12.013cm" svg:y1="5.532cm" svg:x2="11.442cm" svg:y2="6.228cm">
          <text:p/>
        </draw:line>
        <draw:line draw:style-name="gr9" draw:text-style-name="P1" draw:layer="layout" svg:x1="12.012cm" svg:y1="3.812cm" svg:x2="12.012cm" svg:y2="5.532cm">
          <text:p/>
        </draw:line>
        <draw:line draw:style-name="gr9" draw:text-style-name="P1" draw:layer="layout" svg:x1="11.442cm" svg:y1="2.252cm" svg:x2="12.08cm" svg:y2="2.096cm">
          <text:p/>
        </draw:line>
        <draw:line draw:style-name="gr9" draw:text-style-name="P1" draw:layer="layout" svg:x1="11.442cm" svg:y1="3.364cm" svg:x2="11.442cm" svg:y2="2.251cm">
          <text:p/>
        </draw:line>
        <draw:path draw:style-name="gr9" draw:text-style-name="P1" draw:layer="layout" svg:width="0.139cm" svg:height="0.142cm" svg:x="11.756cm" svg:y="6.35cm" svg:viewBox="0 0 140 143" svg:d="M140 0c-12 69-71 130-140 143">
          <text:p/>
        </draw:path>
        <draw:path draw:style-name="gr9" draw:text-style-name="P1" draw:layer="layout" svg:width="0.139cm" svg:height="0.142cm" svg:x="11.756cm" svg:y="3.209cm" svg:viewBox="0 0 140 143" svg:d="M140 0c-12 68-71 130-140 143">
          <text:p/>
        </draw:path>
        <draw:line draw:style-name="gr9" draw:text-style-name="P1" draw:layer="layout" svg:x1="11.569cm" svg:y1="6.989cm" svg:x2="11.442cm" svg:y2="6.865cm">
          <text:p/>
        </draw:line>
        <draw:line draw:style-name="gr9" draw:text-style-name="P1" draw:layer="layout" svg:x1="11.568cm" svg:y1="6.989cm" svg:x2="12.139cm" svg:y2="6.848cm">
          <text:p/>
        </draw:line>
        <draw:line draw:style-name="gr9" draw:text-style-name="P1" draw:layer="layout" svg:x1="12.138cm" svg:y1="6.848cm" svg:x2="13.804cm" svg:y2="8.474cm">
          <text:p/>
        </draw:line>
        <draw:line draw:style-name="gr9" draw:text-style-name="P1" draw:layer="layout" svg:x1="13.991cm" svg:y1="9.352cm" svg:x2="13.546cm" svg:y2="8.918cm">
          <text:p/>
        </draw:line>
        <draw:line draw:style-name="gr9" draw:text-style-name="P1" draw:layer="layout" svg:x1="14.973cm" svg:y1="9.112cm" svg:x2="13.99cm" svg:y2="9.352cm">
          <text:p/>
        </draw:line>
        <draw:line draw:style-name="gr9" draw:text-style-name="P1" draw:layer="layout" svg:x1="11.569cm" svg:y1="6.351cm" svg:x2="11.442cm" svg:y2="6.227cm">
          <text:p/>
        </draw:line>
        <draw:line draw:style-name="gr9" draw:text-style-name="P1" draw:layer="layout" svg:x1="11.568cm" svg:y1="6.35cm" svg:x2="11.568cm" svg:y2="6.988cm">
          <text:p/>
        </draw:line>
        <draw:line draw:style-name="gr9" draw:text-style-name="P1" draw:layer="layout" svg:x1="11.568cm" svg:y1="6.351cm" svg:x2="12.139cm" svg:y2="5.654cm">
          <text:p/>
        </draw:line>
        <draw:line draw:style-name="gr9" draw:text-style-name="P1" draw:layer="layout" svg:x1="12.139cm" svg:y1="5.655cm" svg:x2="12.012cm" svg:y2="5.532cm">
          <text:p/>
        </draw:line>
        <draw:line draw:style-name="gr9" draw:text-style-name="P1" draw:layer="layout" svg:x1="12.079cm" svg:y1="2.096cm" svg:x2="12.198cm" svg:y2="2.212cm">
          <text:p/>
        </draw:line>
        <draw:line draw:style-name="gr9" draw:text-style-name="P1" draw:layer="layout" svg:x1="12.138cm" svg:y1="3.904cm" svg:x2="12.138cm" svg:y2="5.654cm">
          <text:p/>
        </draw:line>
        <draw:line draw:style-name="gr9" draw:text-style-name="P1" draw:layer="layout" svg:x1="13.616cm" svg:y1="1.722cm" svg:x2="16.037cm" svg:y2="1.131cm">
          <text:p/>
        </draw:line>
        <draw:line draw:style-name="gr9" draw:text-style-name="P1" draw:layer="layout" svg:x1="16.036cm" svg:y1="1.131cm" svg:x2="16.246cm" svg:y2="1.336cm">
          <text:p/>
        </draw:line>
        <draw:line draw:style-name="gr9" draw:text-style-name="P1" draw:layer="layout" svg:x1="13.571cm" svg:y1="1.876cm" svg:x2="13.734cm" svg:y2="1.836cm">
          <text:p/>
        </draw:line>
        <draw:line draw:style-name="gr9" draw:text-style-name="P1" draw:layer="layout" svg:x1="16.246cm" svg:y1="1.335cm" svg:x2="14.435cm" svg:y2="1.778cm">
          <text:p/>
        </draw:line>
        <draw:line draw:style-name="gr9" draw:text-style-name="P1" draw:layer="layout" svg:x1="12.197cm" svg:y1="2.212cm" svg:x2="13.572cm" svg:y2="1.875cm">
          <text:p/>
        </draw:line>
        <draw:line draw:style-name="gr9" draw:text-style-name="P1" draw:layer="layout" svg:x1="14.436cm" svg:y1="1.777cm" svg:x2="14.032cm" svg:y2="1.876cm">
          <text:p/>
        </draw:line>
        <draw:line draw:style-name="gr9" draw:text-style-name="P1" draw:layer="layout" svg:x1="14.67cm" svg:y1="2.498cm" svg:x2="14.032cm" svg:y2="1.875cm">
          <text:p/>
        </draw:line>
        <draw:line draw:style-name="gr9" draw:text-style-name="P1" draw:layer="layout" svg:x1="14.67cm" svg:y1="2.497cm" svg:x2="14.586cm" svg:y2="2.518cm">
          <text:p/>
        </draw:line>
        <draw:line draw:style-name="gr9" draw:text-style-name="P1" draw:layer="layout" svg:x1="11.569cm" svg:y1="2.375cm" svg:x2="11.442cm" svg:y2="2.251cm">
          <text:p/>
        </draw:line>
        <draw:line draw:style-name="gr9" draw:text-style-name="P1" draw:layer="layout" svg:x1="14.587cm" svg:y1="2.517cm" svg:x2="14.499cm" svg:y2="2.626cm">
          <text:p/>
        </draw:line>
        <draw:line draw:style-name="gr9" draw:text-style-name="P1" draw:layer="layout" svg:x1="12.139cm" svg:y1="2.235cm" svg:x2="11.568cm" svg:y2="2.375cm">
          <text:p/>
        </draw:line>
        <draw:line draw:style-name="gr9" draw:text-style-name="P1" draw:layer="layout" svg:x1="14.5cm" svg:y1="2.625cm" svg:x2="13.342cm" svg:y2="2.909cm">
          <text:p/>
        </draw:line>
        <draw:line draw:style-name="gr9" draw:text-style-name="P1" draw:layer="layout" svg:x1="14.117cm" svg:y1="4.167cm" svg:x2="12.138cm" svg:y2="2.235cm">
          <text:p/>
        </draw:line>
        <draw:line draw:style-name="gr9" draw:text-style-name="P1" draw:layer="layout" svg:x1="13.342cm" svg:y1="2.908cm" svg:x2="14.973cm" svg:y2="4.5cm">
          <text:p/>
        </draw:line>
        <draw:line draw:style-name="gr9" draw:text-style-name="P1" draw:layer="layout" svg:x1="14.116cm" svg:y1="4.166cm" svg:x2="14.561cm" svg:y2="4.6cm">
          <text:p/>
        </draw:line>
        <draw:line draw:style-name="gr9" draw:text-style-name="P1" draw:layer="layout" svg:x1="14.973cm" svg:y1="4.499cm" svg:x2="14.56cm" svg:y2="4.6cm">
          <text:p/>
        </draw:line>
        <draw:path draw:style-name="gr9" draw:text-style-name="P1" draw:layer="layout" svg:width="1.368cm" svg:height="0.668cm" svg:x="12.95cm" svg:y="2.042cm" svg:viewBox="0 0 1369 669" svg:d="M1369 335c0-185-306-335-684-335s-685 150-685 335M0 335c0 185 307 334 685 334s684-149 684-334">
          <text:p/>
        </draw:path>
        <draw:line draw:style-name="gr9" draw:text-style-name="P1" draw:layer="layout" svg:x1="12.139cm" svg:y1="3.905cm" svg:x2="11.568cm" svg:y2="3.487cm">
          <text:p/>
        </draw:line>
        <draw:line draw:style-name="gr9" draw:text-style-name="P1" draw:layer="layout" svg:x1="11.569cm" svg:y1="3.488cm" svg:x2="11.442cm" svg:y2="3.364cm">
          <text:p/>
        </draw:line>
        <draw:line draw:style-name="gr9" draw:text-style-name="P1" draw:layer="layout" svg:x1="11.568cm" svg:y1="2.374cm" svg:x2="11.568cm" svg:y2="3.487cm">
          <text:p/>
        </draw:line>
        <draw:path draw:style-name="gr9" draw:text-style-name="P1" draw:layer="layout" svg:width="0.239cm" svg:height="0.168cm" svg:x="11.754cm" svg:y="6.348cm" svg:viewBox="0 0 240 169" svg:d="M0 169c0-55 37-115 91-146 54-32 113-30 149 5">
          <text:p/>
        </draw:path>
        <draw:path draw:style-name="gr9" draw:text-style-name="P1" draw:layer="layout" svg:width="0.238cm" svg:height="0.242cm" svg:x="11.784cm" svg:y="6.375cm" svg:viewBox="0 0 239 243" svg:d="M209 0c47 46 38 131-21 190-58 59-142 71-188 26">
          <text:p/>
        </draw:path>
        <draw:path draw:style-name="gr9" draw:text-style-name="P1" draw:layer="layout" svg:width="0.03cm" svg:height="0.075cm" svg:x="11.754cm" svg:y="6.515cm" svg:viewBox="0 0 31 76" svg:d="M31 76c-19-19-31-46-31-76">
          <text:p/>
        </draw:path>
        <draw:path draw:style-name="gr9" draw:text-style-name="P1" draw:layer="layout" svg:width="0.239cm" svg:height="0.168cm" svg:x="11.754cm" svg:y="3.207cm" svg:viewBox="0 0 240 169" svg:d="M0 169c0-55 37-114 91-146s113-30 149 5">
          <text:p/>
        </draw:path>
        <draw:path draw:style-name="gr9" draw:text-style-name="P1" draw:layer="layout" svg:width="0.238cm" svg:height="0.242cm" svg:x="11.784cm" svg:y="3.234cm" svg:viewBox="0 0 239 243" svg:d="M209 0c47 46 38 131-21 190-58 59-142 71-188 26">
          <text:p/>
        </draw:path>
        <draw:path draw:style-name="gr9" draw:text-style-name="P1" draw:layer="layout" svg:width="0.03cm" svg:height="0.075cm" svg:x="11.754cm" svg:y="3.374cm" svg:viewBox="0 0 31 76" svg:d="M31 76c-19-20-31-46-31-76">
          <text:p/>
        </draw:path>
        <draw:line draw:style-name="gr9" draw:text-style-name="P1" draw:layer="layout" svg:x1="12.138cm" svg:y1="5.654cm" svg:x2="12.138cm" svg:y2="6.848cm">
          <text:p/>
        </draw:line>
        <draw:path draw:style-name="gr9" draw:text-style-name="P1" draw:layer="layout" svg:width="0.131cm" svg:height="0.355cm" svg:x="13.203cm" svg:y="4.362cm" svg:viewBox="0 0 132 356" svg:d="M132 356c0-65-14-142-40-210-25-68-59-122-92-146">
          <text:p/>
        </draw:path>
        <draw:path draw:style-name="gr9" draw:text-style-name="P1" draw:layer="layout" svg:width="0.216cm" svg:height="0.512cm" svg:x="13.1cm" svg:y="4.347cm" svg:viewBox="0 0 217 513" svg:d="M104 15c-54-41-97 2-103 102-6 99 26 230 77 316 53 87 110 105 139 43">
          <text:p/>
        </draw:path>
        <draw:path draw:style-name="gr9" draw:text-style-name="P1" draw:layer="layout" svg:width="0.019cm" svg:height="0.106cm" svg:x="13.315cm" svg:y="4.717cm" svg:viewBox="0 0 20 107" svg:d="M0 107c13-26 20-63 20-107">
          <text:p/>
        </draw:path>
        <draw:line draw:style-name="gr9" draw:text-style-name="P1" draw:layer="layout" svg:x1="14.116cm" svg:y1="8.092cm" svg:x2="14.116cm" svg:y2="4.166cm">
          <text:p/>
        </draw:line>
        <draw:line draw:style-name="gr9" draw:text-style-name="P1" draw:layer="layout" svg:x1="12.138cm" svg:y1="2.235cm" svg:x2="12.138cm" svg:y2="3.904cm">
          <text:p/>
        </draw:line>
        <draw:path draw:style-name="gr9" draw:text-style-name="P1" draw:layer="layout" svg:width="0.121cm" svg:height="0.249cm" svg:x="13.376cm" svg:y="7.572cm" svg:viewBox="0 0 122 250" svg:d="M122 250c0-57-16-124-41-175-25-52-55-80-81-74">
          <text:p/>
        </draw:path>
        <draw:path draw:style-name="gr9" draw:text-style-name="P1" draw:layer="layout" svg:width="0.121cm" svg:height="0.343cm" svg:x="13.339cm" svg:y="7.573cm" svg:viewBox="0 0 122 344" svg:d="M37 0c-37 9-48 93-25 188s73 164 110 155">
          <text:p/>
        </draw:path>
        <draw:path draw:style-name="gr9" draw:text-style-name="P1" draw:layer="layout" svg:width="0.037cm" svg:height="0.094cm" svg:x="13.46cm" svg:y="7.821cm" svg:viewBox="0 0 38 95" svg:d="M0 95c23-6 38-41 38-95">
          <text:p/>
        </draw:path>
        <draw:line draw:style-name="gr9" draw:text-style-name="P1" draw:layer="layout" svg:x1="12.419cm" svg:y1="5.181cm" svg:x2="12.419cm" svg:y2="4.428cm">
          <text:p/>
        </draw:line>
        <draw:path draw:style-name="gr9" draw:text-style-name="P1" draw:layer="layout" svg:width="0.205cm" svg:height="0.423cm" svg:x="12.419cm" svg:y="5.181cm" svg:viewBox="0 0 206 424" svg:d="M0 0c0 95 26 209 69 297s95 136 137 126">
          <text:p/>
        </draw:path>
        <draw:path draw:style-name="gr9" draw:text-style-name="P1" draw:layer="layout" svg:width="0.063cm" svg:height="0.161cm" svg:x="12.624cm" svg:y="5.442cm" svg:viewBox="0 0 64 162" svg:d="M0 162c40-10 64-70 64-162">
          <text:p/>
        </draw:path>
        <draw:path draw:style-name="gr9" draw:text-style-name="P1" draw:layer="layout" svg:width="0.205cm" svg:height="0.423cm" svg:x="12.482cm" svg:y="4.266cm" svg:viewBox="0 0 206 424" svg:d="M206 424c0-95-26-209-69-298-44-87-96-135-137-125">
          <text:p/>
        </draw:path>
        <draw:path draw:style-name="gr9" draw:text-style-name="P1" draw:layer="layout" svg:width="0.063cm" svg:height="0.16cm" svg:x="12.419cm" svg:y="4.268cm" svg:viewBox="0 0 64 161" svg:d="M64 0c-39 9-64 70-64 161">
          <text:p/>
        </draw:path>
        <draw:line draw:style-name="gr9" draw:text-style-name="P1" draw:layer="layout" svg:x1="12.687cm" svg:y1="4.69cm" svg:x2="12.687cm" svg:y2="5.102cm">
          <text:p/>
        </draw:line>
        <draw:line draw:style-name="gr9" draw:text-style-name="P1" draw:layer="layout" svg:x1="12.687cm" svg:y1="5.389cm" svg:x2="12.687cm" svg:y2="5.442cm">
          <text:p/>
        </draw:line>
        <draw:path draw:style-name="gr9" draw:text-style-name="P1" draw:layer="layout" svg:width="0.121cm" svg:height="0.249cm" svg:x="13.376cm" svg:y="3.646cm" svg:viewBox="0 0 122 250" svg:d="M122 250c0-56-16-123-41-175-25-51-55-80-81-74">
          <text:p/>
        </draw:path>
        <draw:path draw:style-name="gr9" draw:text-style-name="P1" draw:layer="layout" svg:width="0.121cm" svg:height="0.344cm" svg:x="13.339cm" svg:y="3.646cm" svg:viewBox="0 0 122 345" svg:d="M37 0c-37 9-48 93-25 188 23 94 73 165 110 156">
          <text:p/>
        </draw:path>
        <draw:path draw:style-name="gr9" draw:text-style-name="P1" draw:layer="layout" svg:width="0.037cm" svg:height="0.095cm" svg:x="13.46cm" svg:y="3.894cm" svg:viewBox="0 0 38 96" svg:d="M0 96c23-6 38-42 38-96">
          <text:p/>
        </draw:path>
        <draw:line draw:style-name="gr9" draw:text-style-name="P1" draw:layer="layout" svg:x1="13.699cm" svg:y1="6.968cm" svg:x2="13.513cm" svg:y2="6.188cm">
          <text:p/>
        </draw:line>
        <draw:line draw:style-name="gr9" draw:text-style-name="P1" draw:layer="layout" svg:x1="13.036cm" svg:y1="6.261cm" svg:x2="13.34cm" svg:y2="6.215cm">
          <text:p/>
        </draw:line>
        <draw:line draw:style-name="gr9" draw:text-style-name="P1" draw:layer="layout" svg:x1="13.513cm" svg:y1="6.189cm" svg:x2="13.741cm" svg:y2="6.154cm">
          <text:p/>
        </draw:line>
        <draw:line draw:style-name="gr9" draw:text-style-name="P1" draw:layer="layout" svg:x1="13.036cm" svg:y1="5.696cm" svg:x2="13.036cm" svg:y2="6.26cm">
          <text:p/>
        </draw:line>
        <draw:line draw:style-name="gr9" draw:text-style-name="P1" draw:layer="layout" svg:x1="13.741cm" svg:y1="6.155cm" svg:x2="13.513cm" svg:y2="5.678cm">
          <text:p/>
        </draw:line>
        <draw:line draw:style-name="gr9" draw:text-style-name="P1" draw:layer="layout" svg:x1="13.513cm" svg:y1="5.679cm" svg:x2="13.699cm" svg:y2="5.259cm">
          <text:p/>
        </draw:line>
        <draw:line draw:style-name="gr9" draw:text-style-name="P1" draw:layer="layout" svg:x1="13.699cm" svg:y1="5.26cm" svg:x2="13.525cm" svg:y2="4.888cm">
          <text:p/>
        </draw:line>
        <draw:line draw:style-name="gr9" draw:text-style-name="P1" draw:layer="layout" svg:x1="13.037cm" svg:y1="5.239cm" svg:x2="12.734cm" svg:y2="4.943cm">
          <text:p/>
        </draw:line>
        <draw:line draw:style-name="gr9" draw:text-style-name="P1" draw:layer="layout" svg:x1="13.036cm" svg:y1="4.674cm" svg:x2="13.036cm" svg:y2="5.238cm">
          <text:p/>
        </draw:line>
        <draw:line draw:style-name="gr9" draw:text-style-name="P1" draw:layer="layout" svg:x1="13.336cm" svg:y1="5.303cm" svg:x2="13.036cm" svg:y2="4.674cm">
          <text:p/>
        </draw:line>
        <draw:path draw:style-name="gr9" draw:text-style-name="P1" draw:layer="layout" svg:width="0.131cm" svg:height="0.355cm" svg:x="13.203cm" svg:y="6.325cm" svg:viewBox="0 0 132 356" svg:d="M132 356c0-65-14-143-40-211-25-68-59-121-92-145">
          <text:p/>
        </draw:path>
        <draw:path draw:style-name="gr9" draw:text-style-name="P1" draw:layer="layout" svg:width="0.216cm" svg:height="0.512cm" svg:x="13.1cm" svg:y="6.31cm" svg:viewBox="0 0 217 513" svg:d="M104 15c-54-40-97 2-103 103-6 99 26 230 77 316 53 86 110 104 139 44">
          <text:p/>
        </draw:path>
        <draw:path draw:style-name="gr9" draw:text-style-name="P1" draw:layer="layout" svg:width="0.019cm" svg:height="0.107cm" svg:x="13.315cm" svg:y="6.68cm" svg:viewBox="0 0 20 108" svg:d="M0 108c13-26 20-63 20-108">
          <text:p/>
        </draw:path>
        <draw:line draw:style-name="gr9" draw:text-style-name="P1" draw:layer="layout" svg:x1="13.546cm" svg:y1="8.787cm" svg:x2="13.546cm" svg:y2="8.918cm">
          <text:p/>
        </draw:line>
        <draw:line draw:style-name="gr9" draw:text-style-name="P1" draw:layer="layout" svg:x1="13.546cm" svg:y1="8.788cm" svg:x2="14.117cm" svg:y2="8.092cm">
          <text:p/>
        </draw:line>
        <draw:line draw:style-name="gr9" draw:text-style-name="P1" draw:layer="layout" svg:x1="14.972cm" svg:y1="4.499cm" svg:x2="14.972cm" svg:y2="9.112cm">
          <text:p/>
        </draw:line>
        <draw:line draw:style-name="gr9" draw:text-style-name="P1" draw:layer="layout" svg:x1="13.546cm" svg:y1="8.787cm" svg:x2="13.991cm" svg:y2="9.222cm">
          <text:p/>
        </draw:line>
        <draw:line draw:style-name="gr9" draw:text-style-name="P1" draw:layer="layout" svg:x1="13.99cm" svg:y1="9.351cm" svg:x2="13.99cm" svg:y2="9.221cm">
          <text:p/>
        </draw:line>
        <draw:line draw:style-name="gr9" draw:text-style-name="P1" draw:layer="layout" svg:x1="14.561cm" svg:y1="8.525cm" svg:x2="13.99cm" svg:y2="9.222cm">
          <text:p/>
        </draw:line>
        <draw:line draw:style-name="gr9" draw:text-style-name="P1" draw:layer="layout" svg:x1="14.56cm" svg:y1="4.599cm" svg:x2="14.56cm" svg:y2="8.525cm">
          <text:p/>
        </draw:line>
        <draw:path draw:style-name="gr9" draw:text-style-name="P1" draw:layer="layout" svg:width="0.01cm" svg:height="0.004cm" svg:x="14.649cm" svg:y="4.179cm" svg:viewBox="0 0 11 5" svg:d="M0 5c3-1 7-4 11-5">
          <text:p/>
        </draw:path>
        <draw:line draw:style-name="gr9" draw:text-style-name="P1" draw:layer="layout" svg:x1="14.669cm" svg:y1="4.072cm" svg:x2="14.669cm" svg:y2="4.177cm">
          <text:p/>
        </draw:line>
        <draw:line draw:style-name="gr9" draw:text-style-name="P1" draw:layer="layout" svg:x1="14.67cm" svg:y1="4.073cm" svg:x2="14.619cm" svg:y2="4.023cm">
          <text:p/>
        </draw:line>
        <draw:path draw:style-name="gr9" draw:text-style-name="P1" draw:layer="layout" svg:width="0.067cm" svg:height="0.119cm" svg:x="13.549cm" svg:y="1.721cm" svg:viewBox="0 0 68 120" svg:d="M68 0c-26 8-50 28-62 53-11 25-8 52 9 67">
          <text:p/>
        </draw:path>
        <draw:line draw:style-name="gr9" draw:text-style-name="P1" draw:layer="layout" svg:x1="16.245cm" svg:y1="1.335cm" svg:x2="16.245cm" svg:y2="2.35cm">
          <text:p/>
        </draw:line>
        <draw:line draw:style-name="gr9" draw:text-style-name="P1" draw:layer="layout" svg:x1="16.246cm" svg:y1="2.35cm" svg:x2="15.91cm" svg:y2="2.432cm">
          <text:p/>
        </draw:line>
        <draw:line draw:style-name="gr9" draw:text-style-name="P1" draw:layer="layout" svg:x1="14.435cm" svg:y1="1.777cm" svg:x2="14.435cm" svg:y2="2.268cm">
          <text:p/>
        </draw:line>
        <draw:line draw:style-name="gr9" draw:text-style-name="P1" draw:layer="layout" svg:x1="15.91cm" svg:y1="2.431cm" svg:x2="15.91cm" svg:y2="2.459cm">
          <text:p/>
        </draw:line>
        <draw:line draw:style-name="gr9" draw:text-style-name="P1" draw:layer="layout" svg:x1="14.669cm" svg:y1="2.735cm" svg:x2="15.877cm" svg:y2="2.44cm">
          <text:p/>
        </draw:line>
        <draw:line draw:style-name="gr9" draw:text-style-name="P1" draw:layer="layout" svg:x1="15.91cm" svg:y1="2.46cm" svg:x2="16.246cm" svg:y2="2.377cm">
          <text:p/>
        </draw:line>
        <draw:line draw:style-name="gr9" draw:text-style-name="P1" draw:layer="layout" svg:x1="15.876cm" svg:y1="2.467cm" svg:x2="15.876cm" svg:y2="2.44cm">
          <text:p/>
        </draw:line>
        <draw:line draw:style-name="gr9" draw:text-style-name="P1" draw:layer="layout" svg:x1="16.245cm" svg:y1="2.377cm" svg:x2="16.245cm" svg:y2="2.977cm">
          <text:p/>
        </draw:line>
        <draw:line draw:style-name="gr9" draw:text-style-name="P1" draw:layer="layout" svg:x1="14.669cm" svg:y1="2.763cm" svg:x2="15.877cm" svg:y2="2.467cm">
          <text:p/>
        </draw:line>
        <draw:line draw:style-name="gr9" draw:text-style-name="P1" draw:layer="layout" svg:x1="14.669cm" svg:y1="3.362cm" svg:x2="16.246cm" svg:y2="2.977cm">
          <text:p/>
        </draw:line>
        <draw:line draw:style-name="gr9" draw:text-style-name="P1" draw:layer="layout" svg:x1="14.669cm" svg:y1="2.497cm" svg:x2="14.669cm" svg:y2="3.605cm">
          <text:p/>
        </draw:line>
        <draw:line draw:style-name="gr9" draw:text-style-name="P1" draw:layer="layout" svg:x1="14.586cm" svg:y1="2.517cm" svg:x2="14.586cm" svg:y2="3.757cm">
          <text:p/>
        </draw:line>
        <draw:path draw:style-name="gr9" draw:text-style-name="P1" draw:layer="layout" svg:width="0.083cm" svg:height="0.152cm" svg:x="14.586cm" svg:y="3.605cm" svg:viewBox="0 0 84 153" svg:d="M0 153c16-54 45-107 84-153">
          <text:p/>
        </draw:path>
        <draw:line draw:style-name="gr9" draw:text-style-name="P1" draw:layer="layout" svg:x1="14.499cm" svg:y1="2.625cm" svg:x2="14.499cm" svg:y2="4.036cm">
          <text:p/>
        </draw:line>
        <draw:line draw:style-name="gr9" draw:text-style-name="P1" draw:layer="layout" svg:x1="14.586cm" svg:y1="3.961cm" svg:x2="14.586cm" svg:y2="4.121cm">
          <text:p/>
        </draw:line>
        <draw:path draw:style-name="gr9" draw:text-style-name="P1" draw:layer="layout" svg:width="0.01cm" svg:height="0.204cm" svg:x="14.576cm" svg:y="3.757cm" svg:viewBox="0 0 11 205" svg:d="M11 205c-8-25-11-56-11-91 0-34 3-73 11-114">
          <text:p/>
        </draw:path>
        <draw:line draw:style-name="gr9" draw:text-style-name="P1" draw:layer="layout" svg:x1="14.116cm" svg:y1="8.092cm" svg:x2="14.561cm" svg:y2="8.526cm">
          <text:p/>
        </draw:line>
        <draw:path draw:style-name="gr9" draw:text-style-name="P1" draw:layer="layout" svg:width="0.121cm" svg:height="0.249cm" svg:x="14.386cm" svg:y="5.613cm" svg:viewBox="0 0 122 250" svg:d="M122 250c0-57-16-124-41-175-26-52-56-80-81-74">
          <text:p/>
        </draw:path>
        <draw:path draw:style-name="gr9" draw:text-style-name="P1" draw:layer="layout" svg:width="0.121cm" svg:height="0.343cm" svg:x="14.349cm" svg:y="5.614cm" svg:viewBox="0 0 122 344" svg:d="M37 0c-37 9-49 94-25 188 23 95 72 164 110 155">
          <text:p/>
        </draw:path>
        <draw:path draw:style-name="gr9" draw:text-style-name="P1" draw:layer="layout" svg:width="0.037cm" svg:height="0.094cm" svg:x="14.47cm" svg:y="5.862cm" svg:viewBox="0 0 38 95" svg:d="M0 95c24-6 38-41 38-95">
          <text:p/>
        </draw:path>
        <draw:path draw:style-name="gr9" draw:text-style-name="P1" draw:layer="layout" svg:width="0.121cm" svg:height="0.249cm" svg:x="14.386cm" svg:y="7.576cm" svg:viewBox="0 0 122 250" svg:d="M122 250c0-57-16-124-41-175-26-52-56-80-81-74">
          <text:p/>
        </draw:path>
        <draw:path draw:style-name="gr9" draw:text-style-name="P1" draw:layer="layout" svg:width="0.121cm" svg:height="0.343cm" svg:x="14.349cm" svg:y="7.577cm" svg:viewBox="0 0 122 344" svg:d="M37 0c-37 9-49 93-25 188 23 95 72 164 110 155">
          <text:p/>
        </draw:path>
        <draw:path draw:style-name="gr9" draw:text-style-name="P1" draw:layer="layout" svg:width="0.037cm" svg:height="0.094cm" svg:x="14.47cm" svg:y="7.825cm" svg:viewBox="0 0 38 95" svg:d="M0 95c24-6 38-41 38-95">
          <text:p/>
        </draw:path>
        <draw:path draw:style-name="gr9" draw:text-style-name="P1" draw:layer="layout" svg:width="1.122cm" svg:height="0.289cm" svg:x="13.042cm" svg:y="2.088cm" svg:viewBox="0 0 1123 290" svg:d="M1123 161c-123-121-400-184-667-153s-456 148-456 282">
          <text:p/>
        </draw:path>
        <draw:path draw:style-name="gr9" draw:text-style-name="P1" draw:layer="layout" svg:width="1.184cm" svg:height="0.289cm" svg:x="13.042cm" svg:y="2.376cm" svg:viewBox="0 0 1185 290" svg:d="M0 0c0 161 265 290 593 290 327 0 592-129 592-290">
          <text:p/>
        </draw:path>
        <draw:path draw:style-name="gr9" draw:text-style-name="P1" draw:layer="layout" svg:width="0.062cm" svg:height="0.129cm" svg:x="14.164cm" svg:y="2.247cm" svg:viewBox="0 0 63 130" svg:d="M63 130c0-45-21-89-63-130">
          <text:p/>
        </draw:path>
        <draw:path draw:style-name="gr9" draw:text-style-name="P1" draw:layer="layout" svg:width="0.084cm" svg:height="0.277cm" svg:x="13.251cm" svg:y="4.444cm" svg:viewBox="0 0 85 278" svg:d="M16 0c-19 24-21 85-5 149 15 64 45 116 74 129">
          <text:p/>
        </draw:path>
        <draw:line draw:style-name="gr9" draw:text-style-name="P1" draw:layer="layout" svg:x1="13.524cm" svg:y1="7.002cm" svg:x2="13.698cm" svg:y2="6.967cm">
          <text:p/>
        </draw:line>
        <draw:line draw:style-name="gr9" draw:text-style-name="P1" draw:layer="layout" svg:x1="13.698cm" svg:y1="6.967cm" svg:x2="13.697cm" svg:y2="6.967cm">
          <text:p/>
        </draw:line>
        <draw:line draw:style-name="gr9" draw:text-style-name="P1" draw:layer="layout" svg:x1="13.338cm" svg:y1="6.215cm" svg:x2="13.339cm" svg:y2="6.215cm">
          <text:p/>
        </draw:line>
        <draw:polyline draw:style-name="gr9" draw:text-style-name="P1" draw:layer="layout" svg:width="0cm" svg:height="0cm" svg:x="13.513cm" svg:y="6.188cm" svg:viewBox="0 0 0 0" draw:points="0,0">
          <text:p/>
        </draw:polyline>
        <draw:line draw:style-name="gr9" draw:text-style-name="P1" draw:layer="layout" svg:x1="13.698cm" svg:y1="6.968cm" svg:x2="13.513cm" svg:y2="6.188cm">
          <text:p/>
        </draw:line>
        <draw:line draw:style-name="gr9" draw:text-style-name="P1" draw:layer="layout" svg:x1="13.036cm" svg:y1="5.696cm" svg:x2="13.271cm" svg:y2="5.926cm">
          <text:p/>
        </draw:line>
        <draw:line draw:style-name="gr9" draw:text-style-name="P1" draw:layer="layout" svg:x1="13.27cm" svg:y1="5.925cm" svg:x2="13.34cm" svg:y2="6.216cm">
          <text:p/>
        </draw:line>
        <draw:line draw:style-name="gr9" draw:text-style-name="P1" draw:layer="layout" svg:x1="13.514cm" svg:y1="6.189cm" svg:x2="13.435cm" svg:y2="5.856cm">
          <text:p/>
        </draw:line>
        <draw:line draw:style-name="gr9" draw:text-style-name="P1" draw:layer="layout" svg:x1="13.435cm" svg:y1="5.857cm" svg:x2="13.514cm" svg:y2="5.678cm">
          <text:p/>
        </draw:line>
        <draw:line draw:style-name="gr9" draw:text-style-name="P1" draw:layer="layout" svg:x1="13.036cm" svg:y1="5.696cm" svg:x2="13.035cm" svg:y2="5.696cm">
          <text:p/>
        </draw:line>
        <draw:line draw:style-name="gr9" draw:text-style-name="P1" draw:layer="layout" svg:x1="13.698cm" svg:y1="5.259cm" svg:x2="13.697cm" svg:y2="5.259cm">
          <text:p/>
        </draw:line>
        <draw:line draw:style-name="gr9" draw:text-style-name="P1" draw:layer="layout" svg:x1="13.513cm" svg:y1="5.679cm" svg:x2="13.698cm" svg:y2="5.259cm">
          <text:p/>
        </draw:line>
        <draw:polyline draw:style-name="gr9" draw:text-style-name="P1" draw:layer="layout" svg:width="0cm" svg:height="0cm" svg:x="13.513cm" svg:y="5.678cm" svg:viewBox="0 0 0 0" draw:points="0,0">
          <text:p/>
        </draw:polyline>
        <draw:line draw:style-name="gr9" draw:text-style-name="P1" draw:layer="layout" svg:x1="12.734cm" svg:y1="4.943cm" svg:x2="12.733cm" svg:y2="4.944cm">
          <text:p/>
        </draw:line>
        <draw:line draw:style-name="gr9" draw:text-style-name="P1" draw:layer="layout" svg:x1="13.698cm" svg:y1="5.26cm" svg:x2="13.524cm" svg:y2="4.888cm">
          <text:p/>
        </draw:line>
        <draw:line draw:style-name="gr9" draw:text-style-name="P1" draw:layer="layout" svg:x1="13.525cm" svg:y1="4.888cm" svg:x2="13.524cm" svg:y2="4.888cm">
          <text:p/>
        </draw:line>
        <draw:line draw:style-name="gr9" draw:text-style-name="P1" draw:layer="layout" svg:x1="13.036cm" svg:y1="5.239cm" svg:x2="12.733cm" svg:y2="4.944cm">
          <text:p/>
        </draw:line>
        <draw:line draw:style-name="gr9" draw:text-style-name="P1" draw:layer="layout" svg:x1="13.035cm" svg:y1="5.238cm" svg:x2="13.036cm" svg:y2="5.238cm">
          <text:p/>
        </draw:line>
        <draw:line draw:style-name="gr9" draw:text-style-name="P1" draw:layer="layout" svg:x1="13.302cm" svg:y1="5.397cm" svg:x2="13.27cm" svg:y2="5.468cm">
          <text:p/>
        </draw:line>
        <draw:line draw:style-name="gr9" draw:text-style-name="P1" draw:layer="layout" svg:x1="13.271cm" svg:y1="5.468cm" svg:x2="13.036cm" svg:y2="5.238cm">
          <text:p/>
        </draw:line>
        <draw:path draw:style-name="gr9" draw:text-style-name="P1" draw:layer="layout" svg:width="0.084cm" svg:height="0.277cm" svg:x="13.251cm" svg:y="6.407cm" svg:viewBox="0 0 85 278" svg:d="M16 0c-19 25-21 85-5 149 15 64 45 116 74 129">
          <text:p/>
        </draw:path>
        <draw:path draw:style-name="gr9" draw:text-style-name="P1" draw:layer="layout" svg:width="0.121cm" svg:height="0.249cm" svg:x="13.245cm" svg:y="5.54cm" svg:viewBox="0 0 122 250" svg:d="M122 250c0-56-16-122-41-174s-55-81-81-75">
          <text:p/>
        </draw:path>
        <draw:path draw:style-name="gr9" draw:text-style-name="P1" draw:layer="layout" svg:width="0.121cm" svg:height="0.343cm" svg:x="13.208cm" svg:y="5.541cm" svg:viewBox="0 0 122 344" svg:d="M37 0c-36 9-48 93-25 189 23 94 73 163 110 154">
          <text:p/>
        </draw:path>
        <draw:path draw:style-name="gr9" draw:text-style-name="P1" draw:layer="layout" svg:width="0.037cm" svg:height="0.094cm" svg:x="13.329cm" svg:y="5.789cm" svg:viewBox="0 0 38 95" svg:d="M0 95c24-5 38-42 38-95">
          <text:p/>
        </draw:path>
        <draw:line draw:style-name="gr9" draw:text-style-name="P1" draw:layer="layout" svg:x1="14.648cm" svg:y1="4.183cm" svg:x2="14.67cm" svg:y2="4.177cm">
          <text:p/>
        </draw:line>
        <draw:path draw:style-name="gr9" draw:text-style-name="P1" draw:layer="layout" svg:width="0.091cm" svg:height="0.833cm" svg:x="14.972cm" svg:y="5.136cm" svg:viewBox="0 0 92 834" svg:d="M8 0c115 351 112 720-8 834">
          <text:p/>
        </draw:path>
        <draw:path draw:style-name="gr9" draw:text-style-name="P1" draw:layer="layout" svg:width="0.027cm" svg:height="0.023cm" svg:x="14.642cm" svg:y="4.049cm" svg:viewBox="0 0 28 24" svg:d="M28 24c-9-7-18-15-28-24">
          <text:p/>
        </draw:path>
        <draw:path draw:style-name="gr9" draw:text-style-name="P1" draw:layer="layout" svg:width="0.056cm" svg:height="0.088cm" svg:x="14.586cm" svg:y="3.961cm" svg:viewBox="0 0 57 89" svg:d="M57 89c-25-24-44-55-57-89">
          <text:p/>
        </draw:path>
        <draw:line draw:style-name="gr9" draw:text-style-name="P1" draw:layer="layout" svg:x1="14.577cm" svg:y1="3.899cm" svg:x2="14.617cm" svg:y2="4.02cm">
          <text:p/>
        </draw:line>
        <draw:line draw:style-name="gr9" draw:text-style-name="P1" draw:layer="layout" svg:x1="14.668cm" svg:y1="4.177cm" svg:x2="14.68cm" svg:y2="4.214cm">
          <text:p/>
        </draw:line>
        <draw:line draw:style-name="gr9" draw:text-style-name="P1" draw:layer="layout" svg:x1="14.972cm" svg:y1="5.111cm" svg:x2="14.981cm" svg:y2="5.137cm">
          <text:p/>
        </draw:line>
        <draw:line draw:style-name="gr9" draw:text-style-name="P1" draw:layer="layout" svg:x1="14.669cm" svg:y1="3.389cm" svg:x2="16.246cm" svg:y2="3.004cm">
          <text:p/>
        </draw:line>
        <draw:line draw:style-name="gr9" draw:text-style-name="P1" draw:layer="layout" svg:x1="16.223cm" svg:y1="2.982cm" svg:x2="16.246cm" svg:y2="3.005cm">
          <text:p/>
        </draw:line>
        <draw:path draw:style-name="gr9" draw:text-style-name="P1" draw:layer="layout" svg:width="0.146cm" svg:height="0.865cm" svg:x="16.728cm" svg:y="4.694cm" svg:viewBox="0 0 147 866" svg:d="M63 0c64 195 93 404 81 571-12 168-64 276-144 295">
          <text:p/>
        </draw:path>
        <draw:line draw:style-name="gr9" draw:text-style-name="P1" draw:layer="layout" svg:x1="16.245cm" svg:y1="3.02cm" svg:x2="16.791cm" svg:y2="4.695cm">
          <text:p/>
        </draw:line>
        <draw:line draw:style-name="gr9" draw:text-style-name="P1" draw:layer="layout" svg:x1="16.245cm" svg:y1="3.004cm" svg:x2="16.245cm" svg:y2="3.02cm">
          <text:p/>
        </draw:line>
        <draw:line draw:style-name="gr9" draw:text-style-name="P1" draw:layer="layout" svg:x1="16.223cm" svg:y1="2.355cm" svg:x2="16.246cm" svg:y2="2.378cm">
          <text:p/>
        </draw:line>
        <draw:line draw:style-name="gr9" draw:text-style-name="P1" draw:layer="layout" svg:x1="15.854cm" svg:y1="2.445cm" svg:x2="15.877cm" svg:y2="2.468cm">
          <text:p/>
        </draw:line>
        <draw:path draw:style-name="gr9" draw:text-style-name="P1" draw:layer="layout" svg:width="1.113cm" svg:height="0.24cm" svg:x="13.051cm" svg:y="2.185cm" svg:viewBox="0 0 1114 241" svg:d="M1114 161c-114-113-364-176-617-158-253 19-454 115-497 238">
          <text:p/>
        </draw:path>
        <draw:path draw:style-name="gr9" draw:text-style-name="P1" draw:layer="layout" svg:width="0.054cm" svg:height="0.08cm" svg:x="14.164cm" svg:y="2.345cm" svg:viewBox="0 0 55 81" svg:d="M55 81c-10-28-28-55-55-81">
          <text:p/>
        </draw:path>
        <draw:line draw:style-name="gr9" draw:text-style-name="P1" draw:layer="layout" svg:x1="13.525cm" svg:y1="7.002cm" svg:x2="13.414cm" svg:y2="6.877cm">
          <text:p/>
        </draw:line>
        <draw:line draw:style-name="gr9" draw:text-style-name="P1" draw:layer="layout" svg:x1="13.414cm" svg:y1="6.878cm" svg:x2="13.473cm" svg:y2="6.866cm">
          <text:p/>
        </draw:line>
        <draw:line draw:style-name="gr9" draw:text-style-name="P1" draw:layer="layout" svg:x1="13.698cm" svg:y1="6.968cm" svg:x2="13.472cm" svg:y2="6.866cm">
          <text:p/>
        </draw:line>
        <draw:line draw:style-name="gr9" draw:text-style-name="P1" draw:layer="layout" svg:x1="13.339cm" svg:y1="6.215cm" svg:x2="13.297cm" svg:y2="6.385cm">
          <text:p/>
        </draw:line>
        <draw:line draw:style-name="gr9" draw:text-style-name="P1" draw:layer="layout" svg:x1="13.297cm" svg:y1="6.384cm" svg:x2="13.415cm" svg:y2="6.878cm">
          <text:p/>
        </draw:line>
        <draw:line draw:style-name="gr9" draw:text-style-name="P1" draw:layer="layout" svg:x1="13.338cm" svg:y1="6.216cm" svg:x2="13.514cm" svg:y2="6.188cm">
          <text:p/>
        </draw:line>
        <draw:line draw:style-name="gr9" draw:text-style-name="P1" draw:layer="layout" svg:x1="13.339cm" svg:y1="6.216cm" svg:x2="13.514cm" svg:y2="6.188cm">
          <text:p/>
        </draw:line>
        <draw:line draw:style-name="gr9" draw:text-style-name="P1" draw:layer="layout" svg:x1="13.473cm" svg:y1="6.867cm" svg:x2="13.356cm" svg:y2="6.375cm">
          <text:p/>
        </draw:line>
        <draw:line draw:style-name="gr9" draw:text-style-name="P1" draw:layer="layout" svg:x1="13.514cm" svg:y1="6.188cm" svg:x2="13.356cm" svg:y2="6.376cm">
          <text:p/>
        </draw:line>
        <draw:line draw:style-name="gr9" draw:text-style-name="P1" draw:layer="layout" svg:x1="13.036cm" svg:y1="5.238cm" svg:x2="13.036cm" svg:y2="5.696cm">
          <text:p/>
        </draw:line>
        <draw:line draw:style-name="gr9" draw:text-style-name="P1" draw:layer="layout" svg:x1="13.035cm" svg:y1="5.238cm" svg:x2="13.035cm" svg:y2="5.696cm">
          <text:p/>
        </draw:line>
        <draw:line draw:style-name="gr9" draw:text-style-name="P1" draw:layer="layout" svg:x1="12.667cm" svg:y1="5.369cm" svg:x2="12.836cm" svg:y2="5.534cm">
          <text:p/>
        </draw:line>
        <draw:line draw:style-name="gr9" draw:text-style-name="P1" draw:layer="layout" svg:x1="13.036cm" svg:y1="5.697cm" svg:x2="12.835cm" svg:y2="5.533cm">
          <text:p/>
        </draw:line>
        <draw:line draw:style-name="gr9" draw:text-style-name="P1" draw:layer="layout" svg:x1="13.356cm" svg:y1="5.511cm" svg:x2="13.514cm" svg:y2="5.679cm">
          <text:p/>
        </draw:line>
        <draw:line draw:style-name="gr9" draw:text-style-name="P1" draw:layer="layout" svg:x1="13.356cm" svg:y1="5.512cm" svg:x2="13.473cm" svg:y2="5.247cm">
          <text:p/>
        </draw:line>
        <draw:line draw:style-name="gr9" draw:text-style-name="P1" draw:layer="layout" svg:x1="13.698cm" svg:y1="5.26cm" svg:x2="13.472cm" svg:y2="5.247cm">
          <text:p/>
        </draw:line>
        <draw:line draw:style-name="gr9" draw:text-style-name="P1" draw:layer="layout" svg:x1="12.734cm" svg:y1="4.944cm" svg:x2="12.667cm" svg:y2="5.172cm">
          <text:p/>
        </draw:line>
        <draw:line draw:style-name="gr9" draw:text-style-name="P1" draw:layer="layout" svg:x1="12.667cm" svg:y1="5.171cm" svg:x2="12.667cm" svg:y2="5.369cm">
          <text:p/>
        </draw:line>
        <draw:line draw:style-name="gr9" draw:text-style-name="P1" draw:layer="layout" svg:x1="13.473cm" svg:y1="5.248cm" svg:x2="13.414cm" svg:y2="5.122cm">
          <text:p/>
        </draw:line>
        <draw:line draw:style-name="gr9" draw:text-style-name="P1" draw:layer="layout" svg:x1="13.525cm" svg:y1="4.888cm" svg:x2="13.414cm" svg:y2="5.123cm">
          <text:p/>
        </draw:line>
        <draw:line draw:style-name="gr9" draw:text-style-name="P1" draw:layer="layout" svg:x1="13.036cm" svg:y1="5.238cm" svg:x2="12.835cm" svg:y2="5.337cm">
          <text:p/>
        </draw:line>
        <draw:line draw:style-name="gr9" draw:text-style-name="P1" draw:layer="layout" svg:x1="12.836cm" svg:y1="5.337cm" svg:x2="12.667cm" svg:y2="5.171cm">
          <text:p/>
        </draw:line>
        <draw:line draw:style-name="gr9" draw:text-style-name="P1" draw:layer="layout" svg:x1="13.415cm" svg:y1="5.122cm" svg:x2="13.297cm" svg:y2="5.388cm">
          <text:p/>
        </draw:line>
        <draw:line draw:style-name="gr9" draw:text-style-name="P1" draw:layer="layout" svg:x1="16.246cm" svg:y1="3.02cm" svg:x2="14.669cm" svg:y2="3.406cm">
          <text:p/>
        </draw:line>
        <draw:line draw:style-name="gr9" draw:text-style-name="P1" draw:layer="layout" svg:x1="16.59cm" svg:y1="4.744cm" svg:x2="16.315cm" svg:y2="3.902cm">
          <text:p/>
        </draw:line>
        <draw:line draw:style-name="gr9" draw:text-style-name="P1" draw:layer="layout" svg:x1="14.752cm" svg:y1="4.285cm" svg:x2="16.316cm" svg:y2="3.902cm">
          <text:p/>
        </draw:line>
        <draw:path draw:style-name="gr9" draw:text-style-name="P1" draw:layer="layout" svg:width="0.146cm" svg:height="0.865cm" svg:x="16.527cm" svg:y="4.743cm" svg:viewBox="0 0 147 866" svg:d="M62 0c64 195 94 404 82 571-12 168-65 276-144 295">
          <text:p/>
        </draw:path>
        <draw:path draw:style-name="gr9" draw:text-style-name="P1" draw:layer="layout" svg:width="0.236cm" svg:height="0.157cm" svg:x="16.291cm" svg:y="5.454cm" svg:viewBox="0 0 237 158" svg:d="M237 155c-70 17-155-39-237-155">
          <text:p/>
        </draw:path>
        <draw:line draw:style-name="gr9" draw:text-style-name="P1" draw:layer="layout" svg:x1="13.297cm" svg:y1="6.385cm" svg:x2="13.357cm" svg:y2="6.375cm">
          <text:p/>
        </draw:line>
        <draw:line draw:style-name="gr9" draw:text-style-name="P1" draw:layer="layout" svg:x1="12.835cm" svg:y1="5.336cm" svg:x2="12.835cm" svg:y2="5.533cm">
          <text:p/>
        </draw:line>
        <draw:line draw:style-name="gr9" draw:text-style-name="P1" draw:layer="layout" svg:x1="13.357cm" svg:y1="5.512cm" svg:x2="13.297cm" svg:y2="5.387cm">
          <text:p/>
        </draw:line>
        <draw:line draw:style-name="gr9" draw:text-style-name="P1" draw:layer="layout" svg:x1="16.315cm" svg:y1="3.902cm" svg:x2="16.545cm" svg:y2="4.879cm">
          <text:p/>
        </draw:line>
        <draw:line draw:style-name="gr9" draw:text-style-name="P1" draw:layer="layout" svg:x1="15.013cm" svg:y1="5.253cm" svg:x2="16.545cm" svg:y2="4.878cm">
          <text:p/>
        </draw:line>
        <draw:path draw:style-name="gr9" draw:text-style-name="P1" draw:layer="layout" svg:width="0.102cm" svg:height="0.53cm" svg:x="16.478cm" svg:y="4.878cm" svg:viewBox="0 0 103 531" svg:d="M66 0c34 127 45 256 32 356s-48 163-98 175">
          <text:p/>
        </draw:path>
        <draw:path draw:style-name="gr9" draw:text-style-name="P1" draw:layer="layout" svg:width="0.925cm" svg:height="0.088cm" svg:x="13.172cm" svg:y="2.206cm" svg:viewBox="0 0 926 89" svg:d="M926 89c-262-119-664-119-926 0">
          <text:p/>
        </draw:path>
        <draw:path draw:style-name="gr9" draw:text-style-name="P1" draw:layer="layout" svg:width="1.087cm" svg:height="0.191cm" svg:x="13.077cm" svg:y="2.284cm" svg:viewBox="0 0 1088 192" svg:d="M1088 161c-106-104-328-167-564-160-238 7-443 82-524 191">
          <text:p/>
        </draw:path>
        <draw:path draw:style-name="gr9" draw:text-style-name="P1" draw:layer="layout" svg:width="0.027cm" svg:height="0.031cm" svg:x="14.164cm" svg:y="2.443cm" svg:viewBox="0 0 28 32" svg:d="M28 32c-9-11-18-22-28-32">
          <text:p/>
        </draw:path>
        <draw:path draw:style-name="gr9" draw:text-style-name="P1" draw:layer="layout" svg:width="1.146cm" svg:height="0.191cm" svg:x="13.051cm" svg:y="2.233cm" svg:viewBox="0 0 1147 192" svg:d="M1147 170c-110-108-340-175-587-170-247 4-466 79-560 192">
          <text:p/>
        </draw:path>
        <draw:path draw:style-name="gr9" draw:text-style-name="P1" draw:layer="layout" svg:width="0.02cm" svg:height="0.022cm" svg:x="14.197cm" svg:y="2.402cm" svg:viewBox="0 0 21 23" svg:d="M21 23c-6-7-12-15-21-23">
          <text:p/>
        </draw:path>
        <draw:line draw:style-name="gr9" draw:text-style-name="P1" draw:layer="layout" svg:x1="10.761cm" svg:y1="5.538cm" svg:x2="10.795cm" svg:y2="5.528cm">
          <text:p/>
        </draw:line>
        <draw:line draw:style-name="gr9" draw:text-style-name="P1" draw:layer="layout" svg:x1="10.858cm" svg:y1="5.938cm" svg:x2="10.893cm" svg:y2="5.929cm">
          <text:p/>
        </draw:line>
        <draw:line draw:style-name="gr9" draw:text-style-name="P1" draw:layer="layout" svg:x1="10.831cm" svg:y1="5.541cm" svg:x2="10.914cm" svg:y2="5.519cm">
          <text:p/>
        </draw:line>
        <draw:line draw:style-name="gr9" draw:text-style-name="P1" draw:layer="layout" svg:x1="10.92cm" svg:y1="5.904cm" svg:x2="11.003cm" svg:y2="5.883cm">
          <text:p/>
        </draw:line>
        <draw:line draw:style-name="gr9" draw:text-style-name="P1" draw:layer="layout" svg:x1="10.918cm" svg:y1="5.511cm" svg:x2="10.952cm" svg:y2="5.502cm">
          <text:p/>
        </draw:line>
        <draw:line draw:style-name="gr9" draw:text-style-name="P1" draw:layer="layout" svg:x1="11.01cm" svg:y1="5.889cm" svg:x2="11.044cm" svg:y2="5.88cm">
          <text:p/>
        </draw:line>
        <draw:line draw:style-name="gr9" draw:text-style-name="P1" draw:layer="layout" svg:x1="10.761cm" svg:y1="4.785cm" svg:x2="10.795cm" svg:y2="4.776cm">
          <text:p/>
        </draw:line>
        <draw:line draw:style-name="gr9" draw:text-style-name="P1" draw:layer="layout" svg:x1="10.858cm" svg:y1="5.186cm" svg:x2="10.893cm" svg:y2="5.176cm">
          <text:p/>
        </draw:line>
        <draw:line draw:style-name="gr9" draw:text-style-name="P1" draw:layer="layout" svg:x1="10.831cm" svg:y1="4.787cm" svg:x2="10.914cm" svg:y2="4.766cm">
          <text:p/>
        </draw:line>
        <draw:line draw:style-name="gr9" draw:text-style-name="P1" draw:layer="layout" svg:x1="10.92cm" svg:y1="5.151cm" svg:x2="11.003cm" svg:y2="5.13cm">
          <text:p/>
        </draw:line>
        <draw:line draw:style-name="gr9" draw:text-style-name="P1" draw:layer="layout" svg:x1="10.918cm" svg:y1="4.759cm" svg:x2="10.952cm" svg:y2="4.75cm">
          <text:p/>
        </draw:line>
        <draw:line draw:style-name="gr9" draw:text-style-name="P1" draw:layer="layout" svg:x1="11.01cm" svg:y1="5.137cm" svg:x2="11.044cm" svg:y2="5.128cm">
          <text:p/>
        </draw:line>
        <draw:line draw:style-name="gr9" draw:text-style-name="P1" draw:layer="layout" svg:x1="13.564cm" svg:y1="1.84cm" svg:x2="13.595cm" svg:y2="1.871cm">
          <text:p/>
        </draw:line>
        <draw:line draw:style-name="gr9" draw:text-style-name="P1" draw:layer="layout" svg:x1="16.527cm" svg:y1="5.609cm" svg:x2="16.729cm" svg:y2="5.559cm">
          <text:p/>
        </draw:line>
        <draw:line draw:style-name="gr9" draw:text-style-name="P1" draw:layer="layout" svg:x1="16.479cm" svg:y1="5.408cm" svg:x2="15.056cm" svg:y2="5.756cm">
          <text:p/>
        </draw:line>
        <draw:path draw:style-name="gr6" draw:text-style-name="P3" draw:layer="layout" svg:width="6.155cm" svg:height="6.872cm" svg:x="19.192cm" svg:y="1.308cm" svg:viewBox="0 0 6156 6873" svg:d="M5803 3679c56-27 145-25 223 5s130 82 130 130c0 5-1 10-2 15-14 61-116 89-227 62-110-27-188-98-173-159 5-22 22-41 49-53 56-27 145-25 223 5s130 82 130 130c0 5-1 10-2 15l-7 31c-4 15-14 30-29 41-43 32-120 40-198 21-79-19-144-62-167-109-8-17-11-34-7-50l8-31c-15 61 63 132 173 159 111 27 213-1 227-62l-7 31c-4 15-14 30-29 41l-9 36c1 5 2 10 2 15s-1 10-2 14c-14 58-110 84-214 59-105-25-178-93-164-150-14 57 59 125 164 150 104 25 200-1 214-59l-3-4-4 35c-9 36-52 62-113 67s-131-11-186-42c55 31 125 47 186 42s104-31 113-67l4-35 5-10c0 5-1 10-2 14v-29c1 5 2 10 2 15l-2-15-3 25-2-3c-14 55-106 80-207 56-100-24-171-89-158-145l6-21-10 24-4 2c2-10 7-18 14-26l-10 24-11 32c-10 39 21 84 79 117v2478l-90 373-974-161-4338-718-125 517-276-46v-716l125-875v-948l-125-21v-411l513-2123c5-20 10-32 12-31l259 44 1 3c-1-3-1-5-2-5l1 2 91 18 132-545 250 41 7-31 177 30v-422c0-17 2-34 6-50l44-183c50-205 392-298 764-208 373 90 635 329 585 534l-44 183c-19 77-81 141-177 185l-90 40-162 672 12 2v93l103 144v1092l3321 549z">
          <text:p/>
        </draw:path>
        <draw:polygon draw:style-name="gr7" draw:text-style-name="P1" draw:layer="layout" svg:width="0cm" svg:height="0cm" svg:x="22.22cm" svg:y="5.218cm" svg:viewBox="0 0 0 0" draw:points="0,0">
          <text:p/>
        </draw:polygon>
        <draw:path draw:style-name="gr6" draw:text-style-name="P3" draw:layer="layout" svg:width="3.574cm" svg:height="3.521cm" svg:x="21.42cm" svg:y="4.287cm" svg:viewBox="0 0 3575 3522" svg:d="M253 1882l-253 1048 3575 592v-2478c-58-33-89-79-79-118l7-30c2-10 7-18 14-26l8-36c-8-17-11-34-7-50l8-31c5-22 22-41 49-53v-151l-3322-549v198l-65 270 65-270c-32-28-60-46-83-52-37 26-60 58-69 95-3 11-4 22-4 33 0 49 25 102 73 152 23 55 51 117 83 179v635c174 27 333 110 407 212 49-20 123-16 188 10s107 69 107 109c0 4 0 9-1 13-8 32-44 54-96 60-53 6-114-6-164-31-40 114-226 170-441 133z">
          <text:p/>
        </draw:path>
        <draw:polygon draw:style-name="gr7" draw:text-style-name="P1" draw:layer="layout" svg:width="0cm" svg:height="0cm" svg:x="22.22cm" svg:y="5.218cm" svg:viewBox="0 0 0 0" draw:points="0,0">
          <text:p/>
        </draw:polygon>
        <draw:path draw:style-name="gr6" draw:text-style-name="P3" draw:layer="layout" svg:width="5.802cm" svg:height="4.572cm" svg:x="19.192cm" svg:y="3.609cm" svg:viewBox="0 0 5803 4573" svg:d="M2379 2313l-18 76 121 170-253 1049 3574 592-90 373-974-161-4338-718-125 517-276-46 140-577 257 43 301-1248 36-147c-5 21-10 33-12 32l-253-42 8-32c-5 20-10 32-13 32l13-32 530-2194 461 76-103 424-88 365-59 242-70 289-78 322-89 364z">
          <text:p/>
        </draw:path>
        <draw:polygon draw:style-name="gr7" draw:text-style-name="P1" draw:layer="layout" svg:width="0cm" svg:height="0cm" svg:x="22.22cm" svg:y="5.218cm" svg:viewBox="0 0 0 0" draw:points="0,0">
          <text:p/>
        </draw:polygon>
        <draw:path draw:style-name="gr6" draw:text-style-name="P3" draw:layer="layout" svg:width="1.838cm" svg:height="1.301cm" svg:x="20.199cm" svg:y="1.308cm" svg:viewBox="0 0 1839 1302" svg:d="M0 858v368l257 43 203 33v-10l1196-538c97-43 158-108 177-186 50-205-212-444-584-534-373-90-715 3-765 208-4 17-6 34-6 51v612l-44-7-177-30-3 31z">
          <text:p/>
        </draw:path>
        <draw:polygon draw:style-name="gr7" draw:text-style-name="P1" draw:layer="layout" svg:width="0cm" svg:height="0cm" svg:x="22.22cm" svg:y="5.218cm" svg:viewBox="0 0 0 0" draw:points="0,0">
          <text:p/>
        </draw:polygon>
        <draw:path draw:style-name="gr6" draw:text-style-name="P3" draw:layer="layout" svg:width="1.369cm" svg:height="1.131cm" svg:x="20.055cm" svg:y="5.907cm" svg:viewBox="0 0 1370 1132" svg:d="M0 567c0 312 307 565 684 565 378 0 686-253 686-565zM1370 567c0-314-308-567-686-567-377 0-684 253-684 567z">
          <text:p/>
        </draw:path>
        <draw:polygon draw:style-name="gr7" draw:text-style-name="P1" draw:layer="layout" svg:width="0cm" svg:height="0cm" svg:x="22.22cm" svg:y="5.218cm" svg:viewBox="0 0 0 0" draw:points="0,0">
          <text:p/>
        </draw:polygon>
        <draw:polygon draw:style-name="gr6" draw:text-style-name="P3" draw:layer="layout" svg:width="1.397cm" svg:height="0.917cm" svg:x="20.173cm" svg:y="5.005cm" svg:viewBox="0 0 1398 918" draw:points="1398,918 1398,205 1381,202 167,0 90,323 0,687">
          <text:p/>
        </draw:polygon>
        <draw:polygon draw:style-name="gr7" draw:text-style-name="P1" draw:layer="layout" svg:width="0cm" svg:height="0cm" svg:x="22.22cm" svg:y="5.218cm" svg:viewBox="0 0 0 0" draw:points="0,0">
          <text:p/>
        </draw:polygon>
        <draw:path draw:style-name="gr6" draw:text-style-name="P3" draw:layer="layout" svg:width="1.185cm" svg:height="0.979cm" svg:x="20.147cm" svg:y="5.983cm" svg:viewBox="0 0 1186 980" svg:d="M1186 491c0-11-1-22-2-32 0-11-2-21-3-32-33-209-222-377-471-418-162-26-329 3-463 82-133 79-221 201-242 336-1 11-3 21-4 32 0 10-1 21-1 32 0 270 265 489 593 489s593-219 593-489z">
          <text:p/>
        </draw:path>
        <draw:polygon draw:style-name="gr7" draw:text-style-name="P1" draw:layer="layout" svg:width="0cm" svg:height="0cm" svg:x="22.22cm" svg:y="5.218cm" svg:viewBox="0 0 0 0" draw:points="0,0">
          <text:p/>
        </draw:polygon>
        <draw:path draw:style-name="gr6" draw:text-style-name="P3" draw:layer="layout" svg:width="1.175cm" svg:height="0.853cm" svg:x="20.152cm" svg:y="5.983cm" svg:viewBox="0 0 1176 854" svg:d="M1176 427c-33-209-222-377-471-418-161-26-329 3-463 82-133 79-221 201-242 336 39 244 290 427 588 427s549-183 588-427z">
          <text:p/>
        </draw:path>
        <draw:polygon draw:style-name="gr7" draw:text-style-name="P1" draw:layer="layout" svg:width="0cm" svg:height="0cm" svg:x="22.22cm" svg:y="5.218cm" svg:viewBox="0 0 0 0" draw:points="0,0">
          <text:p/>
        </draw:polygon>
        <draw:path draw:style-name="gr6" draw:text-style-name="P3" draw:layer="layout" svg:width="1.475cm" svg:height="2.232cm" svg:x="20.556cm" svg:y="1.877cm" svg:viewBox="0 0 1476 2233" svg:d="M1255 368c96-44 158-108 177-185l44-183c-19 77-80 142-177 185l-1196 538v10l-3 18 3 386-3 17 3 655-103 424 300-135 353-1460 456-205 56-25z">
          <text:p/>
        </draw:path>
        <draw:polygon draw:style-name="gr7" draw:text-style-name="P1" draw:layer="layout" svg:width="0cm" svg:height="0cm" svg:x="22.22cm" svg:y="5.218cm" svg:viewBox="0 0 0 0" draw:points="0,0">
          <text:p/>
        </draw:polygon>
        <draw:path draw:style-name="gr6" draw:text-style-name="P3" draw:layer="layout" svg:width="0.528cm" svg:height="5.124cm" svg:x="19.192cm" svg:y="2.649cm" svg:viewBox="0 0 529 5125" svg:d="M527 37c3-22 2-37-1-37-2-1-7 11-12 31l-514 2122v411l126-159v180 948l-126 875v717l141-578 59-1234z">
          <text:p/>
        </draw:path>
        <draw:polygon draw:style-name="gr7" draw:text-style-name="P1" draw:layer="layout" svg:width="0cm" svg:height="0cm" svg:x="22.22cm" svg:y="5.218cm" svg:viewBox="0 0 0 0" draw:points="0,0">
          <text:p/>
        </draw:polygon>
        <draw:polygon draw:style-name="gr6" draw:text-style-name="P3" draw:layer="layout" svg:width="0.808cm" svg:height="1.664cm" svg:x="20.856cm" svg:y="2.31cm" svg:viewBox="0 0 809 1665" draw:points="0,1665 503,1263 809,0 353,206">
          <text:p/>
        </draw:polygon>
        <draw:polygon draw:style-name="gr7" draw:text-style-name="P1" draw:layer="layout" svg:width="0cm" svg:height="0cm" svg:x="22.22cm" svg:y="5.218cm" svg:viewBox="0 0 0 0" draw:points="0,0">
          <text:p/>
        </draw:polygon>
        <draw:path draw:style-name="gr6" draw:text-style-name="P3" draw:layer="layout" svg:width="0.771cm" svg:height="3.459cm" svg:x="19.391cm" svg:y="2.546cm" svg:viewBox="0 0 772 3460" svg:d="M772 386v-386l-31 130-95 394-42 174-23 92-96 398-146 605c-25 103-48 237-60 348s-11 182 4 184c12 2 33-52 56-146l353-1459-353 1459c-23 94-44 148-56 146l87 15-59 592-44 297c-5 35-6 60-2 61h6l-14 170-257-43 328-3277c3-22 2-37-1-37l259 44 1 3c-1-3-1-5-2-5l1 38c1-15 2-27 1-33l-1 33-5 43-96 962-146 605c-25 103-48 237-60 348s-11 182 4 184l87 15 25 4 76-536 257-1064-36-6v-18 18l7-30v-18z">
          <text:p/>
        </draw:path>
        <draw:polygon draw:style-name="gr7" draw:text-style-name="P1" draw:layer="layout" svg:width="0cm" svg:height="0cm" svg:x="22.22cm" svg:y="5.218cm" svg:viewBox="0 0 0 0" draw:points="0,0">
          <text:p/>
        </draw:polygon>
        <draw:path draw:style-name="gr6" draw:text-style-name="P3" draw:layer="layout" svg:width="1.161cm" svg:height="1.125cm" svg:x="20.409cm" svg:y="3.783cm" svg:viewBox="0 0 1162 1126" svg:d="M1162 1126v-68c-242-123-391-297-392-459 0-1 0-2 0-3 0-20 2-40 7-60 32-134 174-234 385-272v-264l-24 100c-19 79-81 143-178 187l-901 405-59 242z">
          <text:p/>
        </draw:path>
        <draw:polygon draw:style-name="gr7" draw:text-style-name="P1" draw:layer="layout" svg:width="0cm" svg:height="0cm" svg:x="22.22cm" svg:y="5.218cm" svg:viewBox="0 0 0 0" draw:points="0,0">
          <text:p/>
        </draw:polygon>
        <draw:path draw:style-name="gr6" draw:text-style-name="P3" draw:layer="layout" svg:width="1.231cm" svg:height="0.49cm" svg:x="20.339cm" svg:y="4.716cm" svg:viewBox="0 0 1232 491" svg:d="M1232 192c-1 11-3 22-4 33-7 46-11 89-14 127l3 14 3 14 2 12 2 12 2 12v10l1 11-1 9v9l-2 7-2 7-2 6-3 6-3 4c0 2 1 4 1 6v-3l-1215-199 70-289z">
          <text:p/>
        </draw:path>
        <draw:polygon draw:style-name="gr7" draw:text-style-name="P1" draw:layer="layout" svg:width="0cm" svg:height="0cm" svg:x="22.22cm" svg:y="5.218cm" svg:viewBox="0 0 0 0" draw:points="0,0">
          <text:p/>
        </draw:polygon>
        <draw:path draw:style-name="gr6" draw:text-style-name="P3" draw:layer="layout" svg:width="1.166cm" svg:height="0.955cm" svg:x="20.468cm" svg:y="3.519cm" svg:viewBox="0 0 1167 956" svg:d="M88 590l-88 366 901-406c96-44 158-108 177-186l24-100 65-264c-19 77-81 142-178 185l-601 270z">
          <text:p/>
        </draw:path>
        <draw:polygon draw:style-name="gr7" draw:text-style-name="P1" draw:layer="layout" svg:width="0cm" svg:height="0cm" svg:x="22.22cm" svg:y="5.218cm" svg:viewBox="0 0 0 0" draw:points="0,0">
          <text:p/>
        </draw:polygon>
        <draw:polygon draw:style-name="gr6" draw:text-style-name="P3" draw:layer="layout" svg:width="0.316cm" svg:height="1.277cm" svg:x="19.332cm" svg:y="5.962cm" svg:viewBox="0 0 317 1278" draw:points="59,0 317,43 258,1278 0,1235">
          <text:p/>
        </draw:polygon>
        <draw:polygon draw:style-name="gr7" draw:text-style-name="P1" draw:layer="layout" svg:width="0cm" svg:height="0cm" svg:x="22.22cm" svg:y="5.218cm" svg:viewBox="0 0 0 0" draw:points="0,0">
          <text:p/>
        </draw:polygon>
        <draw:polygon draw:style-name="gr6" draw:text-style-name="P3" draw:layer="layout" svg:width="0.46cm" svg:height="0.729cm" svg:x="20.199cm" svg:y="2.956cm" svg:viewBox="0 0 461 730" draw:points="0,0 0,654 461,730 459,76 256,42">
          <text:p/>
        </draw:polygon>
        <draw:polygon draw:style-name="gr7" draw:text-style-name="P1" draw:layer="layout" svg:width="0cm" svg:height="0cm" svg:x="22.22cm" svg:y="5.218cm" svg:viewBox="0 0 0 0" draw:points="0,0">
          <text:p/>
        </draw:polygon>
        <draw:path draw:style-name="gr6" draw:text-style-name="P3" draw:layer="layout" svg:width="0.545cm" svg:height="2.879cm" svg:x="19.654cm" svg:y="2.956cm" svg:viewBox="0 0 546 2880" svg:d="M15 2848c-5 20-10 32-13 32-4-1-3-26 2-61l43-297 84-587 76-536 258-1065 8-30 4-17 69-287v653z">
          <text:p/>
        </draw:path>
        <draw:polygon draw:style-name="gr7" draw:text-style-name="P1" draw:layer="layout" svg:width="0cm" svg:height="0cm" svg:x="22.22cm" svg:y="5.218cm" svg:viewBox="0 0 0 0" draw:points="0,0">
          <text:p/>
        </draw:polygon>
        <draw:path draw:style-name="gr6" draw:text-style-name="P3" draw:layer="layout" svg:width="0.435cm" svg:height="0.404cm" svg:x="22.698cm" svg:y="2.705cm" svg:viewBox="0 0 436 405" svg:d="M434 169c-15 61-117 89-227 62-111-27-190-98-175-159 14-58 109-86 215-65 106 22 189 86 189 147 0 5-1 10-2 15-15 61-117 89-227 62-111-27-190-98-175-159 14-58 109-86 215-65 106 22 189 86 189 147 0 5-1 10-2 15l-8 31c-3 15-13 30-29 41l-9 36c2 5 2 10 2 15s0 10-1 14c-14 59-110 85-215 60s-178-94-165-151c-13 57 60 126 165 151s201-1 215-60l-8 32c-14 57-110 83-214 58-105-25-179-93-165-151l12-32-5 2c3-10 7-18 14-26l-9 24 369 86c-13 56-106 81-206 57-102-24-173-90-159-146l370 67-1 18 1-18c2 5 2 10 2 15s0 10-1 14l-8 32c-14 57-110 83-214 58-105-25-179-93-165-151l12-32-5 2c3-10 7-18 14-26l9-36c-9-17-11-34-7-50l7-31-7 31c-4 16-2 33 7 50 23 47 89 90 167 109 79 19 156 11 198-21 16-11 26-26 29-41z">
          <text:p/>
        </draw:path>
        <draw:polygon draw:style-name="gr7" draw:text-style-name="P1" draw:layer="layout" svg:width="0cm" svg:height="0cm" svg:x="22.22cm" svg:y="5.218cm" svg:viewBox="0 0 0 0" draw:points="0,0">
          <text:p/>
        </draw:polygon>
        <draw:path draw:style-name="gr6" draw:text-style-name="P3" draw:layer="layout" svg:width="0.435cm" svg:height="0.404cm" svg:x="22.698cm" svg:y="5.234cm" svg:viewBox="0 0 436 405" svg:d="M434 169c-15 62-117 90-227 63-111-28-190-99-175-160 14-58 109-86 215-65 106 22 189 86 189 147 0 5-1 10-2 15-15 62-117 90-227 63-111-28-190-99-175-160 14-58 109-86 215-65 106 22 189 86 189 147 0 5-1 10-2 15l-8 31c-3 15-13 31-29 42l-9 36c2 5 2 10 2 15s0 10-1 14c-14 58-110 84-215 59s-178-93-165-151c-13 58 60 126 165 151s201-1 215-59l-2-7-6 38c-14 57-110 83-214 58-105-25-179-92-165-150l12-33-5 2c3-10 7-19 14-26l-9 24 369 86c-13 56-106 81-206 57-102-24-173-89-159-146l370 68-1 22 1-22c2 5 2 10 2 15s0 10-1 14l-2-7-6 38c-14 57-110 83-214 58-105-25-179-92-165-150l12-33-5 2c3-10 7-19 14-26l9-36c-9-17-11-34-7-50l7-31-7 31c-4 16-2 33 7 50 23 47 89 91 167 110 79 19 156 11 198-21 16-11 26-27 29-42z">
          <text:p/>
        </draw:path>
        <draw:polygon draw:style-name="gr7" draw:text-style-name="P1" draw:layer="layout" svg:width="0cm" svg:height="0cm" svg:x="22.22cm" svg:y="5.218cm" svg:viewBox="0 0 0 0" draw:points="0,0">
          <text:p/>
        </draw:polygon>
        <draw:path draw:style-name="gr6" draw:text-style-name="P3" draw:layer="layout" svg:width="0.434cm" svg:height="0.405cm" svg:x="21.89cm" svg:y="3.836cm" svg:viewBox="0 0 435 406" svg:d="M433 170c-15 61-116 89-227 62s-189-98-174-159c14-58 108-88 214-65 106 22 189 86 189 147 0 5-1 10-2 15-15 61-116 89-227 62s-189-98-174-159c14-58 108-88 214-65 106 22 189 86 189 147 0 5-1 10-2 15l-7 30c-4 16-14 30-30 42l-8 35c1 6 2 11 2 16s-1 9-2 14c-14 58-110 84-214 59-105-26-179-93-165-150-14 57 60 124 165 150 104 25 200-1 214-59l-7 30c-14 58-110 85-215 59-104-25-178-92-165-150l12-33-4 3c2-10 7-19 13-27l-9 24 370 86c-14 56-106 81-207 57-101-25-172-89-159-145l371 66-2 19 2-19c1 6 2 11 2 16s-1 9-2 14l-7 30c-14 58-110 85-215 59-104-25-178-92-165-150l12-33-4 3c2-10 7-19 13-27l10-35c-9-18-12-35-8-51l8-30-8 30c-4 16-1 33 8 51 23 47 88 89 167 108 78 19 155 11 197-20 16-12 26-26 30-42z">
          <text:p/>
        </draw:path>
        <draw:polygon draw:style-name="gr7" draw:text-style-name="P1" draw:layer="layout" svg:width="0cm" svg:height="0cm" svg:x="22.22cm" svg:y="5.218cm" svg:viewBox="0 0 0 0" draw:points="0,0">
          <text:p/>
        </draw:polygon>
        <draw:path draw:style-name="gr6" draw:text-style-name="P3" draw:layer="layout" svg:width="0.337cm" svg:height="1.403cm" svg:x="19.589cm" svg:y="5.836cm" svg:viewBox="0 0 338 1404" svg:d="M75 0l-16 169-59 1235 302-1248 36-147c-5 21-10 33-12 32z">
          <text:p/>
        </draw:path>
        <draw:polygon draw:style-name="gr7" draw:text-style-name="P1" draw:layer="layout" svg:width="0cm" svg:height="0cm" svg:x="22.22cm" svg:y="5.218cm" svg:viewBox="0 0 0 0" draw:points="0,0">
          <text:p/>
        </draw:polygon>
        <draw:path draw:style-name="gr6" draw:text-style-name="P3" draw:layer="layout" svg:width="0.411cm" svg:height="0.826cm" svg:x="21.179cm" svg:y="4.16cm" svg:viewBox="0 0 412 827" svg:d="M412 827v-273c-49-50-74-103-74-152 0-11 1-22 4-34 9-37 32-69 70-95v-273c-202 26-352 106-412 221 1 163 150 337 391 460v68c-1 11-3 22-4 33z">
          <text:p/>
        </draw:path>
        <draw:polygon draw:style-name="gr7" draw:text-style-name="P1" draw:layer="layout" svg:width="0cm" svg:height="0cm" svg:x="22.22cm" svg:y="5.218cm" svg:viewBox="0 0 0 0" draw:points="0,0">
          <text:p/>
        </draw:polygon>
        <draw:path draw:style-name="gr6" draw:text-style-name="P3" draw:layer="layout" svg:width="0.121cm" svg:height="1.455cm" svg:x="21.552cm" svg:y="4.713cm" svg:viewBox="0 0 122 1456" svg:d="M18 1210l-18 76 122 170v-136-116-168-106-116-635c-32-62-60-124-84-179v273l-24-45c-7 46-11 89-14 127l3 14 3 15 2 12 2 12 2 12v10l1 10-1 9v9l-2 7-2 7-2 6-3 6-3 4c0 2 1 4 1 6l17 3-17-6 17 719v-713z">
          <text:p/>
        </draw:path>
        <draw:polygon draw:style-name="gr7" draw:text-style-name="P1" draw:layer="layout" svg:width="0cm" svg:height="0cm" svg:x="22.22cm" svg:y="5.218cm" svg:viewBox="0 0 0 0" draw:points="0,0">
          <text:p/>
        </draw:polygon>
        <draw:path draw:style-name="gr6" draw:text-style-name="P3" draw:layer="layout" svg:width="0.784cm" svg:height="0.768cm" svg:x="20.856cm" svg:y="3.206cm" svg:viewBox="0 0 785 769" svg:d="M0 769l601-270c98-43 159-108 178-185 18-75-4-156-64-236-6-7-12-15-18-23-16-18-35-37-55-55l-64 265c-10 39-35 74-75 102z">
          <text:p/>
        </draw:path>
        <draw:polygon draw:style-name="gr7" draw:text-style-name="P1" draw:layer="layout" svg:width="0cm" svg:height="0cm" svg:x="22.22cm" svg:y="5.218cm" svg:viewBox="0 0 0 0" draw:points="0,0">
          <text:p/>
        </draw:polygon>
        <draw:path draw:style-name="gr6" draw:text-style-name="P3" draw:layer="layout" svg:width="0.441cm" svg:height="0.517cm" svg:x="21.673cm" svg:y="5.526cm" svg:viewBox="0 0 442 518" svg:d="M0 507c216 37 402-19 442-134-59-30-92-74-83-112 5-21 22-38 49-49-74-102-233-185-408-212v116c101 15 194 65 231 125s11 117-65 143c-12 3-25 6-38 9-39 6-83 5-128-3z">
          <text:p/>
        </draw:path>
        <draw:polygon draw:style-name="gr7" draw:text-style-name="P1" draw:layer="layout" svg:width="0cm" svg:height="0cm" svg:x="22.22cm" svg:y="5.218cm" svg:viewBox="0 0 0 0" draw:points="0,0">
          <text:p/>
        </draw:polygon>
        <draw:polygon draw:style-name="gr6" draw:text-style-name="P3" draw:layer="layout" svg:width="0.294cm" svg:height="0.435cm" svg:x="20.162cm" svg:y="2.546cm" svg:viewBox="0 0 295 436" draw:points="295,436 293,48 33,5 0,0 0,387">
          <text:p/>
        </draw:polygon>
        <draw:polygon draw:style-name="gr7" draw:text-style-name="P1" draw:layer="layout" svg:width="0cm" svg:height="0cm" svg:x="22.22cm" svg:y="5.218cm" svg:viewBox="0 0 0 0" draw:points="0,0">
          <text:p/>
        </draw:polygon>
        <draw:path draw:style-name="gr6" draw:text-style-name="P3" draw:layer="layout" svg:width="0.434cm" svg:height="0.405cm" svg:x="24.913cm" svg:y="3.704cm" svg:viewBox="0 0 435 406" svg:d="M433 170c-14 61-116 88-227 62-110-27-189-99-174-160 15-58 108-87 214-65 107 21 189 86 189 148 0 5-1 10-2 15-14 61-116 88-227 62-110-27-189-99-174-160 15-58 108-87 214-65 107 21 189 86 189 148 0 5-1 10-2 15l-7 30c-4 16-14 30-29 42-43 31-120 39-198 20-79-19-144-61-168-108-8-18-11-36-7-52l8-30-8 30c-4 16-1 34 7 52l-8 35-10 24 370 86c-14 55-106 81-207 56-100-24-172-89-159-144l371 66-1 22 1-22c1 5 2 11 2 16 0 4-1 9-2 14l-1-8-6 38c-14 58-110 84-214 59-105-26-179-93-165-150l11-33-4 2c2-9 7-18 14-26-7 8-12 17-14 26l4-2-11 33c-14 57 60 124 165 150 104 25 200-1 214-59l6-38 1 8c-14 57-110 84-214 58-105-25-179-92-165-150-14 58 60 125 165 150 104 26 200-1 214-58 1-5 2-10 2-14 0-5-1-11-2-16l9-35c15-12 25-26 29-42z">
          <text:p/>
        </draw:path>
        <draw:polygon draw:style-name="gr7" draw:text-style-name="P1" draw:layer="layout" svg:width="0cm" svg:height="0cm" svg:x="22.22cm" svg:y="5.218cm" svg:viewBox="0 0 0 0" draw:points="0,0">
          <text:p/>
        </draw:polygon>
        <draw:path draw:style-name="gr6" draw:text-style-name="P3" draw:layer="layout" svg:width="0.121cm" svg:height="1.433cm" svg:x="21.552cm" svg:y="3.052cm" svg:viewBox="0 0 122 1434" svg:d="M38 1382c24 6 52 24 84 52v-198-1092l-104-144v232c61 80 83 161 65 235l-65 265v263l-18 76c12 12 25 25 38 38z">
          <text:p/>
        </draw:path>
        <draw:polygon draw:style-name="gr7" draw:text-style-name="P1" draw:layer="layout" svg:width="0cm" svg:height="0cm" svg:x="22.22cm" svg:y="5.218cm" svg:viewBox="0 0 0 0" draw:points="0,0">
          <text:p/>
        </draw:polygon>
        <draw:path draw:style-name="gr6" draw:text-style-name="P3" draw:layer="layout" svg:width="0.493cm" svg:height="0.294cm" svg:x="24.458cm" svg:y="6.766cm" svg:viewBox="0 0 494 295" svg:d="M494 188c0 41-31 75-84 93-12 4-25 7-39 9-97 17-221-13-300-73-11-8-20-16-29-25-59-60-55-126 9-164 65-37 175-38 275-2 101 36 168 102 168 162z">
          <text:p/>
        </draw:path>
        <draw:polygon draw:style-name="gr7" draw:text-style-name="P1" draw:layer="layout" svg:width="0cm" svg:height="0cm" svg:x="22.22cm" svg:y="5.218cm" svg:viewBox="0 0 0 0" draw:points="0,0">
          <text:p/>
        </draw:polygon>
        <draw:path draw:style-name="gr6" draw:text-style-name="P3" draw:layer="layout" svg:width="0.493cm" svg:height="0.294cm" svg:x="24.458cm" svg:y="5.501cm" svg:viewBox="0 0 494 295" svg:d="M494 188c0 42-31 75-84 93-12 4-25 7-39 9-97 17-221-13-300-72-11-9-20-18-29-26-59-60-55-126 9-163 65-38 175-39 275-3 101 36 168 101 168 162z">
          <text:p/>
        </draw:path>
        <draw:polygon draw:style-name="gr7" draw:text-style-name="P1" draw:layer="layout" svg:width="0cm" svg:height="0cm" svg:x="22.22cm" svg:y="5.218cm" svg:viewBox="0 0 0 0" draw:points="0,0">
          <text:p/>
        </draw:polygon>
        <draw:path draw:style-name="gr6" draw:text-style-name="P3" draw:layer="layout" svg:width="0.493cm" svg:height="0.294cm" svg:x="22.243cm" svg:y="7.032cm" svg:viewBox="0 0 494 295" svg:d="M494 188c0 41-31 75-85 93-12 4-24 7-37 9-98 17-222-13-302-73-10-8-20-16-28-25-59-61-55-126 9-164 64-37 175-38 275-2s168 101 168 162z">
          <text:p/>
        </draw:path>
        <draw:polygon draw:style-name="gr7" draw:text-style-name="P1" draw:layer="layout" svg:width="0cm" svg:height="0cm" svg:x="22.22cm" svg:y="5.218cm" svg:viewBox="0 0 0 0" draw:points="0,0">
          <text:p/>
        </draw:polygon>
        <draw:path draw:style-name="gr6" draw:text-style-name="P3" draw:layer="layout" svg:width="0.493cm" svg:height="0.294cm" svg:x="22.243cm" svg:y="4.503cm" svg:viewBox="0 0 494 295" svg:d="M494 188c0 41-31 75-85 93-12 4-24 7-37 9-98 17-222-13-302-73-10-8-20-16-28-25-59-60-55-125 9-164 64-37 175-38 275-2 100 37 168 102 168 162z">
          <text:p/>
        </draw:path>
        <draw:polygon draw:style-name="gr7" draw:text-style-name="P1" draw:layer="layout" svg:width="0cm" svg:height="0cm" svg:x="22.22cm" svg:y="5.218cm" svg:viewBox="0 0 0 0" draw:points="0,0">
          <text:p/>
        </draw:polygon>
        <draw:polygon draw:style-name="gr6" draw:text-style-name="P3" draw:layer="layout" svg:width="0.203cm" svg:height="0.419cm" svg:x="20.456cm" svg:y="2.595cm" svg:viewBox="0 0 204 420" draw:points="0,387 204,420 202,33 0,0">
          <text:p/>
        </draw:polygon>
        <draw:polygon draw:style-name="gr7" draw:text-style-name="P1" draw:layer="layout" svg:width="0cm" svg:height="0cm" svg:x="22.22cm" svg:y="5.218cm" svg:viewBox="0 0 0 0" draw:points="0,0">
          <text:p/>
        </draw:polygon>
        <draw:path draw:style-name="gr6" draw:text-style-name="P3" draw:layer="layout" svg:width="1.185cm" svg:height="0.521cm" svg:x="20.147cm" svg:y="6.441cm" svg:viewBox="0 0 1186 522" svg:d="M1 0c0 10-1 21-1 32 0 271 265 490 593 490s593-219 593-490c0-11-1-22-2-32-9 122-72 235-177 320-230 185-598 185-828 0-105-85-168-198-178-320z">
          <text:p/>
        </draw:path>
        <draw:polygon draw:style-name="gr7" draw:text-style-name="P1" draw:layer="layout" svg:width="0cm" svg:height="0cm" svg:x="22.22cm" svg:y="5.218cm" svg:viewBox="0 0 0 0" draw:points="0,0">
          <text:p/>
        </draw:polygon>
        <draw:path draw:style-name="gr6" draw:text-style-name="P3" draw:layer="layout" svg:width="1.182cm" svg:height="0.48cm" svg:x="20.148cm" svg:y="6.409cm" svg:viewBox="0 0 1183 481" svg:d="M4 0c-1 11-3 21-4 32 10 122 73 235 178 320 237 172 591 172 828 0 105-85 168-198 177-320 0-11-2-21-3-32-39 245-290 428-588 428s-549-183-588-428z">
          <text:p/>
        </draw:path>
        <draw:polygon draw:style-name="gr7" draw:text-style-name="P1" draw:layer="layout" svg:width="0cm" svg:height="0cm" svg:x="22.22cm" svg:y="5.218cm" svg:viewBox="0 0 0 0" draw:points="0,0">
          <text:p/>
        </draw:polygon>
        <draw:path draw:style-name="gr6" draw:text-style-name="P3" draw:layer="layout" svg:width="0.361cm" svg:height="1.287cm" svg:x="21.359cm" svg:y="2.285cm" svg:viewBox="0 0 362 1288" svg:d="M362 0l-56 25-306 1263c40-28 65-63 75-102l65-265 60-249z">
          <text:p/>
        </draw:path>
        <draw:polygon draw:style-name="gr7" draw:text-style-name="P1" draw:layer="layout" svg:width="0cm" svg:height="0cm" svg:x="22.22cm" svg:y="5.218cm" svg:viewBox="0 0 0 0" draw:points="0,0">
          <text:p/>
        </draw:polygon>
        <draw:path draw:style-name="gr6" draw:text-style-name="P3" draw:layer="layout" svg:width="0.493cm" svg:height="0.289cm" svg:x="24.458cm" svg:y="6.766cm" svg:viewBox="0 0 494 290" svg:d="M71 217c-11-8-20-16-29-25-59-60-55-125 9-163 65-38 175-39 275-2 101 36 168 101 168 161 0 41-31 75-84 93-12 4-25 7-39 9 19-11 30-24 33-40 1-4 2-9 2-13 0-52-72-107-162-126-91-18-171 6-183 56-4 16 0 33 10 50z">
          <text:p/>
        </draw:path>
        <draw:polygon draw:style-name="gr7" draw:text-style-name="P1" draw:layer="layout" svg:width="0cm" svg:height="0cm" svg:x="22.22cm" svg:y="5.218cm" svg:viewBox="0 0 0 0" draw:points="0,0">
          <text:p/>
        </draw:polygon>
        <draw:path draw:style-name="gr6" draw:text-style-name="P3" draw:layer="layout" svg:width="0.493cm" svg:height="0.289cm" svg:x="22.243cm" svg:y="7.032cm" svg:viewBox="0 0 494 290" svg:d="M70 217c-10-8-20-16-28-25-59-60-55-125 9-164 64-37 175-38 275-2 100 37 168 102 168 162 0 41-31 75-85 93-12 4-24 7-37 9 17-11 28-25 32-40 1-4 1-9 1-13 0-52-70-107-161-126-91-18-172 6-184 56-3 16 0 33 10 50z">
          <text:p/>
        </draw:path>
        <draw:polygon draw:style-name="gr7" draw:text-style-name="P1" draw:layer="layout" svg:width="0cm" svg:height="0cm" svg:x="22.22cm" svg:y="5.218cm" svg:viewBox="0 0 0 0" draw:points="0,0">
          <text:p/>
        </draw:polygon>
        <draw:path draw:style-name="gr6" draw:text-style-name="P3" draw:layer="layout" svg:width="0.493cm" svg:height="0.289cm" svg:x="24.458cm" svg:y="5.501cm" svg:viewBox="0 0 494 290" svg:d="M71 218c-11-8-20-17-29-25-59-61-55-127 9-164 65-38 175-39 275-3 101 36 168 101 168 163 0 41-31 74-84 92-12 4-25 7-39 9 19-10 30-24 33-40 1-4 2-8 2-13 0-52-72-108-162-126-91-19-171 6-183 56-4 16 0 34 10 51z">
          <text:p/>
        </draw:path>
        <draw:polygon draw:style-name="gr7" draw:text-style-name="P1" draw:layer="layout" svg:width="0cm" svg:height="0cm" svg:x="22.22cm" svg:y="5.218cm" svg:viewBox="0 0 0 0" draw:points="0,0">
          <text:p/>
        </draw:polygon>
        <draw:path draw:style-name="gr6" draw:text-style-name="P3" draw:layer="layout" svg:width="0.493cm" svg:height="0.289cm" svg:x="22.243cm" svg:y="4.503cm" svg:viewBox="0 0 494 290" svg:d="M70 216c-10-8-20-16-28-25-59-60-55-125 9-163 64-37 175-38 275-2s168 101 168 161c0 41-31 75-85 94-12 4-24 7-37 9 17-11 28-25 32-41 1-4 1-9 1-13 0-52-70-107-161-126-91-18-172 6-184 56-3 16 0 33 10 50z">
          <text:p/>
        </draw:path>
        <draw:polygon draw:style-name="gr7" draw:text-style-name="P1" draw:layer="layout" svg:width="0cm" svg:height="0cm" svg:x="22.22cm" svg:y="5.218cm" svg:viewBox="0 0 0 0" draw:points="0,0">
          <text:p/>
        </draw:polygon>
        <draw:path draw:style-name="gr6" draw:text-style-name="P3" draw:layer="layout" svg:width="0.345cm" svg:height="0.206cm" svg:x="22.03cm" svg:y="5.726cm" svg:viewBox="0 0 346 207" svg:d="M346 133c0 4 0 9-1 13-8 32-44 54-96 60-54 6-115-6-165-31-59-30-92-75-83-113 5-21 22-38 49-49 49-20 123-16 189 10 65 26 107 69 107 110z">
          <text:p/>
        </draw:path>
        <draw:polygon draw:style-name="gr7" draw:text-style-name="P1" draw:layer="layout" svg:width="0cm" svg:height="0cm" svg:x="22.22cm" svg:y="5.218cm" svg:viewBox="0 0 0 0" draw:points="0,0">
          <text:p/>
        </draw:polygon>
        <draw:path draw:style-name="gr6" draw:text-style-name="P3" draw:layer="layout" svg:width="0.346cm" svg:height="0.19cm" svg:x="24.516cm" svg:y="6.87cm" svg:viewBox="0 0 347 191" svg:d="M347 133c0 4-1 9-2 13-3 16-14 29-32 40-97 17-222-13-301-73-10-17-14-34-10-50 12-51 92-75 184-57 90 19 161 75 161 127z">
          <text:p/>
        </draw:path>
        <draw:polygon draw:style-name="gr7" draw:text-style-name="P1" draw:layer="layout" svg:width="0cm" svg:height="0cm" svg:x="22.22cm" svg:y="5.218cm" svg:viewBox="0 0 0 0" draw:points="0,0">
          <text:p/>
        </draw:polygon>
        <draw:path draw:style-name="gr6" draw:text-style-name="P3" draw:layer="layout" svg:width="0.346cm" svg:height="0.189cm" svg:x="24.516cm" svg:y="5.606cm" svg:viewBox="0 0 347 190" svg:d="M347 131c0 5-1 9-2 13-3 17-14 31-32 41-97 17-222-13-301-73-10-17-14-35-10-51 12-49 92-74 184-55 90 18 161 73 161 125z">
          <text:p/>
        </draw:path>
        <draw:polygon draw:style-name="gr7" draw:text-style-name="P1" draw:layer="layout" svg:width="0cm" svg:height="0cm" svg:x="22.22cm" svg:y="5.218cm" svg:viewBox="0 0 0 0" draw:points="0,0">
          <text:p/>
        </draw:polygon>
        <draw:path draw:style-name="gr6" draw:text-style-name="P3" draw:layer="layout" svg:width="0.345cm" svg:height="0.19cm" svg:x="22.302cm" svg:y="4.607cm" svg:viewBox="0 0 346 191" svg:d="M346 133c0 4 0 9-1 13-4 16-15 29-32 40-99 17-223-13-302-73-10-17-13-34-10-50 12-51 92-75 183-57 91 20 162 75 162 127z">
          <text:p/>
        </draw:path>
        <draw:polygon draw:style-name="gr7" draw:text-style-name="P1" draw:layer="layout" svg:width="0cm" svg:height="0cm" svg:x="22.22cm" svg:y="5.218cm" svg:viewBox="0 0 0 0" draw:points="0,0">
          <text:p/>
        </draw:polygon>
        <draw:path draw:style-name="gr6" draw:text-style-name="P3" draw:layer="layout" svg:width="0.345cm" svg:height="0.19cm" svg:x="22.302cm" svg:y="7.136cm" svg:viewBox="0 0 346 191" svg:d="M346 132c0 4 0 10-1 14-4 15-15 29-32 40-99 17-223-13-302-74-10-17-13-34-10-50 12-50 92-74 183-56 91 19 162 74 162 126z">
          <text:p/>
        </draw:path>
        <draw:polygon draw:style-name="gr7" draw:text-style-name="P1" draw:layer="layout" svg:width="0cm" svg:height="0cm" svg:x="22.22cm" svg:y="5.218cm" svg:viewBox="0 0 0 0" draw:points="0,0">
          <text:p/>
        </draw:polygon>
        <draw:path draw:style-name="gr6" draw:text-style-name="P3" draw:layer="layout" svg:width="0.411cm" svg:height="0.335cm" svg:x="21.179cm" svg:y="4.046cm" svg:viewBox="0 0 412 336" svg:d="M373 76l18-76c-210 38-352 139-384 273-5 20-7 40-7 60 0 1 0 2 0 3 60-115 210-195 412-222-14-13-27-26-39-38z">
          <text:p/>
        </draw:path>
        <draw:polygon draw:style-name="gr7" draw:text-style-name="P1" draw:layer="layout" svg:width="0cm" svg:height="0cm" svg:x="22.22cm" svg:y="5.218cm" svg:viewBox="0 0 0 0" draw:points="0,0">
          <text:p/>
        </draw:polygon>
        <draw:path draw:style-name="gr6" draw:text-style-name="P3" draw:layer="layout" svg:width="0.294cm" svg:height="0.176cm" svg:x="21.901cm" svg:y="5.121cm" svg:viewBox="0 0 295 177" svg:d="M295 113c0 4 0 7-1 11-11 44-85 65-165 45-81-19-138-71-128-115 12-44 80-64 157-49 77 16 137 64 137 108z">
          <text:p/>
        </draw:path>
        <draw:polygon draw:style-name="gr7" draw:text-style-name="P1" draw:layer="layout" svg:width="0cm" svg:height="0cm" svg:x="22.22cm" svg:y="5.218cm" svg:viewBox="0 0 0 0" draw:points="0,0">
          <text:p/>
        </draw:polygon>
        <draw:path draw:style-name="gr6" draw:text-style-name="P3" draw:layer="layout" svg:width="0.294cm" svg:height="0.175cm" svg:x="21.901cm" svg:y="6.386cm" svg:viewBox="0 0 295 176" svg:d="M295 113c0 3 0 7-1 11-11 44-85 65-165 45-81-20-138-72-128-116 12-42 80-64 157-47 77 15 137 62 137 107z">
          <text:p/>
        </draw:path>
        <draw:polygon draw:style-name="gr7" draw:text-style-name="P1" draw:layer="layout" svg:width="0cm" svg:height="0cm" svg:x="22.22cm" svg:y="5.218cm" svg:viewBox="0 0 0 0" draw:points="0,0">
          <text:p/>
        </draw:polygon>
        <draw:path draw:style-name="gr6" draw:text-style-name="P3" draw:layer="layout" svg:width="0.381cm" svg:height="0.211cm" svg:x="24.929cm" svg:y="3.857cm" svg:viewBox="0 0 382 212" svg:d="M382 89l-9 35-5 22c-14 55-107 81-208 56-100-24-171-89-158-144l6-23 8-35c23 48 88 90 167 109 78 19 156 11 199-20z">
          <text:p/>
        </draw:path>
        <draw:polygon draw:style-name="gr7" draw:text-style-name="P1" draw:layer="layout" svg:width="0cm" svg:height="0cm" svg:x="22.22cm" svg:y="5.218cm" svg:viewBox="0 0 0 0" draw:points="0,0">
          <text:p/>
        </draw:polygon>
        <draw:path draw:style-name="gr6" draw:text-style-name="P3" draw:layer="layout" svg:width="0.381cm" svg:height="0.211cm" svg:x="24.929cm" svg:y="5.121cm" svg:viewBox="0 0 382 212" svg:d="M382 89l-9 36-5 22c-14 55-107 80-208 56-100-24-171-89-158-145l6-22 8-36c23 47 88 91 167 110 78 19 156 11 199-21z">
          <text:p/>
        </draw:path>
        <draw:polygon draw:style-name="gr7" draw:text-style-name="P1" draw:layer="layout" svg:width="0cm" svg:height="0cm" svg:x="22.22cm" svg:y="5.218cm" svg:viewBox="0 0 0 0" draw:points="0,0">
          <text:p/>
        </draw:polygon>
        <draw:path draw:style-name="gr6" draw:text-style-name="P3" draw:layer="layout" svg:width="0.38cm" svg:height="0.211cm" svg:x="22.714cm" svg:y="5.387cm" svg:viewBox="0 0 381 212" svg:d="M381 88l-9 36-5 21c-13 56-106 82-207 57-101-24-172-89-158-145l5-21 9-36c23 47 88 90 166 109 80 19 157 11 199-21z">
          <text:p/>
        </draw:path>
        <draw:polygon draw:style-name="gr7" draw:text-style-name="P1" draw:layer="layout" svg:width="0cm" svg:height="0cm" svg:x="22.22cm" svg:y="5.218cm" svg:viewBox="0 0 0 0" draw:points="0,0">
          <text:p/>
        </draw:polygon>
        <draw:path draw:style-name="gr6" draw:text-style-name="P3" draw:layer="layout" svg:width="0.38cm" svg:height="0.211cm" svg:x="22.714cm" svg:y="2.858cm" svg:viewBox="0 0 381 212" svg:d="M381 88l-9 36-5 22c-13 55-106 81-207 57-101-25-172-90-158-146l5-21 9-36c23 47 88 90 166 109 80 19 157 11 199-21z">
          <text:p/>
        </draw:path>
        <draw:polygon draw:style-name="gr7" draw:text-style-name="P1" draw:layer="layout" svg:width="0cm" svg:height="0cm" svg:x="22.22cm" svg:y="5.218cm" svg:viewBox="0 0 0 0" draw:points="0,0">
          <text:p/>
        </draw:polygon>
        <draw:path draw:style-name="gr6" draw:text-style-name="P3" draw:layer="layout" svg:width="0.38cm" svg:height="0.211cm" svg:x="21.906cm" svg:y="3.989cm" svg:viewBox="0 0 381 212" svg:d="M381 88l-8 35-5 23c-14 56-107 81-208 57-101-25-171-90-158-146l5-22 9-35c23 47 88 89 167 108 78 20 156 11 198-20z">
          <text:p/>
        </draw:path>
        <draw:polygon draw:style-name="gr7" draw:text-style-name="P1" draw:layer="layout" svg:width="0cm" svg:height="0cm" svg:x="22.22cm" svg:y="5.218cm" svg:viewBox="0 0 0 0" draw:points="0,0">
          <text:p/>
        </draw:polygon>
        <draw:path draw:style-name="gr6" draw:text-style-name="P3" draw:layer="layout" svg:width="0.205cm" svg:height="1.078cm" svg:x="19.994cm" svg:y="2.166cm" svg:viewBox="0 0 206 1079" svg:d="M206 0v368l-4 17-34-5-31 130c1-29-1-47-5-53-10-14-32 48-54 153-21 103-36 221-36 284 0 4 0 7 0 11l-42 174 36-379 37-154z">
          <text:p/>
        </draw:path>
        <draw:polygon draw:style-name="gr7" draw:text-style-name="P1" draw:layer="layout" svg:width="0cm" svg:height="0cm" svg:x="22.22cm" svg:y="5.218cm" svg:viewBox="0 0 0 0" draw:points="0,0">
          <text:p/>
        </draw:polygon>
        <draw:path draw:style-name="gr6" draw:text-style-name="P3" draw:layer="layout" svg:width="0.247cm" svg:height="0.277cm" svg:x="21.673cm" svg:y="5.642cm" svg:viewBox="0 0 248 278" svg:d="M128 278c13-3 26-6 38-9 76-26 102-83 65-143s-129-111-231-126v107c47 8 90 28 121 53 30 25 43 54 37 80-4 15-14 28-30 38z">
          <text:p/>
        </draw:path>
        <draw:polygon draw:style-name="gr7" draw:text-style-name="P1" draw:layer="layout" svg:width="0cm" svg:height="0cm" svg:x="22.22cm" svg:y="5.218cm" svg:viewBox="0 0 0 0" draw:points="0,0">
          <text:p/>
        </draw:polygon>
        <draw:path draw:style-name="gr6" draw:text-style-name="P3" draw:layer="layout" svg:width="0.096cm" svg:height="0.64cm" svg:x="19.971cm" svg:y="2.696cm" svg:viewBox="0 0 97 641" svg:d="M23 549l37-380 37-154-91-15c1 6 0 18-1 33l-5 43v565z">
          <text:p/>
        </draw:path>
        <draw:polygon draw:style-name="gr7" draw:text-style-name="P1" draw:layer="layout" svg:width="0cm" svg:height="0cm" svg:x="22.22cm" svg:y="5.218cm" svg:viewBox="0 0 0 0" draw:points="0,0">
          <text:p/>
        </draw:polygon>
        <draw:polygon draw:style-name="gr6" draw:text-style-name="P3" draw:layer="layout" svg:width="0.096cm" svg:height="0.962cm" svg:x="19.875cm" svg:y="2.772cm" svg:viewBox="0 0 97 963" draw:points="97,0 97,564 0,963">
          <text:p/>
        </draw:polygon>
        <draw:polygon draw:style-name="gr7" draw:text-style-name="P1" draw:layer="layout" svg:width="0cm" svg:height="0cm" svg:x="22.22cm" svg:y="5.218cm" svg:viewBox="0 0 0 0" draw:points="0,0">
          <text:p/>
        </draw:polygon>
        <draw:path draw:style-name="gr6" draw:text-style-name="P3" draw:layer="layout" svg:width="0.05cm" svg:height="0.662cm" svg:x="20.633cm" svg:y="1.551cm" svg:viewBox="0 0 51 663" svg:d="M6 184l45-184c-4 17-6 34-6 51v612l-45-7v-422c0-17 2-34 6-50z">
          <text:p/>
        </draw:path>
        <draw:polygon draw:style-name="gr7" draw:text-style-name="P1" draw:layer="layout" svg:width="0cm" svg:height="0cm" svg:x="22.22cm" svg:y="5.218cm" svg:viewBox="0 0 0 0" draw:points="0,0">
          <text:p/>
        </draw:polygon>
        <draw:path draw:style-name="gr6" draw:text-style-name="P3" draw:layer="layout" svg:width="0.22cm" svg:height="0.132cm" svg:x="25.035cm" svg:y="5.023cm" svg:viewBox="0 0 221 133" svg:d="M221 85c0 3 0 5-1 8-8 33-63 49-125 34-60-15-102-53-94-87 7-32 58-48 116-36 59 12 104 48 104 81z">
          <text:p/>
        </draw:path>
        <draw:polygon draw:style-name="gr7" draw:text-style-name="P1" draw:layer="layout" svg:width="0cm" svg:height="0cm" svg:x="22.22cm" svg:y="5.218cm" svg:viewBox="0 0 0 0" draw:points="0,0">
          <text:p/>
        </draw:polygon>
        <draw:path draw:style-name="gr6" draw:text-style-name="P3" draw:layer="layout" svg:width="0.22cm" svg:height="0.131cm" svg:x="25.035cm" svg:y="3.758cm" svg:viewBox="0 0 221 132" svg:d="M221 84c0 3 0 6-1 9-8 34-63 49-125 34-60-14-102-54-94-87 7-32 58-47 116-36 59 12 104 47 104 80z">
          <text:p/>
        </draw:path>
        <draw:polygon draw:style-name="gr7" draw:text-style-name="P1" draw:layer="layout" svg:width="0cm" svg:height="0cm" svg:x="22.22cm" svg:y="5.218cm" svg:viewBox="0 0 0 0" draw:points="0,0">
          <text:p/>
        </draw:polygon>
        <draw:path draw:style-name="gr6" draw:text-style-name="P3" draw:layer="layout" svg:width="0.221cm" svg:height="0.131cm" svg:x="22.011cm" svg:y="3.891cm" svg:viewBox="0 0 222 132" svg:d="M222 84c0 2 0 5-1 8-8 34-63 49-125 35-60-15-103-55-95-88 8-32 59-47 118-35 58 11 103 46 103 80z">
          <text:p/>
        </draw:path>
        <draw:polygon draw:style-name="gr7" draw:text-style-name="P1" draw:layer="layout" svg:width="0cm" svg:height="0cm" svg:x="22.22cm" svg:y="5.218cm" svg:viewBox="0 0 0 0" draw:points="0,0">
          <text:p/>
        </draw:polygon>
        <draw:path draw:style-name="gr6" draw:text-style-name="P3" draw:layer="layout" svg:width="0.221cm" svg:height="0.132cm" svg:x="22.82cm" svg:y="5.289cm" svg:viewBox="0 0 222 133" svg:d="M222 85c0 3-1 5-1 8-8 33-65 49-125 34-61-15-103-53-95-87 8-32 59-48 117-36 59 12 104 48 104 81z">
          <text:p/>
        </draw:path>
        <draw:polygon draw:style-name="gr7" draw:text-style-name="P1" draw:layer="layout" svg:width="0cm" svg:height="0cm" svg:x="22.22cm" svg:y="5.218cm" svg:viewBox="0 0 0 0" draw:points="0,0">
          <text:p/>
        </draw:polygon>
        <draw:path draw:style-name="gr6" draw:text-style-name="P3" draw:layer="layout" svg:width="0.221cm" svg:height="0.132cm" svg:x="22.82cm" svg:y="2.76cm" svg:viewBox="0 0 222 133" svg:d="M222 85c0 3-1 5-1 8-8 33-65 49-125 34-61-15-103-53-95-88 8-31 59-47 117-35 59 12 104 47 104 81z">
          <text:p/>
        </draw:path>
        <draw:polygon draw:style-name="gr7" draw:text-style-name="P1" draw:layer="layout" svg:width="0cm" svg:height="0cm" svg:x="22.22cm" svg:y="5.218cm" svg:viewBox="0 0 0 0" draw:points="0,0">
          <text:p/>
        </draw:polygon>
        <draw:path draw:style-name="gr6" draw:text-style-name="P3" draw:layer="layout" svg:width="0.158cm" svg:height="0.175cm" svg:x="21.673cm" svg:y="5.748cm" svg:viewBox="0 0 159 176" svg:d="M0 169c45 8 90 9 128 3 16-10 26-23 30-38 6-27-7-56-37-81s-74-45-121-53z">
          <text:p/>
        </draw:path>
        <draw:polygon draw:style-name="gr7" draw:text-style-name="P1" draw:layer="layout" svg:width="0cm" svg:height="0cm" svg:x="22.22cm" svg:y="5.218cm" svg:viewBox="0 0 0 0" draw:points="0,0">
          <text:p/>
        </draw:polygon>
        <draw:path draw:style-name="gr6" draw:text-style-name="P3" draw:layer="layout" svg:width="0.095cm" svg:height="0.481cm" svg:x="19.323cm" svg:y="5.598cm" svg:viewBox="0 0 96 482" svg:d="M12 481c16-11 43-113 63-236 20-122 27-227 16-243-10-14-32 49-54 152-21 104-37 221-37 285 0 33 4 47 12 42z">
          <text:p/>
        </draw:path>
        <draw:polygon draw:style-name="gr7" draw:text-style-name="P1" draw:layer="layout" svg:width="0cm" svg:height="0cm" svg:x="22.22cm" svg:y="5.218cm" svg:viewBox="0 0 0 0" draw:points="0,0">
          <text:p/>
        </draw:polygon>
        <draw:path draw:style-name="gr6" draw:text-style-name="P3" draw:layer="layout" svg:width="0.096cm" svg:height="0.481cm" svg:x="19.432cm" svg:y="3.978cm" svg:viewBox="0 0 97 482" svg:d="M12 481c15-12 42-113 63-235 21-123 28-228 17-244-11-14-34 48-55 153-21 103-37 221-37 284 0 32 4 47 12 42z">
          <text:p/>
        </draw:path>
        <draw:polygon draw:style-name="gr7" draw:text-style-name="P1" draw:layer="layout" svg:width="0cm" svg:height="0cm" svg:x="22.22cm" svg:y="5.218cm" svg:viewBox="0 0 0 0" draw:points="0,0">
          <text:p/>
        </draw:polygon>
        <draw:path draw:style-name="gr6" draw:text-style-name="P3" draw:layer="layout" svg:width="0.096cm" svg:height="0.481cm" svg:x="19.947cm" svg:y="4.039cm" svg:viewBox="0 0 97 482" svg:d="M12 481c15-11 43-112 64-235 20-122 27-228 16-244-11-14-33 50-55 153-22 104-37 221-37 284 0 33 4 47 12 42z">
          <text:p/>
        </draw:path>
        <draw:polygon draw:style-name="gr7" draw:text-style-name="P1" draw:layer="layout" svg:width="0cm" svg:height="0cm" svg:x="22.22cm" svg:y="5.218cm" svg:viewBox="0 0 0 0" draw:points="0,0">
          <text:p/>
        </draw:polygon>
        <draw:path draw:style-name="gr6" draw:text-style-name="P3" draw:layer="layout" svg:width="0.096cm" svg:height="0.481cm" svg:x="19.947cm" svg:y="3.702cm" svg:viewBox="0 0 97 482" svg:d="M12 481c15-11 43-114 64-236 20-122 27-227 16-243-11-14-33 49-55 152-22 104-37 221-37 285 0 32 4 47 12 42z">
          <text:p/>
        </draw:path>
        <draw:polygon draw:style-name="gr7" draw:text-style-name="P1" draw:layer="layout" svg:width="0cm" svg:height="0cm" svg:x="22.22cm" svg:y="5.218cm" svg:viewBox="0 0 0 0" draw:points="0,0">
          <text:p/>
        </draw:polygon>
        <draw:polygon draw:style-name="gr6" draw:text-style-name="P3" draw:layer="layout" svg:width="0.367cm" svg:height="0.311cm" svg:x="20.089cm" svg:y="2.932cm" svg:viewBox="0 0 368 312" draw:points="110,25 365,67 41,312 110,25 41,312 0,305 73,0 368,50 365,67">
          <text:p/>
        </draw:polygon>
        <draw:polygon draw:style-name="gr7" draw:text-style-name="P1" draw:layer="layout" svg:width="0cm" svg:height="0cm" svg:x="22.22cm" svg:y="5.218cm" svg:viewBox="0 0 0 0" draw:points="0,0">
          <text:p/>
        </draw:polygon>
        <draw:path draw:style-name="gr6" draw:text-style-name="P3" draw:layer="layout" svg:width="0.072cm" svg:height="0.327cm" svg:x="21.498cm" svg:y="2.957cm" svg:viewBox="0 0 73 328" svg:d="M73 328v-233-93l-13-2-60 250c20 18 38 37 54 55v-235 235c6 8 13 16 19 23z">
          <text:p/>
        </draw:path>
        <draw:polygon draw:style-name="gr7" draw:text-style-name="P1" draw:layer="layout" svg:width="0cm" svg:height="0cm" svg:x="22.22cm" svg:y="5.218cm" svg:viewBox="0 0 0 0" draw:points="0,0">
          <text:p/>
        </draw:polygon>
        <draw:path draw:style-name="gr6" draw:text-style-name="P3" draw:layer="layout" svg:width="0.095cm" svg:height="0.449cm" svg:x="20.036cm" svg:y="2.621cm" svg:viewBox="0 0 96 450" svg:d="M96 55c1-29-1-47-5-53-10-14-32 48-55 152-21 103-36 222-36 285 0 4 0 7 0 11z">
          <text:p/>
        </draw:path>
        <draw:polygon draw:style-name="gr7" draw:text-style-name="P1" draw:layer="layout" svg:width="0cm" svg:height="0cm" svg:x="22.22cm" svg:y="5.218cm" svg:viewBox="0 0 0 0" draw:points="0,0">
          <text:p/>
        </draw:polygon>
        <draw:polygon draw:style-name="gr6" draw:text-style-name="P3" draw:layer="layout" svg:width="0.125cm" svg:height="0.18cm" svg:x="19.192cm" svg:y="5.054cm" svg:viewBox="0 0 126 181" draw:points="126,181 126,0 0,160">
          <text:p/>
        </draw:polygon>
        <draw:polygon draw:style-name="gr7" draw:text-style-name="P1" draw:layer="layout" svg:width="0cm" svg:height="0cm" svg:x="22.22cm" svg:y="5.218cm" svg:viewBox="0 0 0 0" draw:points="0,0">
          <text:p/>
        </draw:polygon>
        <draw:path draw:style-name="gr6" draw:text-style-name="P3" draw:layer="layout" svg:width="0.059cm" svg:height="0.296cm" svg:x="19.233cm" svg:y="4.639cm" svg:viewBox="0 0 60 297" svg:d="M5 297c9 1 27-64 41-147 14-81 18-149 9-150-8-1-22 40-34 102-13 62-21 131-21 168 0 17 2 26 5 27z">
          <text:p/>
        </draw:path>
        <draw:polygon draw:style-name="gr7" draw:text-style-name="P1" draw:layer="layout" svg:width="0cm" svg:height="0cm" svg:x="22.22cm" svg:y="5.218cm" svg:viewBox="0 0 0 0" draw:points="0,0">
          <text:p/>
        </draw:polygon>
        <draw:path draw:style-name="gr6" draw:text-style-name="P3" draw:layer="layout" svg:width="0.059cm" svg:height="0.296cm" svg:x="19.233cm" svg:y="6.662cm" svg:viewBox="0 0 60 297" svg:d="M5 297c9 1 27-65 41-146 14-82 18-150 9-151-8-1-22 40-34 102-13 62-21 130-21 167 0 18 2 27 5 28z">
          <text:p/>
        </draw:path>
        <draw:polygon draw:style-name="gr7" draw:text-style-name="P1" draw:layer="layout" svg:width="0cm" svg:height="0cm" svg:x="22.22cm" svg:y="5.218cm" svg:viewBox="0 0 0 0" draw:points="0,0">
          <text:p/>
        </draw:polygon>
        <draw:polygon draw:style-name="gr6" draw:text-style-name="P3" draw:layer="layout" svg:width="0.084cm" svg:height="0.591cm" svg:x="19.701cm" svg:y="4.886cm" svg:viewBox="0 0 85 592" draw:points="60,0 85,4 0,592">
          <text:p/>
        </draw:polygon>
        <draw:polygon draw:style-name="gr7" draw:text-style-name="P1" draw:layer="layout" svg:width="0cm" svg:height="0cm" svg:x="22.22cm" svg:y="5.218cm" svg:viewBox="0 0 0 0" draw:points="0,0">
          <text:p/>
        </draw:polygon>
        <draw:path draw:style-name="gr6" draw:text-style-name="P3" draw:layer="layout" svg:width="0.827cm" svg:height="0.139cm" svg:x="20.326cm" svg:y="6.76cm" svg:viewBox="0 0 828 140" svg:d="M0 0c230 186 597 186 828 0-238 172-591 172-828 0z">
          <text:p/>
        </draw:path>
        <draw:polygon draw:style-name="gr7" draw:text-style-name="P1" draw:layer="layout" svg:width="0cm" svg:height="0cm" svg:x="22.22cm" svg:y="5.218cm" svg:viewBox="0 0 0 0" draw:points="0,0">
          <text:p/>
        </draw:polygon>
        <draw:polygon draw:style-name="gr6" draw:text-style-name="P3" draw:layer="layout" svg:width="0.261cm" svg:height="0.06cm" svg:x="20.195cm" svg:y="2.534cm" svg:viewBox="0 0 262 61" draw:points="259,61 0,17 4,0 262,44">
          <text:p/>
        </draw:polygon>
        <draw:polygon draw:style-name="gr7" draw:text-style-name="P1" draw:layer="layout" svg:width="0cm" svg:height="0cm" svg:x="22.22cm" svg:y="5.218cm" svg:viewBox="0 0 0 0" draw:points="0,0">
          <text:p/>
        </draw:polygon>
        <draw:polygon draw:style-name="gr6" draw:text-style-name="P3" draw:layer="layout" svg:width="0.205cm" svg:height="0.051cm" svg:x="20.454cm" svg:y="2.577cm" svg:viewBox="0 0 206 52" draw:points="203,52 206,33 2,0 0,17">
          <text:p/>
        </draw:polygon>
        <draw:polygon draw:style-name="gr7" draw:text-style-name="P1" draw:layer="layout" svg:width="0cm" svg:height="0cm" svg:x="22.22cm" svg:y="5.218cm" svg:viewBox="0 0 0 0" draw:points="0,0">
          <text:p/>
        </draw:polygon>
        <draw:polygon draw:style-name="gr6" draw:text-style-name="P3" draw:layer="layout" svg:width="0.205cm" svg:height="0.05cm" svg:x="20.454cm" svg:y="2.981cm" svg:viewBox="0 0 206 51" draw:points="203,51 206,33 2,0 0,17">
          <text:p/>
        </draw:polygon>
        <draw:polygon draw:style-name="gr7" draw:text-style-name="P1" draw:layer="layout" svg:width="0cm" svg:height="0cm" svg:x="22.22cm" svg:y="5.218cm" svg:viewBox="0 0 0 0" draw:points="0,0">
          <text:p/>
        </draw:polygon>
        <draw:polygon draw:style-name="gr6" draw:text-style-name="P3" draw:layer="layout" svg:width="0.044cm" svg:height="0.036cm" svg:x="20.082cm" svg:y="3.254cm" svg:viewBox="0 0 45 37" draw:points="37,37 45,7 8,0 0,31">
          <text:p/>
        </draw:polygon>
        <draw:polygon draw:style-name="gr7" draw:text-style-name="P1" draw:layer="layout" svg:width="0cm" svg:height="0cm" svg:x="22.22cm" svg:y="5.218cm" svg:viewBox="0 0 0 0" draw:points="0,0">
          <text:p/>
        </draw:polygon>
        <draw:polygon draw:style-name="gr6" draw:text-style-name="P3" draw:layer="layout" svg:width="0.041cm" svg:height="0.024cm" svg:x="20.089cm" svg:y="3.236cm" svg:viewBox="0 0 42 25" draw:points="38,25 42,7 0,0 0,18">
          <text:p/>
        </draw:polygon>
        <draw:polygon draw:style-name="gr7" draw:text-style-name="P1" draw:layer="layout" svg:width="0cm" svg:height="0cm" svg:x="22.22cm" svg:y="5.218cm" svg:viewBox="0 0 0 0" draw:points="0,0">
          <text:p/>
        </draw:polygon>
        <draw:polygon draw:style-name="gr6" draw:text-style-name="P3" draw:layer="layout" svg:width="0.007cm" svg:height="0.032cm" svg:x="20.449cm" svg:y="2.176cm" svg:viewBox="0 0 8 33" draw:points="0,32 8,33 8,0">
          <text:p/>
        </draw:polygon>
        <draw:polygon draw:style-name="gr7" draw:text-style-name="P1" draw:layer="layout" svg:width="0cm" svg:height="0cm" svg:x="22.22cm" svg:y="5.218cm" svg:viewBox="0 0 0 0" draw:points="0,0">
          <text:p/>
        </draw:polygon>
        <draw:path draw:style-name="gr9" draw:text-style-name="P1" draw:layer="layout" svg:width="0cm" svg:height="0.007cm" svg:x="23.04cm" svg:y="5.373cm" svg:viewBox="0 0 1 8" svg:d="M1 0c0 3-1 5-1 8">
          <text:p/>
        </draw:path>
        <draw:path draw:style-name="gr9" draw:text-style-name="P1" draw:layer="layout" svg:width="0.22cm" svg:height="0.093cm" svg:x="22.82cm" svg:y="5.328cm" svg:viewBox="0 0 221 94" svg:d="M221 53c-8 34-64 50-124 35-62-15-104-54-96-88">
          <text:p/>
        </draw:path>
        <draw:path draw:style-name="gr9" draw:text-style-name="P1" draw:layer="layout" svg:width="0.22cm" svg:height="0.084cm" svg:x="22.821cm" svg:y="5.289cm" svg:viewBox="0 0 221 85" svg:d="M0 39c8-31 59-47 118-35 58 12 103 48 103 81">
          <text:p/>
        </draw:path>
        <draw:path draw:style-name="gr9" draw:text-style-name="P1" draw:layer="layout" svg:width="0.003cm" svg:height="0.015cm" svg:x="23.131cm" svg:y="5.388cm" svg:viewBox="0 0 4 16" svg:d="M4 0c0 6-2 11-4 16">
          <text:p/>
        </draw:path>
        <draw:path draw:style-name="gr9" draw:text-style-name="P1" draw:layer="layout" svg:width="0.403cm" svg:height="0.169cm" svg:x="22.728cm" svg:y="5.306cm" svg:viewBox="0 0 404 170" svg:d="M404 98c-15 61-118 89-228 62-111-27-189-98-174-160">
          <text:p/>
        </draw:path>
        <draw:path draw:style-name="gr9" draw:text-style-name="P1" draw:layer="layout" svg:width="0.403cm" svg:height="0.154cm" svg:x="22.73cm" svg:y="5.234cm" svg:viewBox="0 0 404 155" svg:d="M0 72c14-58 108-86 214-65 106 22 190 87 190 148">
          <text:p/>
        </draw:path>
        <draw:path draw:style-name="gr9" draw:text-style-name="P1" draw:layer="layout" svg:width="0.402cm" svg:height="0.169cm" svg:x="22.721cm" svg:y="5.337cm" svg:viewBox="0 0 403 170" svg:d="M403 97c-15 62-117 89-228 63-110-28-189-99-173-160">
          <text:p/>
        </draw:path>
        <draw:path draw:style-name="gr9" draw:text-style-name="P1" draw:layer="layout" svg:width="0.366cm" svg:height="0.154cm" svg:x="22.714cm" svg:y="5.444cm" svg:viewBox="0 0 367 155" svg:d="M367 88c-13 57-106 82-206 58-102-25-173-90-159-146">
          <text:p/>
        </draw:path>
        <draw:path draw:style-name="gr9" draw:text-style-name="P1" draw:layer="layout" svg:width="0.001cm" svg:height="0.014cm" svg:x="23.086cm" svg:y="5.526cm" svg:viewBox="0 0 2 15" svg:d="M2 0c0 5 0 10-2 15">
          <text:p/>
        </draw:path>
        <draw:path draw:style-name="gr9" draw:text-style-name="P1" draw:layer="layout" svg:width="0.38cm" svg:height="0.159cm" svg:x="22.706cm" svg:y="5.449cm" svg:viewBox="0 0 381 160" svg:d="M381 92c-14 58-110 84-216 59-104-25-177-93-164-151">
          <text:p/>
        </draw:path>
        <draw:path draw:style-name="gr9" draw:text-style-name="P1" draw:layer="layout" svg:width="0.014cm" svg:height="0.026cm" svg:x="22.707cm" svg:y="5.423cm" svg:viewBox="0 0 15 27" svg:d="M0 27c3-11 7-20 15-27">
          <text:p/>
        </draw:path>
        <draw:path draw:style-name="gr9" draw:text-style-name="P1" draw:layer="layout" svg:width="0.003cm" svg:height="0.015cm" svg:x="23.085cm" svg:y="5.511cm" svg:viewBox="0 0 4 16" svg:d="M0 0c4 6 4 11 4 16">
          <text:p/>
        </draw:path>
        <draw:path draw:style-name="gr9" draw:text-style-name="P1" draw:layer="layout" svg:width="0.38cm" svg:height="0.16cm" svg:x="22.698cm" svg:y="5.479cm" svg:viewBox="0 0 381 161" svg:d="M381 93c-14 57-110 84-215 58-104-25-178-92-164-151">
          <text:p/>
        </draw:path>
        <draw:path draw:style-name="gr9" draw:text-style-name="P1" draw:layer="layout" svg:width="0cm" svg:height="0.007cm" svg:x="23.04cm" svg:y="2.844cm" svg:viewBox="0 0 1 8" svg:d="M1 0c0 3-1 5-1 8">
          <text:p/>
        </draw:path>
        <draw:path draw:style-name="gr9" draw:text-style-name="P1" draw:layer="layout" svg:width="0.22cm" svg:height="0.093cm" svg:x="22.82cm" svg:y="2.799cm" svg:viewBox="0 0 221 94" svg:d="M221 54c-8 33-64 50-124 34-62-15-104-53-96-88">
          <text:p/>
        </draw:path>
        <draw:path draw:style-name="gr9" draw:text-style-name="P1" draw:layer="layout" svg:width="0.22cm" svg:height="0.084cm" svg:x="22.821cm" svg:y="2.76cm" svg:viewBox="0 0 221 85" svg:d="M0 39c8-31 59-47 118-35 58 12 103 47 103 81">
          <text:p/>
        </draw:path>
        <draw:path draw:style-name="gr9" draw:text-style-name="P1" draw:layer="layout" svg:width="0.003cm" svg:height="0.015cm" svg:x="23.131cm" svg:y="2.859cm" svg:viewBox="0 0 4 16" svg:d="M4 0c0 5-2 10-4 16">
          <text:p/>
        </draw:path>
        <draw:path draw:style-name="gr9" draw:text-style-name="P1" draw:layer="layout" svg:width="0.403cm" svg:height="0.17cm" svg:x="22.728cm" svg:y="2.777cm" svg:viewBox="0 0 404 171" svg:d="M404 98c-15 61-118 90-228 62-111-27-189-98-174-160">
          <text:p/>
        </draw:path>
        <draw:path draw:style-name="gr9" draw:text-style-name="P1" draw:layer="layout" svg:width="0.403cm" svg:height="0.154cm" svg:x="22.73cm" svg:y="2.705cm" svg:viewBox="0 0 404 155" svg:d="M0 72c14-58 108-87 214-65s190 86 190 148">
          <text:p/>
        </draw:path>
        <draw:path draw:style-name="gr9" draw:text-style-name="P1" draw:layer="layout" svg:width="0.402cm" svg:height="0.169cm" svg:x="22.721cm" svg:y="2.808cm" svg:viewBox="0 0 403 170" svg:d="M403 97c-15 62-117 89-228 63-110-28-189-99-173-160">
          <text:p/>
        </draw:path>
        <draw:path draw:style-name="gr9" draw:text-style-name="P1" draw:layer="layout" svg:width="0.366cm" svg:height="0.154cm" svg:x="22.714cm" svg:y="2.915cm" svg:viewBox="0 0 367 155" svg:d="M367 90c-13 55-106 80-206 56-102-24-173-90-159-146">
          <text:p/>
        </draw:path>
        <draw:path draw:style-name="gr9" draw:text-style-name="P1" draw:layer="layout" svg:width="0.001cm" svg:height="0.014cm" svg:x="23.086cm" svg:y="2.997cm" svg:viewBox="0 0 2 15" svg:d="M2 0c0 5 0 11-2 15">
          <text:p/>
        </draw:path>
        <draw:path draw:style-name="gr9" draw:text-style-name="P1" draw:layer="layout" svg:width="0.38cm" svg:height="0.159cm" svg:x="22.706cm" svg:y="2.92cm" svg:viewBox="0 0 381 160" svg:d="M381 92c-14 58-110 84-216 59-104-25-177-93-164-151">
          <text:p/>
        </draw:path>
        <draw:path draw:style-name="gr9" draw:text-style-name="P1" draw:layer="layout" svg:width="0.014cm" svg:height="0.026cm" svg:x="22.707cm" svg:y="2.894cm" svg:viewBox="0 0 15 27" svg:d="M0 27c3-10 7-18 15-27">
          <text:p/>
        </draw:path>
        <draw:path draw:style-name="gr9" draw:text-style-name="P1" draw:layer="layout" svg:width="0.003cm" svg:height="0.015cm" svg:x="23.085cm" svg:y="2.982cm" svg:viewBox="0 0 4 16" svg:d="M0 0c4 5 4 10 4 16">
          <text:p/>
        </draw:path>
        <draw:path draw:style-name="gr9" draw:text-style-name="P1" draw:layer="layout" svg:width="0.38cm" svg:height="0.159cm" svg:x="22.698cm" svg:y="2.95cm" svg:viewBox="0 0 381 160" svg:d="M381 92c-14 57-110 84-215 58-104-25-178-92-164-150">
          <text:p/>
        </draw:path>
        <draw:path draw:style-name="gr9" draw:text-style-name="P1" draw:layer="layout" svg:width="0cm" svg:height="0.007cm" svg:x="25.254cm" svg:y="5.107cm" svg:viewBox="0 0 1 8" svg:d="M1 0c0 3 0 5-1 8">
          <text:p/>
        </draw:path>
        <draw:path draw:style-name="gr9" draw:text-style-name="P1" draw:layer="layout" svg:width="0.219cm" svg:height="0.093cm" svg:x="25.035cm" svg:y="5.062cm" svg:viewBox="0 0 220 94" svg:d="M220 54c-8 33-63 49-124 34s-103-54-95-88">
          <text:p/>
        </draw:path>
        <draw:path draw:style-name="gr9" draw:text-style-name="P1" draw:layer="layout" svg:width="0.219cm" svg:height="0.084cm" svg:x="25.036cm" svg:y="5.023cm" svg:viewBox="0 0 220 85" svg:d="M0 39c7-31 59-47 117-35s103 47 103 81">
          <text:p/>
        </draw:path>
        <draw:path draw:style-name="gr9" draw:text-style-name="P1" draw:layer="layout" svg:width="0.003cm" svg:height="0.015cm" svg:x="25.345cm" svg:y="5.122cm" svg:viewBox="0 0 4 16" svg:d="M4 0c0 6-2 11-4 16">
          <text:p/>
        </draw:path>
        <draw:path draw:style-name="gr9" draw:text-style-name="P1" draw:layer="layout" svg:width="0.402cm" svg:height="0.169cm" svg:x="24.943cm" svg:y="5.04cm" svg:viewBox="0 0 403 170" svg:d="M403 97c-14 62-116 90-228 63-110-27-188-99-173-160">
          <text:p/>
        </draw:path>
        <draw:path draw:style-name="gr9" draw:text-style-name="P1" draw:layer="layout" svg:width="0.402cm" svg:height="0.154cm" svg:x="24.945cm" svg:y="4.968cm" svg:viewBox="0 0 403 155" svg:d="M0 73c14-59 107-87 214-66 107 22 189 87 189 148">
          <text:p/>
        </draw:path>
        <draw:path draw:style-name="gr9" draw:text-style-name="P1" draw:layer="layout" svg:width="0.403cm" svg:height="0.169cm" svg:x="24.935cm" svg:y="5.071cm" svg:viewBox="0 0 404 170" svg:d="M404 98c-15 61-117 88-228 62-111-27-189-99-174-160">
          <text:p/>
        </draw:path>
        <draw:path draw:style-name="gr9" draw:text-style-name="P1" draw:layer="layout" svg:width="0.367cm" svg:height="0.154cm" svg:x="24.929cm" svg:y="5.178cm" svg:viewBox="0 0 368 155" svg:d="M368 89c-14 56-106 81-207 57s-172-90-159-146">
          <text:p/>
        </draw:path>
        <draw:path draw:style-name="gr9" draw:text-style-name="P1" draw:layer="layout" svg:width="0.003cm" svg:height="0.014cm" svg:x="25.3cm" svg:y="5.26cm" svg:viewBox="0 0 4 15" svg:d="M4 0c0 5-2 10-4 15">
          <text:p/>
        </draw:path>
        <draw:path draw:style-name="gr9" draw:text-style-name="P1" draw:layer="layout" svg:width="0.38cm" svg:height="0.159cm" svg:x="24.92cm" svg:y="5.183cm" svg:viewBox="0 0 381 160" svg:d="M381 91c-14 59-111 85-215 60-105-26-178-94-164-151">
          <text:p/>
        </draw:path>
        <draw:path draw:style-name="gr9" draw:text-style-name="P1" draw:layer="layout" svg:width="0.014cm" svg:height="0.026cm" svg:x="24.922cm" svg:y="5.157cm" svg:viewBox="0 0 15 27" svg:d="M0 27c2-10 8-18 15-27">
          <text:p/>
        </draw:path>
        <draw:path draw:style-name="gr9" draw:text-style-name="P1" draw:layer="layout" svg:width="0.003cm" svg:height="0.015cm" svg:x="25.3cm" svg:y="5.245cm" svg:viewBox="0 0 4 16" svg:d="M0 0c2 5 4 10 4 16">
          <text:p/>
        </draw:path>
        <draw:path draw:style-name="gr9" draw:text-style-name="P1" draw:layer="layout" svg:width="0.38cm" svg:height="0.159cm" svg:x="24.913cm" svg:y="5.213cm" svg:viewBox="0 0 381 160" svg:d="M381 92c-14 58-111 84-215 59-105-25-178-93-164-151">
          <text:p/>
        </draw:path>
        <draw:path draw:style-name="gr9" draw:text-style-name="P1" draw:layer="layout" svg:width="0cm" svg:height="0.008cm" svg:x="25.254cm" svg:y="3.842cm" svg:viewBox="0 0 1 9" svg:d="M1 0c0 3 0 6-1 9">
          <text:p/>
        </draw:path>
        <draw:path draw:style-name="gr9" draw:text-style-name="P1" draw:layer="layout" svg:width="0.219cm" svg:height="0.092cm" svg:x="25.035cm" svg:y="3.798cm" svg:viewBox="0 0 220 93" svg:d="M220 54c-8 33-63 48-124 33-61-14-103-53-95-87">
          <text:p/>
        </draw:path>
        <draw:path draw:style-name="gr9" draw:text-style-name="P1" draw:layer="layout" svg:width="0.219cm" svg:height="0.084cm" svg:x="25.036cm" svg:y="3.758cm" svg:viewBox="0 0 220 85" svg:d="M0 40c7-32 59-47 117-36 58 12 103 47 103 81">
          <text:p/>
        </draw:path>
        <draw:path draw:style-name="gr9" draw:text-style-name="P1" draw:layer="layout" svg:width="0.003cm" svg:height="0.015cm" svg:x="25.345cm" svg:y="3.858cm" svg:viewBox="0 0 4 16" svg:d="M4 0c0 6-2 11-4 16">
          <text:p/>
        </draw:path>
        <draw:path draw:style-name="gr9" draw:text-style-name="P1" draw:layer="layout" svg:width="0.402cm" svg:height="0.169cm" svg:x="24.943cm" svg:y="3.776cm" svg:viewBox="0 0 403 170" svg:d="M403 98c-14 61-116 88-228 62-110-27-188-98-173-160">
          <text:p/>
        </draw:path>
        <draw:path draw:style-name="gr9" draw:text-style-name="P1" draw:layer="layout" svg:width="0.402cm" svg:height="0.154cm" svg:x="24.945cm" svg:y="3.704cm" svg:viewBox="0 0 403 155" svg:d="M0 73c14-59 107-88 214-66 107 21 189 87 189 148">
          <text:p/>
        </draw:path>
        <draw:path draw:style-name="gr9" draw:text-style-name="P1" draw:layer="layout" svg:width="0.403cm" svg:height="0.169cm" svg:x="24.935cm" svg:y="3.806cm" svg:viewBox="0 0 404 170" svg:d="M404 97c-15 61-117 90-228 62-111-27-189-98-174-159">
          <text:p/>
        </draw:path>
        <draw:path draw:style-name="gr9" draw:text-style-name="P1" draw:layer="layout" svg:width="0.367cm" svg:height="0.154cm" svg:x="24.929cm" svg:y="3.914cm" svg:viewBox="0 0 368 155" svg:d="M368 88c-14 56-106 82-207 57s-172-90-159-145">
          <text:p/>
        </draw:path>
        <draw:path draw:style-name="gr9" draw:text-style-name="P1" draw:layer="layout" svg:width="0.003cm" svg:height="0.014cm" svg:x="25.3cm" svg:y="3.996cm" svg:viewBox="0 0 4 15" svg:d="M4 0c0 5-2 10-4 15">
          <text:p/>
        </draw:path>
        <draw:path draw:style-name="gr9" draw:text-style-name="P1" draw:layer="layout" svg:width="0.38cm" svg:height="0.16cm" svg:x="24.92cm" svg:y="3.918cm" svg:viewBox="0 0 381 161" svg:d="M381 92c-14 58-111 85-215 59-105-26-178-93-164-151">
          <text:p/>
        </draw:path>
        <draw:path draw:style-name="gr9" draw:text-style-name="P1" draw:layer="layout" svg:width="0.014cm" svg:height="0.026cm" svg:x="24.922cm" svg:y="3.892cm" svg:viewBox="0 0 15 27" svg:d="M0 27c2-10 8-19 15-27">
          <text:p/>
        </draw:path>
        <draw:path draw:style-name="gr9" draw:text-style-name="P1" draw:layer="layout" svg:width="0.003cm" svg:height="0.016cm" svg:x="25.3cm" svg:y="3.98cm" svg:viewBox="0 0 4 17" svg:d="M0 0c2 6 4 12 4 17">
          <text:p/>
        </draw:path>
        <draw:path draw:style-name="gr9" draw:text-style-name="P1" draw:layer="layout" svg:width="0.38cm" svg:height="0.159cm" svg:x="24.913cm" svg:y="3.949cm" svg:viewBox="0 0 381 160" svg:d="M381 91c-14 59-111 85-215 60-105-26-178-94-164-151">
          <text:p/>
        </draw:path>
        <draw:path draw:style-name="gr9" draw:text-style-name="P1" draw:layer="layout" svg:width="0cm" svg:height="0.007cm" svg:x="22.231cm" svg:y="3.975cm" svg:viewBox="0 0 1 8" svg:d="M1 0c0 2 0 5-1 8">
          <text:p/>
        </draw:path>
        <draw:path draw:style-name="gr9" draw:text-style-name="P1" draw:layer="layout" svg:width="0.22cm" svg:height="0.092cm" svg:x="22.011cm" svg:y="3.93cm" svg:viewBox="0 0 221 93" svg:d="M221 53c-9 34-64 49-125 35-60-15-104-55-95-88">
          <text:p/>
        </draw:path>
        <draw:path draw:style-name="gr9" draw:text-style-name="P1" draw:layer="layout" svg:width="0.22cm" svg:height="0.084cm" svg:x="22.012cm" svg:y="3.891cm" svg:viewBox="0 0 221 85" svg:d="M0 40c8-33 59-48 117-36 58 11 104 47 104 81">
          <text:p/>
        </draw:path>
        <draw:path draw:style-name="gr9" draw:text-style-name="P1" draw:layer="layout" svg:width="0.003cm" svg:height="0.015cm" svg:x="22.322cm" svg:y="3.99cm" svg:viewBox="0 0 4 16" svg:d="M4 0c0 5-2 11-4 16">
          <text:p/>
        </draw:path>
        <draw:path draw:style-name="gr9" draw:text-style-name="P1" draw:layer="layout" svg:width="0.403cm" svg:height="0.169cm" svg:x="21.92cm" svg:y="3.908cm" svg:viewBox="0 0 404 170" svg:d="M404 98c-16 61-117 89-228 62s-189-99-174-160">
          <text:p/>
        </draw:path>
        <draw:path draw:style-name="gr9" draw:text-style-name="P1" draw:layer="layout" svg:width="0.403cm" svg:height="0.154cm" svg:x="21.921cm" svg:y="3.836cm" svg:viewBox="0 0 404 155" svg:d="M0 72c14-58 108-87 214-65s190 87 190 148">
          <text:p/>
        </draw:path>
        <draw:path draw:style-name="gr9" draw:text-style-name="P1" draw:layer="layout" svg:width="0.403cm" svg:height="0.169cm" svg:x="21.912cm" svg:y="3.938cm" svg:viewBox="0 0 404 170" svg:d="M404 98c-16 61-118 89-228 62-111-26-190-98-174-160">
          <text:p/>
        </draw:path>
        <draw:path draw:style-name="gr9" draw:text-style-name="P1" draw:layer="layout" svg:width="0.367cm" svg:height="0.155cm" svg:x="21.906cm" svg:y="4.046cm" svg:viewBox="0 0 368 156" svg:d="M368 89c-14 56-106 82-208 57-101-25-171-89-158-146">
          <text:p/>
        </draw:path>
        <draw:path draw:style-name="gr9" draw:text-style-name="P1" draw:layer="layout" svg:width="0.003cm" svg:height="0.014cm" svg:x="22.277cm" svg:y="4.128cm" svg:viewBox="0 0 4 15" svg:d="M4 0c0 5-2 10-4 15">
          <text:p/>
        </draw:path>
        <draw:path draw:style-name="gr9" draw:text-style-name="P1" draw:layer="layout" svg:width="0.38cm" svg:height="0.16cm" svg:x="21.897cm" svg:y="4.051cm" svg:viewBox="0 0 381 161" svg:d="M381 92c-14 58-111 85-215 59-105-26-178-93-164-151">
          <text:p/>
        </draw:path>
        <draw:path draw:style-name="gr9" draw:text-style-name="P1" draw:layer="layout" svg:width="0.013cm" svg:height="0.027cm" svg:x="21.899cm" svg:y="4.024cm" svg:viewBox="0 0 14 28" svg:d="M0 28c2-11 7-20 14-28">
          <text:p/>
        </draw:path>
        <draw:path draw:style-name="gr9" draw:text-style-name="P1" draw:layer="layout" svg:width="0.003cm" svg:height="0.016cm" svg:x="22.277cm" svg:y="4.112cm" svg:viewBox="0 0 4 17" svg:d="M0 0c2 7 4 12 4 17">
          <text:p/>
        </draw:path>
        <draw:path draw:style-name="gr9" draw:text-style-name="P1" draw:layer="layout" svg:width="0.38cm" svg:height="0.159cm" svg:x="21.89cm" svg:y="4.081cm" svg:viewBox="0 0 381 160" svg:d="M381 91c-14 59-111 85-216 60-104-26-177-93-164-151">
          <text:p/>
        </draw:path>
        <draw:path draw:style-name="gr9" draw:text-style-name="P1" draw:layer="layout" svg:width="0.011cm" svg:height="0.043cm" svg:x="19.323cm" svg:y="6.036cm" svg:viewBox="0 0 12 44" svg:d="M0 0c0 34 4 48 12 43">
          <text:p/>
        </draw:path>
        <draw:path draw:style-name="gr9" draw:text-style-name="P1" draw:layer="layout" svg:width="0.084cm" svg:height="0.478cm" svg:x="19.334cm" svg:y="5.6cm" svg:viewBox="0 0 85 479" svg:d="M0 479c16-11 44-112 64-236 20-122 27-227 16-243">
          <text:p/>
        </draw:path>
        <draw:path draw:style-name="gr9" draw:text-style-name="P1" draw:layer="layout" svg:width="0.09cm" svg:height="0.438cm" svg:x="19.323cm" svg:y="5.598cm" svg:viewBox="0 0 91 439" svg:d="M91 2c-10-14-33 49-55 152-21 104-36 222-36 285">
          <text:p/>
        </draw:path>
        <draw:line draw:style-name="gr9" draw:text-style-name="P1" draw:layer="layout" svg:x1="19.192cm" svg:y1="4.803cm" svg:x2="19.706cm" svg:y2="2.68cm">
          <text:p/>
        </draw:line>
        <draw:path draw:style-name="gr9" draw:text-style-name="P1" draw:layer="layout" svg:width="0.003cm" svg:height="0.037cm" svg:x="19.717cm" svg:y="2.649cm" svg:viewBox="0 0 4 38" svg:d="M1 38c5-23 3-38-1-38">
          <text:p/>
        </draw:path>
        <draw:path draw:style-name="gr9" draw:text-style-name="P1" draw:layer="layout" svg:width="0.012cm" svg:height="0.031cm" svg:x="19.705cm" svg:y="2.649cm" svg:viewBox="0 0 13 32" svg:d="M13 0c-2-1-7 12-13 32">
          <text:p/>
        </draw:path>
        <draw:line draw:style-name="gr9" draw:text-style-name="P1" draw:layer="layout" svg:x1="19.192cm" svg:y1="4.802cm" svg:x2="19.192cm" svg:y2="5.213cm">
          <text:p/>
        </draw:line>
        <draw:line draw:style-name="gr9" draw:text-style-name="P1" draw:layer="layout" svg:x1="19.719cm" svg:y1="2.686cm" svg:x2="19.391cm" svg:y2="5.963cm">
          <text:p/>
        </draw:line>
        <draw:line draw:style-name="gr9" draw:text-style-name="P1" draw:layer="layout" svg:x1="19.318cm" svg:y1="5.054cm" svg:x2="19.192cm" svg:y2="5.214cm">
          <text:p/>
        </draw:line>
        <draw:line draw:style-name="gr9" draw:text-style-name="P1" draw:layer="layout" svg:x1="19.392cm" svg:y1="5.962cm" svg:x2="19.332cm" svg:y2="7.197cm">
          <text:p/>
        </draw:line>
        <draw:line draw:style-name="gr9" draw:text-style-name="P1" draw:layer="layout" svg:x1="19.317cm" svg:y1="6.182cm" svg:x2="19.317cm" svg:y2="5.054cm">
          <text:p/>
        </draw:line>
        <draw:line draw:style-name="gr9" draw:text-style-name="P1" draw:layer="layout" svg:x1="19.192cm" svg:y1="7.774cm" svg:x2="19.333cm" svg:y2="7.196cm">
          <text:p/>
        </draw:line>
        <draw:line draw:style-name="gr9" draw:text-style-name="P1" draw:layer="layout" svg:x1="19.192cm" svg:y1="7.058cm" svg:x2="19.318cm" svg:y2="6.182cm">
          <text:p/>
        </draw:line>
        <draw:line draw:style-name="gr9" draw:text-style-name="P1" draw:layer="layout" svg:x1="19.192cm" svg:y1="7.057cm" svg:x2="19.192cm" svg:y2="7.773cm">
          <text:p/>
        </draw:line>
        <draw:path draw:style-name="gr9" draw:text-style-name="P1" draw:layer="layout" svg:width="0.006cm" svg:height="0.027cm" svg:x="19.233cm" svg:y="4.908cm" svg:viewBox="0 0 7 28" svg:d="M0 0c0 17 3 27 7 28">
          <text:p/>
        </draw:path>
        <draw:path draw:style-name="gr9" draw:text-style-name="P1" draw:layer="layout" svg:width="0.054cm" svg:height="0.296cm" svg:x="19.238cm" svg:y="4.639cm" svg:viewBox="0 0 55 297" svg:d="M0 297c9 1 27-64 42-147 13-81 17-149 8-150">
          <text:p/>
        </draw:path>
        <draw:path draw:style-name="gr9" draw:text-style-name="P1" draw:layer="layout" svg:width="0.054cm" svg:height="0.269cm" svg:x="19.233cm" svg:y="4.639cm" svg:viewBox="0 0 55 270" svg:d="M55 0c-7-1-21 40-34 103-13 62-21 130-21 167">
          <text:p/>
        </draw:path>
        <draw:path draw:style-name="gr9" draw:text-style-name="P1" draw:layer="layout" svg:width="0.006cm" svg:height="0.027cm" svg:x="19.233cm" svg:y="6.931cm" svg:viewBox="0 0 7 28" svg:d="M0 0c0 17 3 27 7 28">
          <text:p/>
        </draw:path>
        <draw:path draw:style-name="gr9" draw:text-style-name="P1" draw:layer="layout" svg:width="0.054cm" svg:height="0.296cm" svg:x="19.238cm" svg:y="6.662cm" svg:viewBox="0 0 55 297" svg:d="M0 297c9 1 27-65 42-146 13-82 17-150 8-151">
          <text:p/>
        </draw:path>
        <draw:path draw:style-name="gr9" draw:text-style-name="P1" draw:layer="layout" svg:width="0.054cm" svg:height="0.269cm" svg:x="19.233cm" svg:y="6.662cm" svg:viewBox="0 0 55 270" svg:d="M55 0c-7-1-21 40-34 102s-21 131-21 168">
          <text:p/>
        </draw:path>
        <draw:path draw:style-name="gr9" draw:text-style-name="P1" draw:layer="layout" svg:width="0.012cm" svg:height="0.043cm" svg:x="19.432cm" svg:y="4.416cm" svg:viewBox="0 0 13 44" svg:d="M0 0c0 33 4 48 13 43">
          <text:p/>
        </draw:path>
        <draw:path draw:style-name="gr9" draw:text-style-name="P1" draw:layer="layout" svg:width="0.085cm" svg:height="0.478cm" svg:x="19.444cm" svg:y="3.98cm" svg:viewBox="0 0 86 479" svg:d="M0 479c16-12 43-113 64-235 20-123 28-228 16-244">
          <text:p/>
        </draw:path>
        <draw:path draw:style-name="gr9" draw:text-style-name="P1" draw:layer="layout" svg:width="0.091cm" svg:height="0.438cm" svg:x="19.432cm" svg:y="3.978cm" svg:viewBox="0 0 92 439" svg:d="M92 2c-10-14-33 48-55 152-21 104-37 222-37 285">
          <text:p/>
        </draw:path>
        <draw:line draw:style-name="gr9" draw:text-style-name="P1" draw:layer="layout" svg:x1="21.674cm" svg:y1="3.197cm" svg:x2="21.57cm" svg:y2="3.052cm">
          <text:p/>
        </draw:line>
        <draw:line draw:style-name="gr9" draw:text-style-name="P1" draw:layer="layout" svg:x1="24.995cm" svg:y1="4.837cm" svg:x2="21.673cm" svg:y2="4.287cm">
          <text:p/>
        </draw:line>
        <draw:path draw:style-name="gr9" draw:text-style-name="P1" draw:layer="layout" svg:width="0.002cm" svg:height="0.038cm" svg:x="19.975cm" svg:y="2.691cm" svg:viewBox="0 0 3 39" svg:d="M1 39c3-24 3-38-1-39">
          <text:p/>
        </draw:path>
        <draw:line draw:style-name="gr9" draw:text-style-name="P1" draw:layer="layout" svg:x1="19.977cm" svg:y1="2.696cm" svg:x2="20.068cm" svg:y2="2.712cm">
          <text:p/>
        </draw:line>
        <draw:line draw:style-name="gr9" draw:text-style-name="P1" draw:layer="layout" svg:x1="21.558cm" svg:y1="2.957cm" svg:x2="21.571cm" svg:y2="2.96cm">
          <text:p/>
        </draw:line>
        <draw:line draw:style-name="gr9" draw:text-style-name="P1" draw:layer="layout" svg:x1="19.318cm" svg:y1="5.235cm" svg:x2="19.192cm" svg:y2="5.213cm">
          <text:p/>
        </draw:line>
        <draw:line draw:style-name="gr9" draw:text-style-name="P1" draw:layer="layout" svg:x1="19.391cm" svg:y1="5.962cm" svg:x2="19.649cm" svg:y2="6.006cm">
          <text:p/>
        </draw:line>
        <draw:line draw:style-name="gr9" draw:text-style-name="P1" draw:layer="layout" svg:x1="19.977cm" svg:y1="2.729cm" svg:x2="19.971cm" svg:y2="2.773cm">
          <text:p/>
        </draw:line>
        <draw:line draw:style-name="gr9" draw:text-style-name="P1" draw:layer="layout" svg:x1="19.972cm" svg:y1="2.772cm" svg:x2="19.875cm" svg:y2="3.735cm">
          <text:p/>
        </draw:line>
        <draw:line draw:style-name="gr9" draw:text-style-name="P1" draw:layer="layout" svg:x1="19.761cm" svg:y1="4.886cm" svg:x2="19.701cm" svg:y2="5.478cm">
          <text:p/>
        </draw:line>
        <draw:line draw:style-name="gr9" draw:text-style-name="P1" draw:layer="layout" svg:x1="19.666cm" svg:y1="5.836cm" svg:x2="19.648cm" svg:y2="6.006cm">
          <text:p/>
        </draw:line>
        <draw:line draw:style-name="gr9" draw:text-style-name="P1" draw:layer="layout" svg:x1="19.649cm" svg:y1="6.005cm" svg:x2="19.589cm" svg:y2="7.24cm">
          <text:p/>
        </draw:line>
        <draw:line draw:style-name="gr9" draw:text-style-name="P1" draw:layer="layout" svg:x1="19.332cm" svg:y1="7.196cm" svg:x2="19.59cm" svg:y2="7.24cm">
          <text:p/>
        </draw:line>
        <draw:line draw:style-name="gr9" draw:text-style-name="P1" draw:layer="layout" svg:x1="19.669cm" svg:y1="5.804cm" svg:x2="20.2cm" svg:y2="3.609cm">
          <text:p/>
        </draw:line>
        <draw:line draw:style-name="gr9" draw:text-style-name="P1" draw:layer="layout" svg:x1="20.199cm" svg:y1="3.609cm" svg:x2="20.66cm" svg:y2="3.686cm">
          <text:p/>
        </draw:line>
        <draw:line draw:style-name="gr9" draw:text-style-name="P1" draw:layer="layout" svg:x1="19.89cm" svg:y1="5.993cm" svg:x2="19.927cm" svg:y2="5.845cm">
          <text:p/>
        </draw:line>
        <draw:line draw:style-name="gr9" draw:text-style-name="P1" draw:layer="layout" svg:x1="20.66cm" svg:y1="3.685cm" svg:x2="20.262cm" svg:y2="5.328cm">
          <text:p/>
        </draw:line>
        <draw:line draw:style-name="gr9" draw:text-style-name="P1" draw:layer="layout" svg:x1="19.589cm" svg:y1="7.24cm" svg:x2="19.891cm" svg:y2="5.992cm">
          <text:p/>
        </draw:line>
        <draw:line draw:style-name="gr9" draw:text-style-name="P1" draw:layer="layout" svg:x1="20.263cm" svg:y1="5.327cm" svg:x2="20.173cm" svg:y2="5.692cm">
          <text:p/>
        </draw:line>
        <draw:line draw:style-name="gr9" draw:text-style-name="P1" draw:layer="layout" svg:x1="21.571cm" svg:y1="5.923cm" svg:x2="20.173cm" svg:y2="5.691cm">
          <text:p/>
        </draw:line>
        <draw:line draw:style-name="gr9" draw:text-style-name="P1" draw:layer="layout" svg:x1="21.571cm" svg:y1="5.922cm" svg:x2="21.552cm" svg:y2="5.999cm">
          <text:p/>
        </draw:line>
        <draw:line draw:style-name="gr9" draw:text-style-name="P1" draw:layer="layout" svg:x1="19.469cm" svg:y1="7.82cm" svg:x2="19.192cm" svg:y2="7.773cm">
          <text:p/>
        </draw:line>
        <draw:line draw:style-name="gr9" draw:text-style-name="P1" draw:layer="layout" svg:x1="21.552cm" svg:y1="5.998cm" svg:x2="21.674cm" svg:y2="6.169cm">
          <text:p/>
        </draw:line>
        <draw:line draw:style-name="gr9" draw:text-style-name="P1" draw:layer="layout" svg:x1="19.594cm" svg:y1="7.302cm" svg:x2="19.468cm" svg:y2="7.82cm">
          <text:p/>
        </draw:line>
        <draw:line draw:style-name="gr9" draw:text-style-name="P1" draw:layer="layout" svg:x1="21.674cm" svg:y1="6.168cm" svg:x2="21.42cm" svg:y2="7.217cm">
          <text:p/>
        </draw:line>
        <draw:line draw:style-name="gr9" draw:text-style-name="P1" draw:layer="layout" svg:x1="23.931cm" svg:y1="8.021cm" svg:x2="19.593cm" svg:y2="7.302cm">
          <text:p/>
        </draw:line>
        <draw:line draw:style-name="gr9" draw:text-style-name="P1" draw:layer="layout" svg:x1="21.42cm" svg:y1="7.216cm" svg:x2="24.995cm" svg:y2="7.809cm">
          <text:p/>
        </draw:line>
        <draw:line draw:style-name="gr9" draw:text-style-name="P1" draw:layer="layout" svg:x1="23.93cm" svg:y1="8.02cm" svg:x2="24.905cm" svg:y2="8.182cm">
          <text:p/>
        </draw:line>
        <draw:line draw:style-name="gr9" draw:text-style-name="P1" draw:layer="layout" svg:x1="24.995cm" svg:y1="7.808cm" svg:x2="24.904cm" svg:y2="8.182cm">
          <text:p/>
        </draw:line>
        <draw:path draw:style-name="gr9" draw:text-style-name="P1" draw:layer="layout" svg:width="1.369cm" svg:height="1.131cm" svg:x="20.055cm" svg:y="5.907cm" svg:viewBox="0 0 1370 1132" svg:d="M0 567c0 312 307 565 684 565 378 0 686-253 686-565M1370 567c0-314-308-567-686-567-377 0-684 253-684 567">
          <text:p/>
        </draw:path>
        <draw:line draw:style-name="gr9" draw:text-style-name="P1" draw:layer="layout" svg:x1="21.552cm" svg:y1="3.261cm" svg:x2="21.552cm" svg:y2="3.027cm">
          <text:p/>
        </draw:line>
        <draw:line draw:style-name="gr9" draw:text-style-name="P1" draw:layer="layout" svg:x1="21.57cm" svg:y1="4.046cm" svg:x2="21.57cm" svg:y2="3.783cm">
          <text:p/>
        </draw:line>
        <draw:line draw:style-name="gr9" draw:text-style-name="P1" draw:layer="layout" svg:x1="21.57cm" svg:y1="3.284cm" svg:x2="21.57cm" svg:y2="2.959cm">
          <text:p/>
        </draw:line>
        <draw:line draw:style-name="gr9" draw:text-style-name="P1" draw:layer="layout" svg:x1="21.552cm" svg:y1="4.123cm" svg:x2="21.571cm" svg:y2="4.046cm">
          <text:p/>
        </draw:line>
        <draw:line draw:style-name="gr9" draw:text-style-name="P1" draw:layer="layout" svg:x1="21.673cm" svg:y1="4.485cm" svg:x2="21.673cm" svg:y2="3.196cm">
          <text:p/>
        </draw:line>
        <draw:path draw:style-name="gr9" draw:text-style-name="P1" draw:layer="layout" svg:width="0.038cm" svg:height="0.038cm" svg:x="21.552cm" svg:y="4.122cm" svg:viewBox="0 0 39 39" svg:d="M0 0c12 13 26 26 39 39">
          <text:p/>
        </draw:path>
        <draw:line draw:style-name="gr9" draw:text-style-name="P1" draw:layer="layout" svg:x1="21.59cm" svg:y1="4.433cm" svg:x2="21.59cm" svg:y2="4.16cm">
          <text:p/>
        </draw:line>
        <draw:path draw:style-name="gr9" draw:text-style-name="P1" draw:layer="layout" svg:width="0.083cm" svg:height="0.052cm" svg:x="21.59cm" svg:y="4.433cm" svg:viewBox="0 0 84 53" svg:d="M0 0c24 6 52 24 84 53">
          <text:p/>
        </draw:path>
        <draw:line draw:style-name="gr9" draw:text-style-name="P1" draw:layer="layout" svg:x1="21.674cm" svg:y1="4.485cm" svg:x2="21.608cm" svg:y2="4.756cm">
          <text:p/>
        </draw:line>
        <draw:path draw:style-name="gr9" draw:text-style-name="P1" draw:layer="layout" svg:width="0.085cm" svg:height="0.093cm" svg:x="22.651cm" svg:y="4.69cm" svg:viewBox="0 0 86 94" svg:d="M86 0c0 41-32 76-86 94">
          <text:p/>
        </draw:path>
        <draw:path draw:style-name="gr9" draw:text-style-name="P1" draw:layer="layout" svg:width="0.366cm" svg:height="0.103cm" svg:x="22.285cm" svg:y="4.694cm" svg:viewBox="0 0 367 104" svg:d="M367 90c-53 18-124 18-195 1-70-17-133-51-172-91">
          <text:p/>
        </draw:path>
        <draw:path draw:style-name="gr9" draw:text-style-name="P1" draw:layer="layout" svg:width="0.493cm" svg:height="0.191cm" svg:x="22.243cm" svg:y="4.503cm" svg:viewBox="0 0 494 192" svg:d="M42 192c-59-61-55-126 9-164 64-37 175-38 275-2s168 101 168 162">
          <text:p/>
        </draw:path>
        <draw:line draw:style-name="gr9" draw:text-style-name="P1" draw:layer="layout" svg:x1="24.994cm" svg:y1="7.808cm" svg:x2="24.994cm" svg:y2="5.33cm">
          <text:p/>
        </draw:line>
        <draw:line draw:style-name="gr9" draw:text-style-name="P1" draw:layer="layout" svg:x1="24.994cm" svg:y1="4.987cm" svg:x2="24.994cm" svg:y2="4.836cm">
          <text:p/>
        </draw:line>
        <draw:path draw:style-name="gr9" draw:text-style-name="P1" draw:layer="layout" svg:width="0.407cm" svg:height="0.212cm" svg:x="21.673cm" svg:y="5.526cm" svg:viewBox="0 0 408 213" svg:d="M408 213c-74-102-233-186-408-213">
          <text:p/>
        </draw:path>
        <draw:path draw:style-name="gr9" draw:text-style-name="P1" draw:layer="layout" svg:width="0.295cm" svg:height="0.132cm" svg:x="22.08cm" svg:y="5.726cm" svg:viewBox="0 0 296 133" svg:d="M0 13c49-20 123-16 188 10 66 26 108 69 108 110">
          <text:p/>
        </draw:path>
        <draw:path draw:style-name="gr9" draw:text-style-name="P1" draw:layer="layout" svg:width="0.001cm" svg:height="0.013cm" svg:x="22.374cm" svg:y="5.857cm" svg:viewBox="0 0 2 14" svg:d="M2 0c0 4 0 10-2 14">
          <text:p/>
        </draw:path>
        <draw:path draw:style-name="gr9" draw:text-style-name="P1" draw:layer="layout" svg:width="0.26cm" svg:height="0.062cm" svg:x="22.114cm" svg:y="5.87cm" svg:viewBox="0 0 261 63" svg:d="M261 0c-8 33-44 55-96 61-53 6-114-6-165-31">
          <text:p/>
        </draw:path>
        <draw:path draw:style-name="gr9" draw:text-style-name="P1" draw:layer="layout" svg:width="0.441cm" svg:height="0.144cm" svg:x="21.673cm" svg:y="5.899cm" svg:viewBox="0 0 442 145" svg:d="M0 134c216 37 402-19 442-134">
          <text:p/>
        </draw:path>
        <draw:path draw:style-name="gr9" draw:text-style-name="P1" draw:layer="layout" svg:width="0.001cm" svg:height="0.011cm" svg:x="22.194cm" svg:y="5.233cm" svg:viewBox="0 0 2 12" svg:d="M2 0c0 5 0 8-2 12">
          <text:p/>
        </draw:path>
        <draw:path draw:style-name="gr9" draw:text-style-name="P1" draw:layer="layout" svg:width="0.293cm" svg:height="0.123cm" svg:x="21.901cm" svg:y="5.174cm" svg:viewBox="0 0 294 124" svg:d="M294 71c-11 44-85 66-166 45-81-19-137-71-127-116">
          <text:p/>
        </draw:path>
        <draw:path draw:style-name="gr9" draw:text-style-name="P1" draw:layer="layout" svg:width="0.293cm" svg:height="0.112cm" svg:x="21.902cm" svg:y="5.121cm" svg:viewBox="0 0 294 113" svg:d="M0 53c11-43 79-63 157-48 77 16 137 63 137 108">
          <text:p/>
        </draw:path>
        <draw:path draw:style-name="gr9" draw:text-style-name="P1" draw:layer="layout" svg:width="0.001cm" svg:height="0.011cm" svg:x="22.194cm" svg:y="6.498cm" svg:viewBox="0 0 2 12" svg:d="M2 0c0 3 0 8-2 12">
          <text:p/>
        </draw:path>
        <draw:path draw:style-name="gr9" draw:text-style-name="P1" draw:layer="layout" svg:width="0.293cm" svg:height="0.123cm" svg:x="21.901cm" svg:y="6.438cm" svg:viewBox="0 0 294 124" svg:d="M294 71c-11 45-85 65-166 46-81-20-137-73-127-117">
          <text:p/>
        </draw:path>
        <draw:path draw:style-name="gr9" draw:text-style-name="P1" draw:layer="layout" svg:width="0.293cm" svg:height="0.112cm" svg:x="21.902cm" svg:y="6.386cm" svg:viewBox="0 0 294 113" svg:d="M0 52c11-42 79-63 157-47 77 15 137 63 137 108">
          <text:p/>
        </draw:path>
        <draw:path draw:style-name="gr9" draw:text-style-name="P1" draw:layer="layout" svg:width="0.084cm" svg:height="0.092cm" svg:x="24.866cm" svg:y="5.689cm" svg:viewBox="0 0 85 93" svg:d="M85 0c0 41-31 75-85 93">
          <text:p/>
        </draw:path>
        <draw:path draw:style-name="gr9" draw:text-style-name="P1" draw:layer="layout" svg:width="0.367cm" svg:height="0.102cm" svg:x="24.499cm" svg:y="5.693cm" svg:viewBox="0 0 368 103" svg:d="M368 89c-54 18-125 19-196 2-70-17-133-51-172-91">
          <text:p/>
        </draw:path>
        <draw:path draw:style-name="gr9" draw:text-style-name="P1" draw:layer="layout" svg:width="0.493cm" svg:height="0.192cm" svg:x="24.458cm" svg:y="5.501cm" svg:viewBox="0 0 494 193" svg:d="M42 193c-59-61-55-127 9-164 65-38 175-39 275-3 101 36 168 101 168 163">
          <text:p/>
        </draw:path>
        <draw:path draw:style-name="gr9" draw:text-style-name="P1" draw:layer="layout" svg:width="0.084cm" svg:height="0.093cm" svg:x="24.866cm" svg:y="6.953cm" svg:viewBox="0 0 85 94" svg:d="M85 0c0 41-31 75-85 94">
          <text:p/>
        </draw:path>
        <draw:path draw:style-name="gr9" draw:text-style-name="P1" draw:layer="layout" svg:width="0.367cm" svg:height="0.103cm" svg:x="24.499cm" svg:y="6.957cm" svg:viewBox="0 0 368 104" svg:d="M368 90c-54 18-125 18-196 1-70-17-133-50-172-91">
          <text:p/>
        </draw:path>
        <draw:path draw:style-name="gr9" draw:text-style-name="P1" draw:layer="layout" svg:width="0.493cm" svg:height="0.191cm" svg:x="24.458cm" svg:y="6.766cm" svg:viewBox="0 0 494 192" svg:d="M42 192c-59-60-55-125 9-163 65-38 175-39 275-2 101 36 168 101 168 161">
          <text:p/>
        </draw:path>
        <draw:path draw:style-name="gr9" draw:text-style-name="P1" draw:layer="layout" svg:width="0.085cm" svg:height="0.093cm" svg:x="22.651cm" svg:y="7.219cm" svg:viewBox="0 0 86 94" svg:d="M86 0c0 42-32 76-86 94">
          <text:p/>
        </draw:path>
        <draw:path draw:style-name="gr9" draw:text-style-name="P1" draw:layer="layout" svg:width="0.366cm" svg:height="0.103cm" svg:x="22.285cm" svg:y="7.223cm" svg:viewBox="0 0 367 104" svg:d="M367 90c-53 18-124 18-195 1-70-17-133-51-172-91">
          <text:p/>
        </draw:path>
        <draw:path draw:style-name="gr9" draw:text-style-name="P1" draw:layer="layout" svg:width="0.493cm" svg:height="0.191cm" svg:x="22.243cm" svg:y="7.032cm" svg:viewBox="0 0 494 192" svg:d="M42 192c-59-60-55-126 9-164 64-37 175-38 275-2s168 101 168 162">
          <text:p/>
        </draw:path>
        <draw:line draw:style-name="gr9" draw:text-style-name="P1" draw:layer="layout" svg:x1="19.971cm" svg:y1="2.772cm" svg:x2="19.971cm" svg:y2="3.336cm">
          <text:p/>
        </draw:line>
        <draw:path draw:style-name="gr9" draw:text-style-name="P1" draw:layer="layout" svg:width="0.384cm" svg:height="0.272cm" svg:x="21.186cm" svg:y="4.046cm" svg:viewBox="0 0 385 273" svg:d="M385 0c-210 38-353 138-385 273">
          <text:p/>
        </draw:path>
        <draw:path draw:style-name="gr9" draw:text-style-name="P1" draw:layer="layout" svg:width="0.007cm" svg:height="0.06cm" svg:x="21.179cm" svg:y="4.318cm" svg:viewBox="0 0 8 61" svg:d="M8 0c-6 20-8 41-8 61">
          <text:p/>
        </draw:path>
        <draw:path draw:style-name="gr9" draw:text-style-name="P1" draw:layer="layout" svg:width="0.391cm" svg:height="0.462cm" svg:x="21.179cm" svg:y="4.378cm" svg:viewBox="0 0 392 463" svg:d="M0 0c0 164 149 339 392 463">
          <text:p/>
        </draw:path>
        <draw:path draw:style-name="gr9" draw:text-style-name="P1" draw:layer="layout" svg:width="0.177cm" svg:height="0.186cm" svg:x="21.369cm" svg:y="3.883cm" svg:viewBox="0 0 178 187" svg:d="M0 187c97-44 159-109 178-187">
          <text:p/>
        </draw:path>
        <draw:line draw:style-name="gr9" draw:text-style-name="P1" draw:layer="layout" svg:x1="21.57cm" svg:y1="4.908cm" svg:x2="21.57cm" svg:y2="4.84cm">
          <text:p/>
        </draw:line>
        <draw:line draw:style-name="gr9" draw:text-style-name="P1" draw:layer="layout" svg:x1="20.468cm" svg:y1="4.475cm" svg:x2="21.37cm" svg:y2="4.069cm">
          <text:p/>
        </draw:line>
        <draw:line draw:style-name="gr9" draw:text-style-name="P1" draw:layer="layout" svg:x1="21.571cm" svg:y1="4.909cm" svg:x2="20.409cm" svg:y2="4.716cm">
          <text:p/>
        </draw:line>
        <draw:path draw:style-name="gr9" draw:text-style-name="P1" draw:layer="layout" svg:width="0.012cm" svg:height="0.032cm" svg:x="19.914cm" svg:y="5.845cm" svg:viewBox="0 0 13 33" svg:d="M13 0c-6 21-11 34-13 33">
          <text:p/>
        </draw:path>
        <draw:line draw:style-name="gr9" draw:text-style-name="P1" draw:layer="layout" svg:x1="20.456cm" svg:y1="2.208cm" svg:x2="20.456cm" svg:y2="2.176cm">
          <text:p/>
        </draw:line>
        <draw:line draw:style-name="gr9" draw:text-style-name="P1" draw:layer="layout" svg:x1="20.449cm" svg:y1="2.208cm" svg:x2="20.457cm" svg:y2="2.176cm">
          <text:p/>
        </draw:line>
        <draw:path draw:style-name="gr9" draw:text-style-name="P1" draw:layer="layout" svg:width="0.012cm" svg:height="0.043cm" svg:x="19.947cm" svg:y="4.14cm" svg:viewBox="0 0 13 44" svg:d="M0 0c0 32 5 48 13 43">
          <text:p/>
        </draw:path>
        <draw:path draw:style-name="gr9" draw:text-style-name="P1" draw:layer="layout" svg:width="0.084cm" svg:height="0.478cm" svg:x="19.959cm" svg:y="3.704cm" svg:viewBox="0 0 85 479" svg:d="M0 479c15-11 42-113 63-236 21-122 28-227 17-243">
          <text:p/>
        </draw:path>
        <draw:path draw:style-name="gr9" draw:text-style-name="P1" draw:layer="layout" svg:width="0.091cm" svg:height="0.438cm" svg:x="19.947cm" svg:y="3.702cm" svg:viewBox="0 0 92 439" svg:d="M92 2c-11-14-34 50-55 153-22 104-37 221-37 284">
          <text:p/>
        </draw:path>
        <draw:line draw:style-name="gr9" draw:text-style-name="P1" draw:layer="layout" svg:x1="19.658cm" svg:y1="5.775cm" svg:x2="19.862cm" svg:y2="4.354cm">
          <text:p/>
        </draw:line>
        <draw:path draw:style-name="gr9" draw:text-style-name="P1" draw:layer="layout" svg:width="0.013cm" svg:height="0.032cm" svg:x="19.656cm" svg:y="5.803cm" svg:viewBox="0 0 14 33" svg:d="M14 0c-5 21-11 33-14 33">
          <text:p/>
        </draw:path>
        <draw:path draw:style-name="gr9" draw:text-style-name="P1" draw:layer="layout" svg:width="0.005cm" svg:height="0.061cm" svg:x="19.654cm" svg:y="5.774cm" svg:viewBox="0 0 6 62" svg:d="M3 62c-5-1-4-26 3-62">
          <text:p/>
        </draw:path>
        <draw:line draw:style-name="gr9" draw:text-style-name="P1" draw:layer="layout" svg:x1="19.861cm" svg:y1="4.355cm" svg:x2="20.119cm" svg:y2="3.29cm">
          <text:p/>
        </draw:line>
        <draw:line draw:style-name="gr9" draw:text-style-name="P1" draw:layer="layout" svg:x1="20.118cm" svg:y1="3.291cm" svg:x2="20.127cm" svg:y2="3.26cm">
          <text:p/>
        </draw:line>
        <draw:line draw:style-name="gr9" draw:text-style-name="P1" draw:layer="layout" svg:x1="20.199cm" svg:y1="2.956cm" svg:x2="20.199cm" svg:y2="3.609cm">
          <text:p/>
        </draw:line>
        <draw:line draw:style-name="gr9" draw:text-style-name="P1" draw:layer="layout" svg:x1="20.126cm" svg:y1="3.261cm" svg:x2="20.2cm" svg:y2="2.956cm">
          <text:p/>
        </draw:line>
        <draw:path draw:style-name="gr9" draw:text-style-name="P1" draw:layer="layout" svg:width="0.012cm" svg:height="0.043cm" svg:x="19.947cm" svg:y="4.477cm" svg:viewBox="0 0 13 44" svg:d="M0 0c0 33 5 48 13 43">
          <text:p/>
        </draw:path>
        <draw:path draw:style-name="gr9" draw:text-style-name="P1" draw:layer="layout" svg:width="0.084cm" svg:height="0.478cm" svg:x="19.959cm" svg:y="4.041cm" svg:viewBox="0 0 85 479" svg:d="M0 479c15-11 42-112 63-235 21-122 28-227 17-244">
          <text:p/>
        </draw:path>
        <draw:path draw:style-name="gr9" draw:text-style-name="P1" draw:layer="layout" svg:width="0.091cm" svg:height="0.438cm" svg:x="19.947cm" svg:y="4.039cm" svg:viewBox="0 0 92 439" svg:d="M92 2c-11-14-34 49-55 153-22 104-37 221-37 284">
          <text:p/>
        </draw:path>
        <draw:line draw:style-name="gr9" draw:text-style-name="P1" draw:layer="layout" svg:x1="20.659cm" svg:y1="3.685cm" svg:x2="20.659cm" svg:y2="3.032cm">
          <text:p/>
        </draw:line>
        <draw:line draw:style-name="gr9" draw:text-style-name="P1" draw:layer="layout" svg:x1="20.199cm" svg:y1="2.956cm" svg:x2="20.457cm" svg:y2="2.999cm">
          <text:p/>
        </draw:line>
        <draw:line draw:style-name="gr9" draw:text-style-name="P1" draw:layer="layout" svg:x1="20.456cm" svg:y1="2.998cm" svg:x2="20.66cm" svg:y2="3.033cm">
          <text:p/>
        </draw:line>
        <draw:line draw:style-name="gr9" draw:text-style-name="P1" draw:layer="layout" svg:x1="20.654cm" svg:y1="3.032cm" svg:x2="20.66cm" svg:y2="3.014cm">
          <text:p/>
        </draw:line>
        <draw:line draw:style-name="gr9" draw:text-style-name="P1" draw:layer="layout" svg:x1="20.659cm" svg:y1="3.014cm" svg:x2="20.659cm" svg:y2="2.628cm">
          <text:p/>
        </draw:line>
        <draw:line draw:style-name="gr9" draw:text-style-name="P1" draw:layer="layout" svg:x1="21.57cm" svg:y1="5.922cm" svg:x2="21.57cm" svg:y2="5.209cm">
          <text:p/>
        </draw:line>
        <draw:line draw:style-name="gr9" draw:text-style-name="P1" draw:layer="layout" svg:x1="21.571cm" svg:y1="5.21cm" svg:x2="20.339cm" svg:y2="5.005cm">
          <text:p/>
        </draw:line>
        <draw:path draw:style-name="gr9" draw:text-style-name="P1" draw:layer="layout" svg:width="0.001cm" svg:height="0.006cm" svg:x="21.552cm" svg:y="5.2cm" svg:viewBox="0 0 2 7" svg:d="M0 0c0 2 2 5 2 7">
          <text:p/>
        </draw:path>
        <draw:line draw:style-name="gr9" draw:text-style-name="P1" draw:layer="layout" svg:x1="21.673cm" svg:y1="6.168cm" svg:x2="21.673cm" svg:y2="4.892cm">
          <text:p/>
        </draw:line>
        <draw:path draw:style-name="gr9" draw:text-style-name="P1" draw:layer="layout" svg:width="0.083cm" svg:height="0.179cm" svg:x="21.59cm" svg:y="4.713cm" svg:viewBox="0 0 84 180" svg:d="M84 180c-32-62-60-124-84-180">
          <text:p/>
        </draw:path>
        <draw:line draw:style-name="gr9" draw:text-style-name="P1" draw:layer="layout" svg:x1="21.59cm" svg:y1="4.986cm" svg:x2="21.59cm" svg:y2="4.713cm">
          <text:p/>
        </draw:line>
        <draw:line draw:style-name="gr9" draw:text-style-name="P1" draw:layer="layout" svg:x1="21.591cm" svg:y1="4.987cm" svg:x2="21.566cm" svg:y2="4.941cm">
          <text:p/>
        </draw:line>
        <draw:polyline draw:style-name="gr9" draw:text-style-name="P1" draw:layer="layout" svg:width="0.013cm" svg:height="0.132cm" svg:x="21.552cm" svg:y="5.068cm" svg:viewBox="0 0 14 133" draw:points="0,0 3,14 7,28 9,40 11,52 13,64 13,74 14,84 13,93 13,102 11,110 9,117 7,123 3,129 0,133">
          <text:p/>
        </draw:polyline>
        <draw:path draw:style-name="gr9" draw:text-style-name="P1" draw:layer="layout" svg:width="0.709cm" svg:height="0.491cm" svg:x="20.147cm" svg:y="5.983cm" svg:viewBox="0 0 710 492" svg:d="M710 10c-174-29-355 9-492 102-137 94-218 233-218 380">
          <text:p/>
        </draw:path>
        <draw:path draw:style-name="gr9" draw:text-style-name="P1" draw:layer="layout" svg:width="1.185cm" svg:height="0.489cm" svg:x="20.147cm" svg:y="6.473cm" svg:viewBox="0 0 1186 490" svg:d="M0 0c0 271 265 490 593 490s593-219 593-490">
          <text:p/>
        </draw:path>
        <draw:path draw:style-name="gr9" draw:text-style-name="P1" draw:layer="layout" svg:width="0.476cm" svg:height="0.481cm" svg:x="20.856cm" svg:y="5.992cm" svg:viewBox="0 0 477 482" svg:d="M477 482c0-234-201-435-477-482">
          <text:p/>
        </draw:path>
        <draw:path draw:style-name="gr9" draw:text-style-name="P1" draw:layer="layout" svg:width="0.411cm" svg:height="0.221cm" svg:x="21.179cm" svg:y="4.16cm" svg:viewBox="0 0 412 222" svg:d="M412 0c-202 26-352 106-412 222">
          <text:p/>
        </draw:path>
        <draw:path draw:style-name="gr9" draw:text-style-name="P1" draw:layer="layout" svg:width="0.005cm" svg:height="0.033cm" svg:x="21.517cm" svg:y="4.528cm" svg:viewBox="0 0 6 34" svg:d="M0 34c0-12 2-23 6-34">
          <text:p/>
        </draw:path>
        <draw:path draw:style-name="gr9" draw:text-style-name="P1" draw:layer="layout" svg:width="0.069cm" svg:height="0.095cm" svg:x="21.521cm" svg:y="4.433cm" svg:viewBox="0 0 70 96" svg:d="M0 96c9-37 32-70 70-96">
          <text:p/>
        </draw:path>
        <draw:path draw:style-name="gr9" draw:text-style-name="P1" draw:layer="layout" svg:width="0.073cm" svg:height="0.152cm" svg:x="21.517cm" svg:y="4.561cm" svg:viewBox="0 0 74 153" svg:d="M74 153c-49-50-74-103-74-153">
          <text:p/>
        </draw:path>
        <draw:path draw:style-name="gr9" draw:text-style-name="P1" draw:layer="layout" svg:width="0.001cm" svg:height="0.013cm" svg:x="22.646cm" svg:y="4.739cm" svg:viewBox="0 0 2 14" svg:d="M2 0c0 4 0 10-2 14">
          <text:p/>
        </draw:path>
        <draw:path draw:style-name="gr9" draw:text-style-name="P1" draw:layer="layout" svg:width="0.033cm" svg:height="0.04cm" svg:x="22.614cm" svg:y="4.752cm" svg:viewBox="0 0 34 41" svg:d="M34 0c-5 16-16 30-34 41">
          <text:p/>
        </draw:path>
        <draw:path draw:style-name="gr9" draw:text-style-name="P1" draw:layer="layout" svg:width="0.011cm" svg:height="0.05cm" svg:x="22.302cm" svg:y="4.669cm" svg:viewBox="0 0 12 51" svg:d="M12 51c-10-17-14-34-10-51">
          <text:p/>
        </draw:path>
        <draw:path draw:style-name="gr9" draw:text-style-name="P1" draw:layer="layout" svg:width="0.344cm" svg:height="0.132cm" svg:x="22.303cm" svg:y="4.607cm" svg:viewBox="0 0 345 133" svg:d="M0 63c12-51 92-75 184-57 91 19 161 75 161 127">
          <text:p/>
        </draw:path>
        <draw:path draw:style-name="gr9" draw:text-style-name="P1" draw:layer="layout" svg:width="0.001cm" svg:height="0.013cm" svg:x="22.646cm" svg:y="7.268cm" svg:viewBox="0 0 2 14" svg:d="M2 0c0 4 0 9-2 14">
          <text:p/>
        </draw:path>
        <draw:path draw:style-name="gr9" draw:text-style-name="P1" draw:layer="layout" svg:width="0.033cm" svg:height="0.04cm" svg:x="22.614cm" svg:y="7.281cm" svg:viewBox="0 0 34 41" svg:d="M34 0c-5 15-16 30-34 41">
          <text:p/>
        </draw:path>
        <draw:path draw:style-name="gr9" draw:text-style-name="P1" draw:layer="layout" svg:width="0.011cm" svg:height="0.05cm" svg:x="22.302cm" svg:y="7.198cm" svg:viewBox="0 0 12 51" svg:d="M12 51c-10-17-14-35-10-51">
          <text:p/>
        </draw:path>
        <draw:path draw:style-name="gr9" draw:text-style-name="P1" draw:layer="layout" svg:width="0.344cm" svg:height="0.131cm" svg:x="22.303cm" svg:y="7.136cm" svg:viewBox="0 0 345 132" svg:d="M0 62c12-50 92-75 184-56 91 19 161 74 161 126">
          <text:p/>
        </draw:path>
        <draw:path draw:style-name="gr9" draw:text-style-name="P1" draw:layer="layout" svg:width="0.165cm" svg:height="0.013cm" svg:x="21.673cm" svg:y="5.91cm" svg:viewBox="0 0 166 14" svg:d="M0 6c61 12 120 10 166-6">
          <text:p/>
        </draw:path>
        <draw:path draw:style-name="gr9" draw:text-style-name="P1" draw:layer="layout" svg:width="0.247cm" svg:height="0.268cm" svg:x="21.673cm" svg:y="5.642cm" svg:viewBox="0 0 248 269" svg:d="M166 269c76-26 102-83 65-143-37-61-129-111-231-126">
          <text:p/>
        </draw:path>
        <draw:path draw:style-name="gr9" draw:text-style-name="P1" draw:layer="layout" svg:width="0.084cm" svg:height="0.112cm" svg:x="22.03cm" svg:y="5.787cm" svg:viewBox="0 0 85 113" svg:d="M85 113c-59-30-93-75-84-113">
          <text:p/>
        </draw:path>
        <draw:path draw:style-name="gr9" draw:text-style-name="P1" draw:layer="layout" svg:width="0.049cm" svg:height="0.049cm" svg:x="22.031cm" svg:y="5.738cm" svg:viewBox="0 0 50 50" svg:d="M0 50c5-22 22-39 50-50">
          <text:p/>
        </draw:path>
        <draw:path draw:style-name="gr9" draw:text-style-name="P1" draw:layer="layout" svg:width="0.003cm" svg:height="0.013cm" svg:x="24.86cm" svg:y="5.737cm" svg:viewBox="0 0 4 14" svg:d="M4 0c0 6-2 10-4 14">
          <text:p/>
        </draw:path>
        <draw:path draw:style-name="gr9" draw:text-style-name="P1" draw:layer="layout" svg:width="0.032cm" svg:height="0.04cm" svg:x="24.828cm" svg:y="5.75cm" svg:viewBox="0 0 33 41" svg:d="M33 0c-3 16-15 30-33 41">
          <text:p/>
        </draw:path>
        <draw:path draw:style-name="gr9" draw:text-style-name="P1" draw:layer="layout" svg:width="0.012cm" svg:height="0.051cm" svg:x="24.516cm" svg:y="5.667cm" svg:viewBox="0 0 13 52" svg:d="M13 52c-11-17-15-35-11-52">
          <text:p/>
        </draw:path>
        <draw:path draw:style-name="gr9" draw:text-style-name="P1" draw:layer="layout" svg:width="0.344cm" svg:height="0.131cm" svg:x="24.518cm" svg:y="5.606cm" svg:viewBox="0 0 345 132" svg:d="M0 61c13-49 93-74 184-55 90 18 161 73 161 126">
          <text:p/>
        </draw:path>
        <draw:path draw:style-name="gr9" draw:text-style-name="P1" draw:layer="layout" svg:width="0.003cm" svg:height="0.014cm" svg:x="24.86cm" svg:y="7.002cm" svg:viewBox="0 0 4 15" svg:d="M4 0c0 5-2 10-4 15">
          <text:p/>
        </draw:path>
        <draw:path draw:style-name="gr9" draw:text-style-name="P1" draw:layer="layout" svg:width="0.032cm" svg:height="0.04cm" svg:x="24.828cm" svg:y="7.015cm" svg:viewBox="0 0 33 41" svg:d="M33 0c-3 17-15 30-33 41">
          <text:p/>
        </draw:path>
        <draw:path draw:style-name="gr9" draw:text-style-name="P1" draw:layer="layout" svg:width="0.012cm" svg:height="0.05cm" svg:x="24.516cm" svg:y="6.932cm" svg:viewBox="0 0 13 51" svg:d="M13 51c-11-18-15-35-11-51">
          <text:p/>
        </draw:path>
        <draw:path draw:style-name="gr9" draw:text-style-name="P1" draw:layer="layout" svg:width="0.344cm" svg:height="0.132cm" svg:x="24.518cm" svg:y="6.87cm" svg:viewBox="0 0 345 133" svg:d="M0 63c13-50 93-75 184-57 90 20 161 75 161 127">
          <text:p/>
        </draw:path>
        <draw:path draw:style-name="gr9" draw:text-style-name="P1" draw:layer="layout" svg:width="0.177cm" svg:height="0.185cm" svg:x="21.457cm" svg:y="3.519cm" svg:viewBox="0 0 178 186" svg:d="M0 186c97-43 159-109 178-186">
          <text:p/>
        </draw:path>
        <draw:path draw:style-name="gr9" draw:text-style-name="P1" draw:layer="layout" svg:width="0.142cm" svg:height="0.313cm" svg:x="21.498cm" svg:y="3.206cm" svg:viewBox="0 0 143 314" svg:d="M137 314c25-100-25-212-137-314">
          <text:p/>
        </draw:path>
        <draw:path draw:style-name="gr9" draw:text-style-name="P1" draw:layer="layout" svg:width="0.018cm" svg:height="0.16cm" svg:x="21.552cm" svg:y="4.908cm" svg:viewBox="0 0 19 161" svg:d="M19 0c-8 58-15 113-19 161">
          <text:p/>
        </draw:path>
        <draw:line draw:style-name="gr9" draw:text-style-name="P1" draw:layer="layout" svg:x1="20.556cm" svg:y1="4.11cm" svg:x2="20.857cm" svg:y2="3.974cm">
          <text:p/>
        </draw:line>
        <draw:line draw:style-name="gr9" draw:text-style-name="P1" draw:layer="layout" svg:x1="20.856cm" svg:y1="3.975cm" svg:x2="21.458cm" svg:y2="3.704cm">
          <text:p/>
        </draw:line>
        <draw:line draw:style-name="gr9" draw:text-style-name="P1" draw:layer="layout" svg:x1="20.457cm" svg:y1="2.577cm" svg:x2="20.452cm" svg:y2="2.595cm">
          <text:p/>
        </draw:line>
        <draw:line draw:style-name="gr9" draw:text-style-name="P1" draw:layer="layout" svg:x1="20.654cm" svg:y1="2.628cm" svg:x2="20.66cm" svg:y2="2.61cm">
          <text:p/>
        </draw:line>
        <draw:line draw:style-name="gr9" draw:text-style-name="P1" draw:layer="layout" svg:x1="20.456cm" svg:y1="2.577cm" svg:x2="20.66cm" svg:y2="2.611cm">
          <text:p/>
        </draw:line>
        <draw:line draw:style-name="gr9" draw:text-style-name="P1" draw:layer="layout" svg:x1="19.994cm" svg:y1="3.245cm" svg:x2="20.031cm" svg:y2="2.865cm">
          <text:p/>
        </draw:line>
        <draw:line draw:style-name="gr9" draw:text-style-name="P1" draw:layer="layout" svg:x1="20.03cm" svg:y1="2.866cm" svg:x2="20.2cm" svg:y2="2.166cm">
          <text:p/>
        </draw:line>
        <draw:line draw:style-name="gr9" draw:text-style-name="P1" draw:layer="layout" svg:x1="20.199cm" svg:y1="2.166cm" svg:x2="20.457cm" svg:y2="2.209cm">
          <text:p/>
        </draw:line>
        <draw:line draw:style-name="gr9" draw:text-style-name="P1" draw:layer="layout" svg:x1="20.677cm" svg:y1="2.213cm" svg:x2="20.677cm" svg:y2="1.602cm">
          <text:p/>
        </draw:line>
        <draw:path draw:style-name="gr9" draw:text-style-name="P1" draw:layer="layout" svg:width="0.177cm" svg:height="0.185cm" svg:x="21.854cm" svg:y="1.877cm" svg:viewBox="0 0 178 186" svg:d="M0 186c98-43 159-108 178-186">
          <text:p/>
        </draw:path>
        <draw:path draw:style-name="gr9" draw:text-style-name="P1" draw:layer="layout" svg:width="1.354cm" svg:height="0.568cm" svg:x="20.683cm" svg:y="1.308cm" svg:viewBox="0 0 1355 569" svg:d="M1349 569c50-205-212-444-584-535-372-90-715 3-765 209">
          <text:p/>
        </draw:path>
        <draw:path draw:style-name="gr9" draw:text-style-name="P1" draw:layer="layout" svg:width="0.007cm" svg:height="0.051cm" svg:x="20.677cm" svg:y="1.551cm" svg:viewBox="0 0 8 52" svg:d="M8 0c-5 17-8 35-8 52">
          <text:p/>
        </draw:path>
        <draw:line draw:style-name="gr9" draw:text-style-name="P1" draw:layer="layout" svg:x1="20.659cm" svg:y1="2.601cm" svg:x2="21.855cm" svg:y2="2.062cm">
          <text:p/>
        </draw:line>
        <draw:line draw:style-name="gr9" draw:text-style-name="P1" draw:layer="layout" svg:x1="20.659cm" svg:y1="2.61cm" svg:x2="20.659cm" svg:y2="2.6cm">
          <text:p/>
        </draw:line>
        <draw:line draw:style-name="gr9" draw:text-style-name="P1" draw:layer="layout" svg:x1="20.199cm" svg:y1="2.534cm" svg:x2="20.457cm" svg:y2="2.578cm">
          <text:p/>
        </draw:line>
        <draw:line draw:style-name="gr9" draw:text-style-name="P1" draw:layer="layout" svg:x1="20.199cm" svg:y1="2.166cm" svg:x2="20.199cm" svg:y2="2.534cm">
          <text:p/>
        </draw:line>
        <draw:line draw:style-name="gr9" draw:text-style-name="P1" draw:layer="layout" svg:x1="20.678cm" svg:y1="2.214cm" svg:x2="20.456cm" svg:y2="2.176cm">
          <text:p/>
        </draw:line>
        <draw:line draw:style-name="gr9" draw:text-style-name="P1" draw:layer="layout" svg:x1="20.127cm" svg:y1="3.261cm" svg:x2="20.089cm" svg:y2="3.254cm">
          <text:p/>
        </draw:line>
        <draw:line draw:style-name="gr9" draw:text-style-name="P1" draw:layer="layout" svg:x1="20.082cm" svg:y1="3.285cm" svg:x2="20.09cm" svg:y2="3.254cm">
          <text:p/>
        </draw:line>
        <draw:line draw:style-name="gr9" draw:text-style-name="P1" draw:layer="layout" svg:x1="20.119cm" svg:y1="3.291cm" svg:x2="20.082cm" svg:y2="3.284cm">
          <text:p/>
        </draw:line>
        <draw:line draw:style-name="gr9" draw:text-style-name="P1" draw:layer="layout" svg:x1="20.457cm" svg:y1="2.981cm" svg:x2="20.452cm" svg:y2="2.999cm">
          <text:p/>
        </draw:line>
        <draw:line draw:style-name="gr9" draw:text-style-name="P1" draw:layer="layout" svg:x1="20.456cm" svg:y1="2.981cm" svg:x2="20.66cm" svg:y2="3.015cm">
          <text:p/>
        </draw:line>
        <draw:line draw:style-name="gr9" draw:text-style-name="P1" draw:layer="layout" svg:x1="20.456cm" svg:y1="2.981cm" svg:x2="20.456cm" svg:y2="2.595cm">
          <text:p/>
        </draw:line>
        <draw:line draw:style-name="gr9" draw:text-style-name="P1" draw:layer="layout" svg:x1="20.456cm" svg:y1="2.595cm" svg:x2="20.66cm" svg:y2="2.629cm">
          <text:p/>
        </draw:line>
        <draw:path draw:style-name="gr9" draw:text-style-name="P1" draw:layer="layout" svg:width="1.182cm" svg:height="0.458cm" svg:x="20.148cm" svg:y="6.441cm" svg:viewBox="0 0 1183 459" svg:d="M0 0c21 259 279 459 592 459s571-200 591-459">
          <text:p/>
        </draw:path>
        <draw:path draw:style-name="gr9" draw:text-style-name="P1" draw:layer="layout" svg:width="0.03cm" svg:height="0.038cm" svg:x="21.8cm" svg:y="5.881cm" svg:viewBox="0 0 31 39" svg:d="M0 39c16-10 27-24 31-39">
          <text:p/>
        </draw:path>
        <draw:path draw:style-name="gr9" draw:text-style-name="P1" draw:layer="layout" svg:width="0.158cm" svg:height="0.133cm" svg:x="21.673cm" svg:y="5.748cm" svg:viewBox="0 0 159 134" svg:d="M158 134c6-26-7-55-37-80-30-26-74-46-121-54">
          <text:p/>
        </draw:path>
        <draw:line draw:style-name="gr9" draw:text-style-name="P1" draw:layer="layout" svg:x1="20.856cm" svg:y1="3.975cm" svg:x2="21.36cm" svg:y2="3.572cm">
          <text:p/>
        </draw:line>
        <draw:path draw:style-name="gr9" draw:text-style-name="P1" draw:layer="layout" svg:width="0.075cm" svg:height="0.102cm" svg:x="21.359cm" svg:y="3.47cm" svg:viewBox="0 0 76 103" svg:d="M0 103c40-28 66-64 76-103">
          <text:p/>
        </draw:path>
        <draw:line draw:style-name="gr9" draw:text-style-name="P1" draw:layer="layout" svg:x1="21.811cm" svg:y1="2.245cm" svg:x2="21.209cm" svg:y2="2.516cm">
          <text:p/>
        </draw:line>
        <draw:line draw:style-name="gr9" draw:text-style-name="P1" draw:layer="layout" svg:x1="20.856cm" svg:y1="3.975cm" svg:x2="21.21cm" svg:y2="2.515cm">
          <text:p/>
        </draw:line>
        <draw:line draw:style-name="gr9" draw:text-style-name="P1" draw:layer="layout" svg:x1="20.2cm" svg:y1="2.534cm" svg:x2="20.195cm" svg:y2="2.552cm">
          <text:p/>
        </draw:line>
        <draw:path draw:style-name="gr9" draw:text-style-name="P1" draw:layer="layout" svg:width="0cm" svg:height="0.01cm" svg:x="20.036cm" svg:y="3.059cm" svg:viewBox="0 0 0 11" svg:d="M0 0c0 4 0 7 0 11">
          <text:p/>
        </draw:path>
        <draw:path draw:style-name="gr9" draw:text-style-name="P1" draw:layer="layout" svg:width="0.005cm" svg:height="0.053cm" svg:x="20.126cm" svg:y="2.623cm" svg:viewBox="0 0 6 54" svg:d="M6 54c1-29-1-47-6-54">
          <text:p/>
        </draw:path>
        <draw:path draw:style-name="gr9" draw:text-style-name="P1" draw:layer="layout" svg:width="0.09cm" svg:height="0.438cm" svg:x="20.036cm" svg:y="2.621cm" svg:viewBox="0 0 91 439" svg:d="M91 2c-10-14-33 48-55 152-21 104-36 222-36 285">
          <text:p/>
        </draw:path>
        <draw:line draw:style-name="gr9" draw:text-style-name="P1" draw:layer="layout" svg:x1="20.633cm" svg:y1="2.206cm" svg:x2="20.633cm" svg:y2="1.784cm">
          <text:p/>
        </draw:line>
        <draw:path draw:style-name="gr9" draw:text-style-name="P1" draw:layer="layout" svg:width="0.177cm" svg:height="0.185cm" svg:x="21.81cm" svg:y="2.06cm" svg:viewBox="0 0 178 186" svg:d="M0 186c96-44 159-108 178-186">
          <text:p/>
        </draw:path>
        <draw:path draw:style-name="gr9" draw:text-style-name="P1" draw:layer="layout" svg:width="0.006cm" svg:height="0.05cm" svg:x="20.633cm" svg:y="1.734cm" svg:viewBox="0 0 7 51" svg:d="M7 0c-5 16-7 33-7 51">
          <text:p/>
        </draw:path>
        <draw:line draw:style-name="gr9" draw:text-style-name="P1" draw:layer="layout" svg:x1="20.082cm" svg:y1="3.284cm" svg:x2="20.082cm" svg:y2="3.266cm">
          <text:p/>
        </draw:line>
        <draw:line draw:style-name="gr9" draw:text-style-name="P1" draw:layer="layout" svg:x1="20.131cm" svg:y1="3.245cm" svg:x2="20.089cm" svg:y2="3.236cm">
          <text:p/>
        </draw:line>
        <draw:line draw:style-name="gr9" draw:text-style-name="P1" draw:layer="layout" svg:x1="20.089cm" svg:y1="3.236cm" svg:x2="20.089cm" svg:y2="3.254cm">
          <text:p/>
        </draw:line>
        <draw:line draw:style-name="gr9" draw:text-style-name="P1" draw:layer="layout" svg:x1="20.083cm" svg:y1="3.266cm" svg:x2="19.729cm" svg:y2="4.726cm">
          <text:p/>
        </draw:line>
        <draw:path draw:style-name="gr9" draw:text-style-name="P1" draw:layer="layout" svg:width="0.067cm" svg:height="0.532cm" svg:x="19.661cm" svg:y="4.339cm" svg:viewBox="0 0 68 533" svg:d="M68 0c-25 103-48 238-60 349s-11 182 4 184">
          <text:p/>
        </draw:path>
        <draw:path draw:style-name="gr9" draw:text-style-name="P1" draw:layer="layout" svg:width="0.056cm" svg:height="0.146cm" svg:x="19.673cm" svg:y="4.725cm" svg:viewBox="0 0 57 147" svg:d="M0 147c13 2 34-53 57-147">
          <text:p/>
        </draw:path>
        <draw:line draw:style-name="gr9" draw:text-style-name="P1" draw:layer="layout" svg:x1="20.163cm" svg:y1="2.546cm" svg:x2="19.729cm" svg:y2="4.34cm">
          <text:p/>
        </draw:line>
        <draw:line draw:style-name="gr9" draw:text-style-name="P1" draw:layer="layout" svg:x1="20.162cm" svg:y1="2.932cm" svg:x2="20.162cm" svg:y2="2.546cm">
          <text:p/>
        </draw:line>
        <draw:line draw:style-name="gr9" draw:text-style-name="P1" draw:layer="layout" svg:x1="20.163cm" svg:y1="2.932cm" svg:x2="20.089cm" svg:y2="3.237cm">
          <text:p/>
        </draw:line>
        <draw:line draw:style-name="gr9" draw:text-style-name="P1" draw:layer="layout" svg:x1="20.457cm" svg:y1="2.982cm" svg:x2="20.162cm" svg:y2="2.932cm">
          <text:p/>
        </draw:line>
        <draw:line draw:style-name="gr9" draw:text-style-name="P1" draw:layer="layout" svg:x1="20.457cm" svg:y1="2.596cm" svg:x2="20.162cm" svg:y2="2.546cm">
          <text:p/>
        </draw:line>
        <draw:line draw:style-name="gr9" draw:text-style-name="P1" draw:layer="layout" svg:x1="21.359cm" svg:y1="3.573cm" svg:x2="21.665cm" svg:y2="2.31cm">
          <text:p/>
        </draw:line>
        <draw:path draw:style-name="gr9" draw:text-style-name="P1" draw:layer="layout" svg:width="1.175cm" svg:height="0.427cm" svg:x="20.152cm" svg:y="6.409cm" svg:viewBox="0 0 1176 428" svg:d="M0 0c39 245 290 428 588 428s549-183 588-428">
          <text:p/>
        </draw:path>
        <draw:path draw:style-name="gr9" draw:text-style-name="P1" draw:layer="layout" svg:width="0.827cm" svg:height="0.128cm" svg:x="20.326cm" svg:y="6.76cm" svg:viewBox="0 0 828 129" svg:d="M0 0c237 172 590 172 828 0">
          <text:p/>
        </draw:path>
        <draw:line draw:style-name="gr9" draw:text-style-name="P1" draw:layer="layout" svg:x1="23.132cm" svg:y1="5.403cm" svg:x2="23.123cm" svg:y2="5.435cm">
          <text:p/>
        </draw:line>
        <draw:line draw:style-name="gr9" draw:text-style-name="P1" draw:layer="layout" svg:x1="22.731cm" svg:y1="5.306cm" svg:x2="22.723cm" svg:y2="5.338cm">
          <text:p/>
        </draw:line>
        <draw:line draw:style-name="gr9" draw:text-style-name="P1" draw:layer="layout" svg:x1="23.095cm" svg:y1="5.475cm" svg:x2="23.08cm" svg:y2="5.533cm">
          <text:p/>
        </draw:line>
        <draw:line draw:style-name="gr9" draw:text-style-name="P1" draw:layer="layout" svg:x1="22.731cm" svg:y1="5.387cm" svg:x2="22.716cm" svg:y2="5.445cm">
          <text:p/>
        </draw:line>
        <draw:line draw:style-name="gr9" draw:text-style-name="P1" draw:layer="layout" svg:x1="23.087cm" svg:y1="5.54cm" svg:x2="23.078cm" svg:y2="5.572cm">
          <text:p/>
        </draw:line>
        <draw:line draw:style-name="gr9" draw:text-style-name="P1" draw:layer="layout" svg:x1="22.708cm" svg:y1="5.449cm" svg:x2="22.7cm" svg:y2="5.48cm">
          <text:p/>
        </draw:line>
        <draw:line draw:style-name="gr9" draw:text-style-name="P1" draw:layer="layout" svg:x1="23.132cm" svg:y1="2.874cm" svg:x2="23.123cm" svg:y2="2.906cm">
          <text:p/>
        </draw:line>
        <draw:line draw:style-name="gr9" draw:text-style-name="P1" draw:layer="layout" svg:x1="22.731cm" svg:y1="2.777cm" svg:x2="22.723cm" svg:y2="2.809cm">
          <text:p/>
        </draw:line>
        <draw:line draw:style-name="gr9" draw:text-style-name="P1" draw:layer="layout" svg:x1="23.095cm" svg:y1="2.946cm" svg:x2="23.08cm" svg:y2="3.005cm">
          <text:p/>
        </draw:line>
        <draw:line draw:style-name="gr9" draw:text-style-name="P1" draw:layer="layout" svg:x1="22.731cm" svg:y1="2.858cm" svg:x2="22.716cm" svg:y2="2.916cm">
          <text:p/>
        </draw:line>
        <draw:line draw:style-name="gr9" draw:text-style-name="P1" draw:layer="layout" svg:x1="23.087cm" svg:y1="3.011cm" svg:x2="23.078cm" svg:y2="3.043cm">
          <text:p/>
        </draw:line>
        <draw:line draw:style-name="gr9" draw:text-style-name="P1" draw:layer="layout" svg:x1="22.708cm" svg:y1="2.92cm" svg:x2="22.7cm" svg:y2="2.951cm">
          <text:p/>
        </draw:line>
        <draw:line draw:style-name="gr9" draw:text-style-name="P1" draw:layer="layout" svg:x1="25.346cm" svg:y1="5.137cm" svg:x2="25.338cm" svg:y2="5.169cm">
          <text:p/>
        </draw:line>
        <draw:line draw:style-name="gr9" draw:text-style-name="P1" draw:layer="layout" svg:x1="24.947cm" svg:y1="5.04cm" svg:x2="24.937cm" svg:y2="5.072cm">
          <text:p/>
        </draw:line>
        <draw:line draw:style-name="gr9" draw:text-style-name="P1" draw:layer="layout" svg:x1="25.31cm" svg:y1="5.209cm" svg:x2="25.295cm" svg:y2="5.268cm">
          <text:p/>
        </draw:line>
        <draw:line draw:style-name="gr9" draw:text-style-name="P1" draw:layer="layout" svg:x1="24.945cm" svg:y1="5.121cm" svg:x2="24.93cm" svg:y2="5.179cm">
          <text:p/>
        </draw:line>
        <draw:line draw:style-name="gr9" draw:text-style-name="P1" draw:layer="layout" svg:x1="25.301cm" svg:y1="5.274cm" svg:x2="25.293cm" svg:y2="5.306cm">
          <text:p/>
        </draw:line>
        <draw:line draw:style-name="gr9" draw:text-style-name="P1" draw:layer="layout" svg:x1="24.923cm" svg:y1="5.183cm" svg:x2="24.915cm" svg:y2="5.214cm">
          <text:p/>
        </draw:line>
        <draw:line draw:style-name="gr9" draw:text-style-name="P1" draw:layer="layout" svg:x1="25.346cm" svg:y1="3.873cm" svg:x2="25.338cm" svg:y2="3.904cm">
          <text:p/>
        </draw:line>
        <draw:line draw:style-name="gr9" draw:text-style-name="P1" draw:layer="layout" svg:x1="24.947cm" svg:y1="3.776cm" svg:x2="24.937cm" svg:y2="3.807cm">
          <text:p/>
        </draw:line>
        <draw:line draw:style-name="gr9" draw:text-style-name="P1" draw:layer="layout" svg:x1="25.31cm" svg:y1="3.945cm" svg:x2="25.295cm" svg:y2="4.003cm">
          <text:p/>
        </draw:line>
        <draw:line draw:style-name="gr9" draw:text-style-name="P1" draw:layer="layout" svg:x1="24.945cm" svg:y1="3.857cm" svg:x2="24.93cm" svg:y2="3.915cm">
          <text:p/>
        </draw:line>
        <draw:line draw:style-name="gr9" draw:text-style-name="P1" draw:layer="layout" svg:x1="25.301cm" svg:y1="4.01cm" svg:x2="25.293cm" svg:y2="4.041cm">
          <text:p/>
        </draw:line>
        <draw:line draw:style-name="gr9" draw:text-style-name="P1" draw:layer="layout" svg:x1="24.923cm" svg:y1="3.918cm" svg:x2="24.915cm" svg:y2="3.95cm">
          <text:p/>
        </draw:line>
        <draw:line draw:style-name="gr9" draw:text-style-name="P1" draw:layer="layout" svg:x1="22.323cm" svg:y1="4.005cm" svg:x2="22.315cm" svg:y2="4.036cm">
          <text:p/>
        </draw:line>
        <draw:line draw:style-name="gr9" draw:text-style-name="P1" draw:layer="layout" svg:x1="21.922cm" svg:y1="3.908cm" svg:x2="21.914cm" svg:y2="3.939cm">
          <text:p/>
        </draw:line>
        <draw:line draw:style-name="gr9" draw:text-style-name="P1" draw:layer="layout" svg:x1="22.286cm" svg:y1="4.077cm" svg:x2="22.272cm" svg:y2="4.135cm">
          <text:p/>
        </draw:line>
        <draw:line draw:style-name="gr9" draw:text-style-name="P1" draw:layer="layout" svg:x1="21.922cm" svg:y1="3.989cm" svg:x2="21.907cm" svg:y2="4.047cm">
          <text:p/>
        </draw:line>
        <draw:line draw:style-name="gr9" draw:text-style-name="P1" draw:layer="layout" svg:x1="22.278cm" svg:y1="4.142cm" svg:x2="22.27cm" svg:y2="4.173cm">
          <text:p/>
        </draw:line>
        <draw:line draw:style-name="gr9" draw:text-style-name="P1" draw:layer="layout" svg:x1="21.9cm" svg:y1="4.051cm" svg:x2="21.891cm" svg:y2="4.082cm">
          <text:p/>
        </draw:line>
        <draw:line draw:style-name="gr9" draw:text-style-name="P1" draw:layer="layout" svg:x1="19.717cm" svg:y1="2.649cm" svg:x2="19.976cm" svg:y2="2.692cm">
          <text:p/>
        </draw:line>
        <draw:line draw:style-name="gr9" draw:text-style-name="P1" draw:layer="layout" svg:x1="19.656cm" svg:y1="5.835cm" svg:x2="19.915cm" svg:y2="5.878cm">
          <text:p/>
        </draw:line>
        <draw:line draw:style-name="gr9" draw:text-style-name="P1" draw:layer="layout" svg:x1="21.546cm" svg:y1="3.884cm" svg:x2="21.635cm" svg:y2="3.519cm">
          <text:p/>
        </draw:line>
        <draw:line draw:style-name="gr9" draw:text-style-name="P1" draw:layer="layout" svg:x1="20.639cm" svg:y1="1.735cm" svg:x2="20.684cm" svg:y2="1.551cm">
          <text:p/>
        </draw:line>
        <draw:line draw:style-name="gr9" draw:text-style-name="P1" draw:layer="layout" svg:x1="21.987cm" svg:y1="2.061cm" svg:x2="22.032cm" svg:y2="1.877cm">
          <text:p/>
        </draw:line>
        <draw:line draw:style-name="gr9" draw:text-style-name="P1" draw:layer="layout" svg:x1="21.721cm" svg:y1="2.285cm" svg:x2="21.434cm" svg:y2="3.471cm">
          <text:p/>
        </draw:line>
        <draw:line draw:style-name="gr9" draw:text-style-name="P1" draw:layer="layout" svg:x1="19.673cm" svg:y1="4.871cm" svg:x2="19.786cm" svg:y2="4.891cm">
          <text:p/>
        </draw:line>
        <draw:frame draw:style-name="gr15" draw:text-style-name="P6" draw:layer="layout" svg:width="5.387cm" svg:height="0.399cm" svg:x="2.794cm" svg:y="16.764cm">
          <draw:text-box>
            <text:p text:style-name="P4"><text:span text:style-name="T1">5X M3 Brass Inserts [HD-MS0030]</text:span></text:p>
          </draw:text-box>
        </draw:frame>
        <draw:frame draw:style-name="gr16" draw:text-style-name="P7" draw:layer="layout" svg:width="0.119cm" svg:height="0.141cm" svg:x="10.621cm" svg:y="17.557cm">
          <draw:text-box>
            <text:p text:style-name="P4"><text:span text:style-name="T2"><text:s/></text:span></text:p>
          </draw:text-box>
        </draw:frame>
        <draw:frame draw:style-name="gr17" draw:text-style-name="P8" draw:layer="layout" svg:width="0.665cm" svg:height="0.78cm" svg:x="27.631cm" svg:y="19.257cm">
          <draw:text-box>
            <text:p text:style-name="P4"><text:span text:style-name="T3">X</text:span></text:p>
          </draw:text-box>
        </draw:frame>
        <draw:frame draw:style-name="gr16" draw:text-style-name="P7" draw:layer="layout" svg:width="0.119cm" svg:height="0.141cm" svg:x="28.041cm" svg:y="19.765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Sans1" svg:font-family="DejaVuSans"/>
    <style:font-face style:name="osifont1" svg:font-family="osifont"/>
    <style:font-face style:name="DejaVu Sans"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9T08:45:44.832428028</dc:date>
    <meta:editing-duration>PT8S</meta:editing-duration>
    <meta:editing-cycles>2</meta:editing-cycles>
    <meta:generator>LibreOffice/5.2.7.2$Linux_X86_64 LibreOffice_project/20m0$Build-2</meta:generator>
    <meta:document-statistic meta:object-count="2336"/>
  </office:meta>
</office:document-meta>
</file>